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 - cpu" table:style-name="ta1">
        <table:shapes>
          <draw:frame draw:z-index="0" draw:style-name="gr1" draw:text-style-name="P1" svg:width="40cm" svg:height="20cm" svg:x="2.296cm" svg:y="39.062cm">
            <draw:object draw:notify-on-update-of-ranges="'memory - cpu'.J3:'memory - cpu'.J3 'memory - cpu'.J4:'memory - cpu'.J82 'memory - cpu'.X3:'memory - cpu'.X3 'memory - cpu'.X4:'memory - cpu'.X82 'memory - cpu'.BN3:'memory - cpu'.BN3 'memory - cpu'.BN4:'memory - cpu'.BN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cm" svg:height="20cm" svg:x="45.069cm" svg:y="39.256cm">
            <draw:object draw:notify-on-update-of-ranges="'memory - cpu'.K3:'memory - cpu'.K3 'memory - cpu'.K4:'memory - cpu'.K82 'memory - cpu'.Y3:'memory - cpu'.Y3 'memory - cpu'.Y4:'memory - cpu'.Y82 'memory - cpu'.BO3:'memory - cpu'.BO3 'memory - cpu'.BO4:'memory - cpu'.BO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cm" svg:height="20cm" svg:x="88.028cm" svg:y="39.644cm">
            <draw:object draw:notify-on-update-of-ranges="'memory - cpu'.L3:'memory - cpu'.L3 'memory - cpu'.L4:'memory - cpu'.L82 'memory - cpu'.Z3:'memory - cpu'.Z3 'memory - cpu'.Z4:'memory - cpu'.Z82 'memory - cpu'.BP3:'memory - cpu'.BP3 'memory - cpu'.BP4:'memory - cpu'.BP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cm" svg:height="20cm" svg:x="2.358cm" svg:y="60.609cm">
            <draw:object draw:notify-on-update-of-ranges="'memory - cpu'.AL3:'memory - cpu'.AL3 'memory - cpu'.AL4:'memory - cpu'.AL82 'memory - cpu'.CB3:'memory - cpu'.CB3 'memory - cpu'.CB4:'memory - cpu'.CB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cm" svg:height="20cm" svg:x="45.192cm" svg:y="60.931cm">
            <draw:object draw:notify-on-update-of-ranges="'memory - cpu'.AM3:'memory - cpu'.AM3 'memory - cpu'.AM4:'memory - cpu'.AM82 'memory - cpu'.CC3:'memory - cpu'.CC3 'memory - cpu'.CC4:'memory - cpu'.CC8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cm" svg:height="20cm" svg:x="88.279cm" svg:y="61.318cm">
            <draw:object draw:notify-on-update-of-ranges="'memory - cpu'.AN3:'memory - cpu'.AN3 'memory - cpu'.AN4:'memory - cpu'.AN82 'memory - cpu'.CD3:'memory - cpu'.CD3 'memory - cpu'.CD4:'memory - cpu'.CD8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0cm" svg:height="20cm" svg:x="2.359cm" svg:y="82.606cm">
            <draw:object draw:notify-on-update-of-ranges="'memory - cpu'.AZ3:'memory - cpu'.AZ3 'memory - cpu'.AZ4:'memory - cpu'.AZ82 'memory - cpu'.CP3:'memory - cpu'.CP3 'memory - cpu'.CP4:'memory - cpu'.CP8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cm" svg:height="20cm" svg:x="45.255cm" svg:y="82.605cm">
            <draw:object draw:notify-on-update-of-ranges="'memory - cpu'.BA3:'memory - cpu'.BA3 'memory - cpu'.BA4:'memory - cpu'.BA82 'memory - cpu'.CQ3:'memory - cpu'.CQ3 'memory - cpu'.CQ4:'memory - cpu'.CQ8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0cm" svg:height="20cm" svg:x="87.964cm" svg:y="82.799cm">
            <draw:object draw:notify-on-update-of-ranges="'memory - cpu'.BB3:'memory - cpu'.BB3 'memory - cpu'.BB4:'memory - cpu'.BB82 'memory - cpu'.CR3:'memory - cpu'.CR3 'memory - cpu'.CR4:'memory - cpu'.CR8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96" table:default-cell-style-name="Default"/>
        <table:table-row table:style-name="ro1">
          <table:table-cell office:value-type="string" calcext:value-type="string">
            <text:p>varnish</text:p>
          </table:table-cell>
          <table:table-cell table:number-columns-repeated="13"/>
          <table:table-cell office:value-type="string" calcext:value-type="string">
            <text:p>nginx</text:p>
          </table:table-cell>
          <table:table-cell table:number-columns-repeated="13"/>
          <table:table-cell office:value-type="string" calcext:value-type="string">
            <text:p>Php-fpm</text:p>
          </table:table-cell>
          <table:table-cell table:number-columns-repeated="13"/>
          <table:table-cell office:value-type="string" calcext:value-type="string">
            <text:p>Varnish + nginx + fpm</text:p>
          </table:table-cell>
          <table:table-cell table:number-columns-repeated="13"/>
          <table:table-cell office:value-type="string" calcext:value-type="string">
            <text:p>litespeed</text:p>
          </table:table-cell>
          <table:table-cell table:number-columns-repeated="13"/>
          <table:table-cell office:value-type="string" calcext:value-type="string">
            <text:p>lsphp</text:p>
          </table:table-cell>
          <table:table-cell table:number-columns-repeated="13"/>
          <table:table-cell office:value-type="string" calcext:value-type="string">
            <text:p>litespeed combin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 1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Varnish cpu</text:p>
          </table:table-cell>
          <table:table-cell office:value-type="string" calcext:value-type="string">
            <text:p>Varnish rss</text:p>
          </table:table-cell>
          <table:table-cell office:value-type="string" calcext:value-type="string">
            <text:p>Varnish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Nginx cpu</text:p>
          </table:table-cell>
          <table:table-cell office:value-type="string" calcext:value-type="string">
            <text:p>Nginx rss</text:p>
          </table:table-cell>
          <table:table-cell office:value-type="string" calcext:value-type="string">
            <text:p>Nginx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Php-fpm cpu</text:p>
          </table:table-cell>
          <table:table-cell office:value-type="string" calcext:value-type="string">
            <text:p>Php-fpm rss</text:p>
          </table:table-cell>
          <table:table-cell office:value-type="string" calcext:value-type="string">
            <text:p>Php-fpm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Varnish + nginx + fpm cpu</text:p>
          </table:table-cell>
          <table:table-cell office:value-type="string" calcext:value-type="string">
            <text:p>Varnish + nginx + fpm rss</text:p>
          </table:table-cell>
          <table:table-cell office:value-type="string" calcext:value-type="string">
            <text:p>Varnish + nginx + fpm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litespeed cpu</text:p>
          </table:table-cell>
          <table:table-cell office:value-type="string" calcext:value-type="string">
            <text:p>litespeed rss</text:p>
          </table:table-cell>
          <table:table-cell office:value-type="string" calcext:value-type="string">
            <text:p>litespeed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lsphp cpu</text:p>
          </table:table-cell>
          <table:table-cell office:value-type="string" calcext:value-type="string">
            <text:p>lsphp rss</text:p>
          </table:table-cell>
          <table:table-cell office:value-type="string" calcext:value-type="string">
            <text:p>lphp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ombined litespeed cpu</text:p>
          </table:table-cell>
          <table:table-cell office:value-type="string" calcext:value-type="string">
            <text:p>Combined litespeed rss</text:p>
          </table:table-cell>
          <table:table-cell office:value-type="string" calcext:value-type="string">
            <text:p>Combined litespeed vs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1.73" calcext:value-type="float">
            <text:p>341.73</text:p>
          </table:table-cell>
          <table:table-cell office:value-type="float" office:value="601.523" calcext:value-type="float">
            <text:p>601.523</text:p>
          </table:table-cell>
          <table:table-cell office:value-type="float" office:value="0" calcext:value-type="float">
            <text:p>0</text:p>
          </table:table-cell>
          <table:table-cell office:value-type="float" office:value="328.41" calcext:value-type="float">
            <text:p>328.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3.43" calcext:value-type="float">
            <text:p>353.43</text:p>
          </table:table-cell>
          <table:table-cell office:value-type="float" office:value="644.523" calcext:value-type="float">
            <text:p>644.523</text:p>
          </table:table-cell>
          <table:table-cell table:formula="of:=AVERAGE([.A4];[.D4];[.G4])" office:value-type="float" office:value="0" calcext:value-type="float">
            <text:p>0</text:p>
          </table:table-cell>
          <table:table-cell table:formula="of:=AVERAGE([.B4];[.E4];[.H4])" office:value-type="float" office:value="341.19" calcext:value-type="float">
            <text:p>341.19</text:p>
          </table:table-cell>
          <table:table-cell table:formula="of:=AVERAGE([.C4];[.F4];[.I4])" office:value-type="float" office:value="624.023" calcext:value-type="float">
            <text:p>624.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];[.R4];[.U4])" office:value-type="float" office:value="0" calcext:value-type="float">
            <text:p>0</text:p>
          </table:table-cell>
          <table:table-cell table:formula="of:=AVERAGE([.P4];[.S4];[.V4])" office:value-type="float" office:value="35.145" calcext:value-type="float">
            <text:p>35.145</text:p>
          </table:table-cell>
          <table:table-cell table:formula="of:=AVERAGE([.Q4];[.T4];[.W4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4];[.AF4];[.AI4])" office:value-type="float" office:value="0" calcext:value-type="float">
            <text:p>0</text:p>
          </table:table-cell>
          <table:table-cell table:formula="of:=AVERAGE([.AD4];[.AG4];[.AJ4])" office:value-type="float" office:value="218.844" calcext:value-type="float">
            <text:p>218.844</text:p>
          </table:table-cell>
          <table:table-cell table:formula="of:=AVERAGE([.AE4];[.AH4];[.AK4])" office:value-type="float" office:value="2601.184" calcext:value-type="float">
            <text:p>2601.184</text:p>
          </table:table-cell>
          <table:table-cell table:number-columns-repeated="2"/>
          <table:table-cell table:formula="of:=[.A4]+[.O4]+[.AC4]" office:value-type="float" office:value="0" calcext:value-type="float">
            <text:p>0</text:p>
          </table:table-cell>
          <table:table-cell table:formula="of:=[.B4]+[.P4]+[.AD4]" office:value-type="float" office:value="595.836" calcext:value-type="float">
            <text:p>595.836</text:p>
          </table:table-cell>
          <table:table-cell table:formula="of:=[.C4]+[.Q4]+[.AE4]" office:value-type="float" office:value="3287.871" calcext:value-type="float">
            <text:p>3287.871</text:p>
          </table:table-cell>
          <table:table-cell table:formula="of:=[.D4]+[.R4]+[.AF4]" office:value-type="float" office:value="0" calcext:value-type="float">
            <text:p>0</text:p>
          </table:table-cell>
          <table:table-cell table:formula="of:=[.E4]+[.S4]+[.AG4]" office:value-type="float" office:value="582.356" calcext:value-type="float">
            <text:p>582.356</text:p>
          </table:table-cell>
          <table:table-cell table:formula="of:=[.F4]+[.T4]+[.AH4]" office:value-type="float" office:value="3312.332" calcext:value-type="float">
            <text:p>3312.332</text:p>
          </table:table-cell>
          <table:table-cell table:formula="of:=[.G4]+[.U4]+[.AI4]" office:value-type="float" office:value="0" calcext:value-type="float">
            <text:p>0</text:p>
          </table:table-cell>
          <table:table-cell table:formula="of:=[.H4]+[.V4]+[.AJ4]" office:value-type="float" office:value="607.345" calcext:value-type="float">
            <text:p>607.345</text:p>
          </table:table-cell>
          <table:table-cell table:formula="of:=[.I4]+[.W4]+[.AK4]" office:value-type="float" office:value="3330.793" calcext:value-type="float">
            <text:p>3330.793</text:p>
          </table:table-cell>
          <table:table-cell table:formula="of:=AVERAGE([.AQ4];[.AT4];[.AW4])" office:value-type="float" office:value="0" calcext:value-type="float">
            <text:p>0</text:p>
          </table:table-cell>
          <table:table-cell table:formula="of:=AVERAGE([.AR4];[.AU4];[.AX4])" office:value-type="float" office:value="595.179" calcext:value-type="float">
            <text:p>595.179</text:p>
          </table:table-cell>
          <table:table-cell table:formula="of:=AVERAGE([.AS4];[.AV4];[.AY4])" office:value-type="float" office:value="3310.332" calcext:value-type="float">
            <text:p>3310.332</text:p>
          </table:table-cell>
          <table:table-cell table:number-columns-repeated="2"/>
          <table:table-cell table:formula="of:=[.CG4]-[.BS4]" office:value-type="float" office:value="0" calcext:value-type="float">
            <text:p>0</text:p>
          </table:table-cell>
          <table:table-cell table:formula="of:=[.CH4]-[.BT4]" office:value-type="float" office:value="50.532" calcext:value-type="float">
            <text:p>50.532</text:p>
          </table:table-cell>
          <table:table-cell table:formula="of:=[.CI4]-[.BU4]" office:value-type="float" office:value="186.562" calcext:value-type="float">
            <text:p>186.562</text:p>
          </table:table-cell>
          <table:table-cell table:formula="of:=[.CJ4]-[.BV4]" office:value-type="float" office:value="0" calcext:value-type="float">
            <text:p>0</text:p>
          </table:table-cell>
          <table:table-cell table:formula="of:=[.CK4]-[.BW4]" office:value-type="float" office:value="47.164" calcext:value-type="float">
            <text:p>47.164</text:p>
          </table:table-cell>
          <table:table-cell table:formula="of:=[.CL4]-[.BX4]" office:value-type="float" office:value="183.196" calcext:value-type="float">
            <text:p>183.196</text:p>
          </table:table-cell>
          <table:table-cell table:formula="of:=[.CM4]-[.BY4]" office:value-type="float" office:value="0" calcext:value-type="float">
            <text:p>0</text:p>
          </table:table-cell>
          <table:table-cell table:formula="of:=[.CN4]-[.BZ4]" office:value-type="float" office:value="47.168" calcext:value-type="float">
            <text:p>47.168</text:p>
          </table:table-cell>
          <table:table-cell table:formula="of:=[.CO4]-[.CA4]" office:value-type="float" office:value="183.195" calcext:value-type="float">
            <text:p>183.195</text:p>
          </table:table-cell>
          <table:table-cell table:formula="of:=AVERAGE([.BE4];[.BH4];[.BK4])" office:value-type="float" office:value="0" calcext:value-type="float">
            <text:p>0</text:p>
          </table:table-cell>
          <table:table-cell table:formula="of:=AVERAGE([.BF4];[.BI4];[.BL4])" office:value-type="float" office:value="48.288" calcext:value-type="float">
            <text:p>48.288</text:p>
          </table:table-cell>
          <table:table-cell table:formula="of:=AVERAGE([.BG4];[.BJ4];[.BM4])" office:value-type="float" office:value="184.317666666667" calcext:value-type="float">
            <text:p>184.317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406" calcext:value-type="float">
            <text:p>67.406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469" calcext:value-type="float">
            <text:p>34.469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4];[.BV4];[.BY4])" office:value-type="float" office:value="0" calcext:value-type="float">
            <text:p>0</text:p>
          </table:table-cell>
          <table:table-cell table:formula="of:=AVERAGE([.BT4];[.BW4];[.BZ4])" office:value-type="float" office:value="56.3906666666667" calcext:value-type="float">
            <text:p>56.3906666666667</text:p>
          </table:table-cell>
          <table:table-cell table:formula="of:=AVERAGE([.BU4];[.BX4];[.CA4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938" calcext:value-type="float">
            <text:p>117.93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262" calcext:value-type="float">
            <text:p>826.262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4];[.CJ4];[.CM4])" office:value-type="float" office:value="0" calcext:value-type="float">
            <text:p>0</text:p>
          </table:table-cell>
          <table:table-cell table:formula="of:=AVERAGE([.CH4];[.CK4];[.CN4])" office:value-type="float" office:value="104.678666666667" calcext:value-type="float">
            <text:p>104.678666666667</text:p>
          </table:table-cell>
          <table:table-cell table:formula="of:=AVERAGE([.CI4];[.CL4];[.CO4])" office:value-type="float" office:value="1254.48833333333" calcext:value-type="float">
            <text:p>1254.488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1.73" calcext:value-type="float">
            <text:p>341.73</text:p>
          </table:table-cell>
          <table:table-cell office:value-type="float" office:value="601.523" calcext:value-type="float">
            <text:p>601.523</text:p>
          </table:table-cell>
          <table:table-cell office:value-type="float" office:value="0" calcext:value-type="float">
            <text:p>0</text:p>
          </table:table-cell>
          <table:table-cell office:value-type="float" office:value="328.41" calcext:value-type="float">
            <text:p>328.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3.43" calcext:value-type="float">
            <text:p>353.43</text:p>
          </table:table-cell>
          <table:table-cell office:value-type="float" office:value="644.523" calcext:value-type="float">
            <text:p>644.523</text:p>
          </table:table-cell>
          <table:table-cell table:formula="of:=AVERAGE([.A5];[.D5];[.G5])" office:value-type="float" office:value="0" calcext:value-type="float">
            <text:p>0</text:p>
          </table:table-cell>
          <table:table-cell table:formula="of:=AVERAGE([.B5];[.E5];[.H5])" office:value-type="float" office:value="341.19" calcext:value-type="float">
            <text:p>341.19</text:p>
          </table:table-cell>
          <table:table-cell table:formula="of:=AVERAGE([.C5];[.F5];[.I5])" office:value-type="float" office:value="624.023" calcext:value-type="float">
            <text:p>624.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5];[.R5];[.U5])" office:value-type="float" office:value="0" calcext:value-type="float">
            <text:p>0</text:p>
          </table:table-cell>
          <table:table-cell table:formula="of:=AVERAGE([.P5];[.S5];[.V5])" office:value-type="float" office:value="35.145" calcext:value-type="float">
            <text:p>35.145</text:p>
          </table:table-cell>
          <table:table-cell table:formula="of:=AVERAGE([.Q5];[.T5];[.W5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5];[.AF5];[.AI5])" office:value-type="float" office:value="0" calcext:value-type="float">
            <text:p>0</text:p>
          </table:table-cell>
          <table:table-cell table:formula="of:=AVERAGE([.AD5];[.AG5];[.AJ5])" office:value-type="float" office:value="218.844" calcext:value-type="float">
            <text:p>218.844</text:p>
          </table:table-cell>
          <table:table-cell table:formula="of:=AVERAGE([.AE5];[.AH5];[.AK5])" office:value-type="float" office:value="2601.184" calcext:value-type="float">
            <text:p>2601.184</text:p>
          </table:table-cell>
          <table:table-cell table:number-columns-repeated="2"/>
          <table:table-cell table:formula="of:=[.A5]+[.O5]+[.AC5]" office:value-type="float" office:value="0" calcext:value-type="float">
            <text:p>0</text:p>
          </table:table-cell>
          <table:table-cell table:formula="of:=[.B5]+[.P5]+[.AD5]" office:value-type="float" office:value="595.836" calcext:value-type="float">
            <text:p>595.836</text:p>
          </table:table-cell>
          <table:table-cell table:formula="of:=[.C5]+[.Q5]+[.AE5]" office:value-type="float" office:value="3287.871" calcext:value-type="float">
            <text:p>3287.871</text:p>
          </table:table-cell>
          <table:table-cell table:formula="of:=[.D5]+[.R5]+[.AF5]" office:value-type="float" office:value="0" calcext:value-type="float">
            <text:p>0</text:p>
          </table:table-cell>
          <table:table-cell table:formula="of:=[.E5]+[.S5]+[.AG5]" office:value-type="float" office:value="582.356" calcext:value-type="float">
            <text:p>582.356</text:p>
          </table:table-cell>
          <table:table-cell table:formula="of:=[.F5]+[.T5]+[.AH5]" office:value-type="float" office:value="3312.332" calcext:value-type="float">
            <text:p>3312.332</text:p>
          </table:table-cell>
          <table:table-cell table:formula="of:=[.G5]+[.U5]+[.AI5]" office:value-type="float" office:value="0" calcext:value-type="float">
            <text:p>0</text:p>
          </table:table-cell>
          <table:table-cell table:formula="of:=[.H5]+[.V5]+[.AJ5]" office:value-type="float" office:value="607.345" calcext:value-type="float">
            <text:p>607.345</text:p>
          </table:table-cell>
          <table:table-cell table:formula="of:=[.I5]+[.W5]+[.AK5]" office:value-type="float" office:value="3330.793" calcext:value-type="float">
            <text:p>3330.793</text:p>
          </table:table-cell>
          <table:table-cell table:formula="of:=AVERAGE([.AQ5];[.AT5];[.AW5])" office:value-type="float" office:value="0" calcext:value-type="float">
            <text:p>0</text:p>
          </table:table-cell>
          <table:table-cell table:formula="of:=AVERAGE([.AR5];[.AU5];[.AX5])" office:value-type="float" office:value="595.179" calcext:value-type="float">
            <text:p>595.179</text:p>
          </table:table-cell>
          <table:table-cell table:formula="of:=AVERAGE([.AS5];[.AV5];[.AY5])" office:value-type="float" office:value="3310.332" calcext:value-type="float">
            <text:p>3310.332</text:p>
          </table:table-cell>
          <table:table-cell table:number-columns-repeated="2"/>
          <table:table-cell table:formula="of:=[.CG5]-[.BS5]" office:value-type="float" office:value="0" calcext:value-type="float">
            <text:p>0</text:p>
          </table:table-cell>
          <table:table-cell table:formula="of:=[.CH5]-[.BT5]" office:value-type="float" office:value="50.532" calcext:value-type="float">
            <text:p>50.532</text:p>
          </table:table-cell>
          <table:table-cell table:formula="of:=[.CI5]-[.BU5]" office:value-type="float" office:value="186.562" calcext:value-type="float">
            <text:p>186.562</text:p>
          </table:table-cell>
          <table:table-cell table:formula="of:=[.CJ5]-[.BV5]" office:value-type="float" office:value="0" calcext:value-type="float">
            <text:p>0</text:p>
          </table:table-cell>
          <table:table-cell table:formula="of:=[.CK5]-[.BW5]" office:value-type="float" office:value="47.164" calcext:value-type="float">
            <text:p>47.164</text:p>
          </table:table-cell>
          <table:table-cell table:formula="of:=[.CL5]-[.BX5]" office:value-type="float" office:value="183.196" calcext:value-type="float">
            <text:p>183.196</text:p>
          </table:table-cell>
          <table:table-cell table:formula="of:=[.CM5]-[.BY5]" office:value-type="float" office:value="0" calcext:value-type="float">
            <text:p>0</text:p>
          </table:table-cell>
          <table:table-cell table:formula="of:=[.CN5]-[.BZ5]" office:value-type="float" office:value="47.168" calcext:value-type="float">
            <text:p>47.168</text:p>
          </table:table-cell>
          <table:table-cell table:formula="of:=[.CO5]-[.CA5]" office:value-type="float" office:value="183.195" calcext:value-type="float">
            <text:p>183.195</text:p>
          </table:table-cell>
          <table:table-cell table:formula="of:=AVERAGE([.BE5];[.BH5];[.BK5])" office:value-type="float" office:value="0" calcext:value-type="float">
            <text:p>0</text:p>
          </table:table-cell>
          <table:table-cell table:formula="of:=AVERAGE([.BF5];[.BI5];[.BL5])" office:value-type="float" office:value="48.288" calcext:value-type="float">
            <text:p>48.288</text:p>
          </table:table-cell>
          <table:table-cell table:formula="of:=AVERAGE([.BG5];[.BJ5];[.BM5])" office:value-type="float" office:value="184.317666666667" calcext:value-type="float">
            <text:p>184.317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406" calcext:value-type="float">
            <text:p>67.406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469" calcext:value-type="float">
            <text:p>34.469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5];[.BV5];[.BY5])" office:value-type="float" office:value="0" calcext:value-type="float">
            <text:p>0</text:p>
          </table:table-cell>
          <table:table-cell table:formula="of:=AVERAGE([.BT5];[.BW5];[.BZ5])" office:value-type="float" office:value="56.3906666666667" calcext:value-type="float">
            <text:p>56.3906666666667</text:p>
          </table:table-cell>
          <table:table-cell table:formula="of:=AVERAGE([.BU5];[.BX5];[.CA5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938" calcext:value-type="float">
            <text:p>117.93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262" calcext:value-type="float">
            <text:p>826.262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5];[.CJ5];[.CM5])" office:value-type="float" office:value="0" calcext:value-type="float">
            <text:p>0</text:p>
          </table:table-cell>
          <table:table-cell table:formula="of:=AVERAGE([.CH5];[.CK5];[.CN5])" office:value-type="float" office:value="104.678666666667" calcext:value-type="float">
            <text:p>104.678666666667</text:p>
          </table:table-cell>
          <table:table-cell table:formula="of:=AVERAGE([.CI5];[.CL5];[.CO5])" office:value-type="float" office:value="1254.48833333333" calcext:value-type="float">
            <text:p>1254.488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.73" calcext:value-type="float">
            <text:p>341.73</text:p>
          </table:table-cell>
          <table:table-cell office:value-type="float" office:value="601.523" calcext:value-type="float">
            <text:p>601.523</text:p>
          </table:table-cell>
          <table:table-cell office:value-type="float" office:value="0" calcext:value-type="float">
            <text:p>0</text:p>
          </table:table-cell>
          <table:table-cell office:value-type="float" office:value="328.41" calcext:value-type="float">
            <text:p>328.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3.43" calcext:value-type="float">
            <text:p>353.43</text:p>
          </table:table-cell>
          <table:table-cell office:value-type="float" office:value="644.523" calcext:value-type="float">
            <text:p>644.523</text:p>
          </table:table-cell>
          <table:table-cell table:formula="of:=AVERAGE([.A6];[.D6];[.G6])" office:value-type="float" office:value="0.333333333333333" calcext:value-type="float">
            <text:p>0.333333333333333</text:p>
          </table:table-cell>
          <table:table-cell table:formula="of:=AVERAGE([.B6];[.E6];[.H6])" office:value-type="float" office:value="341.19" calcext:value-type="float">
            <text:p>341.19</text:p>
          </table:table-cell>
          <table:table-cell table:formula="of:=AVERAGE([.C6];[.F6];[.I6])" office:value-type="float" office:value="624.023" calcext:value-type="float">
            <text:p>624.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6];[.R6];[.U6])" office:value-type="float" office:value="0" calcext:value-type="float">
            <text:p>0</text:p>
          </table:table-cell>
          <table:table-cell table:formula="of:=AVERAGE([.P6];[.S6];[.V6])" office:value-type="float" office:value="35.145" calcext:value-type="float">
            <text:p>35.145</text:p>
          </table:table-cell>
          <table:table-cell table:formula="of:=AVERAGE([.Q6];[.T6];[.W6])" office:value-type="float" office:value="85.125" calcext:value-type="float">
            <text:p>85.125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6];[.AF6];[.AI6])" office:value-type="float" office:value="2.26666666666667" calcext:value-type="float">
            <text:p>2.26666666666667</text:p>
          </table:table-cell>
          <table:table-cell table:formula="of:=AVERAGE([.AD6];[.AG6];[.AJ6])" office:value-type="float" office:value="218.844" calcext:value-type="float">
            <text:p>218.844</text:p>
          </table:table-cell>
          <table:table-cell table:formula="of:=AVERAGE([.AE6];[.AH6];[.AK6])" office:value-type="float" office:value="2601.184" calcext:value-type="float">
            <text:p>2601.184</text:p>
          </table:table-cell>
          <table:table-cell table:number-columns-repeated="2"/>
          <table:table-cell table:formula="of:=[.A6]+[.O6]+[.AC6]" office:value-type="float" office:value="7.8" calcext:value-type="float">
            <text:p>7.8</text:p>
          </table:table-cell>
          <table:table-cell table:formula="of:=[.B6]+[.P6]+[.AD6]" office:value-type="float" office:value="595.836" calcext:value-type="float">
            <text:p>595.836</text:p>
          </table:table-cell>
          <table:table-cell table:formula="of:=[.C6]+[.Q6]+[.AE6]" office:value-type="float" office:value="3287.871" calcext:value-type="float">
            <text:p>3287.871</text:p>
          </table:table-cell>
          <table:table-cell table:formula="of:=[.D6]+[.R6]+[.AF6]" office:value-type="float" office:value="0" calcext:value-type="float">
            <text:p>0</text:p>
          </table:table-cell>
          <table:table-cell table:formula="of:=[.E6]+[.S6]+[.AG6]" office:value-type="float" office:value="582.356" calcext:value-type="float">
            <text:p>582.356</text:p>
          </table:table-cell>
          <table:table-cell table:formula="of:=[.F6]+[.T6]+[.AH6]" office:value-type="float" office:value="3312.332" calcext:value-type="float">
            <text:p>3312.332</text:p>
          </table:table-cell>
          <table:table-cell table:formula="of:=[.G6]+[.U6]+[.AI6]" office:value-type="float" office:value="0" calcext:value-type="float">
            <text:p>0</text:p>
          </table:table-cell>
          <table:table-cell table:formula="of:=[.H6]+[.V6]+[.AJ6]" office:value-type="float" office:value="607.345" calcext:value-type="float">
            <text:p>607.345</text:p>
          </table:table-cell>
          <table:table-cell table:formula="of:=[.I6]+[.W6]+[.AK6]" office:value-type="float" office:value="3330.793" calcext:value-type="float">
            <text:p>3330.793</text:p>
          </table:table-cell>
          <table:table-cell table:formula="of:=AVERAGE([.AQ6];[.AT6];[.AW6])" office:value-type="float" office:value="2.6" calcext:value-type="float">
            <text:p>2.6</text:p>
          </table:table-cell>
          <table:table-cell table:formula="of:=AVERAGE([.AR6];[.AU6];[.AX6])" office:value-type="float" office:value="595.179" calcext:value-type="float">
            <text:p>595.179</text:p>
          </table:table-cell>
          <table:table-cell table:formula="of:=AVERAGE([.AS6];[.AV6];[.AY6])" office:value-type="float" office:value="3310.332" calcext:value-type="float">
            <text:p>3310.332</text:p>
          </table:table-cell>
          <table:table-cell table:number-columns-repeated="2"/>
          <table:table-cell table:formula="of:=[.CG6]-[.BS6]" office:value-type="float" office:value="0" calcext:value-type="float">
            <text:p>0</text:p>
          </table:table-cell>
          <table:table-cell table:formula="of:=[.CH6]-[.BT6]" office:value-type="float" office:value="50.532" calcext:value-type="float">
            <text:p>50.532</text:p>
          </table:table-cell>
          <table:table-cell table:formula="of:=[.CI6]-[.BU6]" office:value-type="float" office:value="186.562" calcext:value-type="float">
            <text:p>186.562</text:p>
          </table:table-cell>
          <table:table-cell table:formula="of:=[.CJ6]-[.BV6]" office:value-type="float" office:value="0" calcext:value-type="float">
            <text:p>0</text:p>
          </table:table-cell>
          <table:table-cell table:formula="of:=[.CK6]-[.BW6]" office:value-type="float" office:value="47.164" calcext:value-type="float">
            <text:p>47.164</text:p>
          </table:table-cell>
          <table:table-cell table:formula="of:=[.CL6]-[.BX6]" office:value-type="float" office:value="183.196" calcext:value-type="float">
            <text:p>183.196</text:p>
          </table:table-cell>
          <table:table-cell table:formula="of:=[.CM6]-[.BY6]" office:value-type="float" office:value="0" calcext:value-type="float">
            <text:p>0</text:p>
          </table:table-cell>
          <table:table-cell table:formula="of:=[.CN6]-[.BZ6]" office:value-type="float" office:value="47.168" calcext:value-type="float">
            <text:p>47.168</text:p>
          </table:table-cell>
          <table:table-cell table:formula="of:=[.CO6]-[.CA6]" office:value-type="float" office:value="183.195" calcext:value-type="float">
            <text:p>183.195</text:p>
          </table:table-cell>
          <table:table-cell table:formula="of:=AVERAGE([.BE6];[.BH6];[.BK6])" office:value-type="float" office:value="0" calcext:value-type="float">
            <text:p>0</text:p>
          </table:table-cell>
          <table:table-cell table:formula="of:=AVERAGE([.BF6];[.BI6];[.BL6])" office:value-type="float" office:value="48.288" calcext:value-type="float">
            <text:p>48.288</text:p>
          </table:table-cell>
          <table:table-cell table:formula="of:=AVERAGE([.BG6];[.BJ6];[.BM6])" office:value-type="float" office:value="184.317666666667" calcext:value-type="float">
            <text:p>184.317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406" calcext:value-type="float">
            <text:p>67.406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469" calcext:value-type="float">
            <text:p>34.469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6];[.BV6];[.BY6])" office:value-type="float" office:value="0" calcext:value-type="float">
            <text:p>0</text:p>
          </table:table-cell>
          <table:table-cell table:formula="of:=AVERAGE([.BT6];[.BW6];[.BZ6])" office:value-type="float" office:value="56.3906666666667" calcext:value-type="float">
            <text:p>56.3906666666667</text:p>
          </table:table-cell>
          <table:table-cell table:formula="of:=AVERAGE([.BU6];[.BX6];[.CA6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938" calcext:value-type="float">
            <text:p>117.93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262" calcext:value-type="float">
            <text:p>826.262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6];[.CJ6];[.CM6])" office:value-type="float" office:value="0" calcext:value-type="float">
            <text:p>0</text:p>
          </table:table-cell>
          <table:table-cell table:formula="of:=AVERAGE([.CH6];[.CK6];[.CN6])" office:value-type="float" office:value="104.678666666667" calcext:value-type="float">
            <text:p>104.678666666667</text:p>
          </table:table-cell>
          <table:table-cell table:formula="of:=AVERAGE([.CI6];[.CL6];[.CO6])" office:value-type="float" office:value="1254.48833333333" calcext:value-type="float">
            <text:p>1254.488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1.73" calcext:value-type="float">
            <text:p>341.73</text:p>
          </table:table-cell>
          <table:table-cell office:value-type="float" office:value="601.523" calcext:value-type="float">
            <text:p>601.523</text:p>
          </table:table-cell>
          <table:table-cell office:value-type="float" office:value="0" calcext:value-type="float">
            <text:p>0</text:p>
          </table:table-cell>
          <table:table-cell office:value-type="float" office:value="328.41" calcext:value-type="float">
            <text:p>328.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3.43" calcext:value-type="float">
            <text:p>353.43</text:p>
          </table:table-cell>
          <table:table-cell office:value-type="float" office:value="644.523" calcext:value-type="float">
            <text:p>644.523</text:p>
          </table:table-cell>
          <table:table-cell table:formula="of:=AVERAGE([.A7];[.D7];[.G7])" office:value-type="float" office:value="0" calcext:value-type="float">
            <text:p>0</text:p>
          </table:table-cell>
          <table:table-cell table:formula="of:=AVERAGE([.B7];[.E7];[.H7])" office:value-type="float" office:value="341.19" calcext:value-type="float">
            <text:p>341.19</text:p>
          </table:table-cell>
          <table:table-cell table:formula="of:=AVERAGE([.C7];[.F7];[.I7])" office:value-type="float" office:value="624.023" calcext:value-type="float">
            <text:p>624.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];[.R7];[.U7])" office:value-type="float" office:value="0" calcext:value-type="float">
            <text:p>0</text:p>
          </table:table-cell>
          <table:table-cell table:formula="of:=AVERAGE([.P7];[.S7];[.V7])" office:value-type="float" office:value="35.145" calcext:value-type="float">
            <text:p>35.145</text:p>
          </table:table-cell>
          <table:table-cell table:formula="of:=AVERAGE([.Q7];[.T7];[.W7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4.9" calcext:value-type="float">
            <text:p>4.9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7];[.AF7];[.AI7])" office:value-type="float" office:value="1.63333333333333" calcext:value-type="float">
            <text:p>1.63333333333333</text:p>
          </table:table-cell>
          <table:table-cell table:formula="of:=AVERAGE([.AD7];[.AG7];[.AJ7])" office:value-type="float" office:value="218.844" calcext:value-type="float">
            <text:p>218.844</text:p>
          </table:table-cell>
          <table:table-cell table:formula="of:=AVERAGE([.AE7];[.AH7];[.AK7])" office:value-type="float" office:value="2601.184" calcext:value-type="float">
            <text:p>2601.184</text:p>
          </table:table-cell>
          <table:table-cell table:number-columns-repeated="2"/>
          <table:table-cell table:formula="of:=[.A7]+[.O7]+[.AC7]" office:value-type="float" office:value="0" calcext:value-type="float">
            <text:p>0</text:p>
          </table:table-cell>
          <table:table-cell table:formula="of:=[.B7]+[.P7]+[.AD7]" office:value-type="float" office:value="595.836" calcext:value-type="float">
            <text:p>595.836</text:p>
          </table:table-cell>
          <table:table-cell table:formula="of:=[.C7]+[.Q7]+[.AE7]" office:value-type="float" office:value="3287.871" calcext:value-type="float">
            <text:p>3287.871</text:p>
          </table:table-cell>
          <table:table-cell table:formula="of:=[.D7]+[.R7]+[.AF7]" office:value-type="float" office:value="0" calcext:value-type="float">
            <text:p>0</text:p>
          </table:table-cell>
          <table:table-cell table:formula="of:=[.E7]+[.S7]+[.AG7]" office:value-type="float" office:value="582.356" calcext:value-type="float">
            <text:p>582.356</text:p>
          </table:table-cell>
          <table:table-cell table:formula="of:=[.F7]+[.T7]+[.AH7]" office:value-type="float" office:value="3312.332" calcext:value-type="float">
            <text:p>3312.332</text:p>
          </table:table-cell>
          <table:table-cell table:formula="of:=[.G7]+[.U7]+[.AI7]" office:value-type="float" office:value="4.9" calcext:value-type="float">
            <text:p>4.9</text:p>
          </table:table-cell>
          <table:table-cell table:formula="of:=[.H7]+[.V7]+[.AJ7]" office:value-type="float" office:value="607.345" calcext:value-type="float">
            <text:p>607.345</text:p>
          </table:table-cell>
          <table:table-cell table:formula="of:=[.I7]+[.W7]+[.AK7]" office:value-type="float" office:value="3330.793" calcext:value-type="float">
            <text:p>3330.793</text:p>
          </table:table-cell>
          <table:table-cell table:formula="of:=AVERAGE([.AQ7];[.AT7];[.AW7])" office:value-type="float" office:value="1.63333333333333" calcext:value-type="float">
            <text:p>1.63333333333333</text:p>
          </table:table-cell>
          <table:table-cell table:formula="of:=AVERAGE([.AR7];[.AU7];[.AX7])" office:value-type="float" office:value="595.179" calcext:value-type="float">
            <text:p>595.179</text:p>
          </table:table-cell>
          <table:table-cell table:formula="of:=AVERAGE([.AS7];[.AV7];[.AY7])" office:value-type="float" office:value="3310.332" calcext:value-type="float">
            <text:p>3310.332</text:p>
          </table:table-cell>
          <table:table-cell table:number-columns-repeated="2"/>
          <table:table-cell table:formula="of:=[.CG7]-[.BS7]" office:value-type="float" office:value="0" calcext:value-type="float">
            <text:p>0</text:p>
          </table:table-cell>
          <table:table-cell table:formula="of:=[.CH7]-[.BT7]" office:value-type="float" office:value="50.532" calcext:value-type="float">
            <text:p>50.532</text:p>
          </table:table-cell>
          <table:table-cell table:formula="of:=[.CI7]-[.BU7]" office:value-type="float" office:value="186.562" calcext:value-type="float">
            <text:p>186.562</text:p>
          </table:table-cell>
          <table:table-cell table:formula="of:=[.CJ7]-[.BV7]" office:value-type="float" office:value="1.9" calcext:value-type="float">
            <text:p>1.9</text:p>
          </table:table-cell>
          <table:table-cell table:formula="of:=[.CK7]-[.BW7]" office:value-type="float" office:value="47.164" calcext:value-type="float">
            <text:p>47.164</text:p>
          </table:table-cell>
          <table:table-cell table:formula="of:=[.CL7]-[.BX7]" office:value-type="float" office:value="183.196" calcext:value-type="float">
            <text:p>183.196</text:p>
          </table:table-cell>
          <table:table-cell table:formula="of:=[.CM7]-[.BY7]" office:value-type="float" office:value="0" calcext:value-type="float">
            <text:p>0</text:p>
          </table:table-cell>
          <table:table-cell table:formula="of:=[.CN7]-[.BZ7]" office:value-type="float" office:value="47.168" calcext:value-type="float">
            <text:p>47.168</text:p>
          </table:table-cell>
          <table:table-cell table:formula="of:=[.CO7]-[.CA7]" office:value-type="float" office:value="183.195" calcext:value-type="float">
            <text:p>183.195</text:p>
          </table:table-cell>
          <table:table-cell table:formula="of:=AVERAGE([.BE7];[.BH7];[.BK7])" office:value-type="float" office:value="0.633333333333333" calcext:value-type="float">
            <text:p>0.633333333333333</text:p>
          </table:table-cell>
          <table:table-cell table:formula="of:=AVERAGE([.BF7];[.BI7];[.BL7])" office:value-type="float" office:value="48.288" calcext:value-type="float">
            <text:p>48.288</text:p>
          </table:table-cell>
          <table:table-cell table:formula="of:=AVERAGE([.BG7];[.BJ7];[.BM7])" office:value-type="float" office:value="184.317666666667" calcext:value-type="float">
            <text:p>184.317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406" calcext:value-type="float">
            <text:p>67.406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469" calcext:value-type="float">
            <text:p>34.469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];[.BV7];[.BY7])" office:value-type="float" office:value="0" calcext:value-type="float">
            <text:p>0</text:p>
          </table:table-cell>
          <table:table-cell table:formula="of:=AVERAGE([.BT7];[.BW7];[.BZ7])" office:value-type="float" office:value="56.3906666666667" calcext:value-type="float">
            <text:p>56.3906666666667</text:p>
          </table:table-cell>
          <table:table-cell table:formula="of:=AVERAGE([.BU7];[.BX7];[.CA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938" calcext:value-type="float">
            <text:p>117.93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1.9" calcext:value-type="float">
            <text:p>1.9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262" calcext:value-type="float">
            <text:p>826.262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7];[.CJ7];[.CM7])" office:value-type="float" office:value="0.633333333333333" calcext:value-type="float">
            <text:p>0.633333333333333</text:p>
          </table:table-cell>
          <table:table-cell table:formula="of:=AVERAGE([.CH7];[.CK7];[.CN7])" office:value-type="float" office:value="104.678666666667" calcext:value-type="float">
            <text:p>104.678666666667</text:p>
          </table:table-cell>
          <table:table-cell table:formula="of:=AVERAGE([.CI7];[.CL7];[.CO7])" office:value-type="float" office:value="1254.48833333333" calcext:value-type="float">
            <text:p>1254.488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1.73" calcext:value-type="float">
            <text:p>341.73</text:p>
          </table:table-cell>
          <table:table-cell office:value-type="float" office:value="601.523" calcext:value-type="float">
            <text:p>601.523</text:p>
          </table:table-cell>
          <table:table-cell office:value-type="float" office:value="0" calcext:value-type="float">
            <text:p>0</text:p>
          </table:table-cell>
          <table:table-cell office:value-type="float" office:value="328.41" calcext:value-type="float">
            <text:p>328.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3.43" calcext:value-type="float">
            <text:p>353.43</text:p>
          </table:table-cell>
          <table:table-cell office:value-type="float" office:value="644.523" calcext:value-type="float">
            <text:p>644.523</text:p>
          </table:table-cell>
          <table:table-cell table:formula="of:=AVERAGE([.A8];[.D8];[.G8])" office:value-type="float" office:value="0" calcext:value-type="float">
            <text:p>0</text:p>
          </table:table-cell>
          <table:table-cell table:formula="of:=AVERAGE([.B8];[.E8];[.H8])" office:value-type="float" office:value="341.19" calcext:value-type="float">
            <text:p>341.19</text:p>
          </table:table-cell>
          <table:table-cell table:formula="of:=AVERAGE([.C8];[.F8];[.I8])" office:value-type="float" office:value="624.023" calcext:value-type="float">
            <text:p>624.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8];[.R8];[.U8])" office:value-type="float" office:value="0" calcext:value-type="float">
            <text:p>0</text:p>
          </table:table-cell>
          <table:table-cell table:formula="of:=AVERAGE([.P8];[.S8];[.V8])" office:value-type="float" office:value="35.145" calcext:value-type="float">
            <text:p>35.145</text:p>
          </table:table-cell>
          <table:table-cell table:formula="of:=AVERAGE([.Q8];[.T8];[.W8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1" calcext:value-type="float">
            <text:p>1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8];[.AF8];[.AI8])" office:value-type="float" office:value="0.333333333333333" calcext:value-type="float">
            <text:p>0.333333333333333</text:p>
          </table:table-cell>
          <table:table-cell table:formula="of:=AVERAGE([.AD8];[.AG8];[.AJ8])" office:value-type="float" office:value="218.844" calcext:value-type="float">
            <text:p>218.844</text:p>
          </table:table-cell>
          <table:table-cell table:formula="of:=AVERAGE([.AE8];[.AH8];[.AK8])" office:value-type="float" office:value="2601.184" calcext:value-type="float">
            <text:p>2601.184</text:p>
          </table:table-cell>
          <table:table-cell table:number-columns-repeated="2"/>
          <table:table-cell table:formula="of:=[.A8]+[.O8]+[.AC8]" office:value-type="float" office:value="0" calcext:value-type="float">
            <text:p>0</text:p>
          </table:table-cell>
          <table:table-cell table:formula="of:=[.B8]+[.P8]+[.AD8]" office:value-type="float" office:value="595.836" calcext:value-type="float">
            <text:p>595.836</text:p>
          </table:table-cell>
          <table:table-cell table:formula="of:=[.C8]+[.Q8]+[.AE8]" office:value-type="float" office:value="3287.871" calcext:value-type="float">
            <text:p>3287.871</text:p>
          </table:table-cell>
          <table:table-cell table:formula="of:=[.D8]+[.R8]+[.AF8]" office:value-type="float" office:value="0" calcext:value-type="float">
            <text:p>0</text:p>
          </table:table-cell>
          <table:table-cell table:formula="of:=[.E8]+[.S8]+[.AG8]" office:value-type="float" office:value="582.356" calcext:value-type="float">
            <text:p>582.356</text:p>
          </table:table-cell>
          <table:table-cell table:formula="of:=[.F8]+[.T8]+[.AH8]" office:value-type="float" office:value="3312.332" calcext:value-type="float">
            <text:p>3312.332</text:p>
          </table:table-cell>
          <table:table-cell table:formula="of:=[.G8]+[.U8]+[.AI8]" office:value-type="float" office:value="1" calcext:value-type="float">
            <text:p>1</text:p>
          </table:table-cell>
          <table:table-cell table:formula="of:=[.H8]+[.V8]+[.AJ8]" office:value-type="float" office:value="607.345" calcext:value-type="float">
            <text:p>607.345</text:p>
          </table:table-cell>
          <table:table-cell table:formula="of:=[.I8]+[.W8]+[.AK8]" office:value-type="float" office:value="3330.793" calcext:value-type="float">
            <text:p>3330.793</text:p>
          </table:table-cell>
          <table:table-cell table:formula="of:=AVERAGE([.AQ8];[.AT8];[.AW8])" office:value-type="float" office:value="0.333333333333333" calcext:value-type="float">
            <text:p>0.333333333333333</text:p>
          </table:table-cell>
          <table:table-cell table:formula="of:=AVERAGE([.AR8];[.AU8];[.AX8])" office:value-type="float" office:value="595.179" calcext:value-type="float">
            <text:p>595.179</text:p>
          </table:table-cell>
          <table:table-cell table:formula="of:=AVERAGE([.AS8];[.AV8];[.AY8])" office:value-type="float" office:value="3310.332" calcext:value-type="float">
            <text:p>3310.332</text:p>
          </table:table-cell>
          <table:table-cell table:number-columns-repeated="2"/>
          <table:table-cell table:formula="of:=[.CG8]-[.BS8]" office:value-type="float" office:value="0" calcext:value-type="float">
            <text:p>0</text:p>
          </table:table-cell>
          <table:table-cell table:formula="of:=[.CH8]-[.BT8]" office:value-type="float" office:value="50.532" calcext:value-type="float">
            <text:p>50.532</text:p>
          </table:table-cell>
          <table:table-cell table:formula="of:=[.CI8]-[.BU8]" office:value-type="float" office:value="186.562" calcext:value-type="float">
            <text:p>186.562</text:p>
          </table:table-cell>
          <table:table-cell table:formula="of:=[.CJ8]-[.BV8]" office:value-type="float" office:value="0" calcext:value-type="float">
            <text:p>0</text:p>
          </table:table-cell>
          <table:table-cell table:formula="of:=[.CK8]-[.BW8]" office:value-type="float" office:value="47.164" calcext:value-type="float">
            <text:p>47.164</text:p>
          </table:table-cell>
          <table:table-cell table:formula="of:=[.CL8]-[.BX8]" office:value-type="float" office:value="183.196" calcext:value-type="float">
            <text:p>183.196</text:p>
          </table:table-cell>
          <table:table-cell table:formula="of:=[.CM8]-[.BY8]" office:value-type="float" office:value="0" calcext:value-type="float">
            <text:p>0</text:p>
          </table:table-cell>
          <table:table-cell table:formula="of:=[.CN8]-[.BZ8]" office:value-type="float" office:value="47.168" calcext:value-type="float">
            <text:p>47.168</text:p>
          </table:table-cell>
          <table:table-cell table:formula="of:=[.CO8]-[.CA8]" office:value-type="float" office:value="183.195" calcext:value-type="float">
            <text:p>183.195</text:p>
          </table:table-cell>
          <table:table-cell table:formula="of:=AVERAGE([.BE8];[.BH8];[.BK8])" office:value-type="float" office:value="0" calcext:value-type="float">
            <text:p>0</text:p>
          </table:table-cell>
          <table:table-cell table:formula="of:=AVERAGE([.BF8];[.BI8];[.BL8])" office:value-type="float" office:value="48.288" calcext:value-type="float">
            <text:p>48.288</text:p>
          </table:table-cell>
          <table:table-cell table:formula="of:=AVERAGE([.BG8];[.BJ8];[.BM8])" office:value-type="float" office:value="184.317666666667" calcext:value-type="float">
            <text:p>184.317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406" calcext:value-type="float">
            <text:p>67.406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469" calcext:value-type="float">
            <text:p>34.469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8];[.BV8];[.BY8])" office:value-type="float" office:value="0" calcext:value-type="float">
            <text:p>0</text:p>
          </table:table-cell>
          <table:table-cell table:formula="of:=AVERAGE([.BT8];[.BW8];[.BZ8])" office:value-type="float" office:value="56.3906666666667" calcext:value-type="float">
            <text:p>56.3906666666667</text:p>
          </table:table-cell>
          <table:table-cell table:formula="of:=AVERAGE([.BU8];[.BX8];[.CA8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938" calcext:value-type="float">
            <text:p>117.93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262" calcext:value-type="float">
            <text:p>826.262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8];[.CJ8];[.CM8])" office:value-type="float" office:value="0" calcext:value-type="float">
            <text:p>0</text:p>
          </table:table-cell>
          <table:table-cell table:formula="of:=AVERAGE([.CH8];[.CK8];[.CN8])" office:value-type="float" office:value="104.678666666667" calcext:value-type="float">
            <text:p>104.678666666667</text:p>
          </table:table-cell>
          <table:table-cell table:formula="of:=AVERAGE([.CI8];[.CL8];[.CO8])" office:value-type="float" office:value="1254.48833333333" calcext:value-type="float">
            <text:p>1254.488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1.73" calcext:value-type="float">
            <text:p>341.73</text:p>
          </table:table-cell>
          <table:table-cell office:value-type="float" office:value="601.523" calcext:value-type="float">
            <text:p>601.523</text:p>
          </table:table-cell>
          <table:table-cell office:value-type="float" office:value="0" calcext:value-type="float">
            <text:p>0</text:p>
          </table:table-cell>
          <table:table-cell office:value-type="float" office:value="328.41" calcext:value-type="float">
            <text:p>328.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3.43" calcext:value-type="float">
            <text:p>353.43</text:p>
          </table:table-cell>
          <table:table-cell office:value-type="float" office:value="644.523" calcext:value-type="float">
            <text:p>644.523</text:p>
          </table:table-cell>
          <table:table-cell table:formula="of:=AVERAGE([.A9];[.D9];[.G9])" office:value-type="float" office:value="0" calcext:value-type="float">
            <text:p>0</text:p>
          </table:table-cell>
          <table:table-cell table:formula="of:=AVERAGE([.B9];[.E9];[.H9])" office:value-type="float" office:value="341.19" calcext:value-type="float">
            <text:p>341.19</text:p>
          </table:table-cell>
          <table:table-cell table:formula="of:=AVERAGE([.C9];[.F9];[.I9])" office:value-type="float" office:value="624.023" calcext:value-type="float">
            <text:p>624.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9];[.R9];[.U9])" office:value-type="float" office:value="0" calcext:value-type="float">
            <text:p>0</text:p>
          </table:table-cell>
          <table:table-cell table:formula="of:=AVERAGE([.P9];[.S9];[.V9])" office:value-type="float" office:value="35.145" calcext:value-type="float">
            <text:p>35.145</text:p>
          </table:table-cell>
          <table:table-cell table:formula="of:=AVERAGE([.Q9];[.T9];[.W9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5.9" calcext:value-type="float">
            <text:p>5.9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9];[.AF9];[.AI9])" office:value-type="float" office:value="1.96666666666667" calcext:value-type="float">
            <text:p>1.96666666666667</text:p>
          </table:table-cell>
          <table:table-cell table:formula="of:=AVERAGE([.AD9];[.AG9];[.AJ9])" office:value-type="float" office:value="218.844" calcext:value-type="float">
            <text:p>218.844</text:p>
          </table:table-cell>
          <table:table-cell table:formula="of:=AVERAGE([.AE9];[.AH9];[.AK9])" office:value-type="float" office:value="2601.184" calcext:value-type="float">
            <text:p>2601.184</text:p>
          </table:table-cell>
          <table:table-cell table:number-columns-repeated="2"/>
          <table:table-cell table:formula="of:=[.A9]+[.O9]+[.AC9]" office:value-type="float" office:value="0" calcext:value-type="float">
            <text:p>0</text:p>
          </table:table-cell>
          <table:table-cell table:formula="of:=[.B9]+[.P9]+[.AD9]" office:value-type="float" office:value="595.836" calcext:value-type="float">
            <text:p>595.836</text:p>
          </table:table-cell>
          <table:table-cell table:formula="of:=[.C9]+[.Q9]+[.AE9]" office:value-type="float" office:value="3287.871" calcext:value-type="float">
            <text:p>3287.871</text:p>
          </table:table-cell>
          <table:table-cell table:formula="of:=[.D9]+[.R9]+[.AF9]" office:value-type="float" office:value="5.9" calcext:value-type="float">
            <text:p>5.9</text:p>
          </table:table-cell>
          <table:table-cell table:formula="of:=[.E9]+[.S9]+[.AG9]" office:value-type="float" office:value="582.356" calcext:value-type="float">
            <text:p>582.356</text:p>
          </table:table-cell>
          <table:table-cell table:formula="of:=[.F9]+[.T9]+[.AH9]" office:value-type="float" office:value="3312.332" calcext:value-type="float">
            <text:p>3312.332</text:p>
          </table:table-cell>
          <table:table-cell table:formula="of:=[.G9]+[.U9]+[.AI9]" office:value-type="float" office:value="0" calcext:value-type="float">
            <text:p>0</text:p>
          </table:table-cell>
          <table:table-cell table:formula="of:=[.H9]+[.V9]+[.AJ9]" office:value-type="float" office:value="607.345" calcext:value-type="float">
            <text:p>607.345</text:p>
          </table:table-cell>
          <table:table-cell table:formula="of:=[.I9]+[.W9]+[.AK9]" office:value-type="float" office:value="3330.793" calcext:value-type="float">
            <text:p>3330.793</text:p>
          </table:table-cell>
          <table:table-cell table:formula="of:=AVERAGE([.AQ9];[.AT9];[.AW9])" office:value-type="float" office:value="1.96666666666667" calcext:value-type="float">
            <text:p>1.96666666666667</text:p>
          </table:table-cell>
          <table:table-cell table:formula="of:=AVERAGE([.AR9];[.AU9];[.AX9])" office:value-type="float" office:value="595.179" calcext:value-type="float">
            <text:p>595.179</text:p>
          </table:table-cell>
          <table:table-cell table:formula="of:=AVERAGE([.AS9];[.AV9];[.AY9])" office:value-type="float" office:value="3310.332" calcext:value-type="float">
            <text:p>3310.332</text:p>
          </table:table-cell>
          <table:table-cell table:number-columns-repeated="2"/>
          <table:table-cell table:formula="of:=[.CG9]-[.BS9]" office:value-type="float" office:value="1" calcext:value-type="float">
            <text:p>1</text:p>
          </table:table-cell>
          <table:table-cell table:formula="of:=[.CH9]-[.BT9]" office:value-type="float" office:value="50.532" calcext:value-type="float">
            <text:p>50.532</text:p>
          </table:table-cell>
          <table:table-cell table:formula="of:=[.CI9]-[.BU9]" office:value-type="float" office:value="186.562" calcext:value-type="float">
            <text:p>186.562</text:p>
          </table:table-cell>
          <table:table-cell table:formula="of:=[.CJ9]-[.BV9]" office:value-type="float" office:value="0" calcext:value-type="float">
            <text:p>0</text:p>
          </table:table-cell>
          <table:table-cell table:formula="of:=[.CK9]-[.BW9]" office:value-type="float" office:value="47.164" calcext:value-type="float">
            <text:p>47.164</text:p>
          </table:table-cell>
          <table:table-cell table:formula="of:=[.CL9]-[.BX9]" office:value-type="float" office:value="183.196" calcext:value-type="float">
            <text:p>183.196</text:p>
          </table:table-cell>
          <table:table-cell table:formula="of:=[.CM9]-[.BY9]" office:value-type="float" office:value="1" calcext:value-type="float">
            <text:p>1</text:p>
          </table:table-cell>
          <table:table-cell table:formula="of:=[.CN9]-[.BZ9]" office:value-type="float" office:value="47.168" calcext:value-type="float">
            <text:p>47.168</text:p>
          </table:table-cell>
          <table:table-cell table:formula="of:=[.CO9]-[.CA9]" office:value-type="float" office:value="183.195" calcext:value-type="float">
            <text:p>183.195</text:p>
          </table:table-cell>
          <table:table-cell table:formula="of:=AVERAGE([.BE9];[.BH9];[.BK9])" office:value-type="float" office:value="0.666666666666667" calcext:value-type="float">
            <text:p>0.666666666666667</text:p>
          </table:table-cell>
          <table:table-cell table:formula="of:=AVERAGE([.BF9];[.BI9];[.BL9])" office:value-type="float" office:value="48.288" calcext:value-type="float">
            <text:p>48.288</text:p>
          </table:table-cell>
          <table:table-cell table:formula="of:=AVERAGE([.BG9];[.BJ9];[.BM9])" office:value-type="float" office:value="184.317666666667" calcext:value-type="float">
            <text:p>184.317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406" calcext:value-type="float">
            <text:p>67.406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469" calcext:value-type="float">
            <text:p>34.469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9];[.BV9];[.BY9])" office:value-type="float" office:value="0" calcext:value-type="float">
            <text:p>0</text:p>
          </table:table-cell>
          <table:table-cell table:formula="of:=AVERAGE([.BT9];[.BW9];[.BZ9])" office:value-type="float" office:value="56.3906666666667" calcext:value-type="float">
            <text:p>56.3906666666667</text:p>
          </table:table-cell>
          <table:table-cell table:formula="of:=AVERAGE([.BU9];[.BX9];[.CA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7.938" calcext:value-type="float">
            <text:p>117.93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262" calcext:value-type="float">
            <text:p>826.262</text:p>
          </table:table-cell>
          <table:table-cell office:value-type="float" office:value="1" calcext:value-type="float">
            <text:p>1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9];[.CJ9];[.CM9])" office:value-type="float" office:value="0.666666666666667" calcext:value-type="float">
            <text:p>0.666666666666667</text:p>
          </table:table-cell>
          <table:table-cell table:formula="of:=AVERAGE([.CH9];[.CK9];[.CN9])" office:value-type="float" office:value="104.678666666667" calcext:value-type="float">
            <text:p>104.678666666667</text:p>
          </table:table-cell>
          <table:table-cell table:formula="of:=AVERAGE([.CI9];[.CL9];[.CO9])" office:value-type="float" office:value="1254.48833333333" calcext:value-type="float">
            <text:p>1254.488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1.73" calcext:value-type="float">
            <text:p>341.73</text:p>
          </table:table-cell>
          <table:table-cell office:value-type="float" office:value="601.523" calcext:value-type="float">
            <text:p>601.523</text:p>
          </table:table-cell>
          <table:table-cell office:value-type="float" office:value="0" calcext:value-type="float">
            <text:p>0</text:p>
          </table:table-cell>
          <table:table-cell office:value-type="float" office:value="328.41" calcext:value-type="float">
            <text:p>328.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" calcext:value-type="float">
            <text:p>1</text:p>
          </table:table-cell>
          <table:table-cell office:value-type="float" office:value="353.43" calcext:value-type="float">
            <text:p>353.43</text:p>
          </table:table-cell>
          <table:table-cell office:value-type="float" office:value="644.523" calcext:value-type="float">
            <text:p>644.523</text:p>
          </table:table-cell>
          <table:table-cell table:formula="of:=AVERAGE([.A10];[.D10];[.G10])" office:value-type="float" office:value="0.333333333333333" calcext:value-type="float">
            <text:p>0.333333333333333</text:p>
          </table:table-cell>
          <table:table-cell table:formula="of:=AVERAGE([.B10];[.E10];[.H10])" office:value-type="float" office:value="341.19" calcext:value-type="float">
            <text:p>341.19</text:p>
          </table:table-cell>
          <table:table-cell table:formula="of:=AVERAGE([.C10];[.F10];[.I10])" office:value-type="float" office:value="624.023" calcext:value-type="float">
            <text:p>624.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0];[.R10];[.U10])" office:value-type="float" office:value="0" calcext:value-type="float">
            <text:p>0</text:p>
          </table:table-cell>
          <table:table-cell table:formula="of:=AVERAGE([.P10];[.S10];[.V10])" office:value-type="float" office:value="35.145" calcext:value-type="float">
            <text:p>35.145</text:p>
          </table:table-cell>
          <table:table-cell table:formula="of:=AVERAGE([.Q10];[.T10];[.W10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10];[.AF10];[.AI10])" office:value-type="float" office:value="0" calcext:value-type="float">
            <text:p>0</text:p>
          </table:table-cell>
          <table:table-cell table:formula="of:=AVERAGE([.AD10];[.AG10];[.AJ10])" office:value-type="float" office:value="218.844" calcext:value-type="float">
            <text:p>218.844</text:p>
          </table:table-cell>
          <table:table-cell table:formula="of:=AVERAGE([.AE10];[.AH10];[.AK10])" office:value-type="float" office:value="2601.184" calcext:value-type="float">
            <text:p>2601.184</text:p>
          </table:table-cell>
          <table:table-cell table:number-columns-repeated="2"/>
          <table:table-cell table:formula="of:=[.A10]+[.O10]+[.AC10]" office:value-type="float" office:value="0" calcext:value-type="float">
            <text:p>0</text:p>
          </table:table-cell>
          <table:table-cell table:formula="of:=[.B10]+[.P10]+[.AD10]" office:value-type="float" office:value="595.836" calcext:value-type="float">
            <text:p>595.836</text:p>
          </table:table-cell>
          <table:table-cell table:formula="of:=[.C10]+[.Q10]+[.AE10]" office:value-type="float" office:value="3287.871" calcext:value-type="float">
            <text:p>3287.871</text:p>
          </table:table-cell>
          <table:table-cell table:formula="of:=[.D10]+[.R10]+[.AF10]" office:value-type="float" office:value="0" calcext:value-type="float">
            <text:p>0</text:p>
          </table:table-cell>
          <table:table-cell table:formula="of:=[.E10]+[.S10]+[.AG10]" office:value-type="float" office:value="582.356" calcext:value-type="float">
            <text:p>582.356</text:p>
          </table:table-cell>
          <table:table-cell table:formula="of:=[.F10]+[.T10]+[.AH10]" office:value-type="float" office:value="3312.332" calcext:value-type="float">
            <text:p>3312.332</text:p>
          </table:table-cell>
          <table:table-cell table:formula="of:=[.G10]+[.U10]+[.AI10]" office:value-type="float" office:value="1" calcext:value-type="float">
            <text:p>1</text:p>
          </table:table-cell>
          <table:table-cell table:formula="of:=[.H10]+[.V10]+[.AJ10]" office:value-type="float" office:value="607.345" calcext:value-type="float">
            <text:p>607.345</text:p>
          </table:table-cell>
          <table:table-cell table:formula="of:=[.I10]+[.W10]+[.AK10]" office:value-type="float" office:value="3330.793" calcext:value-type="float">
            <text:p>3330.793</text:p>
          </table:table-cell>
          <table:table-cell table:formula="of:=AVERAGE([.AQ10];[.AT10];[.AW10])" office:value-type="float" office:value="0.333333333333333" calcext:value-type="float">
            <text:p>0.333333333333333</text:p>
          </table:table-cell>
          <table:table-cell table:formula="of:=AVERAGE([.AR10];[.AU10];[.AX10])" office:value-type="float" office:value="595.179" calcext:value-type="float">
            <text:p>595.179</text:p>
          </table:table-cell>
          <table:table-cell table:formula="of:=AVERAGE([.AS10];[.AV10];[.AY10])" office:value-type="float" office:value="3310.332" calcext:value-type="float">
            <text:p>3310.332</text:p>
          </table:table-cell>
          <table:table-cell table:number-columns-repeated="2"/>
          <table:table-cell table:formula="of:=[.CG10]-[.BS10]" office:value-type="float" office:value="0" calcext:value-type="float">
            <text:p>0</text:p>
          </table:table-cell>
          <table:table-cell table:formula="of:=[.CH10]-[.BT10]" office:value-type="float" office:value="50.532" calcext:value-type="float">
            <text:p>50.532</text:p>
          </table:table-cell>
          <table:table-cell table:formula="of:=[.CI10]-[.BU10]" office:value-type="float" office:value="186.562" calcext:value-type="float">
            <text:p>186.562</text:p>
          </table:table-cell>
          <table:table-cell table:formula="of:=[.CJ10]-[.BV10]" office:value-type="float" office:value="0" calcext:value-type="float">
            <text:p>0</text:p>
          </table:table-cell>
          <table:table-cell table:formula="of:=[.CK10]-[.BW10]" office:value-type="float" office:value="47.164" calcext:value-type="float">
            <text:p>47.164</text:p>
          </table:table-cell>
          <table:table-cell table:formula="of:=[.CL10]-[.BX10]" office:value-type="float" office:value="183.196" calcext:value-type="float">
            <text:p>183.196</text:p>
          </table:table-cell>
          <table:table-cell table:formula="of:=[.CM10]-[.BY10]" office:value-type="float" office:value="0" calcext:value-type="float">
            <text:p>0</text:p>
          </table:table-cell>
          <table:table-cell table:formula="of:=[.CN10]-[.BZ10]" office:value-type="float" office:value="47.168" calcext:value-type="float">
            <text:p>47.168</text:p>
          </table:table-cell>
          <table:table-cell table:formula="of:=[.CO10]-[.CA10]" office:value-type="float" office:value="183.195" calcext:value-type="float">
            <text:p>183.195</text:p>
          </table:table-cell>
          <table:table-cell table:formula="of:=AVERAGE([.BE10];[.BH10];[.BK10])" office:value-type="float" office:value="0" calcext:value-type="float">
            <text:p>0</text:p>
          </table:table-cell>
          <table:table-cell table:formula="of:=AVERAGE([.BF10];[.BI10];[.BL10])" office:value-type="float" office:value="48.288" calcext:value-type="float">
            <text:p>48.288</text:p>
          </table:table-cell>
          <table:table-cell table:formula="of:=AVERAGE([.BG10];[.BJ10];[.BM10])" office:value-type="float" office:value="184.317666666667" calcext:value-type="float">
            <text:p>184.317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406" calcext:value-type="float">
            <text:p>67.406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469" calcext:value-type="float">
            <text:p>34.469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0];[.BV10];[.BY10])" office:value-type="float" office:value="0" calcext:value-type="float">
            <text:p>0</text:p>
          </table:table-cell>
          <table:table-cell table:formula="of:=AVERAGE([.BT10];[.BW10];[.BZ10])" office:value-type="float" office:value="56.3906666666667" calcext:value-type="float">
            <text:p>56.3906666666667</text:p>
          </table:table-cell>
          <table:table-cell table:formula="of:=AVERAGE([.BU10];[.BX10];[.CA1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938" calcext:value-type="float">
            <text:p>117.93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262" calcext:value-type="float">
            <text:p>826.262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10];[.CJ10];[.CM10])" office:value-type="float" office:value="0" calcext:value-type="float">
            <text:p>0</text:p>
          </table:table-cell>
          <table:table-cell table:formula="of:=AVERAGE([.CH10];[.CK10];[.CN10])" office:value-type="float" office:value="104.678666666667" calcext:value-type="float">
            <text:p>104.678666666667</text:p>
          </table:table-cell>
          <table:table-cell table:formula="of:=AVERAGE([.CI10];[.CL10];[.CO10])" office:value-type="float" office:value="1254.48833333333" calcext:value-type="float">
            <text:p>1254.488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1.73" calcext:value-type="float">
            <text:p>341.73</text:p>
          </table:table-cell>
          <table:table-cell office:value-type="float" office:value="601.523" calcext:value-type="float">
            <text:p>601.523</text:p>
          </table:table-cell>
          <table:table-cell office:value-type="float" office:value="0" calcext:value-type="float">
            <text:p>0</text:p>
          </table:table-cell>
          <table:table-cell office:value-type="float" office:value="328.41" calcext:value-type="float">
            <text:p>328.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3.43" calcext:value-type="float">
            <text:p>353.43</text:p>
          </table:table-cell>
          <table:table-cell office:value-type="float" office:value="644.523" calcext:value-type="float">
            <text:p>644.523</text:p>
          </table:table-cell>
          <table:table-cell table:formula="of:=AVERAGE([.A11];[.D11];[.G11])" office:value-type="float" office:value="0" calcext:value-type="float">
            <text:p>0</text:p>
          </table:table-cell>
          <table:table-cell table:formula="of:=AVERAGE([.B11];[.E11];[.H11])" office:value-type="float" office:value="341.19" calcext:value-type="float">
            <text:p>341.19</text:p>
          </table:table-cell>
          <table:table-cell table:formula="of:=AVERAGE([.C11];[.F11];[.I11])" office:value-type="float" office:value="624.023" calcext:value-type="float">
            <text:p>624.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1];[.R11];[.U11])" office:value-type="float" office:value="0" calcext:value-type="float">
            <text:p>0</text:p>
          </table:table-cell>
          <table:table-cell table:formula="of:=AVERAGE([.P11];[.S11];[.V11])" office:value-type="float" office:value="35.145" calcext:value-type="float">
            <text:p>35.145</text:p>
          </table:table-cell>
          <table:table-cell table:formula="of:=AVERAGE([.Q11];[.T11];[.W11])" office:value-type="float" office:value="85.125" calcext:value-type="float">
            <text:p>85.125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11];[.AF11];[.AI11])" office:value-type="float" office:value="0.966666666666667" calcext:value-type="float">
            <text:p>0.966666666666667</text:p>
          </table:table-cell>
          <table:table-cell table:formula="of:=AVERAGE([.AD11];[.AG11];[.AJ11])" office:value-type="float" office:value="218.844" calcext:value-type="float">
            <text:p>218.844</text:p>
          </table:table-cell>
          <table:table-cell table:formula="of:=AVERAGE([.AE11];[.AH11];[.AK11])" office:value-type="float" office:value="2601.184" calcext:value-type="float">
            <text:p>2601.184</text:p>
          </table:table-cell>
          <table:table-cell table:number-columns-repeated="2"/>
          <table:table-cell table:formula="of:=[.A11]+[.O11]+[.AC11]" office:value-type="float" office:value="2.9" calcext:value-type="float">
            <text:p>2.9</text:p>
          </table:table-cell>
          <table:table-cell table:formula="of:=[.B11]+[.P11]+[.AD11]" office:value-type="float" office:value="595.836" calcext:value-type="float">
            <text:p>595.836</text:p>
          </table:table-cell>
          <table:table-cell table:formula="of:=[.C11]+[.Q11]+[.AE11]" office:value-type="float" office:value="3287.871" calcext:value-type="float">
            <text:p>3287.871</text:p>
          </table:table-cell>
          <table:table-cell table:formula="of:=[.D11]+[.R11]+[.AF11]" office:value-type="float" office:value="0" calcext:value-type="float">
            <text:p>0</text:p>
          </table:table-cell>
          <table:table-cell table:formula="of:=[.E11]+[.S11]+[.AG11]" office:value-type="float" office:value="582.356" calcext:value-type="float">
            <text:p>582.356</text:p>
          </table:table-cell>
          <table:table-cell table:formula="of:=[.F11]+[.T11]+[.AH11]" office:value-type="float" office:value="3312.332" calcext:value-type="float">
            <text:p>3312.332</text:p>
          </table:table-cell>
          <table:table-cell table:formula="of:=[.G11]+[.U11]+[.AI11]" office:value-type="float" office:value="0" calcext:value-type="float">
            <text:p>0</text:p>
          </table:table-cell>
          <table:table-cell table:formula="of:=[.H11]+[.V11]+[.AJ11]" office:value-type="float" office:value="607.345" calcext:value-type="float">
            <text:p>607.345</text:p>
          </table:table-cell>
          <table:table-cell table:formula="of:=[.I11]+[.W11]+[.AK11]" office:value-type="float" office:value="3330.793" calcext:value-type="float">
            <text:p>3330.793</text:p>
          </table:table-cell>
          <table:table-cell table:formula="of:=AVERAGE([.AQ11];[.AT11];[.AW11])" office:value-type="float" office:value="0.966666666666667" calcext:value-type="float">
            <text:p>0.966666666666667</text:p>
          </table:table-cell>
          <table:table-cell table:formula="of:=AVERAGE([.AR11];[.AU11];[.AX11])" office:value-type="float" office:value="595.179" calcext:value-type="float">
            <text:p>595.179</text:p>
          </table:table-cell>
          <table:table-cell table:formula="of:=AVERAGE([.AS11];[.AV11];[.AY11])" office:value-type="float" office:value="3310.332" calcext:value-type="float">
            <text:p>3310.332</text:p>
          </table:table-cell>
          <table:table-cell table:number-columns-repeated="2"/>
          <table:table-cell table:formula="of:=[.CG11]-[.BS11]" office:value-type="float" office:value="0" calcext:value-type="float">
            <text:p>0</text:p>
          </table:table-cell>
          <table:table-cell table:formula="of:=[.CH11]-[.BT11]" office:value-type="float" office:value="50.532" calcext:value-type="float">
            <text:p>50.532</text:p>
          </table:table-cell>
          <table:table-cell table:formula="of:=[.CI11]-[.BU11]" office:value-type="float" office:value="186.562" calcext:value-type="float">
            <text:p>186.562</text:p>
          </table:table-cell>
          <table:table-cell table:formula="of:=[.CJ11]-[.BV11]" office:value-type="float" office:value="0" calcext:value-type="float">
            <text:p>0</text:p>
          </table:table-cell>
          <table:table-cell table:formula="of:=[.CK11]-[.BW11]" office:value-type="float" office:value="47.164" calcext:value-type="float">
            <text:p>47.164</text:p>
          </table:table-cell>
          <table:table-cell table:formula="of:=[.CL11]-[.BX11]" office:value-type="float" office:value="183.196" calcext:value-type="float">
            <text:p>183.196</text:p>
          </table:table-cell>
          <table:table-cell table:formula="of:=[.CM11]-[.BY11]" office:value-type="float" office:value="0" calcext:value-type="float">
            <text:p>0</text:p>
          </table:table-cell>
          <table:table-cell table:formula="of:=[.CN11]-[.BZ11]" office:value-type="float" office:value="47.168" calcext:value-type="float">
            <text:p>47.168</text:p>
          </table:table-cell>
          <table:table-cell table:formula="of:=[.CO11]-[.CA11]" office:value-type="float" office:value="183.195" calcext:value-type="float">
            <text:p>183.195</text:p>
          </table:table-cell>
          <table:table-cell table:formula="of:=AVERAGE([.BE11];[.BH11];[.BK11])" office:value-type="float" office:value="0" calcext:value-type="float">
            <text:p>0</text:p>
          </table:table-cell>
          <table:table-cell table:formula="of:=AVERAGE([.BF11];[.BI11];[.BL11])" office:value-type="float" office:value="48.288" calcext:value-type="float">
            <text:p>48.288</text:p>
          </table:table-cell>
          <table:table-cell table:formula="of:=AVERAGE([.BG11];[.BJ11];[.BM11])" office:value-type="float" office:value="184.317666666667" calcext:value-type="float">
            <text:p>184.317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406" calcext:value-type="float">
            <text:p>67.406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469" calcext:value-type="float">
            <text:p>34.469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1];[.BV11];[.BY11])" office:value-type="float" office:value="0" calcext:value-type="float">
            <text:p>0</text:p>
          </table:table-cell>
          <table:table-cell table:formula="of:=AVERAGE([.BT11];[.BW11];[.BZ11])" office:value-type="float" office:value="56.3906666666667" calcext:value-type="float">
            <text:p>56.3906666666667</text:p>
          </table:table-cell>
          <table:table-cell table:formula="of:=AVERAGE([.BU11];[.BX11];[.CA11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7.938" calcext:value-type="float">
            <text:p>117.938</text:p>
          </table:table-cell>
          <table:table-cell office:value-type="float" office:value="1470.285" calcext:value-type="float">
            <text:p>1470.285</text:p>
          </table:table-cell>
          <table:table-cell office:value-type="float" office:value="0" calcext:value-type="float">
            <text:p>0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262" calcext:value-type="float">
            <text:p>826.262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11];[.CJ11];[.CM11])" office:value-type="float" office:value="0" calcext:value-type="float">
            <text:p>0</text:p>
          </table:table-cell>
          <table:table-cell table:formula="of:=AVERAGE([.CH11];[.CK11];[.CN11])" office:value-type="float" office:value="104.678666666667" calcext:value-type="float">
            <text:p>104.678666666667</text:p>
          </table:table-cell>
          <table:table-cell table:formula="of:=AVERAGE([.CI11];[.CL11];[.CO11])" office:value-type="float" office:value="1254.48833333333" calcext:value-type="float">
            <text:p>1254.488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1.73" calcext:value-type="float">
            <text:p>341.73</text:p>
          </table:table-cell>
          <table:table-cell office:value-type="float" office:value="601.523" calcext:value-type="float">
            <text:p>601.523</text:p>
          </table:table-cell>
          <table:table-cell office:value-type="float" office:value="0" calcext:value-type="float">
            <text:p>0</text:p>
          </table:table-cell>
          <table:table-cell office:value-type="float" office:value="328.41" calcext:value-type="float">
            <text:p>328.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" calcext:value-type="float">
            <text:p>1</text:p>
          </table:table-cell>
          <table:table-cell office:value-type="float" office:value="353.43" calcext:value-type="float">
            <text:p>353.43</text:p>
          </table:table-cell>
          <table:table-cell office:value-type="float" office:value="644.523" calcext:value-type="float">
            <text:p>644.523</text:p>
          </table:table-cell>
          <table:table-cell table:formula="of:=AVERAGE([.A12];[.D12];[.G12])" office:value-type="float" office:value="0.333333333333333" calcext:value-type="float">
            <text:p>0.333333333333333</text:p>
          </table:table-cell>
          <table:table-cell table:formula="of:=AVERAGE([.B12];[.E12];[.H12])" office:value-type="float" office:value="341.19" calcext:value-type="float">
            <text:p>341.19</text:p>
          </table:table-cell>
          <table:table-cell table:formula="of:=AVERAGE([.C12];[.F12];[.I12])" office:value-type="float" office:value="624.023" calcext:value-type="float">
            <text:p>624.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2];[.R12];[.U12])" office:value-type="float" office:value="0" calcext:value-type="float">
            <text:p>0</text:p>
          </table:table-cell>
          <table:table-cell table:formula="of:=AVERAGE([.P12];[.S12];[.V12])" office:value-type="float" office:value="35.145" calcext:value-type="float">
            <text:p>35.145</text:p>
          </table:table-cell>
          <table:table-cell table:formula="of:=AVERAGE([.Q12];[.T12];[.W12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3" calcext:value-type="float">
            <text:p>3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12];[.AF12];[.AI12])" office:value-type="float" office:value="1" calcext:value-type="float">
            <text:p>1</text:p>
          </table:table-cell>
          <table:table-cell table:formula="of:=AVERAGE([.AD12];[.AG12];[.AJ12])" office:value-type="float" office:value="218.844" calcext:value-type="float">
            <text:p>218.844</text:p>
          </table:table-cell>
          <table:table-cell table:formula="of:=AVERAGE([.AE12];[.AH12];[.AK12])" office:value-type="float" office:value="2601.184" calcext:value-type="float">
            <text:p>2601.184</text:p>
          </table:table-cell>
          <table:table-cell table:number-columns-repeated="2"/>
          <table:table-cell table:formula="of:=[.A12]+[.O12]+[.AC12]" office:value-type="float" office:value="0" calcext:value-type="float">
            <text:p>0</text:p>
          </table:table-cell>
          <table:table-cell table:formula="of:=[.B12]+[.P12]+[.AD12]" office:value-type="float" office:value="595.836" calcext:value-type="float">
            <text:p>595.836</text:p>
          </table:table-cell>
          <table:table-cell table:formula="of:=[.C12]+[.Q12]+[.AE12]" office:value-type="float" office:value="3287.871" calcext:value-type="float">
            <text:p>3287.871</text:p>
          </table:table-cell>
          <table:table-cell table:formula="of:=[.D12]+[.R12]+[.AF12]" office:value-type="float" office:value="0" calcext:value-type="float">
            <text:p>0</text:p>
          </table:table-cell>
          <table:table-cell table:formula="of:=[.E12]+[.S12]+[.AG12]" office:value-type="float" office:value="582.356" calcext:value-type="float">
            <text:p>582.356</text:p>
          </table:table-cell>
          <table:table-cell table:formula="of:=[.F12]+[.T12]+[.AH12]" office:value-type="float" office:value="3312.332" calcext:value-type="float">
            <text:p>3312.332</text:p>
          </table:table-cell>
          <table:table-cell table:formula="of:=[.G12]+[.U12]+[.AI12]" office:value-type="float" office:value="4" calcext:value-type="float">
            <text:p>4</text:p>
          </table:table-cell>
          <table:table-cell table:formula="of:=[.H12]+[.V12]+[.AJ12]" office:value-type="float" office:value="607.345" calcext:value-type="float">
            <text:p>607.345</text:p>
          </table:table-cell>
          <table:table-cell table:formula="of:=[.I12]+[.W12]+[.AK12]" office:value-type="float" office:value="3330.793" calcext:value-type="float">
            <text:p>3330.793</text:p>
          </table:table-cell>
          <table:table-cell table:formula="of:=AVERAGE([.AQ12];[.AT12];[.AW12])" office:value-type="float" office:value="1.33333333333333" calcext:value-type="float">
            <text:p>1.33333333333333</text:p>
          </table:table-cell>
          <table:table-cell table:formula="of:=AVERAGE([.AR12];[.AU12];[.AX12])" office:value-type="float" office:value="595.179" calcext:value-type="float">
            <text:p>595.179</text:p>
          </table:table-cell>
          <table:table-cell table:formula="of:=AVERAGE([.AS12];[.AV12];[.AY12])" office:value-type="float" office:value="3310.332" calcext:value-type="float">
            <text:p>3310.332</text:p>
          </table:table-cell>
          <table:table-cell table:number-columns-repeated="2"/>
          <table:table-cell table:formula="of:=[.CG12]-[.BS12]" office:value-type="float" office:value="1" calcext:value-type="float">
            <text:p>1</text:p>
          </table:table-cell>
          <table:table-cell table:formula="of:=[.CH12]-[.BT12]" office:value-type="float" office:value="50.531" calcext:value-type="float">
            <text:p>50.531</text:p>
          </table:table-cell>
          <table:table-cell table:formula="of:=[.CI12]-[.BU12]" office:value-type="float" office:value="186.563" calcext:value-type="float">
            <text:p>186.563</text:p>
          </table:table-cell>
          <table:table-cell table:formula="of:=[.CJ12]-[.BV12]" office:value-type="float" office:value="0" calcext:value-type="float">
            <text:p>0</text:p>
          </table:table-cell>
          <table:table-cell table:formula="of:=[.CK12]-[.BW12]" office:value-type="float" office:value="47.164" calcext:value-type="float">
            <text:p>47.164</text:p>
          </table:table-cell>
          <table:table-cell table:formula="of:=[.CL12]-[.BX12]" office:value-type="float" office:value="183.196" calcext:value-type="float">
            <text:p>183.196</text:p>
          </table:table-cell>
          <table:table-cell table:formula="of:=[.CM12]-[.BY12]" office:value-type="float" office:value="0" calcext:value-type="float">
            <text:p>0</text:p>
          </table:table-cell>
          <table:table-cell table:formula="of:=[.CN12]-[.BZ12]" office:value-type="float" office:value="47.168" calcext:value-type="float">
            <text:p>47.168</text:p>
          </table:table-cell>
          <table:table-cell table:formula="of:=[.CO12]-[.CA12]" office:value-type="float" office:value="183.195" calcext:value-type="float">
            <text:p>183.195</text:p>
          </table:table-cell>
          <table:table-cell table:formula="of:=AVERAGE([.BE12];[.BH12];[.BK12])" office:value-type="float" office:value="0.333333333333333" calcext:value-type="float">
            <text:p>0.333333333333333</text:p>
          </table:table-cell>
          <table:table-cell table:formula="of:=AVERAGE([.BF12];[.BI12];[.BL12])" office:value-type="float" office:value="48.2876666666667" calcext:value-type="float">
            <text:p>48.2876666666667</text:p>
          </table:table-cell>
          <table:table-cell table:formula="of:=AVERAGE([.BG12];[.BJ12];[.BM12])" office:value-type="float" office:value="184.318" calcext:value-type="float">
            <text:p>184.3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34.469" calcext:value-type="float">
            <text:p>34.469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2];[.BV12];[.BY12])" office:value-type="float" office:value="0" calcext:value-type="float">
            <text:p>0</text:p>
          </table:table-cell>
          <table:table-cell table:formula="of:=AVERAGE([.BT12];[.BW12];[.BZ12])" office:value-type="float" office:value="45.4846666666667" calcext:value-type="float">
            <text:p>45.4846666666667</text:p>
          </table:table-cell>
          <table:table-cell table:formula="of:=AVERAGE([.BU12];[.BX12];[.CA12])" office:value-type="float" office:value="856.618333333333" calcext:value-type="float">
            <text:p>856.618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5.219" calcext:value-type="float">
            <text:p>85.219</text:p>
          </table:table-cell>
          <table:table-cell office:value-type="float" office:value="829.629" calcext:value-type="float">
            <text:p>829.629</text:p>
          </table:table-cell>
          <table:table-cell office:value-type="float" office:value="0" calcext:value-type="float">
            <text:p>0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262" calcext:value-type="float">
            <text:p>826.262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12];[.CJ12];[.CM12])" office:value-type="float" office:value="0.333333333333333" calcext:value-type="float">
            <text:p>0.333333333333333</text:p>
          </table:table-cell>
          <table:table-cell table:formula="of:=AVERAGE([.CH12];[.CK12];[.CN12])" office:value-type="float" office:value="93.7723333333333" calcext:value-type="float">
            <text:p>93.7723333333333</text:p>
          </table:table-cell>
          <table:table-cell table:formula="of:=AVERAGE([.CI12];[.CL12];[.CO12])" office:value-type="float" office:value="1040.93633333333" calcext:value-type="float">
            <text:p>1040.936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1.73" calcext:value-type="float">
            <text:p>341.73</text:p>
          </table:table-cell>
          <table:table-cell office:value-type="float" office:value="601.523" calcext:value-type="float">
            <text:p>601.523</text:p>
          </table:table-cell>
          <table:table-cell office:value-type="float" office:value="0" calcext:value-type="float">
            <text:p>0</text:p>
          </table:table-cell>
          <table:table-cell office:value-type="float" office:value="328.41" calcext:value-type="float">
            <text:p>328.4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53.43" calcext:value-type="float">
            <text:p>353.43</text:p>
          </table:table-cell>
          <table:table-cell office:value-type="float" office:value="644.523" calcext:value-type="float">
            <text:p>644.523</text:p>
          </table:table-cell>
          <table:table-cell table:formula="of:=AVERAGE([.A13];[.D13];[.G13])" office:value-type="float" office:value="0" calcext:value-type="float">
            <text:p>0</text:p>
          </table:table-cell>
          <table:table-cell table:formula="of:=AVERAGE([.B13];[.E13];[.H13])" office:value-type="float" office:value="341.19" calcext:value-type="float">
            <text:p>341.19</text:p>
          </table:table-cell>
          <table:table-cell table:formula="of:=AVERAGE([.C13];[.F13];[.I13])" office:value-type="float" office:value="624.023" calcext:value-type="float">
            <text:p>624.0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3];[.R13];[.U13])" office:value-type="float" office:value="0" calcext:value-type="float">
            <text:p>0</text:p>
          </table:table-cell>
          <table:table-cell table:formula="of:=AVERAGE([.P13];[.S13];[.V13])" office:value-type="float" office:value="35.145" calcext:value-type="float">
            <text:p>35.145</text:p>
          </table:table-cell>
          <table:table-cell table:formula="of:=AVERAGE([.Q13];[.T13];[.W13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13];[.AF13];[.AI13])" office:value-type="float" office:value="0" calcext:value-type="float">
            <text:p>0</text:p>
          </table:table-cell>
          <table:table-cell table:formula="of:=AVERAGE([.AD13];[.AG13];[.AJ13])" office:value-type="float" office:value="218.844" calcext:value-type="float">
            <text:p>218.844</text:p>
          </table:table-cell>
          <table:table-cell table:formula="of:=AVERAGE([.AE13];[.AH13];[.AK13])" office:value-type="float" office:value="2601.184" calcext:value-type="float">
            <text:p>2601.184</text:p>
          </table:table-cell>
          <table:table-cell table:number-columns-repeated="2"/>
          <table:table-cell table:formula="of:=[.A13]+[.O13]+[.AC13]" office:value-type="float" office:value="0" calcext:value-type="float">
            <text:p>0</text:p>
          </table:table-cell>
          <table:table-cell table:formula="of:=[.B13]+[.P13]+[.AD13]" office:value-type="float" office:value="595.836" calcext:value-type="float">
            <text:p>595.836</text:p>
          </table:table-cell>
          <table:table-cell table:formula="of:=[.C13]+[.Q13]+[.AE13]" office:value-type="float" office:value="3287.871" calcext:value-type="float">
            <text:p>3287.871</text:p>
          </table:table-cell>
          <table:table-cell table:formula="of:=[.D13]+[.R13]+[.AF13]" office:value-type="float" office:value="0" calcext:value-type="float">
            <text:p>0</text:p>
          </table:table-cell>
          <table:table-cell table:formula="of:=[.E13]+[.S13]+[.AG13]" office:value-type="float" office:value="582.356" calcext:value-type="float">
            <text:p>582.356</text:p>
          </table:table-cell>
          <table:table-cell table:formula="of:=[.F13]+[.T13]+[.AH13]" office:value-type="float" office:value="3312.332" calcext:value-type="float">
            <text:p>3312.332</text:p>
          </table:table-cell>
          <table:table-cell table:formula="of:=[.G13]+[.U13]+[.AI13]" office:value-type="float" office:value="0" calcext:value-type="float">
            <text:p>0</text:p>
          </table:table-cell>
          <table:table-cell table:formula="of:=[.H13]+[.V13]+[.AJ13]" office:value-type="float" office:value="607.345" calcext:value-type="float">
            <text:p>607.345</text:p>
          </table:table-cell>
          <table:table-cell table:formula="of:=[.I13]+[.W13]+[.AK13]" office:value-type="float" office:value="3330.793" calcext:value-type="float">
            <text:p>3330.793</text:p>
          </table:table-cell>
          <table:table-cell table:formula="of:=AVERAGE([.AQ13];[.AT13];[.AW13])" office:value-type="float" office:value="0" calcext:value-type="float">
            <text:p>0</text:p>
          </table:table-cell>
          <table:table-cell table:formula="of:=AVERAGE([.AR13];[.AU13];[.AX13])" office:value-type="float" office:value="595.179" calcext:value-type="float">
            <text:p>595.179</text:p>
          </table:table-cell>
          <table:table-cell table:formula="of:=AVERAGE([.AS13];[.AV13];[.AY13])" office:value-type="float" office:value="3310.332" calcext:value-type="float">
            <text:p>3310.332</text:p>
          </table:table-cell>
          <table:table-cell table:number-columns-repeated="2"/>
          <table:table-cell table:formula="of:=[.CG13]-[.BS13]" office:value-type="float" office:value="1" calcext:value-type="float">
            <text:p>1</text:p>
          </table:table-cell>
          <table:table-cell table:formula="of:=[.CH13]-[.BT13]" office:value-type="float" office:value="50.531" calcext:value-type="float">
            <text:p>50.531</text:p>
          </table:table-cell>
          <table:table-cell table:formula="of:=[.CI13]-[.BU13]" office:value-type="float" office:value="186.563" calcext:value-type="float">
            <text:p>186.563</text:p>
          </table:table-cell>
          <table:table-cell table:formula="of:=[.CJ13]-[.BV13]" office:value-type="float" office:value="0" calcext:value-type="float">
            <text:p>0</text:p>
          </table:table-cell>
          <table:table-cell table:formula="of:=[.CK13]-[.BW13]" office:value-type="float" office:value="47.164" calcext:value-type="float">
            <text:p>47.164</text:p>
          </table:table-cell>
          <table:table-cell table:formula="of:=[.CL13]-[.BX13]" office:value-type="float" office:value="183.196" calcext:value-type="float">
            <text:p>183.196</text:p>
          </table:table-cell>
          <table:table-cell table:formula="of:=[.CM13]-[.BY13]" office:value-type="float" office:value="0" calcext:value-type="float">
            <text:p>0</text:p>
          </table:table-cell>
          <table:table-cell table:formula="of:=[.CN13]-[.BZ13]" office:value-type="float" office:value="47.168" calcext:value-type="float">
            <text:p>47.168</text:p>
          </table:table-cell>
          <table:table-cell table:formula="of:=[.CO13]-[.CA13]" office:value-type="float" office:value="183.195" calcext:value-type="float">
            <text:p>183.195</text:p>
          </table:table-cell>
          <table:table-cell table:formula="of:=AVERAGE([.BE13];[.BH13];[.BK13])" office:value-type="float" office:value="0.333333333333333" calcext:value-type="float">
            <text:p>0.333333333333333</text:p>
          </table:table-cell>
          <table:table-cell table:formula="of:=AVERAGE([.BF13];[.BI13];[.BL13])" office:value-type="float" office:value="48.2876666666667" calcext:value-type="float">
            <text:p>48.2876666666667</text:p>
          </table:table-cell>
          <table:table-cell table:formula="of:=AVERAGE([.BG13];[.BJ13];[.BM13])" office:value-type="float" office:value="184.318" calcext:value-type="float">
            <text:p>184.3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34.469" calcext:value-type="float">
            <text:p>34.469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3];[.BV13];[.BY13])" office:value-type="float" office:value="0" calcext:value-type="float">
            <text:p>0</text:p>
          </table:table-cell>
          <table:table-cell table:formula="of:=AVERAGE([.BT13];[.BW13];[.BZ13])" office:value-type="float" office:value="45.4846666666667" calcext:value-type="float">
            <text:p>45.4846666666667</text:p>
          </table:table-cell>
          <table:table-cell table:formula="of:=AVERAGE([.BU13];[.BX13];[.CA13])" office:value-type="float" office:value="856.618333333333" calcext:value-type="float">
            <text:p>856.618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5.219" calcext:value-type="float">
            <text:p>85.219</text:p>
          </table:table-cell>
          <table:table-cell office:value-type="float" office:value="829.629" calcext:value-type="float">
            <text:p>829.629</text:p>
          </table:table-cell>
          <table:table-cell office:value-type="float" office:value="0" calcext:value-type="float">
            <text:p>0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262" calcext:value-type="float">
            <text:p>826.262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6.918" calcext:value-type="float">
            <text:p>1466.918</text:p>
          </table:table-cell>
          <table:table-cell table:formula="of:=AVERAGE([.CG13];[.CJ13];[.CM13])" office:value-type="float" office:value="0.333333333333333" calcext:value-type="float">
            <text:p>0.333333333333333</text:p>
          </table:table-cell>
          <table:table-cell table:formula="of:=AVERAGE([.CH13];[.CK13];[.CN13])" office:value-type="float" office:value="93.7723333333333" calcext:value-type="float">
            <text:p>93.7723333333333</text:p>
          </table:table-cell>
          <table:table-cell table:formula="of:=AVERAGE([.CI13];[.CL13];[.CO13])" office:value-type="float" office:value="1040.93633333333" calcext:value-type="float">
            <text:p>1040.93633333333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342.664" calcext:value-type="float">
            <text:p>342.664</text:p>
          </table:table-cell>
          <table:table-cell office:value-type="float" office:value="601.523" calcext:value-type="float">
            <text:p>601.523</text:p>
          </table:table-cell>
          <table:table-cell office:value-type="float" office:value="87.3" calcext:value-type="float">
            <text:p>87.3</text:p>
          </table:table-cell>
          <table:table-cell office:value-type="float" office:value="329.227" calcext:value-type="float">
            <text:p>329.227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44.2" calcext:value-type="float">
            <text:p>44.2</text:p>
          </table:table-cell>
          <table:table-cell office:value-type="float" office:value="353.145" calcext:value-type="float">
            <text:p>353.145</text:p>
          </table:table-cell>
          <table:table-cell office:value-type="float" office:value="644.523" calcext:value-type="float">
            <text:p>644.523</text:p>
          </table:table-cell>
          <table:table-cell table:formula="of:=AVERAGE([.A14];[.D14];[.G14])" office:value-type="float" office:value="64.1" calcext:value-type="float">
            <text:p>64.1</text:p>
          </table:table-cell>
          <table:table-cell table:formula="of:=AVERAGE([.B14];[.E14];[.H14])" office:value-type="float" office:value="341.678666666667" calcext:value-type="float">
            <text:p>341.678666666667</text:p>
          </table:table-cell>
          <table:table-cell table:formula="of:=AVERAGE([.C14];[.F14];[.I14])" office:value-type="float" office:value="624.023" calcext:value-type="float">
            <text:p>624.023</text:p>
          </table:table-cell>
          <table:table-cell table:number-columns-repeated="2"/>
          <table:table-cell office:value-type="float" office:value="14.7" calcext:value-type="float">
            <text:p>1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19.4" calcext:value-type="float">
            <text:p>19.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8" calcext:value-type="float">
            <text:p>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4];[.R14];[.U14])" office:value-type="float" office:value="14.0333333333333" calcext:value-type="float">
            <text:p>14.0333333333333</text:p>
          </table:table-cell>
          <table:table-cell table:formula="of:=AVERAGE([.P14];[.S14];[.V14])" office:value-type="float" office:value="35.145" calcext:value-type="float">
            <text:p>35.145</text:p>
          </table:table-cell>
          <table:table-cell table:formula="of:=AVERAGE([.Q14];[.T14];[.W14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4.9" calcext:value-type="float">
            <text:p>4.9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14];[.AF14];[.AI14])" office:value-type="float" office:value="1.63333333333333" calcext:value-type="float">
            <text:p>1.63333333333333</text:p>
          </table:table-cell>
          <table:table-cell table:formula="of:=AVERAGE([.AD14];[.AG14];[.AJ14])" office:value-type="float" office:value="218.844" calcext:value-type="float">
            <text:p>218.844</text:p>
          </table:table-cell>
          <table:table-cell table:formula="of:=AVERAGE([.AE14];[.AH14];[.AK14])" office:value-type="float" office:value="2601.184" calcext:value-type="float">
            <text:p>2601.184</text:p>
          </table:table-cell>
          <table:table-cell table:number-columns-repeated="2"/>
          <table:table-cell table:formula="of:=[.A14]+[.O14]+[.AC14]" office:value-type="float" office:value="75.5" calcext:value-type="float">
            <text:p>75.5</text:p>
          </table:table-cell>
          <table:table-cell table:formula="of:=[.B14]+[.P14]+[.AD14]" office:value-type="float" office:value="596.77" calcext:value-type="float">
            <text:p>596.77</text:p>
          </table:table-cell>
          <table:table-cell table:formula="of:=[.C14]+[.Q14]+[.AE14]" office:value-type="float" office:value="3287.871" calcext:value-type="float">
            <text:p>3287.871</text:p>
          </table:table-cell>
          <table:table-cell table:formula="of:=[.D14]+[.R14]+[.AF14]" office:value-type="float" office:value="111.6" calcext:value-type="float">
            <text:p>111.6</text:p>
          </table:table-cell>
          <table:table-cell table:formula="of:=[.E14]+[.S14]+[.AG14]" office:value-type="float" office:value="583.173" calcext:value-type="float">
            <text:p>583.173</text:p>
          </table:table-cell>
          <table:table-cell table:formula="of:=[.F14]+[.T14]+[.AH14]" office:value-type="float" office:value="3312.332" calcext:value-type="float">
            <text:p>3312.332</text:p>
          </table:table-cell>
          <table:table-cell table:formula="of:=[.G14]+[.U14]+[.AI14]" office:value-type="float" office:value="52.2" calcext:value-type="float">
            <text:p>52.2</text:p>
          </table:table-cell>
          <table:table-cell table:formula="of:=[.H14]+[.V14]+[.AJ14]" office:value-type="float" office:value="607.06" calcext:value-type="float">
            <text:p>607.06</text:p>
          </table:table-cell>
          <table:table-cell table:formula="of:=[.I14]+[.W14]+[.AK14]" office:value-type="float" office:value="3330.793" calcext:value-type="float">
            <text:p>3330.793</text:p>
          </table:table-cell>
          <table:table-cell table:formula="of:=AVERAGE([.AQ14];[.AT14];[.AW14])" office:value-type="float" office:value="79.7666666666667" calcext:value-type="float">
            <text:p>79.7666666666667</text:p>
          </table:table-cell>
          <table:table-cell table:formula="of:=AVERAGE([.AR14];[.AU14];[.AX14])" office:value-type="float" office:value="595.667666666667" calcext:value-type="float">
            <text:p>595.667666666667</text:p>
          </table:table-cell>
          <table:table-cell table:formula="of:=AVERAGE([.AS14];[.AV14];[.AY14])" office:value-type="float" office:value="3310.332" calcext:value-type="float">
            <text:p>3310.332</text:p>
          </table:table-cell>
          <table:table-cell table:number-columns-repeated="2"/>
          <table:table-cell table:formula="of:=[.CG14]-[.BS14]" office:value-type="float" office:value="28.5" calcext:value-type="float">
            <text:p>28.5</text:p>
          </table:table-cell>
          <table:table-cell table:formula="of:=[.CH14]-[.BT14]" office:value-type="float" office:value="50.531" calcext:value-type="float">
            <text:p>50.531</text:p>
          </table:table-cell>
          <table:table-cell table:formula="of:=[.CI14]-[.BU14]" office:value-type="float" office:value="187" calcext:value-type="float">
            <text:p>187</text:p>
          </table:table-cell>
          <table:table-cell table:formula="of:=[.CJ14]-[.BV14]" office:value-type="float" office:value="31.6" calcext:value-type="float">
            <text:p>31.6</text:p>
          </table:table-cell>
          <table:table-cell table:formula="of:=[.CK14]-[.BW14]" office:value-type="float" office:value="47.164" calcext:value-type="float">
            <text:p>47.164</text:p>
          </table:table-cell>
          <table:table-cell table:formula="of:=[.CL14]-[.BX14]" office:value-type="float" office:value="183.633" calcext:value-type="float">
            <text:p>183.633</text:p>
          </table:table-cell>
          <table:table-cell table:formula="of:=[.CM14]-[.BY14]" office:value-type="float" office:value="23.6" calcext:value-type="float">
            <text:p>23.6</text:p>
          </table:table-cell>
          <table:table-cell table:formula="of:=[.CN14]-[.BZ14]" office:value-type="float" office:value="47.168" calcext:value-type="float">
            <text:p>47.168</text:p>
          </table:table-cell>
          <table:table-cell table:formula="of:=[.CO14]-[.CA14]" office:value-type="float" office:value="183.632" calcext:value-type="float">
            <text:p>183.632</text:p>
          </table:table-cell>
          <table:table-cell table:formula="of:=AVERAGE([.BE14];[.BH14];[.BK14])" office:value-type="float" office:value="27.9" calcext:value-type="float">
            <text:p>27.9</text:p>
          </table:table-cell>
          <table:table-cell table:formula="of:=AVERAGE([.BF14];[.BI14];[.BL14])" office:value-type="float" office:value="48.2876666666667" calcext:value-type="float">
            <text:p>48.2876666666667</text:p>
          </table:table-cell>
          <table:table-cell table:formula="of:=AVERAGE([.BG14];[.BJ14];[.BM14])" office:value-type="float" office:value="184.755" calcext:value-type="float">
            <text:p>184.7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34.469" calcext:value-type="float">
            <text:p>34.469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4];[.BV14];[.BY14])" office:value-type="float" office:value="0" calcext:value-type="float">
            <text:p>0</text:p>
          </table:table-cell>
          <table:table-cell table:formula="of:=AVERAGE([.BT14];[.BW14];[.BZ14])" office:value-type="float" office:value="45.4846666666667" calcext:value-type="float">
            <text:p>45.4846666666667</text:p>
          </table:table-cell>
          <table:table-cell table:formula="of:=AVERAGE([.BU14];[.BX14];[.CA14])" office:value-type="float" office:value="856.618333333333" calcext:value-type="float">
            <text:p>856.618333333333</text:p>
          </table:table-cell>
          <table:table-cell table:number-columns-repeated="2"/>
          <table:table-cell office:value-type="float" office:value="28.5" calcext:value-type="float">
            <text:p>28.5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31.6" calcext:value-type="float">
            <text:p>31.6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23.6" calcext:value-type="float">
            <text:p>23.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14];[.CJ14];[.CM14])" office:value-type="float" office:value="27.9" calcext:value-type="float">
            <text:p>27.9</text:p>
          </table:table-cell>
          <table:table-cell table:formula="of:=AVERAGE([.CH14];[.CK14];[.CN14])" office:value-type="float" office:value="93.7723333333333" calcext:value-type="float">
            <text:p>93.7723333333333</text:p>
          </table:table-cell>
          <table:table-cell table:formula="of:=AVERAGE([.CI14];[.CL14];[.CO14])" office:value-type="float" office:value="1041.37333333333" calcext:value-type="float">
            <text:p>1041.37333333333</text:p>
          </table:table-cell>
        </table:table-row>
        <table:table-row table:style-name="ro1">
          <table:table-cell office:value-type="float" office:value="256.8" calcext:value-type="float">
            <text:p>256.8</text:p>
          </table:table-cell>
          <table:table-cell office:value-type="float" office:value="342.984" calcext:value-type="float">
            <text:p>342.984</text:p>
          </table:table-cell>
          <table:table-cell office:value-type="float" office:value="601.523" calcext:value-type="float">
            <text:p>601.523</text:p>
          </table:table-cell>
          <table:table-cell office:value-type="float" office:value="265.9" calcext:value-type="float">
            <text:p>265.9</text:p>
          </table:table-cell>
          <table:table-cell office:value-type="float" office:value="328.273" calcext:value-type="float">
            <text:p>328.27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74.5" calcext:value-type="float">
            <text:p>274.5</text:p>
          </table:table-cell>
          <table:table-cell office:value-type="float" office:value="350.301" calcext:value-type="float">
            <text:p>350.301</text:p>
          </table:table-cell>
          <table:table-cell office:value-type="float" office:value="644.523" calcext:value-type="float">
            <text:p>644.523</text:p>
          </table:table-cell>
          <table:table-cell table:formula="of:=AVERAGE([.A15];[.D15];[.G15])" office:value-type="float" office:value="265.733333333333" calcext:value-type="float">
            <text:p>265.733333333333</text:p>
          </table:table-cell>
          <table:table-cell table:formula="of:=AVERAGE([.B15];[.E15];[.H15])" office:value-type="float" office:value="340.519333333333" calcext:value-type="float">
            <text:p>340.519333333333</text:p>
          </table:table-cell>
          <table:table-cell table:formula="of:=AVERAGE([.C15];[.F15];[.I15])" office:value-type="float" office:value="624.023" calcext:value-type="float">
            <text:p>624.023</text:p>
          </table:table-cell>
          <table:table-cell table:number-columns-repeated="2"/>
          <table:table-cell office:value-type="float" office:value="61.6" calcext:value-type="float">
            <text:p>61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3.7" calcext:value-type="float">
            <text:p>63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5.8" calcext:value-type="float">
            <text:p>65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5];[.R15];[.U15])" office:value-type="float" office:value="63.7" calcext:value-type="float">
            <text:p>63.7</text:p>
          </table:table-cell>
          <table:table-cell table:formula="of:=AVERAGE([.P15];[.S15];[.V15])" office:value-type="float" office:value="35.145" calcext:value-type="float">
            <text:p>35.145</text:p>
          </table:table-cell>
          <table:table-cell table:formula="of:=AVERAGE([.Q15];[.T15];[.W15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15];[.AF15];[.AI15])" office:value-type="float" office:value="0" calcext:value-type="float">
            <text:p>0</text:p>
          </table:table-cell>
          <table:table-cell table:formula="of:=AVERAGE([.AD15];[.AG15];[.AJ15])" office:value-type="float" office:value="218.844" calcext:value-type="float">
            <text:p>218.844</text:p>
          </table:table-cell>
          <table:table-cell table:formula="of:=AVERAGE([.AE15];[.AH15];[.AK15])" office:value-type="float" office:value="2601.184" calcext:value-type="float">
            <text:p>2601.184</text:p>
          </table:table-cell>
          <table:table-cell table:number-columns-repeated="2"/>
          <table:table-cell table:formula="of:=[.A15]+[.O15]+[.AC15]" office:value-type="float" office:value="318.4" calcext:value-type="float">
            <text:p>318.4</text:p>
          </table:table-cell>
          <table:table-cell table:formula="of:=[.B15]+[.P15]+[.AD15]" office:value-type="float" office:value="597.09" calcext:value-type="float">
            <text:p>597.09</text:p>
          </table:table-cell>
          <table:table-cell table:formula="of:=[.C15]+[.Q15]+[.AE15]" office:value-type="float" office:value="3287.871" calcext:value-type="float">
            <text:p>3287.871</text:p>
          </table:table-cell>
          <table:table-cell table:formula="of:=[.D15]+[.R15]+[.AF15]" office:value-type="float" office:value="329.6" calcext:value-type="float">
            <text:p>329.6</text:p>
          </table:table-cell>
          <table:table-cell table:formula="of:=[.E15]+[.S15]+[.AG15]" office:value-type="float" office:value="582.219" calcext:value-type="float">
            <text:p>582.219</text:p>
          </table:table-cell>
          <table:table-cell table:formula="of:=[.F15]+[.T15]+[.AH15]" office:value-type="float" office:value="3312.332" calcext:value-type="float">
            <text:p>3312.332</text:p>
          </table:table-cell>
          <table:table-cell table:formula="of:=[.G15]+[.U15]+[.AI15]" office:value-type="float" office:value="340.3" calcext:value-type="float">
            <text:p>340.3</text:p>
          </table:table-cell>
          <table:table-cell table:formula="of:=[.H15]+[.V15]+[.AJ15]" office:value-type="float" office:value="604.216" calcext:value-type="float">
            <text:p>604.216</text:p>
          </table:table-cell>
          <table:table-cell table:formula="of:=[.I15]+[.W15]+[.AK15]" office:value-type="float" office:value="3330.793" calcext:value-type="float">
            <text:p>3330.793</text:p>
          </table:table-cell>
          <table:table-cell table:formula="of:=AVERAGE([.AQ15];[.AT15];[.AW15])" office:value-type="float" office:value="329.433333333333" calcext:value-type="float">
            <text:p>329.433333333333</text:p>
          </table:table-cell>
          <table:table-cell table:formula="of:=AVERAGE([.AR15];[.AU15];[.AX15])" office:value-type="float" office:value="594.508333333333" calcext:value-type="float">
            <text:p>594.508333333333</text:p>
          </table:table-cell>
          <table:table-cell table:formula="of:=AVERAGE([.AS15];[.AV15];[.AY15])" office:value-type="float" office:value="3310.332" calcext:value-type="float">
            <text:p>3310.332</text:p>
          </table:table-cell>
          <table:table-cell table:number-columns-repeated="2"/>
          <table:table-cell table:formula="of:=[.CG15]-[.BS15]" office:value-type="float" office:value="116.4" calcext:value-type="float">
            <text:p>116.4</text:p>
          </table:table-cell>
          <table:table-cell table:formula="of:=[.CH15]-[.BT15]" office:value-type="float" office:value="50.531" calcext:value-type="float">
            <text:p>50.531</text:p>
          </table:table-cell>
          <table:table-cell table:formula="of:=[.CI15]-[.BU15]" office:value-type="float" office:value="187" calcext:value-type="float">
            <text:p>187</text:p>
          </table:table-cell>
          <table:table-cell table:formula="of:=[.CJ15]-[.BV15]" office:value-type="float" office:value="117.4" calcext:value-type="float">
            <text:p>117.4</text:p>
          </table:table-cell>
          <table:table-cell table:formula="of:=[.CK15]-[.BW15]" office:value-type="float" office:value="47.164" calcext:value-type="float">
            <text:p>47.164</text:p>
          </table:table-cell>
          <table:table-cell table:formula="of:=[.CL15]-[.BX15]" office:value-type="float" office:value="183.633" calcext:value-type="float">
            <text:p>183.633</text:p>
          </table:table-cell>
          <table:table-cell table:formula="of:=[.CM15]-[.BY15]" office:value-type="float" office:value="117.2" calcext:value-type="float">
            <text:p>117.2</text:p>
          </table:table-cell>
          <table:table-cell table:formula="of:=[.CN15]-[.BZ15]" office:value-type="float" office:value="47.168" calcext:value-type="float">
            <text:p>47.168</text:p>
          </table:table-cell>
          <table:table-cell table:formula="of:=[.CO15]-[.CA15]" office:value-type="float" office:value="183.632" calcext:value-type="float">
            <text:p>183.632</text:p>
          </table:table-cell>
          <table:table-cell table:formula="of:=AVERAGE([.BE15];[.BH15];[.BK15])" office:value-type="float" office:value="117" calcext:value-type="float">
            <text:p>117</text:p>
          </table:table-cell>
          <table:table-cell table:formula="of:=AVERAGE([.BF15];[.BI15];[.BL15])" office:value-type="float" office:value="48.2876666666667" calcext:value-type="float">
            <text:p>48.2876666666667</text:p>
          </table:table-cell>
          <table:table-cell table:formula="of:=AVERAGE([.BG15];[.BJ15];[.BM15])" office:value-type="float" office:value="184.755" calcext:value-type="float">
            <text:p>184.7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34.469" calcext:value-type="float">
            <text:p>34.469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5];[.BV15];[.BY15])" office:value-type="float" office:value="0" calcext:value-type="float">
            <text:p>0</text:p>
          </table:table-cell>
          <table:table-cell table:formula="of:=AVERAGE([.BT15];[.BW15];[.BZ15])" office:value-type="float" office:value="45.4846666666667" calcext:value-type="float">
            <text:p>45.4846666666667</text:p>
          </table:table-cell>
          <table:table-cell table:formula="of:=AVERAGE([.BU15];[.BX15];[.CA15])" office:value-type="float" office:value="856.618333333333" calcext:value-type="float">
            <text:p>856.618333333333</text:p>
          </table:table-cell>
          <table:table-cell table:number-columns-repeated="2"/>
          <table:table-cell office:value-type="float" office:value="116.4" calcext:value-type="float">
            <text:p>116.4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7.4" calcext:value-type="float">
            <text:p>117.4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7.2" calcext:value-type="float">
            <text:p>117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15];[.CJ15];[.CM15])" office:value-type="float" office:value="117" calcext:value-type="float">
            <text:p>117</text:p>
          </table:table-cell>
          <table:table-cell table:formula="of:=AVERAGE([.CH15];[.CK15];[.CN15])" office:value-type="float" office:value="93.7723333333333" calcext:value-type="float">
            <text:p>93.7723333333333</text:p>
          </table:table-cell>
          <table:table-cell table:formula="of:=AVERAGE([.CI15];[.CL15];[.CO15])" office:value-type="float" office:value="1041.37333333333" calcext:value-type="float">
            <text:p>1041.37333333333</text:p>
          </table:table-cell>
        </table:table-row>
        <table:table-row table:style-name="ro1">
          <table:table-cell office:value-type="float" office:value="268.4" calcext:value-type="float">
            <text:p>268.4</text:p>
          </table:table-cell>
          <table:table-cell office:value-type="float" office:value="341.301" calcext:value-type="float">
            <text:p>341.301</text:p>
          </table:table-cell>
          <table:table-cell office:value-type="float" office:value="604.523" calcext:value-type="float">
            <text:p>604.523</text:p>
          </table:table-cell>
          <table:table-cell office:value-type="float" office:value="262" calcext:value-type="float">
            <text:p>262</text:p>
          </table:table-cell>
          <table:table-cell office:value-type="float" office:value="328.156" calcext:value-type="float">
            <text:p>328.15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3.4" calcext:value-type="float">
            <text:p>263.4</text:p>
          </table:table-cell>
          <table:table-cell office:value-type="float" office:value="349.867" calcext:value-type="float">
            <text:p>349.867</text:p>
          </table:table-cell>
          <table:table-cell office:value-type="float" office:value="644.523" calcext:value-type="float">
            <text:p>644.523</text:p>
          </table:table-cell>
          <table:table-cell table:formula="of:=AVERAGE([.A16];[.D16];[.G16])" office:value-type="float" office:value="264.6" calcext:value-type="float">
            <text:p>264.6</text:p>
          </table:table-cell>
          <table:table-cell table:formula="of:=AVERAGE([.B16];[.E16];[.H16])" office:value-type="float" office:value="339.774666666667" calcext:value-type="float">
            <text:p>339.774666666667</text:p>
          </table:table-cell>
          <table:table-cell table:formula="of:=AVERAGE([.C16];[.F16];[.I16])" office:value-type="float" office:value="625.023" calcext:value-type="float">
            <text:p>625.023</text:p>
          </table:table-cell>
          <table:table-cell table:number-columns-repeated="2"/>
          <table:table-cell office:value-type="float" office:value="64.7" calcext:value-type="float">
            <text:p>6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1.8" calcext:value-type="float">
            <text:p>61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2.8" calcext:value-type="float">
            <text:p>62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6];[.R16];[.U16])" office:value-type="float" office:value="63.1" calcext:value-type="float">
            <text:p>63.1</text:p>
          </table:table-cell>
          <table:table-cell table:formula="of:=AVERAGE([.P16];[.S16];[.V16])" office:value-type="float" office:value="35.145" calcext:value-type="float">
            <text:p>35.145</text:p>
          </table:table-cell>
          <table:table-cell table:formula="of:=AVERAGE([.Q16];[.T16];[.W16])" office:value-type="float" office:value="85.125" calcext:value-type="float">
            <text:p>85.125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16];[.AF16];[.AI16])" office:value-type="float" office:value="1.63333333333333" calcext:value-type="float">
            <text:p>1.63333333333333</text:p>
          </table:table-cell>
          <table:table-cell table:formula="of:=AVERAGE([.AD16];[.AG16];[.AJ16])" office:value-type="float" office:value="218.844" calcext:value-type="float">
            <text:p>218.844</text:p>
          </table:table-cell>
          <table:table-cell table:formula="of:=AVERAGE([.AE16];[.AH16];[.AK16])" office:value-type="float" office:value="2601.184" calcext:value-type="float">
            <text:p>2601.184</text:p>
          </table:table-cell>
          <table:table-cell table:number-columns-repeated="2"/>
          <table:table-cell table:formula="of:=[.A16]+[.O16]+[.AC16]" office:value-type="float" office:value="338" calcext:value-type="float">
            <text:p>338</text:p>
          </table:table-cell>
          <table:table-cell table:formula="of:=[.B16]+[.P16]+[.AD16]" office:value-type="float" office:value="595.407" calcext:value-type="float">
            <text:p>595.407</text:p>
          </table:table-cell>
          <table:table-cell table:formula="of:=[.C16]+[.Q16]+[.AE16]" office:value-type="float" office:value="3290.871" calcext:value-type="float">
            <text:p>3290.871</text:p>
          </table:table-cell>
          <table:table-cell table:formula="of:=[.D16]+[.R16]+[.AF16]" office:value-type="float" office:value="323.8" calcext:value-type="float">
            <text:p>323.8</text:p>
          </table:table-cell>
          <table:table-cell table:formula="of:=[.E16]+[.S16]+[.AG16]" office:value-type="float" office:value="582.102" calcext:value-type="float">
            <text:p>582.102</text:p>
          </table:table-cell>
          <table:table-cell table:formula="of:=[.F16]+[.T16]+[.AH16]" office:value-type="float" office:value="3312.332" calcext:value-type="float">
            <text:p>3312.332</text:p>
          </table:table-cell>
          <table:table-cell table:formula="of:=[.G16]+[.U16]+[.AI16]" office:value-type="float" office:value="326.2" calcext:value-type="float">
            <text:p>326.2</text:p>
          </table:table-cell>
          <table:table-cell table:formula="of:=[.H16]+[.V16]+[.AJ16]" office:value-type="float" office:value="603.782" calcext:value-type="float">
            <text:p>603.782</text:p>
          </table:table-cell>
          <table:table-cell table:formula="of:=[.I16]+[.W16]+[.AK16]" office:value-type="float" office:value="3330.793" calcext:value-type="float">
            <text:p>3330.793</text:p>
          </table:table-cell>
          <table:table-cell table:formula="of:=AVERAGE([.AQ16];[.AT16];[.AW16])" office:value-type="float" office:value="329.333333333333" calcext:value-type="float">
            <text:p>329.333333333333</text:p>
          </table:table-cell>
          <table:table-cell table:formula="of:=AVERAGE([.AR16];[.AU16];[.AX16])" office:value-type="float" office:value="593.763666666667" calcext:value-type="float">
            <text:p>593.763666666667</text:p>
          </table:table-cell>
          <table:table-cell table:formula="of:=AVERAGE([.AS16];[.AV16];[.AY16])" office:value-type="float" office:value="3311.332" calcext:value-type="float">
            <text:p>3311.332</text:p>
          </table:table-cell>
          <table:table-cell table:number-columns-repeated="2"/>
          <table:table-cell table:formula="of:=[.CG16]-[.BS16]" office:value-type="float" office:value="116.6" calcext:value-type="float">
            <text:p>116.6</text:p>
          </table:table-cell>
          <table:table-cell table:formula="of:=[.CH16]-[.BT16]" office:value-type="float" office:value="50.531" calcext:value-type="float">
            <text:p>50.531</text:p>
          </table:table-cell>
          <table:table-cell table:formula="of:=[.CI16]-[.BU16]" office:value-type="float" office:value="187" calcext:value-type="float">
            <text:p>187</text:p>
          </table:table-cell>
          <table:table-cell table:formula="of:=[.CJ16]-[.BV16]" office:value-type="float" office:value="116.8" calcext:value-type="float">
            <text:p>116.8</text:p>
          </table:table-cell>
          <table:table-cell table:formula="of:=[.CK16]-[.BW16]" office:value-type="float" office:value="47.164" calcext:value-type="float">
            <text:p>47.164</text:p>
          </table:table-cell>
          <table:table-cell table:formula="of:=[.CL16]-[.BX16]" office:value-type="float" office:value="183.633" calcext:value-type="float">
            <text:p>183.633</text:p>
          </table:table-cell>
          <table:table-cell table:formula="of:=[.CM16]-[.BY16]" office:value-type="float" office:value="117.1" calcext:value-type="float">
            <text:p>117.1</text:p>
          </table:table-cell>
          <table:table-cell table:formula="of:=[.CN16]-[.BZ16]" office:value-type="float" office:value="47.168" calcext:value-type="float">
            <text:p>47.168</text:p>
          </table:table-cell>
          <table:table-cell table:formula="of:=[.CO16]-[.CA16]" office:value-type="float" office:value="183.633" calcext:value-type="float">
            <text:p>183.633</text:p>
          </table:table-cell>
          <table:table-cell table:formula="of:=AVERAGE([.BE16];[.BH16];[.BK16])" office:value-type="float" office:value="116.833333333333" calcext:value-type="float">
            <text:p>116.833333333333</text:p>
          </table:table-cell>
          <table:table-cell table:formula="of:=AVERAGE([.BF16];[.BI16];[.BL16])" office:value-type="float" office:value="48.2876666666667" calcext:value-type="float">
            <text:p>48.2876666666667</text:p>
          </table:table-cell>
          <table:table-cell table:formula="of:=AVERAGE([.BG16];[.BJ16];[.BM16])" office:value-type="float" office:value="184.755333333333" calcext:value-type="float">
            <text:p>184.755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34.469" calcext:value-type="float">
            <text:p>34.469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104.238" calcext:value-type="float">
            <text:p>104.238</text:p>
          </table:table-cell>
          <table:table-cell office:value-type="float" office:value="1933.32" calcext:value-type="float">
            <text:p>1933.32</text:p>
          </table:table-cell>
          <table:table-cell table:formula="of:=AVERAGE([.BS16];[.BV16];[.BY16])" office:value-type="float" office:value="0" calcext:value-type="float">
            <text:p>0</text:p>
          </table:table-cell>
          <table:table-cell table:formula="of:=AVERAGE([.BT16];[.BW16];[.BZ16])" office:value-type="float" office:value="57.7983333333333" calcext:value-type="float">
            <text:p>57.7983333333333</text:p>
          </table:table-cell>
          <table:table-cell table:formula="of:=AVERAGE([.BU16];[.BX16];[.CA16])" office:value-type="float" office:value="1073.15066666667" calcext:value-type="float">
            <text:p>1073.15066666667</text:p>
          </table:table-cell>
          <table:table-cell table:number-columns-repeated="2"/>
          <table:table-cell office:value-type="float" office:value="116.6" calcext:value-type="float">
            <text:p>116.6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6.8" calcext:value-type="float">
            <text:p>116.8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7.1" calcext:value-type="float">
            <text:p>117.1</text:p>
          </table:table-cell>
          <table:table-cell office:value-type="float" office:value="151.406" calcext:value-type="float">
            <text:p>151.406</text:p>
          </table:table-cell>
          <table:table-cell office:value-type="float" office:value="2116.953" calcext:value-type="float">
            <text:p>2116.953</text:p>
          </table:table-cell>
          <table:table-cell table:formula="of:=AVERAGE([.CG16];[.CJ16];[.CM16])" office:value-type="float" office:value="116.833333333333" calcext:value-type="float">
            <text:p>116.833333333333</text:p>
          </table:table-cell>
          <table:table-cell table:formula="of:=AVERAGE([.CH16];[.CK16];[.CN16])" office:value-type="float" office:value="106.086" calcext:value-type="float">
            <text:p>106.086</text:p>
          </table:table-cell>
          <table:table-cell table:formula="of:=AVERAGE([.CI16];[.CL16];[.CO16])" office:value-type="float" office:value="1257.906" calcext:value-type="float">
            <text:p>1257.906</text:p>
          </table:table-cell>
        </table:table-row>
        <table:table-row table:style-name="ro1">
          <table:table-cell office:value-type="float" office:value="261.8" calcext:value-type="float">
            <text:p>261.8</text:p>
          </table:table-cell>
          <table:table-cell office:value-type="float" office:value="341.73" calcext:value-type="float">
            <text:p>341.73</text:p>
          </table:table-cell>
          <table:table-cell office:value-type="float" office:value="604.523" calcext:value-type="float">
            <text:p>604.523</text:p>
          </table:table-cell>
          <table:table-cell office:value-type="float" office:value="247" calcext:value-type="float">
            <text:p>247</text:p>
          </table:table-cell>
          <table:table-cell office:value-type="float" office:value="326.605" calcext:value-type="float">
            <text:p>326.60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55.5" calcext:value-type="float">
            <text:p>255.5</text:p>
          </table:table-cell>
          <table:table-cell office:value-type="float" office:value="346.953" calcext:value-type="float">
            <text:p>346.953</text:p>
          </table:table-cell>
          <table:table-cell office:value-type="float" office:value="644.523" calcext:value-type="float">
            <text:p>644.523</text:p>
          </table:table-cell>
          <table:table-cell table:formula="of:=AVERAGE([.A17];[.D17];[.G17])" office:value-type="float" office:value="254.766666666667" calcext:value-type="float">
            <text:p>254.766666666667</text:p>
          </table:table-cell>
          <table:table-cell table:formula="of:=AVERAGE([.B17];[.E17];[.H17])" office:value-type="float" office:value="338.429333333333" calcext:value-type="float">
            <text:p>338.429333333333</text:p>
          </table:table-cell>
          <table:table-cell table:formula="of:=AVERAGE([.C17];[.F17];[.I17])" office:value-type="float" office:value="625.023" calcext:value-type="float">
            <text:p>625.023</text:p>
          </table:table-cell>
          <table:table-cell table:number-columns-repeated="2"/>
          <table:table-cell office:value-type="float" office:value="60.7" calcext:value-type="float">
            <text:p>60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1.9" calcext:value-type="float">
            <text:p>61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1.5" calcext:value-type="float">
            <text:p>61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7];[.R17];[.U17])" office:value-type="float" office:value="61.3666666666667" calcext:value-type="float">
            <text:p>61.3666666666667</text:p>
          </table:table-cell>
          <table:table-cell table:formula="of:=AVERAGE([.P17];[.S17];[.V17])" office:value-type="float" office:value="35.145" calcext:value-type="float">
            <text:p>35.145</text:p>
          </table:table-cell>
          <table:table-cell table:formula="of:=AVERAGE([.Q17];[.T17];[.W17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3.9" calcext:value-type="float">
            <text:p>3.9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17];[.AF17];[.AI17])" office:value-type="float" office:value="1.3" calcext:value-type="float">
            <text:p>1.3</text:p>
          </table:table-cell>
          <table:table-cell table:formula="of:=AVERAGE([.AD17];[.AG17];[.AJ17])" office:value-type="float" office:value="218.844" calcext:value-type="float">
            <text:p>218.844</text:p>
          </table:table-cell>
          <table:table-cell table:formula="of:=AVERAGE([.AE17];[.AH17];[.AK17])" office:value-type="float" office:value="2601.184" calcext:value-type="float">
            <text:p>2601.184</text:p>
          </table:table-cell>
          <table:table-cell table:number-columns-repeated="2"/>
          <table:table-cell table:formula="of:=[.A17]+[.O17]+[.AC17]" office:value-type="float" office:value="322.5" calcext:value-type="float">
            <text:p>322.5</text:p>
          </table:table-cell>
          <table:table-cell table:formula="of:=[.B17]+[.P17]+[.AD17]" office:value-type="float" office:value="595.836" calcext:value-type="float">
            <text:p>595.836</text:p>
          </table:table-cell>
          <table:table-cell table:formula="of:=[.C17]+[.Q17]+[.AE17]" office:value-type="float" office:value="3290.871" calcext:value-type="float">
            <text:p>3290.871</text:p>
          </table:table-cell>
          <table:table-cell table:formula="of:=[.D17]+[.R17]+[.AF17]" office:value-type="float" office:value="308.9" calcext:value-type="float">
            <text:p>308.9</text:p>
          </table:table-cell>
          <table:table-cell table:formula="of:=[.E17]+[.S17]+[.AG17]" office:value-type="float" office:value="580.551" calcext:value-type="float">
            <text:p>580.551</text:p>
          </table:table-cell>
          <table:table-cell table:formula="of:=[.F17]+[.T17]+[.AH17]" office:value-type="float" office:value="3312.332" calcext:value-type="float">
            <text:p>3312.332</text:p>
          </table:table-cell>
          <table:table-cell table:formula="of:=[.G17]+[.U17]+[.AI17]" office:value-type="float" office:value="320.9" calcext:value-type="float">
            <text:p>320.9</text:p>
          </table:table-cell>
          <table:table-cell table:formula="of:=[.H17]+[.V17]+[.AJ17]" office:value-type="float" office:value="600.868" calcext:value-type="float">
            <text:p>600.868</text:p>
          </table:table-cell>
          <table:table-cell table:formula="of:=[.I17]+[.W17]+[.AK17]" office:value-type="float" office:value="3330.793" calcext:value-type="float">
            <text:p>3330.793</text:p>
          </table:table-cell>
          <table:table-cell table:formula="of:=AVERAGE([.AQ17];[.AT17];[.AW17])" office:value-type="float" office:value="317.433333333333" calcext:value-type="float">
            <text:p>317.433333333333</text:p>
          </table:table-cell>
          <table:table-cell table:formula="of:=AVERAGE([.AR17];[.AU17];[.AX17])" office:value-type="float" office:value="592.418333333333" calcext:value-type="float">
            <text:p>592.418333333333</text:p>
          </table:table-cell>
          <table:table-cell table:formula="of:=AVERAGE([.AS17];[.AV17];[.AY17])" office:value-type="float" office:value="3311.332" calcext:value-type="float">
            <text:p>3311.332</text:p>
          </table:table-cell>
          <table:table-cell table:number-columns-repeated="2"/>
          <table:table-cell table:formula="of:=[.CG17]-[.BS17]" office:value-type="float" office:value="116.1" calcext:value-type="float">
            <text:p>116.1</text:p>
          </table:table-cell>
          <table:table-cell table:formula="of:=[.CH17]-[.BT17]" office:value-type="float" office:value="50.531" calcext:value-type="float">
            <text:p>50.531</text:p>
          </table:table-cell>
          <table:table-cell table:formula="of:=[.CI17]-[.BU17]" office:value-type="float" office:value="187" calcext:value-type="float">
            <text:p>187</text:p>
          </table:table-cell>
          <table:table-cell table:formula="of:=[.CJ17]-[.BV17]" office:value-type="float" office:value="118.2" calcext:value-type="float">
            <text:p>118.2</text:p>
          </table:table-cell>
          <table:table-cell table:formula="of:=[.CK17]-[.BW17]" office:value-type="float" office:value="47.164" calcext:value-type="float">
            <text:p>47.164</text:p>
          </table:table-cell>
          <table:table-cell table:formula="of:=[.CL17]-[.BX17]" office:value-type="float" office:value="183.633" calcext:value-type="float">
            <text:p>183.633</text:p>
          </table:table-cell>
          <table:table-cell table:formula="of:=[.CM17]-[.BY17]" office:value-type="float" office:value="115.3" calcext:value-type="float">
            <text:p>115.3</text:p>
          </table:table-cell>
          <table:table-cell table:formula="of:=[.CN17]-[.BZ17]" office:value-type="float" office:value="47.168" calcext:value-type="float">
            <text:p>47.168</text:p>
          </table:table-cell>
          <table:table-cell table:formula="of:=[.CO17]-[.CA17]" office:value-type="float" office:value="183.632" calcext:value-type="float">
            <text:p>183.632</text:p>
          </table:table-cell>
          <table:table-cell table:formula="of:=AVERAGE([.BE17];[.BH17];[.BK17])" office:value-type="float" office:value="116.533333333333" calcext:value-type="float">
            <text:p>116.533333333333</text:p>
          </table:table-cell>
          <table:table-cell table:formula="of:=AVERAGE([.BF17];[.BI17];[.BL17])" office:value-type="float" office:value="48.2876666666667" calcext:value-type="float">
            <text:p>48.2876666666667</text:p>
          </table:table-cell>
          <table:table-cell table:formula="of:=AVERAGE([.BG17];[.BJ17];[.BM17])" office:value-type="float" office:value="184.755" calcext:value-type="float">
            <text:p>184.7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34.469" calcext:value-type="float">
            <text:p>34.469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7];[.BV17];[.BY17])" office:value-type="float" office:value="0" calcext:value-type="float">
            <text:p>0</text:p>
          </table:table-cell>
          <table:table-cell table:formula="of:=AVERAGE([.BT17];[.BW17];[.BZ17])" office:value-type="float" office:value="45.4846666666667" calcext:value-type="float">
            <text:p>45.4846666666667</text:p>
          </table:table-cell>
          <table:table-cell table:formula="of:=AVERAGE([.BU17];[.BX17];[.CA17])" office:value-type="float" office:value="856.618333333333" calcext:value-type="float">
            <text:p>856.618333333333</text:p>
          </table:table-cell>
          <table:table-cell table:number-columns-repeated="2"/>
          <table:table-cell office:value-type="float" office:value="116.1" calcext:value-type="float">
            <text:p>116.1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8.2" calcext:value-type="float">
            <text:p>118.2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5.3" calcext:value-type="float">
            <text:p>115.3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17];[.CJ17];[.CM17])" office:value-type="float" office:value="116.533333333333" calcext:value-type="float">
            <text:p>116.533333333333</text:p>
          </table:table-cell>
          <table:table-cell table:formula="of:=AVERAGE([.CH17];[.CK17];[.CN17])" office:value-type="float" office:value="93.7723333333333" calcext:value-type="float">
            <text:p>93.7723333333333</text:p>
          </table:table-cell>
          <table:table-cell table:formula="of:=AVERAGE([.CI17];[.CL17];[.CO17])" office:value-type="float" office:value="1041.37333333333" calcext:value-type="float">
            <text:p>1041.37333333333</text:p>
          </table:table-cell>
        </table:table-row>
        <table:table-row table:style-name="ro1">
          <table:table-cell office:value-type="float" office:value="263.4" calcext:value-type="float">
            <text:p>263.4</text:p>
          </table:table-cell>
          <table:table-cell office:value-type="float" office:value="339.281" calcext:value-type="float">
            <text:p>339.281</text:p>
          </table:table-cell>
          <table:table-cell office:value-type="float" office:value="604.523" calcext:value-type="float">
            <text:p>604.523</text:p>
          </table:table-cell>
          <table:table-cell office:value-type="float" office:value="261" calcext:value-type="float">
            <text:p>261</text:p>
          </table:table-cell>
          <table:table-cell office:value-type="float" office:value="322.613" calcext:value-type="float">
            <text:p>322.61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6.6" calcext:value-type="float">
            <text:p>266.6</text:p>
          </table:table-cell>
          <table:table-cell office:value-type="float" office:value="344.992" calcext:value-type="float">
            <text:p>344.992</text:p>
          </table:table-cell>
          <table:table-cell office:value-type="float" office:value="644.523" calcext:value-type="float">
            <text:p>644.523</text:p>
          </table:table-cell>
          <table:table-cell table:formula="of:=AVERAGE([.A18];[.D18];[.G18])" office:value-type="float" office:value="263.666666666667" calcext:value-type="float">
            <text:p>263.666666666667</text:p>
          </table:table-cell>
          <table:table-cell table:formula="of:=AVERAGE([.B18];[.E18];[.H18])" office:value-type="float" office:value="335.628666666667" calcext:value-type="float">
            <text:p>335.628666666667</text:p>
          </table:table-cell>
          <table:table-cell table:formula="of:=AVERAGE([.C18];[.F18];[.I18])" office:value-type="float" office:value="625.023" calcext:value-type="float">
            <text:p>625.023</text:p>
          </table:table-cell>
          <table:table-cell table:number-columns-repeated="2"/>
          <table:table-cell office:value-type="float" office:value="65.6" calcext:value-type="float">
            <text:p>65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2.7" calcext:value-type="float">
            <text:p>62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3.2" calcext:value-type="float">
            <text:p>63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8];[.R18];[.U18])" office:value-type="float" office:value="63.8333333333333" calcext:value-type="float">
            <text:p>63.8333333333333</text:p>
          </table:table-cell>
          <table:table-cell table:formula="of:=AVERAGE([.P18];[.S18];[.V18])" office:value-type="float" office:value="35.145" calcext:value-type="float">
            <text:p>35.145</text:p>
          </table:table-cell>
          <table:table-cell table:formula="of:=AVERAGE([.Q18];[.T18];[.W18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18];[.AF18];[.AI18])" office:value-type="float" office:value="0" calcext:value-type="float">
            <text:p>0</text:p>
          </table:table-cell>
          <table:table-cell table:formula="of:=AVERAGE([.AD18];[.AG18];[.AJ18])" office:value-type="float" office:value="218.844" calcext:value-type="float">
            <text:p>218.844</text:p>
          </table:table-cell>
          <table:table-cell table:formula="of:=AVERAGE([.AE18];[.AH18];[.AK18])" office:value-type="float" office:value="2601.184" calcext:value-type="float">
            <text:p>2601.184</text:p>
          </table:table-cell>
          <table:table-cell table:number-columns-repeated="2"/>
          <table:table-cell table:formula="of:=[.A18]+[.O18]+[.AC18]" office:value-type="float" office:value="329" calcext:value-type="float">
            <text:p>329</text:p>
          </table:table-cell>
          <table:table-cell table:formula="of:=[.B18]+[.P18]+[.AD18]" office:value-type="float" office:value="593.387" calcext:value-type="float">
            <text:p>593.387</text:p>
          </table:table-cell>
          <table:table-cell table:formula="of:=[.C18]+[.Q18]+[.AE18]" office:value-type="float" office:value="3290.871" calcext:value-type="float">
            <text:p>3290.871</text:p>
          </table:table-cell>
          <table:table-cell table:formula="of:=[.D18]+[.R18]+[.AF18]" office:value-type="float" office:value="323.7" calcext:value-type="float">
            <text:p>323.7</text:p>
          </table:table-cell>
          <table:table-cell table:formula="of:=[.E18]+[.S18]+[.AG18]" office:value-type="float" office:value="576.559" calcext:value-type="float">
            <text:p>576.559</text:p>
          </table:table-cell>
          <table:table-cell table:formula="of:=[.F18]+[.T18]+[.AH18]" office:value-type="float" office:value="3312.332" calcext:value-type="float">
            <text:p>3312.332</text:p>
          </table:table-cell>
          <table:table-cell table:formula="of:=[.G18]+[.U18]+[.AI18]" office:value-type="float" office:value="329.8" calcext:value-type="float">
            <text:p>329.8</text:p>
          </table:table-cell>
          <table:table-cell table:formula="of:=[.H18]+[.V18]+[.AJ18]" office:value-type="float" office:value="598.907" calcext:value-type="float">
            <text:p>598.907</text:p>
          </table:table-cell>
          <table:table-cell table:formula="of:=[.I18]+[.W18]+[.AK18]" office:value-type="float" office:value="3330.793" calcext:value-type="float">
            <text:p>3330.793</text:p>
          </table:table-cell>
          <table:table-cell table:formula="of:=AVERAGE([.AQ18];[.AT18];[.AW18])" office:value-type="float" office:value="327.5" calcext:value-type="float">
            <text:p>327.5</text:p>
          </table:table-cell>
          <table:table-cell table:formula="of:=AVERAGE([.AR18];[.AU18];[.AX18])" office:value-type="float" office:value="589.617666666667" calcext:value-type="float">
            <text:p>589.617666666667</text:p>
          </table:table-cell>
          <table:table-cell table:formula="of:=AVERAGE([.AS18];[.AV18];[.AY18])" office:value-type="float" office:value="3311.332" calcext:value-type="float">
            <text:p>3311.332</text:p>
          </table:table-cell>
          <table:table-cell table:number-columns-repeated="2"/>
          <table:table-cell table:formula="of:=[.CG18]-[.BS18]" office:value-type="float" office:value="118" calcext:value-type="float">
            <text:p>118</text:p>
          </table:table-cell>
          <table:table-cell table:formula="of:=[.CH18]-[.BT18]" office:value-type="float" office:value="50.531" calcext:value-type="float">
            <text:p>50.531</text:p>
          </table:table-cell>
          <table:table-cell table:formula="of:=[.CI18]-[.BU18]" office:value-type="float" office:value="187" calcext:value-type="float">
            <text:p>187</text:p>
          </table:table-cell>
          <table:table-cell table:formula="of:=[.CJ18]-[.BV18]" office:value-type="float" office:value="117" calcext:value-type="float">
            <text:p>117</text:p>
          </table:table-cell>
          <table:table-cell table:formula="of:=[.CK18]-[.BW18]" office:value-type="float" office:value="47.164" calcext:value-type="float">
            <text:p>47.164</text:p>
          </table:table-cell>
          <table:table-cell table:formula="of:=[.CL18]-[.BX18]" office:value-type="float" office:value="183.633" calcext:value-type="float">
            <text:p>183.633</text:p>
          </table:table-cell>
          <table:table-cell table:formula="of:=[.CM18]-[.BY18]" office:value-type="float" office:value="116.2" calcext:value-type="float">
            <text:p>116.2</text:p>
          </table:table-cell>
          <table:table-cell table:formula="of:=[.CN18]-[.BZ18]" office:value-type="float" office:value="47.168" calcext:value-type="float">
            <text:p>47.168</text:p>
          </table:table-cell>
          <table:table-cell table:formula="of:=[.CO18]-[.CA18]" office:value-type="float" office:value="183.632" calcext:value-type="float">
            <text:p>183.632</text:p>
          </table:table-cell>
          <table:table-cell table:formula="of:=AVERAGE([.BE18];[.BH18];[.BK18])" office:value-type="float" office:value="117.066666666667" calcext:value-type="float">
            <text:p>117.066666666667</text:p>
          </table:table-cell>
          <table:table-cell table:formula="of:=AVERAGE([.BF18];[.BI18];[.BL18])" office:value-type="float" office:value="48.2876666666667" calcext:value-type="float">
            <text:p>48.2876666666667</text:p>
          </table:table-cell>
          <table:table-cell table:formula="of:=AVERAGE([.BG18];[.BJ18];[.BM18])" office:value-type="float" office:value="184.755" calcext:value-type="float">
            <text:p>184.7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34.469" calcext:value-type="float">
            <text:p>34.469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8];[.BV18];[.BY18])" office:value-type="float" office:value="0" calcext:value-type="float">
            <text:p>0</text:p>
          </table:table-cell>
          <table:table-cell table:formula="of:=AVERAGE([.BT18];[.BW18];[.BZ18])" office:value-type="float" office:value="45.4846666666667" calcext:value-type="float">
            <text:p>45.4846666666667</text:p>
          </table:table-cell>
          <table:table-cell table:formula="of:=AVERAGE([.BU18];[.BX18];[.CA18])" office:value-type="float" office:value="856.618333333333" calcext:value-type="float">
            <text:p>856.618333333333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7" calcext:value-type="float">
            <text:p>117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18];[.CJ18];[.CM18])" office:value-type="float" office:value="117.066666666667" calcext:value-type="float">
            <text:p>117.066666666667</text:p>
          </table:table-cell>
          <table:table-cell table:formula="of:=AVERAGE([.CH18];[.CK18];[.CN18])" office:value-type="float" office:value="93.7723333333333" calcext:value-type="float">
            <text:p>93.7723333333333</text:p>
          </table:table-cell>
          <table:table-cell table:formula="of:=AVERAGE([.CI18];[.CL18];[.CO18])" office:value-type="float" office:value="1041.37333333333" calcext:value-type="float">
            <text:p>1041.37333333333</text:p>
          </table:table-cell>
        </table:table-row>
        <table:table-row table:style-name="ro1">
          <table:table-cell office:value-type="float" office:value="270.7" calcext:value-type="float">
            <text:p>270.7</text:p>
          </table:table-cell>
          <table:table-cell office:value-type="float" office:value="333.246" calcext:value-type="float">
            <text:p>333.246</text:p>
          </table:table-cell>
          <table:table-cell office:value-type="float" office:value="604.523" calcext:value-type="float">
            <text:p>604.523</text:p>
          </table:table-cell>
          <table:table-cell office:value-type="float" office:value="265.7" calcext:value-type="float">
            <text:p>265.7</text:p>
          </table:table-cell>
          <table:table-cell office:value-type="float" office:value="321.465" calcext:value-type="float">
            <text:p>321.46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72.4" calcext:value-type="float">
            <text:p>272.4</text:p>
          </table:table-cell>
          <table:table-cell office:value-type="float" office:value="342.141" calcext:value-type="float">
            <text:p>342.141</text:p>
          </table:table-cell>
          <table:table-cell office:value-type="float" office:value="644.523" calcext:value-type="float">
            <text:p>644.523</text:p>
          </table:table-cell>
          <table:table-cell table:formula="of:=AVERAGE([.A19];[.D19];[.G19])" office:value-type="float" office:value="269.6" calcext:value-type="float">
            <text:p>269.6</text:p>
          </table:table-cell>
          <table:table-cell table:formula="of:=AVERAGE([.B19];[.E19];[.H19])" office:value-type="float" office:value="332.284" calcext:value-type="float">
            <text:p>332.284</text:p>
          </table:table-cell>
          <table:table-cell table:formula="of:=AVERAGE([.C19];[.F19];[.I19])" office:value-type="float" office:value="625.023" calcext:value-type="float">
            <text:p>625.023</text:p>
          </table:table-cell>
          <table:table-cell table:number-columns-repeated="2"/>
          <table:table-cell office:value-type="float" office:value="65.6" calcext:value-type="float">
            <text:p>65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9" calcext:value-type="float">
            <text:p>64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4" calcext:value-type="float">
            <text:p>64.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19];[.R19];[.U19])" office:value-type="float" office:value="64.9666666666667" calcext:value-type="float">
            <text:p>64.9666666666667</text:p>
          </table:table-cell>
          <table:table-cell table:formula="of:=AVERAGE([.P19];[.S19];[.V19])" office:value-type="float" office:value="35.145" calcext:value-type="float">
            <text:p>35.145</text:p>
          </table:table-cell>
          <table:table-cell table:formula="of:=AVERAGE([.Q19];[.T19];[.W19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4.9" calcext:value-type="float">
            <text:p>4.9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19];[.AF19];[.AI19])" office:value-type="float" office:value="1.63333333333333" calcext:value-type="float">
            <text:p>1.63333333333333</text:p>
          </table:table-cell>
          <table:table-cell table:formula="of:=AVERAGE([.AD19];[.AG19];[.AJ19])" office:value-type="float" office:value="218.844" calcext:value-type="float">
            <text:p>218.844</text:p>
          </table:table-cell>
          <table:table-cell table:formula="of:=AVERAGE([.AE19];[.AH19];[.AK19])" office:value-type="float" office:value="2601.184" calcext:value-type="float">
            <text:p>2601.184</text:p>
          </table:table-cell>
          <table:table-cell table:number-columns-repeated="2"/>
          <table:table-cell table:formula="of:=[.A19]+[.O19]+[.AC19]" office:value-type="float" office:value="336.3" calcext:value-type="float">
            <text:p>336.3</text:p>
          </table:table-cell>
          <table:table-cell table:formula="of:=[.B19]+[.P19]+[.AD19]" office:value-type="float" office:value="587.352" calcext:value-type="float">
            <text:p>587.352</text:p>
          </table:table-cell>
          <table:table-cell table:formula="of:=[.C19]+[.Q19]+[.AE19]" office:value-type="float" office:value="3290.871" calcext:value-type="float">
            <text:p>3290.871</text:p>
          </table:table-cell>
          <table:table-cell table:formula="of:=[.D19]+[.R19]+[.AF19]" office:value-type="float" office:value="335.5" calcext:value-type="float">
            <text:p>335.5</text:p>
          </table:table-cell>
          <table:table-cell table:formula="of:=[.E19]+[.S19]+[.AG19]" office:value-type="float" office:value="575.411" calcext:value-type="float">
            <text:p>575.411</text:p>
          </table:table-cell>
          <table:table-cell table:formula="of:=[.F19]+[.T19]+[.AH19]" office:value-type="float" office:value="3312.332" calcext:value-type="float">
            <text:p>3312.332</text:p>
          </table:table-cell>
          <table:table-cell table:formula="of:=[.G19]+[.U19]+[.AI19]" office:value-type="float" office:value="336.8" calcext:value-type="float">
            <text:p>336.8</text:p>
          </table:table-cell>
          <table:table-cell table:formula="of:=[.H19]+[.V19]+[.AJ19]" office:value-type="float" office:value="596.056" calcext:value-type="float">
            <text:p>596.056</text:p>
          </table:table-cell>
          <table:table-cell table:formula="of:=[.I19]+[.W19]+[.AK19]" office:value-type="float" office:value="3330.793" calcext:value-type="float">
            <text:p>3330.793</text:p>
          </table:table-cell>
          <table:table-cell table:formula="of:=AVERAGE([.AQ19];[.AT19];[.AW19])" office:value-type="float" office:value="336.2" calcext:value-type="float">
            <text:p>336.2</text:p>
          </table:table-cell>
          <table:table-cell table:formula="of:=AVERAGE([.AR19];[.AU19];[.AX19])" office:value-type="float" office:value="586.273" calcext:value-type="float">
            <text:p>586.273</text:p>
          </table:table-cell>
          <table:table-cell table:formula="of:=AVERAGE([.AS19];[.AV19];[.AY19])" office:value-type="float" office:value="3311.332" calcext:value-type="float">
            <text:p>3311.332</text:p>
          </table:table-cell>
          <table:table-cell table:number-columns-repeated="2"/>
          <table:table-cell table:formula="of:=[.CG19]-[.BS19]" office:value-type="float" office:value="116.2" calcext:value-type="float">
            <text:p>116.2</text:p>
          </table:table-cell>
          <table:table-cell table:formula="of:=[.CH19]-[.BT19]" office:value-type="float" office:value="50.531" calcext:value-type="float">
            <text:p>50.531</text:p>
          </table:table-cell>
          <table:table-cell table:formula="of:=[.CI19]-[.BU19]" office:value-type="float" office:value="187" calcext:value-type="float">
            <text:p>187</text:p>
          </table:table-cell>
          <table:table-cell table:formula="of:=[.CJ19]-[.BV19]" office:value-type="float" office:value="116" calcext:value-type="float">
            <text:p>116</text:p>
          </table:table-cell>
          <table:table-cell table:formula="of:=[.CK19]-[.BW19]" office:value-type="float" office:value="47.164" calcext:value-type="float">
            <text:p>47.164</text:p>
          </table:table-cell>
          <table:table-cell table:formula="of:=[.CL19]-[.BX19]" office:value-type="float" office:value="183.633" calcext:value-type="float">
            <text:p>183.633</text:p>
          </table:table-cell>
          <table:table-cell table:formula="of:=[.CM19]-[.BY19]" office:value-type="float" office:value="117.6" calcext:value-type="float">
            <text:p>117.6</text:p>
          </table:table-cell>
          <table:table-cell table:formula="of:=[.CN19]-[.BZ19]" office:value-type="float" office:value="47.168" calcext:value-type="float">
            <text:p>47.168</text:p>
          </table:table-cell>
          <table:table-cell table:formula="of:=[.CO19]-[.CA19]" office:value-type="float" office:value="183.632" calcext:value-type="float">
            <text:p>183.632</text:p>
          </table:table-cell>
          <table:table-cell table:formula="of:=AVERAGE([.BE19];[.BH19];[.BK19])" office:value-type="float" office:value="116.6" calcext:value-type="float">
            <text:p>116.6</text:p>
          </table:table-cell>
          <table:table-cell table:formula="of:=AVERAGE([.BF19];[.BI19];[.BL19])" office:value-type="float" office:value="48.2876666666667" calcext:value-type="float">
            <text:p>48.2876666666667</text:p>
          </table:table-cell>
          <table:table-cell table:formula="of:=AVERAGE([.BG19];[.BJ19];[.BM19])" office:value-type="float" office:value="184.755" calcext:value-type="float">
            <text:p>184.7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34.469" calcext:value-type="float">
            <text:p>34.469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19];[.BV19];[.BY19])" office:value-type="float" office:value="0" calcext:value-type="float">
            <text:p>0</text:p>
          </table:table-cell>
          <table:table-cell table:formula="of:=AVERAGE([.BT19];[.BW19];[.BZ19])" office:value-type="float" office:value="45.4846666666667" calcext:value-type="float">
            <text:p>45.4846666666667</text:p>
          </table:table-cell>
          <table:table-cell table:formula="of:=AVERAGE([.BU19];[.BX19];[.CA19])" office:value-type="float" office:value="856.618333333333" calcext:value-type="float">
            <text:p>856.618333333333</text:p>
          </table:table-cell>
          <table:table-cell table:number-columns-repeated="2"/>
          <table:table-cell office:value-type="float" office:value="116.2" calcext:value-type="float">
            <text:p>116.2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6" calcext:value-type="float">
            <text:p>116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7.6" calcext:value-type="float">
            <text:p>117.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19];[.CJ19];[.CM19])" office:value-type="float" office:value="116.6" calcext:value-type="float">
            <text:p>116.6</text:p>
          </table:table-cell>
          <table:table-cell table:formula="of:=AVERAGE([.CH19];[.CK19];[.CN19])" office:value-type="float" office:value="93.7723333333333" calcext:value-type="float">
            <text:p>93.7723333333333</text:p>
          </table:table-cell>
          <table:table-cell table:formula="of:=AVERAGE([.CI19];[.CL19];[.CO19])" office:value-type="float" office:value="1041.37333333333" calcext:value-type="float">
            <text:p>1041.37333333333</text:p>
          </table:table-cell>
        </table:table-row>
        <table:table-row table:style-name="ro1">
          <table:table-cell office:value-type="float" office:value="272.2" calcext:value-type="float">
            <text:p>272.2</text:p>
          </table:table-cell>
          <table:table-cell office:value-type="float" office:value="330.273" calcext:value-type="float">
            <text:p>330.273</text:p>
          </table:table-cell>
          <table:table-cell office:value-type="float" office:value="604.523" calcext:value-type="float">
            <text:p>604.523</text:p>
          </table:table-cell>
          <table:table-cell office:value-type="float" office:value="262.5" calcext:value-type="float">
            <text:p>262.5</text:p>
          </table:table-cell>
          <table:table-cell office:value-type="float" office:value="320.988" calcext:value-type="float">
            <text:p>320.988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6.5" calcext:value-type="float">
            <text:p>266.5</text:p>
          </table:table-cell>
          <table:table-cell office:value-type="float" office:value="339.859" calcext:value-type="float">
            <text:p>339.859</text:p>
          </table:table-cell>
          <table:table-cell office:value-type="float" office:value="644.523" calcext:value-type="float">
            <text:p>644.523</text:p>
          </table:table-cell>
          <table:table-cell table:formula="of:=AVERAGE([.A20];[.D20];[.G20])" office:value-type="float" office:value="267.066666666667" calcext:value-type="float">
            <text:p>267.066666666667</text:p>
          </table:table-cell>
          <table:table-cell table:formula="of:=AVERAGE([.B20];[.E20];[.H20])" office:value-type="float" office:value="330.373333333333" calcext:value-type="float">
            <text:p>330.373333333333</text:p>
          </table:table-cell>
          <table:table-cell table:formula="of:=AVERAGE([.C20];[.F20];[.I20])" office:value-type="float" office:value="625.023" calcext:value-type="float">
            <text:p>625.023</text:p>
          </table:table-cell>
          <table:table-cell table:number-columns-repeated="2"/>
          <table:table-cell office:value-type="float" office:value="66.3" calcext:value-type="float">
            <text:p>66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3.7" calcext:value-type="float">
            <text:p>63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2" calcext:value-type="float">
            <text:p>64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20];[.R20];[.U20])" office:value-type="float" office:value="64.7333333333333" calcext:value-type="float">
            <text:p>64.7333333333333</text:p>
          </table:table-cell>
          <table:table-cell table:formula="of:=AVERAGE([.P20];[.S20];[.V20])" office:value-type="float" office:value="35.145" calcext:value-type="float">
            <text:p>35.145</text:p>
          </table:table-cell>
          <table:table-cell table:formula="of:=AVERAGE([.Q20];[.T20];[.W20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20];[.AF20];[.AI20])" office:value-type="float" office:value="0" calcext:value-type="float">
            <text:p>0</text:p>
          </table:table-cell>
          <table:table-cell table:formula="of:=AVERAGE([.AD20];[.AG20];[.AJ20])" office:value-type="float" office:value="218.844" calcext:value-type="float">
            <text:p>218.844</text:p>
          </table:table-cell>
          <table:table-cell table:formula="of:=AVERAGE([.AE20];[.AH20];[.AK20])" office:value-type="float" office:value="2601.184" calcext:value-type="float">
            <text:p>2601.184</text:p>
          </table:table-cell>
          <table:table-cell table:number-columns-repeated="2"/>
          <table:table-cell table:formula="of:=[.A20]+[.O20]+[.AC20]" office:value-type="float" office:value="338.5" calcext:value-type="float">
            <text:p>338.5</text:p>
          </table:table-cell>
          <table:table-cell table:formula="of:=[.B20]+[.P20]+[.AD20]" office:value-type="float" office:value="584.379" calcext:value-type="float">
            <text:p>584.379</text:p>
          </table:table-cell>
          <table:table-cell table:formula="of:=[.C20]+[.Q20]+[.AE20]" office:value-type="float" office:value="3290.871" calcext:value-type="float">
            <text:p>3290.871</text:p>
          </table:table-cell>
          <table:table-cell table:formula="of:=[.D20]+[.R20]+[.AF20]" office:value-type="float" office:value="326.2" calcext:value-type="float">
            <text:p>326.2</text:p>
          </table:table-cell>
          <table:table-cell table:formula="of:=[.E20]+[.S20]+[.AG20]" office:value-type="float" office:value="574.934" calcext:value-type="float">
            <text:p>574.934</text:p>
          </table:table-cell>
          <table:table-cell table:formula="of:=[.F20]+[.T20]+[.AH20]" office:value-type="float" office:value="3312.332" calcext:value-type="float">
            <text:p>3312.332</text:p>
          </table:table-cell>
          <table:table-cell table:formula="of:=[.G20]+[.U20]+[.AI20]" office:value-type="float" office:value="330.7" calcext:value-type="float">
            <text:p>330.7</text:p>
          </table:table-cell>
          <table:table-cell table:formula="of:=[.H20]+[.V20]+[.AJ20]" office:value-type="float" office:value="593.774" calcext:value-type="float">
            <text:p>593.774</text:p>
          </table:table-cell>
          <table:table-cell table:formula="of:=[.I20]+[.W20]+[.AK20]" office:value-type="float" office:value="3330.793" calcext:value-type="float">
            <text:p>3330.793</text:p>
          </table:table-cell>
          <table:table-cell table:formula="of:=AVERAGE([.AQ20];[.AT20];[.AW20])" office:value-type="float" office:value="331.8" calcext:value-type="float">
            <text:p>331.8</text:p>
          </table:table-cell>
          <table:table-cell table:formula="of:=AVERAGE([.AR20];[.AU20];[.AX20])" office:value-type="float" office:value="584.362333333333" calcext:value-type="float">
            <text:p>584.362333333333</text:p>
          </table:table-cell>
          <table:table-cell table:formula="of:=AVERAGE([.AS20];[.AV20];[.AY20])" office:value-type="float" office:value="3311.332" calcext:value-type="float">
            <text:p>3311.332</text:p>
          </table:table-cell>
          <table:table-cell table:number-columns-repeated="2"/>
          <table:table-cell table:formula="of:=[.CG20]-[.BS20]" office:value-type="float" office:value="117" calcext:value-type="float">
            <text:p>117</text:p>
          </table:table-cell>
          <table:table-cell table:formula="of:=[.CH20]-[.BT20]" office:value-type="float" office:value="50.531" calcext:value-type="float">
            <text:p>50.531</text:p>
          </table:table-cell>
          <table:table-cell table:formula="of:=[.CI20]-[.BU20]" office:value-type="float" office:value="187" calcext:value-type="float">
            <text:p>187</text:p>
          </table:table-cell>
          <table:table-cell table:formula="of:=[.CJ20]-[.BV20]" office:value-type="float" office:value="116.2" calcext:value-type="float">
            <text:p>116.2</text:p>
          </table:table-cell>
          <table:table-cell table:formula="of:=[.CK20]-[.BW20]" office:value-type="float" office:value="47.164" calcext:value-type="float">
            <text:p>47.164</text:p>
          </table:table-cell>
          <table:table-cell table:formula="of:=[.CL20]-[.BX20]" office:value-type="float" office:value="183.633" calcext:value-type="float">
            <text:p>183.633</text:p>
          </table:table-cell>
          <table:table-cell table:formula="of:=[.CM20]-[.BY20]" office:value-type="float" office:value="113.4" calcext:value-type="float">
            <text:p>113.4</text:p>
          </table:table-cell>
          <table:table-cell table:formula="of:=[.CN20]-[.BZ20]" office:value-type="float" office:value="47.168" calcext:value-type="float">
            <text:p>47.168</text:p>
          </table:table-cell>
          <table:table-cell table:formula="of:=[.CO20]-[.CA20]" office:value-type="float" office:value="183.632" calcext:value-type="float">
            <text:p>183.632</text:p>
          </table:table-cell>
          <table:table-cell table:formula="of:=AVERAGE([.BE20];[.BH20];[.BK20])" office:value-type="float" office:value="115.533333333333" calcext:value-type="float">
            <text:p>115.533333333333</text:p>
          </table:table-cell>
          <table:table-cell table:formula="of:=AVERAGE([.BF20];[.BI20];[.BL20])" office:value-type="float" office:value="48.2876666666667" calcext:value-type="float">
            <text:p>48.2876666666667</text:p>
          </table:table-cell>
          <table:table-cell table:formula="of:=AVERAGE([.BG20];[.BJ20];[.BM20])" office:value-type="float" office:value="184.755" calcext:value-type="float">
            <text:p>184.7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34.469" calcext:value-type="float">
            <text:p>34.469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20];[.BV20];[.BY20])" office:value-type="float" office:value="0" calcext:value-type="float">
            <text:p>0</text:p>
          </table:table-cell>
          <table:table-cell table:formula="of:=AVERAGE([.BT20];[.BW20];[.BZ20])" office:value-type="float" office:value="45.4846666666667" calcext:value-type="float">
            <text:p>45.4846666666667</text:p>
          </table:table-cell>
          <table:table-cell table:formula="of:=AVERAGE([.BU20];[.BX20];[.CA20])" office:value-type="float" office:value="856.618333333333" calcext:value-type="float">
            <text:p>856.618333333333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6.2" calcext:value-type="float">
            <text:p>116.2</text:p>
          </table:table-cell>
          <table:table-cell office:value-type="float" office:value="81.633" calcext:value-type="float">
            <text:p>81.633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3.4" calcext:value-type="float">
            <text:p>113.4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20];[.CJ20];[.CM20])" office:value-type="float" office:value="115.533333333333" calcext:value-type="float">
            <text:p>115.533333333333</text:p>
          </table:table-cell>
          <table:table-cell table:formula="of:=AVERAGE([.CH20];[.CK20];[.CN20])" office:value-type="float" office:value="93.7723333333333" calcext:value-type="float">
            <text:p>93.7723333333333</text:p>
          </table:table-cell>
          <table:table-cell table:formula="of:=AVERAGE([.CI20];[.CL20];[.CO20])" office:value-type="float" office:value="1041.37333333333" calcext:value-type="float">
            <text:p>1041.37333333333</text:p>
          </table:table-cell>
        </table:table-row>
        <table:table-row table:style-name="ro1">
          <table:table-cell office:value-type="float" office:value="270.8" calcext:value-type="float">
            <text:p>270.8</text:p>
          </table:table-cell>
          <table:table-cell office:value-type="float" office:value="327.504" calcext:value-type="float">
            <text:p>327.504</text:p>
          </table:table-cell>
          <table:table-cell office:value-type="float" office:value="604.523" calcext:value-type="float">
            <text:p>604.523</text:p>
          </table:table-cell>
          <table:table-cell office:value-type="float" office:value="269.7" calcext:value-type="float">
            <text:p>269.7</text:p>
          </table:table-cell>
          <table:table-cell office:value-type="float" office:value="319.5" calcext:value-type="float">
            <text:p>319.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1.2" calcext:value-type="float">
            <text:p>261.2</text:p>
          </table:table-cell>
          <table:table-cell office:value-type="float" office:value="339.305" calcext:value-type="float">
            <text:p>339.305</text:p>
          </table:table-cell>
          <table:table-cell office:value-type="float" office:value="644.523" calcext:value-type="float">
            <text:p>644.523</text:p>
          </table:table-cell>
          <table:table-cell table:formula="of:=AVERAGE([.A21];[.D21];[.G21])" office:value-type="float" office:value="267.233333333333" calcext:value-type="float">
            <text:p>267.233333333333</text:p>
          </table:table-cell>
          <table:table-cell table:formula="of:=AVERAGE([.B21];[.E21];[.H21])" office:value-type="float" office:value="328.769666666667" calcext:value-type="float">
            <text:p>328.769666666667</text:p>
          </table:table-cell>
          <table:table-cell table:formula="of:=AVERAGE([.C21];[.F21];[.I21])" office:value-type="float" office:value="625.023" calcext:value-type="float">
            <text:p>625.023</text:p>
          </table:table-cell>
          <table:table-cell table:number-columns-repeated="2"/>
          <table:table-cell office:value-type="float" office:value="64.7" calcext:value-type="float">
            <text:p>6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6.7" calcext:value-type="float">
            <text:p>6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3.6" calcext:value-type="float">
            <text:p>63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21];[.R21];[.U21])" office:value-type="float" office:value="65" calcext:value-type="float">
            <text:p>65</text:p>
          </table:table-cell>
          <table:table-cell table:formula="of:=AVERAGE([.P21];[.S21];[.V21])" office:value-type="float" office:value="35.145" calcext:value-type="float">
            <text:p>35.145</text:p>
          </table:table-cell>
          <table:table-cell table:formula="of:=AVERAGE([.Q21];[.T21];[.W21])" office:value-type="float" office:value="85.125" calcext:value-type="float">
            <text:p>85.125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21];[.AF21];[.AI21])" office:value-type="float" office:value="1.63333333333333" calcext:value-type="float">
            <text:p>1.63333333333333</text:p>
          </table:table-cell>
          <table:table-cell table:formula="of:=AVERAGE([.AD21];[.AG21];[.AJ21])" office:value-type="float" office:value="218.844" calcext:value-type="float">
            <text:p>218.844</text:p>
          </table:table-cell>
          <table:table-cell table:formula="of:=AVERAGE([.AE21];[.AH21];[.AK21])" office:value-type="float" office:value="2601.184" calcext:value-type="float">
            <text:p>2601.184</text:p>
          </table:table-cell>
          <table:table-cell table:number-columns-repeated="2"/>
          <table:table-cell table:formula="of:=[.A21]+[.O21]+[.AC21]" office:value-type="float" office:value="340.4" calcext:value-type="float">
            <text:p>340.4</text:p>
          </table:table-cell>
          <table:table-cell table:formula="of:=[.B21]+[.P21]+[.AD21]" office:value-type="float" office:value="581.61" calcext:value-type="float">
            <text:p>581.61</text:p>
          </table:table-cell>
          <table:table-cell table:formula="of:=[.C21]+[.Q21]+[.AE21]" office:value-type="float" office:value="3290.871" calcext:value-type="float">
            <text:p>3290.871</text:p>
          </table:table-cell>
          <table:table-cell table:formula="of:=[.D21]+[.R21]+[.AF21]" office:value-type="float" office:value="336.4" calcext:value-type="float">
            <text:p>336.4</text:p>
          </table:table-cell>
          <table:table-cell table:formula="of:=[.E21]+[.S21]+[.AG21]" office:value-type="float" office:value="573.446" calcext:value-type="float">
            <text:p>573.446</text:p>
          </table:table-cell>
          <table:table-cell table:formula="of:=[.F21]+[.T21]+[.AH21]" office:value-type="float" office:value="3312.332" calcext:value-type="float">
            <text:p>3312.332</text:p>
          </table:table-cell>
          <table:table-cell table:formula="of:=[.G21]+[.U21]+[.AI21]" office:value-type="float" office:value="324.8" calcext:value-type="float">
            <text:p>324.8</text:p>
          </table:table-cell>
          <table:table-cell table:formula="of:=[.H21]+[.V21]+[.AJ21]" office:value-type="float" office:value="593.22" calcext:value-type="float">
            <text:p>593.22</text:p>
          </table:table-cell>
          <table:table-cell table:formula="of:=[.I21]+[.W21]+[.AK21]" office:value-type="float" office:value="3330.793" calcext:value-type="float">
            <text:p>3330.793</text:p>
          </table:table-cell>
          <table:table-cell table:formula="of:=AVERAGE([.AQ21];[.AT21];[.AW21])" office:value-type="float" office:value="333.866666666667" calcext:value-type="float">
            <text:p>333.866666666667</text:p>
          </table:table-cell>
          <table:table-cell table:formula="of:=AVERAGE([.AR21];[.AU21];[.AX21])" office:value-type="float" office:value="582.758666666667" calcext:value-type="float">
            <text:p>582.758666666667</text:p>
          </table:table-cell>
          <table:table-cell table:formula="of:=AVERAGE([.AS21];[.AV21];[.AY21])" office:value-type="float" office:value="3311.332" calcext:value-type="float">
            <text:p>3311.332</text:p>
          </table:table-cell>
          <table:table-cell table:number-columns-repeated="2"/>
          <table:table-cell table:formula="of:=[.CG21]-[.BS21]" office:value-type="float" office:value="115.2" calcext:value-type="float">
            <text:p>115.2</text:p>
          </table:table-cell>
          <table:table-cell table:formula="of:=[.CH21]-[.BT21]" office:value-type="float" office:value="50.531" calcext:value-type="float">
            <text:p>50.531</text:p>
          </table:table-cell>
          <table:table-cell table:formula="of:=[.CI21]-[.BU21]" office:value-type="float" office:value="187" calcext:value-type="float">
            <text:p>187</text:p>
          </table:table-cell>
          <table:table-cell table:formula="of:=[.CJ21]-[.BV21]" office:value-type="float" office:value="115" calcext:value-type="float">
            <text:p>115</text:p>
          </table:table-cell>
          <table:table-cell table:formula="of:=[.CK21]-[.BW21]" office:value-type="float" office:value="49.18" calcext:value-type="float">
            <text:p>49.18</text:p>
          </table:table-cell>
          <table:table-cell table:formula="of:=[.CL21]-[.BX21]" office:value-type="float" office:value="183.664" calcext:value-type="float">
            <text:p>183.664</text:p>
          </table:table-cell>
          <table:table-cell table:formula="of:=[.CM21]-[.BY21]" office:value-type="float" office:value="118" calcext:value-type="float">
            <text:p>118</text:p>
          </table:table-cell>
          <table:table-cell table:formula="of:=[.CN21]-[.BZ21]" office:value-type="float" office:value="47.168" calcext:value-type="float">
            <text:p>47.168</text:p>
          </table:table-cell>
          <table:table-cell table:formula="of:=[.CO21]-[.CA21]" office:value-type="float" office:value="183.632" calcext:value-type="float">
            <text:p>183.632</text:p>
          </table:table-cell>
          <table:table-cell table:formula="of:=AVERAGE([.BE21];[.BH21];[.BK21])" office:value-type="float" office:value="116.066666666667" calcext:value-type="float">
            <text:p>116.066666666667</text:p>
          </table:table-cell>
          <table:table-cell table:formula="of:=AVERAGE([.BF21];[.BI21];[.BL21])" office:value-type="float" office:value="48.9596666666667" calcext:value-type="float">
            <text:p>48.9596666666667</text:p>
          </table:table-cell>
          <table:table-cell table:formula="of:=AVERAGE([.BG21];[.BJ21];[.BM21])" office:value-type="float" office:value="184.765333333333" calcext:value-type="float">
            <text:p>184.765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1" calcext:value-type="float">
            <text:p>1</text:p>
          </table:table-cell>
          <table:table-cell office:value-type="float" office:value="93.316" calcext:value-type="float">
            <text:p>93.316</text:p>
          </table:table-cell>
          <table:table-cell office:value-type="float" office:value="1927.926" calcext:value-type="float">
            <text:p>1927.926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21];[.BV21];[.BY21])" office:value-type="float" office:value="0.333333333333333" calcext:value-type="float">
            <text:p>0.333333333333333</text:p>
          </table:table-cell>
          <table:table-cell table:formula="of:=AVERAGE([.BT21];[.BW21];[.BZ21])" office:value-type="float" office:value="65.1003333333333" calcext:value-type="float">
            <text:p>65.1003333333333</text:p>
          </table:table-cell>
          <table:table-cell table:formula="of:=AVERAGE([.BU21];[.BX21];[.CA21])" office:value-type="float" office:value="1284.905" calcext:value-type="float">
            <text:p>1284.905</text:p>
          </table:table-cell>
          <table:table-cell table:number-columns-repeated="2"/>
          <table:table-cell office:value-type="float" office:value="115.2" calcext:value-type="float">
            <text:p>115.2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6" calcext:value-type="float">
            <text:p>116</text:p>
          </table:table-cell>
          <table:table-cell office:value-type="float" office:value="142.496" calcext:value-type="float">
            <text:p>142.496</text:p>
          </table:table-cell>
          <table:table-cell office:value-type="float" office:value="2111.59" calcext:value-type="float">
            <text:p>2111.59</text:p>
          </table:table-cell>
          <table:table-cell office:value-type="float" office:value="118" calcext:value-type="float">
            <text:p>118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21];[.CJ21];[.CM21])" office:value-type="float" office:value="116.4" calcext:value-type="float">
            <text:p>116.4</text:p>
          </table:table-cell>
          <table:table-cell table:formula="of:=AVERAGE([.CH21];[.CK21];[.CN21])" office:value-type="float" office:value="114.06" calcext:value-type="float">
            <text:p>114.06</text:p>
          </table:table-cell>
          <table:table-cell table:formula="of:=AVERAGE([.CI21];[.CL21];[.CO21])" office:value-type="float" office:value="1469.67033333333" calcext:value-type="float">
            <text:p>1469.670333333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4.719" calcext:value-type="float">
            <text:p>324.719</text:p>
          </table:table-cell>
          <table:table-cell office:value-type="float" office:value="604.523" calcext:value-type="float">
            <text:p>604.523</text:p>
          </table:table-cell>
          <table:table-cell office:value-type="float" office:value="266.5" calcext:value-type="float">
            <text:p>266.5</text:p>
          </table:table-cell>
          <table:table-cell office:value-type="float" office:value="315.348" calcext:value-type="float">
            <text:p>315.348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59.6" calcext:value-type="float">
            <text:p>259.6</text:p>
          </table:table-cell>
          <table:table-cell office:value-type="float" office:value="335.559" calcext:value-type="float">
            <text:p>335.559</text:p>
          </table:table-cell>
          <table:table-cell office:value-type="float" office:value="644.523" calcext:value-type="float">
            <text:p>644.523</text:p>
          </table:table-cell>
          <table:table-cell table:formula="of:=AVERAGE([.A22];[.D22];[.G22])" office:value-type="float" office:value="258.7" calcext:value-type="float">
            <text:p>258.7</text:p>
          </table:table-cell>
          <table:table-cell table:formula="of:=AVERAGE([.B22];[.E22];[.H22])" office:value-type="float" office:value="325.208666666667" calcext:value-type="float">
            <text:p>325.208666666667</text:p>
          </table:table-cell>
          <table:table-cell table:formula="of:=AVERAGE([.C22];[.F22];[.I22])" office:value-type="float" office:value="625.023" calcext:value-type="float">
            <text:p>625.023</text:p>
          </table:table-cell>
          <table:table-cell table:number-columns-repeated="2"/>
          <table:table-cell office:value-type="float" office:value="64.7" calcext:value-type="float">
            <text:p>6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3.5" calcext:value-type="float">
            <text:p>63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3.9" calcext:value-type="float">
            <text:p>63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22];[.R22];[.U22])" office:value-type="float" office:value="64.0333333333333" calcext:value-type="float">
            <text:p>64.0333333333333</text:p>
          </table:table-cell>
          <table:table-cell table:formula="of:=AVERAGE([.P22];[.S22];[.V22])" office:value-type="float" office:value="35.145" calcext:value-type="float">
            <text:p>35.145</text:p>
          </table:table-cell>
          <table:table-cell table:formula="of:=AVERAGE([.Q22];[.T22];[.W22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4.9" calcext:value-type="float">
            <text:p>4.9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22];[.AF22];[.AI22])" office:value-type="float" office:value="1.63333333333333" calcext:value-type="float">
            <text:p>1.63333333333333</text:p>
          </table:table-cell>
          <table:table-cell table:formula="of:=AVERAGE([.AD22];[.AG22];[.AJ22])" office:value-type="float" office:value="218.844" calcext:value-type="float">
            <text:p>218.844</text:p>
          </table:table-cell>
          <table:table-cell table:formula="of:=AVERAGE([.AE22];[.AH22];[.AK22])" office:value-type="float" office:value="2601.184" calcext:value-type="float">
            <text:p>2601.184</text:p>
          </table:table-cell>
          <table:table-cell table:number-columns-repeated="2"/>
          <table:table-cell table:formula="of:=[.A22]+[.O22]+[.AC22]" office:value-type="float" office:value="314.7" calcext:value-type="float">
            <text:p>314.7</text:p>
          </table:table-cell>
          <table:table-cell table:formula="of:=[.B22]+[.P22]+[.AD22]" office:value-type="float" office:value="578.825" calcext:value-type="float">
            <text:p>578.825</text:p>
          </table:table-cell>
          <table:table-cell table:formula="of:=[.C22]+[.Q22]+[.AE22]" office:value-type="float" office:value="3290.871" calcext:value-type="float">
            <text:p>3290.871</text:p>
          </table:table-cell>
          <table:table-cell table:formula="of:=[.D22]+[.R22]+[.AF22]" office:value-type="float" office:value="330" calcext:value-type="float">
            <text:p>330</text:p>
          </table:table-cell>
          <table:table-cell table:formula="of:=[.E22]+[.S22]+[.AG22]" office:value-type="float" office:value="569.294" calcext:value-type="float">
            <text:p>569.294</text:p>
          </table:table-cell>
          <table:table-cell table:formula="of:=[.F22]+[.T22]+[.AH22]" office:value-type="float" office:value="3312.332" calcext:value-type="float">
            <text:p>3312.332</text:p>
          </table:table-cell>
          <table:table-cell table:formula="of:=[.G22]+[.U22]+[.AI22]" office:value-type="float" office:value="328.4" calcext:value-type="float">
            <text:p>328.4</text:p>
          </table:table-cell>
          <table:table-cell table:formula="of:=[.H22]+[.V22]+[.AJ22]" office:value-type="float" office:value="589.474" calcext:value-type="float">
            <text:p>589.474</text:p>
          </table:table-cell>
          <table:table-cell table:formula="of:=[.I22]+[.W22]+[.AK22]" office:value-type="float" office:value="3330.793" calcext:value-type="float">
            <text:p>3330.793</text:p>
          </table:table-cell>
          <table:table-cell table:formula="of:=AVERAGE([.AQ22];[.AT22];[.AW22])" office:value-type="float" office:value="324.366666666667" calcext:value-type="float">
            <text:p>324.366666666667</text:p>
          </table:table-cell>
          <table:table-cell table:formula="of:=AVERAGE([.AR22];[.AU22];[.AX22])" office:value-type="float" office:value="579.197666666667" calcext:value-type="float">
            <text:p>579.197666666667</text:p>
          </table:table-cell>
          <table:table-cell table:formula="of:=AVERAGE([.AS22];[.AV22];[.AY22])" office:value-type="float" office:value="3311.332" calcext:value-type="float">
            <text:p>3311.332</text:p>
          </table:table-cell>
          <table:table-cell table:number-columns-repeated="2"/>
          <table:table-cell table:formula="of:=[.CG22]-[.BS22]" office:value-type="float" office:value="116.8" calcext:value-type="float">
            <text:p>116.8</text:p>
          </table:table-cell>
          <table:table-cell table:formula="of:=[.CH22]-[.BT22]" office:value-type="float" office:value="50.531" calcext:value-type="float">
            <text:p>50.531</text:p>
          </table:table-cell>
          <table:table-cell table:formula="of:=[.CI22]-[.BU22]" office:value-type="float" office:value="187" calcext:value-type="float">
            <text:p>187</text:p>
          </table:table-cell>
          <table:table-cell table:formula="of:=[.CJ22]-[.BV22]" office:value-type="float" office:value="115.2" calcext:value-type="float">
            <text:p>115.2</text:p>
          </table:table-cell>
          <table:table-cell table:formula="of:=[.CK22]-[.BW22]" office:value-type="float" office:value="47.164" calcext:value-type="float">
            <text:p>47.164</text:p>
          </table:table-cell>
          <table:table-cell table:formula="of:=[.CL22]-[.BX22]" office:value-type="float" office:value="183.632" calcext:value-type="float">
            <text:p>183.632</text:p>
          </table:table-cell>
          <table:table-cell table:formula="of:=[.CM22]-[.BY22]" office:value-type="float" office:value="116.8" calcext:value-type="float">
            <text:p>116.8</text:p>
          </table:table-cell>
          <table:table-cell table:formula="of:=[.CN22]-[.BZ22]" office:value-type="float" office:value="47.168" calcext:value-type="float">
            <text:p>47.168</text:p>
          </table:table-cell>
          <table:table-cell table:formula="of:=[.CO22]-[.CA22]" office:value-type="float" office:value="183.632" calcext:value-type="float">
            <text:p>183.632</text:p>
          </table:table-cell>
          <table:table-cell table:formula="of:=AVERAGE([.BE22];[.BH22];[.BK22])" office:value-type="float" office:value="116.266666666667" calcext:value-type="float">
            <text:p>116.266666666667</text:p>
          </table:table-cell>
          <table:table-cell table:formula="of:=AVERAGE([.BF22];[.BI22];[.BL22])" office:value-type="float" office:value="48.2876666666667" calcext:value-type="float">
            <text:p>48.2876666666667</text:p>
          </table:table-cell>
          <table:table-cell table:formula="of:=AVERAGE([.BG22];[.BJ22];[.BM22])" office:value-type="float" office:value="184.754666666667" calcext:value-type="float">
            <text:p>184.754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22];[.BV22];[.BY22])" office:value-type="float" office:value="0" calcext:value-type="float">
            <text:p>0</text:p>
          </table:table-cell>
          <table:table-cell table:formula="of:=AVERAGE([.BT22];[.BW22];[.BZ22])" office:value-type="float" office:value="56.4206666666667" calcext:value-type="float">
            <text:p>56.4206666666667</text:p>
          </table:table-cell>
          <table:table-cell table:formula="of:=AVERAGE([.BU22];[.BX22];[.CA22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.8" calcext:value-type="float">
            <text:p>116.8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5.2" calcext:value-type="float">
            <text:p>115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8" calcext:value-type="float">
            <text:p>116.8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22];[.CJ22];[.CM22])" office:value-type="float" office:value="116.266666666667" calcext:value-type="float">
            <text:p>116.266666666667</text:p>
          </table:table-cell>
          <table:table-cell table:formula="of:=AVERAGE([.CH22];[.CK22];[.CN22])" office:value-type="float" office:value="104.708333333333" calcext:value-type="float">
            <text:p>104.708333333333</text:p>
          </table:table-cell>
          <table:table-cell table:formula="of:=AVERAGE([.CI22];[.CL22];[.CO22])" office:value-type="float" office:value="1254.92533333333" calcext:value-type="float">
            <text:p>1254.92533333333</text:p>
          </table:table-cell>
        </table:table-row>
        <table:table-row table:style-name="ro1">
          <table:table-cell office:value-type="float" office:value="233.5" calcext:value-type="float">
            <text:p>233.5</text:p>
          </table:table-cell>
          <table:table-cell office:value-type="float" office:value="322.5" calcext:value-type="float">
            <text:p>322.5</text:p>
          </table:table-cell>
          <table:table-cell office:value-type="float" office:value="604.523" calcext:value-type="float">
            <text:p>604.523</text:p>
          </table:table-cell>
          <table:table-cell office:value-type="float" office:value="260.9" calcext:value-type="float">
            <text:p>260.9</text:p>
          </table:table-cell>
          <table:table-cell office:value-type="float" office:value="310.965" calcext:value-type="float">
            <text:p>310.96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6.7" calcext:value-type="float">
            <text:p>266.7</text:p>
          </table:table-cell>
          <table:table-cell office:value-type="float" office:value="335.656" calcext:value-type="float">
            <text:p>335.656</text:p>
          </table:table-cell>
          <table:table-cell office:value-type="float" office:value="644.523" calcext:value-type="float">
            <text:p>644.523</text:p>
          </table:table-cell>
          <table:table-cell table:formula="of:=AVERAGE([.A23];[.D23];[.G23])" office:value-type="float" office:value="253.7" calcext:value-type="float">
            <text:p>253.7</text:p>
          </table:table-cell>
          <table:table-cell table:formula="of:=AVERAGE([.B23];[.E23];[.H23])" office:value-type="float" office:value="323.040333333333" calcext:value-type="float">
            <text:p>323.040333333333</text:p>
          </table:table-cell>
          <table:table-cell table:formula="of:=AVERAGE([.C23];[.F23];[.I23])" office:value-type="float" office:value="625.023" calcext:value-type="float">
            <text:p>625.023</text:p>
          </table:table-cell>
          <table:table-cell table:number-columns-repeated="2"/>
          <table:table-cell office:value-type="float" office:value="55.8" calcext:value-type="float">
            <text:p>55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3.5" calcext:value-type="float">
            <text:p>63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5.7" calcext:value-type="float">
            <text:p>6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23];[.R23];[.U23])" office:value-type="float" office:value="61.6666666666667" calcext:value-type="float">
            <text:p>61.6666666666667</text:p>
          </table:table-cell>
          <table:table-cell table:formula="of:=AVERAGE([.P23];[.S23];[.V23])" office:value-type="float" office:value="35.145" calcext:value-type="float">
            <text:p>35.145</text:p>
          </table:table-cell>
          <table:table-cell table:formula="of:=AVERAGE([.Q23];[.T23];[.W23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23];[.AF23];[.AI23])" office:value-type="float" office:value="0" calcext:value-type="float">
            <text:p>0</text:p>
          </table:table-cell>
          <table:table-cell table:formula="of:=AVERAGE([.AD23];[.AG23];[.AJ23])" office:value-type="float" office:value="218.844" calcext:value-type="float">
            <text:p>218.844</text:p>
          </table:table-cell>
          <table:table-cell table:formula="of:=AVERAGE([.AE23];[.AH23];[.AK23])" office:value-type="float" office:value="2601.184" calcext:value-type="float">
            <text:p>2601.184</text:p>
          </table:table-cell>
          <table:table-cell table:number-columns-repeated="2"/>
          <table:table-cell table:formula="of:=[.A23]+[.O23]+[.AC23]" office:value-type="float" office:value="289.3" calcext:value-type="float">
            <text:p>289.3</text:p>
          </table:table-cell>
          <table:table-cell table:formula="of:=[.B23]+[.P23]+[.AD23]" office:value-type="float" office:value="576.606" calcext:value-type="float">
            <text:p>576.606</text:p>
          </table:table-cell>
          <table:table-cell table:formula="of:=[.C23]+[.Q23]+[.AE23]" office:value-type="float" office:value="3290.871" calcext:value-type="float">
            <text:p>3290.871</text:p>
          </table:table-cell>
          <table:table-cell table:formula="of:=[.D23]+[.R23]+[.AF23]" office:value-type="float" office:value="324.4" calcext:value-type="float">
            <text:p>324.4</text:p>
          </table:table-cell>
          <table:table-cell table:formula="of:=[.E23]+[.S23]+[.AG23]" office:value-type="float" office:value="564.911" calcext:value-type="float">
            <text:p>564.911</text:p>
          </table:table-cell>
          <table:table-cell table:formula="of:=[.F23]+[.T23]+[.AH23]" office:value-type="float" office:value="3312.332" calcext:value-type="float">
            <text:p>3312.332</text:p>
          </table:table-cell>
          <table:table-cell table:formula="of:=[.G23]+[.U23]+[.AI23]" office:value-type="float" office:value="332.4" calcext:value-type="float">
            <text:p>332.4</text:p>
          </table:table-cell>
          <table:table-cell table:formula="of:=[.H23]+[.V23]+[.AJ23]" office:value-type="float" office:value="589.571" calcext:value-type="float">
            <text:p>589.571</text:p>
          </table:table-cell>
          <table:table-cell table:formula="of:=[.I23]+[.W23]+[.AK23]" office:value-type="float" office:value="3330.793" calcext:value-type="float">
            <text:p>3330.793</text:p>
          </table:table-cell>
          <table:table-cell table:formula="of:=AVERAGE([.AQ23];[.AT23];[.AW23])" office:value-type="float" office:value="315.366666666667" calcext:value-type="float">
            <text:p>315.366666666667</text:p>
          </table:table-cell>
          <table:table-cell table:formula="of:=AVERAGE([.AR23];[.AU23];[.AX23])" office:value-type="float" office:value="577.029333333333" calcext:value-type="float">
            <text:p>577.029333333333</text:p>
          </table:table-cell>
          <table:table-cell table:formula="of:=AVERAGE([.AS23];[.AV23];[.AY23])" office:value-type="float" office:value="3311.332" calcext:value-type="float">
            <text:p>3311.332</text:p>
          </table:table-cell>
          <table:table-cell table:number-columns-repeated="2"/>
          <table:table-cell table:formula="of:=[.CG23]-[.BS23]" office:value-type="float" office:value="118.2" calcext:value-type="float">
            <text:p>118.2</text:p>
          </table:table-cell>
          <table:table-cell table:formula="of:=[.CH23]-[.BT23]" office:value-type="float" office:value="50.531" calcext:value-type="float">
            <text:p>50.531</text:p>
          </table:table-cell>
          <table:table-cell table:formula="of:=[.CI23]-[.BU23]" office:value-type="float" office:value="187" calcext:value-type="float">
            <text:p>187</text:p>
          </table:table-cell>
          <table:table-cell table:formula="of:=[.CJ23]-[.BV23]" office:value-type="float" office:value="117.1" calcext:value-type="float">
            <text:p>117.1</text:p>
          </table:table-cell>
          <table:table-cell table:formula="of:=[.CK23]-[.BW23]" office:value-type="float" office:value="47.164" calcext:value-type="float">
            <text:p>47.164</text:p>
          </table:table-cell>
          <table:table-cell table:formula="of:=[.CL23]-[.BX23]" office:value-type="float" office:value="183.632" calcext:value-type="float">
            <text:p>183.632</text:p>
          </table:table-cell>
          <table:table-cell table:formula="of:=[.CM23]-[.BY23]" office:value-type="float" office:value="116.2" calcext:value-type="float">
            <text:p>116.2</text:p>
          </table:table-cell>
          <table:table-cell table:formula="of:=[.CN23]-[.BZ23]" office:value-type="float" office:value="47.168" calcext:value-type="float">
            <text:p>47.168</text:p>
          </table:table-cell>
          <table:table-cell table:formula="of:=[.CO23]-[.CA23]" office:value-type="float" office:value="183.632" calcext:value-type="float">
            <text:p>183.632</text:p>
          </table:table-cell>
          <table:table-cell table:formula="of:=AVERAGE([.BE23];[.BH23];[.BK23])" office:value-type="float" office:value="117.166666666667" calcext:value-type="float">
            <text:p>117.166666666667</text:p>
          </table:table-cell>
          <table:table-cell table:formula="of:=AVERAGE([.BF23];[.BI23];[.BL23])" office:value-type="float" office:value="48.2876666666667" calcext:value-type="float">
            <text:p>48.2876666666667</text:p>
          </table:table-cell>
          <table:table-cell table:formula="of:=AVERAGE([.BG23];[.BJ23];[.BM23])" office:value-type="float" office:value="184.754666666667" calcext:value-type="float">
            <text:p>184.754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23];[.BV23];[.BY23])" office:value-type="float" office:value="0" calcext:value-type="float">
            <text:p>0</text:p>
          </table:table-cell>
          <table:table-cell table:formula="of:=AVERAGE([.BT23];[.BW23];[.BZ23])" office:value-type="float" office:value="56.4206666666667" calcext:value-type="float">
            <text:p>56.4206666666667</text:p>
          </table:table-cell>
          <table:table-cell table:formula="of:=AVERAGE([.BU23];[.BX23];[.CA23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8.2" calcext:value-type="float">
            <text:p>118.2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7.1" calcext:value-type="float">
            <text:p>117.1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23];[.CJ23];[.CM23])" office:value-type="float" office:value="117.166666666667" calcext:value-type="float">
            <text:p>117.166666666667</text:p>
          </table:table-cell>
          <table:table-cell table:formula="of:=AVERAGE([.CH23];[.CK23];[.CN23])" office:value-type="float" office:value="104.708333333333" calcext:value-type="float">
            <text:p>104.708333333333</text:p>
          </table:table-cell>
          <table:table-cell table:formula="of:=AVERAGE([.CI23];[.CL23];[.CO23])" office:value-type="float" office:value="1254.92533333333" calcext:value-type="float">
            <text:p>1254.9253333333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22.074" calcext:value-type="float">
            <text:p>322.074</text:p>
          </table:table-cell>
          <table:table-cell office:value-type="float" office:value="604.523" calcext:value-type="float">
            <text:p>604.523</text:p>
          </table:table-cell>
          <table:table-cell office:value-type="float" office:value="267.1" calcext:value-type="float">
            <text:p>267.1</text:p>
          </table:table-cell>
          <table:table-cell office:value-type="float" office:value="309.754" calcext:value-type="float">
            <text:p>309.754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70.5" calcext:value-type="float">
            <text:p>270.5</text:p>
          </table:table-cell>
          <table:table-cell office:value-type="float" office:value="334.961" calcext:value-type="float">
            <text:p>334.961</text:p>
          </table:table-cell>
          <table:table-cell office:value-type="float" office:value="644.523" calcext:value-type="float">
            <text:p>644.523</text:p>
          </table:table-cell>
          <table:table-cell table:formula="of:=AVERAGE([.A24];[.D24];[.G24])" office:value-type="float" office:value="259.533333333333" calcext:value-type="float">
            <text:p>259.533333333333</text:p>
          </table:table-cell>
          <table:table-cell table:formula="of:=AVERAGE([.B24];[.E24];[.H24])" office:value-type="float" office:value="322.263" calcext:value-type="float">
            <text:p>322.263</text:p>
          </table:table-cell>
          <table:table-cell table:formula="of:=AVERAGE([.C24];[.F24];[.I24])" office:value-type="float" office:value="625.023" calcext:value-type="float">
            <text:p>625.023</text:p>
          </table:table-cell>
          <table:table-cell table:number-columns-repeated="2"/>
          <table:table-cell office:value-type="float" office:value="60.7" calcext:value-type="float">
            <text:p>60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6.2" calcext:value-type="float">
            <text:p>66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7" calcext:value-type="float">
            <text:p>6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24];[.R24];[.U24])" office:value-type="float" office:value="63.8666666666667" calcext:value-type="float">
            <text:p>63.8666666666667</text:p>
          </table:table-cell>
          <table:table-cell table:formula="of:=AVERAGE([.P24];[.S24];[.V24])" office:value-type="float" office:value="35.145" calcext:value-type="float">
            <text:p>35.145</text:p>
          </table:table-cell>
          <table:table-cell table:formula="of:=AVERAGE([.Q24];[.T24];[.W24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3.9" calcext:value-type="float">
            <text:p>3.9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24];[.AF24];[.AI24])" office:value-type="float" office:value="1.3" calcext:value-type="float">
            <text:p>1.3</text:p>
          </table:table-cell>
          <table:table-cell table:formula="of:=AVERAGE([.AD24];[.AG24];[.AJ24])" office:value-type="float" office:value="218.844" calcext:value-type="float">
            <text:p>218.844</text:p>
          </table:table-cell>
          <table:table-cell table:formula="of:=AVERAGE([.AE24];[.AH24];[.AK24])" office:value-type="float" office:value="2601.184" calcext:value-type="float">
            <text:p>2601.184</text:p>
          </table:table-cell>
          <table:table-cell table:number-columns-repeated="2"/>
          <table:table-cell table:formula="of:=[.A24]+[.O24]+[.AC24]" office:value-type="float" office:value="301.7" calcext:value-type="float">
            <text:p>301.7</text:p>
          </table:table-cell>
          <table:table-cell table:formula="of:=[.B24]+[.P24]+[.AD24]" office:value-type="float" office:value="576.18" calcext:value-type="float">
            <text:p>576.18</text:p>
          </table:table-cell>
          <table:table-cell table:formula="of:=[.C24]+[.Q24]+[.AE24]" office:value-type="float" office:value="3290.871" calcext:value-type="float">
            <text:p>3290.871</text:p>
          </table:table-cell>
          <table:table-cell table:formula="of:=[.D24]+[.R24]+[.AF24]" office:value-type="float" office:value="337.2" calcext:value-type="float">
            <text:p>337.2</text:p>
          </table:table-cell>
          <table:table-cell table:formula="of:=[.E24]+[.S24]+[.AG24]" office:value-type="float" office:value="563.7" calcext:value-type="float">
            <text:p>563.7</text:p>
          </table:table-cell>
          <table:table-cell table:formula="of:=[.F24]+[.T24]+[.AH24]" office:value-type="float" office:value="3312.332" calcext:value-type="float">
            <text:p>3312.332</text:p>
          </table:table-cell>
          <table:table-cell table:formula="of:=[.G24]+[.U24]+[.AI24]" office:value-type="float" office:value="335.2" calcext:value-type="float">
            <text:p>335.2</text:p>
          </table:table-cell>
          <table:table-cell table:formula="of:=[.H24]+[.V24]+[.AJ24]" office:value-type="float" office:value="588.876" calcext:value-type="float">
            <text:p>588.876</text:p>
          </table:table-cell>
          <table:table-cell table:formula="of:=[.I24]+[.W24]+[.AK24]" office:value-type="float" office:value="3330.793" calcext:value-type="float">
            <text:p>3330.793</text:p>
          </table:table-cell>
          <table:table-cell table:formula="of:=AVERAGE([.AQ24];[.AT24];[.AW24])" office:value-type="float" office:value="324.7" calcext:value-type="float">
            <text:p>324.7</text:p>
          </table:table-cell>
          <table:table-cell table:formula="of:=AVERAGE([.AR24];[.AU24];[.AX24])" office:value-type="float" office:value="576.252" calcext:value-type="float">
            <text:p>576.252</text:p>
          </table:table-cell>
          <table:table-cell table:formula="of:=AVERAGE([.AS24];[.AV24];[.AY24])" office:value-type="float" office:value="3311.332" calcext:value-type="float">
            <text:p>3311.332</text:p>
          </table:table-cell>
          <table:table-cell table:number-columns-repeated="2"/>
          <table:table-cell table:formula="of:=[.CG24]-[.BS24]" office:value-type="float" office:value="116.1" calcext:value-type="float">
            <text:p>116.1</text:p>
          </table:table-cell>
          <table:table-cell table:formula="of:=[.CH24]-[.BT24]" office:value-type="float" office:value="50.531" calcext:value-type="float">
            <text:p>50.531</text:p>
          </table:table-cell>
          <table:table-cell table:formula="of:=[.CI24]-[.BU24]" office:value-type="float" office:value="187" calcext:value-type="float">
            <text:p>187</text:p>
          </table:table-cell>
          <table:table-cell table:formula="of:=[.CJ24]-[.BV24]" office:value-type="float" office:value="116.2" calcext:value-type="float">
            <text:p>116.2</text:p>
          </table:table-cell>
          <table:table-cell table:formula="of:=[.CK24]-[.BW24]" office:value-type="float" office:value="47.164" calcext:value-type="float">
            <text:p>47.164</text:p>
          </table:table-cell>
          <table:table-cell table:formula="of:=[.CL24]-[.BX24]" office:value-type="float" office:value="183.632" calcext:value-type="float">
            <text:p>183.632</text:p>
          </table:table-cell>
          <table:table-cell table:formula="of:=[.CM24]-[.BY24]" office:value-type="float" office:value="116.4" calcext:value-type="float">
            <text:p>116.4</text:p>
          </table:table-cell>
          <table:table-cell table:formula="of:=[.CN24]-[.BZ24]" office:value-type="float" office:value="47.168" calcext:value-type="float">
            <text:p>47.168</text:p>
          </table:table-cell>
          <table:table-cell table:formula="of:=[.CO24]-[.CA24]" office:value-type="float" office:value="183.632" calcext:value-type="float">
            <text:p>183.632</text:p>
          </table:table-cell>
          <table:table-cell table:formula="of:=AVERAGE([.BE24];[.BH24];[.BK24])" office:value-type="float" office:value="116.233333333333" calcext:value-type="float">
            <text:p>116.233333333333</text:p>
          </table:table-cell>
          <table:table-cell table:formula="of:=AVERAGE([.BF24];[.BI24];[.BL24])" office:value-type="float" office:value="48.2876666666667" calcext:value-type="float">
            <text:p>48.2876666666667</text:p>
          </table:table-cell>
          <table:table-cell table:formula="of:=AVERAGE([.BG24];[.BJ24];[.BM24])" office:value-type="float" office:value="184.754666666667" calcext:value-type="float">
            <text:p>184.754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24];[.BV24];[.BY24])" office:value-type="float" office:value="0" calcext:value-type="float">
            <text:p>0</text:p>
          </table:table-cell>
          <table:table-cell table:formula="of:=AVERAGE([.BT24];[.BW24];[.BZ24])" office:value-type="float" office:value="56.4206666666667" calcext:value-type="float">
            <text:p>56.4206666666667</text:p>
          </table:table-cell>
          <table:table-cell table:formula="of:=AVERAGE([.BU24];[.BX24];[.CA24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.1" calcext:value-type="float">
            <text:p>116.1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4" calcext:value-type="float">
            <text:p>116.4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24];[.CJ24];[.CM24])" office:value-type="float" office:value="116.233333333333" calcext:value-type="float">
            <text:p>116.233333333333</text:p>
          </table:table-cell>
          <table:table-cell table:formula="of:=AVERAGE([.CH24];[.CK24];[.CN24])" office:value-type="float" office:value="104.708333333333" calcext:value-type="float">
            <text:p>104.708333333333</text:p>
          </table:table-cell>
          <table:table-cell table:formula="of:=AVERAGE([.CI24];[.CL24];[.CO24])" office:value-type="float" office:value="1254.92533333333" calcext:value-type="float">
            <text:p>1254.92533333333</text:p>
          </table:table-cell>
        </table:table-row>
        <table:table-row table:style-name="ro1">
          <table:table-cell office:value-type="float" office:value="246.5" calcext:value-type="float">
            <text:p>246.5</text:p>
          </table:table-cell>
          <table:table-cell office:value-type="float" office:value="320.676" calcext:value-type="float">
            <text:p>320.676</text:p>
          </table:table-cell>
          <table:table-cell office:value-type="float" office:value="604.523" calcext:value-type="float">
            <text:p>604.523</text:p>
          </table:table-cell>
          <table:table-cell office:value-type="float" office:value="266.4" calcext:value-type="float">
            <text:p>266.4</text:p>
          </table:table-cell>
          <table:table-cell office:value-type="float" office:value="306.281" calcext:value-type="float">
            <text:p>306.28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4.5" calcext:value-type="float">
            <text:p>264.5</text:p>
          </table:table-cell>
          <table:table-cell office:value-type="float" office:value="331.117" calcext:value-type="float">
            <text:p>331.117</text:p>
          </table:table-cell>
          <table:table-cell office:value-type="float" office:value="644.523" calcext:value-type="float">
            <text:p>644.523</text:p>
          </table:table-cell>
          <table:table-cell table:formula="of:=AVERAGE([.A25];[.D25];[.G25])" office:value-type="float" office:value="259.133333333333" calcext:value-type="float">
            <text:p>259.133333333333</text:p>
          </table:table-cell>
          <table:table-cell table:formula="of:=AVERAGE([.B25];[.E25];[.H25])" office:value-type="float" office:value="319.358" calcext:value-type="float">
            <text:p>319.358</text:p>
          </table:table-cell>
          <table:table-cell table:formula="of:=AVERAGE([.C25];[.F25];[.I25])" office:value-type="float" office:value="625.023" calcext:value-type="float">
            <text:p>625.023</text:p>
          </table:table-cell>
          <table:table-cell table:number-columns-repeated="2"/>
          <table:table-cell office:value-type="float" office:value="60.7" calcext:value-type="float">
            <text:p>60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6.5" calcext:value-type="float">
            <text:p>66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7" calcext:value-type="float">
            <text:p>6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25];[.R25];[.U25])" office:value-type="float" office:value="63.9666666666667" calcext:value-type="float">
            <text:p>63.9666666666667</text:p>
          </table:table-cell>
          <table:table-cell table:formula="of:=AVERAGE([.P25];[.S25];[.V25])" office:value-type="float" office:value="35.145" calcext:value-type="float">
            <text:p>35.145</text:p>
          </table:table-cell>
          <table:table-cell table:formula="of:=AVERAGE([.Q25];[.T25];[.W25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25];[.AF25];[.AI25])" office:value-type="float" office:value="0" calcext:value-type="float">
            <text:p>0</text:p>
          </table:table-cell>
          <table:table-cell table:formula="of:=AVERAGE([.AD25];[.AG25];[.AJ25])" office:value-type="float" office:value="218.844" calcext:value-type="float">
            <text:p>218.844</text:p>
          </table:table-cell>
          <table:table-cell table:formula="of:=AVERAGE([.AE25];[.AH25];[.AK25])" office:value-type="float" office:value="2601.184" calcext:value-type="float">
            <text:p>2601.184</text:p>
          </table:table-cell>
          <table:table-cell table:number-columns-repeated="2"/>
          <table:table-cell table:formula="of:=[.A25]+[.O25]+[.AC25]" office:value-type="float" office:value="307.2" calcext:value-type="float">
            <text:p>307.2</text:p>
          </table:table-cell>
          <table:table-cell table:formula="of:=[.B25]+[.P25]+[.AD25]" office:value-type="float" office:value="574.782" calcext:value-type="float">
            <text:p>574.782</text:p>
          </table:table-cell>
          <table:table-cell table:formula="of:=[.C25]+[.Q25]+[.AE25]" office:value-type="float" office:value="3290.871" calcext:value-type="float">
            <text:p>3290.871</text:p>
          </table:table-cell>
          <table:table-cell table:formula="of:=[.D25]+[.R25]+[.AF25]" office:value-type="float" office:value="332.9" calcext:value-type="float">
            <text:p>332.9</text:p>
          </table:table-cell>
          <table:table-cell table:formula="of:=[.E25]+[.S25]+[.AG25]" office:value-type="float" office:value="560.227" calcext:value-type="float">
            <text:p>560.227</text:p>
          </table:table-cell>
          <table:table-cell table:formula="of:=[.F25]+[.T25]+[.AH25]" office:value-type="float" office:value="3312.332" calcext:value-type="float">
            <text:p>3312.332</text:p>
          </table:table-cell>
          <table:table-cell table:formula="of:=[.G25]+[.U25]+[.AI25]" office:value-type="float" office:value="329.2" calcext:value-type="float">
            <text:p>329.2</text:p>
          </table:table-cell>
          <table:table-cell table:formula="of:=[.H25]+[.V25]+[.AJ25]" office:value-type="float" office:value="585.032" calcext:value-type="float">
            <text:p>585.032</text:p>
          </table:table-cell>
          <table:table-cell table:formula="of:=[.I25]+[.W25]+[.AK25]" office:value-type="float" office:value="3330.793" calcext:value-type="float">
            <text:p>3330.793</text:p>
          </table:table-cell>
          <table:table-cell table:formula="of:=AVERAGE([.AQ25];[.AT25];[.AW25])" office:value-type="float" office:value="323.1" calcext:value-type="float">
            <text:p>323.1</text:p>
          </table:table-cell>
          <table:table-cell table:formula="of:=AVERAGE([.AR25];[.AU25];[.AX25])" office:value-type="float" office:value="573.347" calcext:value-type="float">
            <text:p>573.347</text:p>
          </table:table-cell>
          <table:table-cell table:formula="of:=AVERAGE([.AS25];[.AV25];[.AY25])" office:value-type="float" office:value="3311.332" calcext:value-type="float">
            <text:p>3311.332</text:p>
          </table:table-cell>
          <table:table-cell table:number-columns-repeated="2"/>
          <table:table-cell table:formula="of:=[.CG25]-[.BS25]" office:value-type="float" office:value="115.2" calcext:value-type="float">
            <text:p>115.2</text:p>
          </table:table-cell>
          <table:table-cell table:formula="of:=[.CH25]-[.BT25]" office:value-type="float" office:value="50.531" calcext:value-type="float">
            <text:p>50.531</text:p>
          </table:table-cell>
          <table:table-cell table:formula="of:=[.CI25]-[.BU25]" office:value-type="float" office:value="187" calcext:value-type="float">
            <text:p>187</text:p>
          </table:table-cell>
          <table:table-cell table:formula="of:=[.CJ25]-[.BV25]" office:value-type="float" office:value="116.4" calcext:value-type="float">
            <text:p>116.4</text:p>
          </table:table-cell>
          <table:table-cell table:formula="of:=[.CK25]-[.BW25]" office:value-type="float" office:value="47.164" calcext:value-type="float">
            <text:p>47.164</text:p>
          </table:table-cell>
          <table:table-cell table:formula="of:=[.CL25]-[.BX25]" office:value-type="float" office:value="183.632" calcext:value-type="float">
            <text:p>183.632</text:p>
          </table:table-cell>
          <table:table-cell table:formula="of:=[.CM25]-[.BY25]" office:value-type="float" office:value="116" calcext:value-type="float">
            <text:p>116</text:p>
          </table:table-cell>
          <table:table-cell table:formula="of:=[.CN25]-[.BZ25]" office:value-type="float" office:value="47.168" calcext:value-type="float">
            <text:p>47.168</text:p>
          </table:table-cell>
          <table:table-cell table:formula="of:=[.CO25]-[.CA25]" office:value-type="float" office:value="183.632" calcext:value-type="float">
            <text:p>183.632</text:p>
          </table:table-cell>
          <table:table-cell table:formula="of:=AVERAGE([.BE25];[.BH25];[.BK25])" office:value-type="float" office:value="115.866666666667" calcext:value-type="float">
            <text:p>115.866666666667</text:p>
          </table:table-cell>
          <table:table-cell table:formula="of:=AVERAGE([.BF25];[.BI25];[.BL25])" office:value-type="float" office:value="48.2876666666667" calcext:value-type="float">
            <text:p>48.2876666666667</text:p>
          </table:table-cell>
          <table:table-cell table:formula="of:=AVERAGE([.BG25];[.BJ25];[.BM25])" office:value-type="float" office:value="184.754666666667" calcext:value-type="float">
            <text:p>184.754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25];[.BV25];[.BY25])" office:value-type="float" office:value="0" calcext:value-type="float">
            <text:p>0</text:p>
          </table:table-cell>
          <table:table-cell table:formula="of:=AVERAGE([.BT25];[.BW25];[.BZ25])" office:value-type="float" office:value="56.4206666666667" calcext:value-type="float">
            <text:p>56.4206666666667</text:p>
          </table:table-cell>
          <table:table-cell table:formula="of:=AVERAGE([.BU25];[.BX25];[.CA25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5.2" calcext:value-type="float">
            <text:p>115.2</text:p>
          </table:table-cell>
          <table:table-cell office:value-type="float" office:value="85.219" calcext:value-type="float">
            <text:p>85.219</text:p>
          </table:table-cell>
          <table:table-cell office:value-type="float" office:value="830.066" calcext:value-type="float">
            <text:p>830.066</text:p>
          </table:table-cell>
          <table:table-cell office:value-type="float" office:value="116.4" calcext:value-type="float">
            <text:p>116.4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" calcext:value-type="float">
            <text:p>11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25];[.CJ25];[.CM25])" office:value-type="float" office:value="115.866666666667" calcext:value-type="float">
            <text:p>115.866666666667</text:p>
          </table:table-cell>
          <table:table-cell table:formula="of:=AVERAGE([.CH25];[.CK25];[.CN25])" office:value-type="float" office:value="104.708333333333" calcext:value-type="float">
            <text:p>104.708333333333</text:p>
          </table:table-cell>
          <table:table-cell table:formula="of:=AVERAGE([.CI25];[.CL25];[.CO25])" office:value-type="float" office:value="1254.92533333333" calcext:value-type="float">
            <text:p>1254.92533333333</text:p>
          </table:table-cell>
        </table:table-row>
        <table:table-row table:style-name="ro1">
          <table:table-cell office:value-type="float" office:value="241.8" calcext:value-type="float">
            <text:p>241.8</text:p>
          </table:table-cell>
          <table:table-cell office:value-type="float" office:value="316.984" calcext:value-type="float">
            <text:p>316.984</text:p>
          </table:table-cell>
          <table:table-cell office:value-type="float" office:value="604.523" calcext:value-type="float">
            <text:p>604.523</text:p>
          </table:table-cell>
          <table:table-cell office:value-type="float" office:value="253.6" calcext:value-type="float">
            <text:p>253.6</text:p>
          </table:table-cell>
          <table:table-cell office:value-type="float" office:value="304.551" calcext:value-type="float">
            <text:p>304.55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3.2" calcext:value-type="float">
            <text:p>263.2</text:p>
          </table:table-cell>
          <table:table-cell office:value-type="float" office:value="328.285" calcext:value-type="float">
            <text:p>328.285</text:p>
          </table:table-cell>
          <table:table-cell office:value-type="float" office:value="644.523" calcext:value-type="float">
            <text:p>644.523</text:p>
          </table:table-cell>
          <table:table-cell table:formula="of:=AVERAGE([.A26];[.D26];[.G26])" office:value-type="float" office:value="252.866666666667" calcext:value-type="float">
            <text:p>252.866666666667</text:p>
          </table:table-cell>
          <table:table-cell table:formula="of:=AVERAGE([.B26];[.E26];[.H26])" office:value-type="float" office:value="316.606666666667" calcext:value-type="float">
            <text:p>316.606666666667</text:p>
          </table:table-cell>
          <table:table-cell table:formula="of:=AVERAGE([.C26];[.F26];[.I26])" office:value-type="float" office:value="625.023" calcext:value-type="float">
            <text:p>625.02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59.7" calcext:value-type="float">
            <text:p>59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7" calcext:value-type="float">
            <text:p>6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26];[.R26];[.U26])" office:value-type="float" office:value="61.3666666666667" calcext:value-type="float">
            <text:p>61.3666666666667</text:p>
          </table:table-cell>
          <table:table-cell table:formula="of:=AVERAGE([.P26];[.S26];[.V26])" office:value-type="float" office:value="35.145" calcext:value-type="float">
            <text:p>35.145</text:p>
          </table:table-cell>
          <table:table-cell table:formula="of:=AVERAGE([.Q26];[.T26];[.W26])" office:value-type="float" office:value="85.125" calcext:value-type="float">
            <text:p>85.125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26];[.AF26];[.AI26])" office:value-type="float" office:value="1.63333333333333" calcext:value-type="float">
            <text:p>1.63333333333333</text:p>
          </table:table-cell>
          <table:table-cell table:formula="of:=AVERAGE([.AD26];[.AG26];[.AJ26])" office:value-type="float" office:value="218.844" calcext:value-type="float">
            <text:p>218.844</text:p>
          </table:table-cell>
          <table:table-cell table:formula="of:=AVERAGE([.AE26];[.AH26];[.AK26])" office:value-type="float" office:value="2601.184" calcext:value-type="float">
            <text:p>2601.184</text:p>
          </table:table-cell>
          <table:table-cell table:number-columns-repeated="2"/>
          <table:table-cell table:formula="of:=[.A26]+[.O26]+[.AC26]" office:value-type="float" office:value="306.4" calcext:value-type="float">
            <text:p>306.4</text:p>
          </table:table-cell>
          <table:table-cell table:formula="of:=[.B26]+[.P26]+[.AD26]" office:value-type="float" office:value="571.09" calcext:value-type="float">
            <text:p>571.09</text:p>
          </table:table-cell>
          <table:table-cell table:formula="of:=[.C26]+[.Q26]+[.AE26]" office:value-type="float" office:value="3290.871" calcext:value-type="float">
            <text:p>3290.871</text:p>
          </table:table-cell>
          <table:table-cell table:formula="of:=[.D26]+[.R26]+[.AF26]" office:value-type="float" office:value="313.3" calcext:value-type="float">
            <text:p>313.3</text:p>
          </table:table-cell>
          <table:table-cell table:formula="of:=[.E26]+[.S26]+[.AG26]" office:value-type="float" office:value="558.497" calcext:value-type="float">
            <text:p>558.497</text:p>
          </table:table-cell>
          <table:table-cell table:formula="of:=[.F26]+[.T26]+[.AH26]" office:value-type="float" office:value="3312.332" calcext:value-type="float">
            <text:p>3312.332</text:p>
          </table:table-cell>
          <table:table-cell table:formula="of:=[.G26]+[.U26]+[.AI26]" office:value-type="float" office:value="327.9" calcext:value-type="float">
            <text:p>327.9</text:p>
          </table:table-cell>
          <table:table-cell table:formula="of:=[.H26]+[.V26]+[.AJ26]" office:value-type="float" office:value="582.2" calcext:value-type="float">
            <text:p>582.2</text:p>
          </table:table-cell>
          <table:table-cell table:formula="of:=[.I26]+[.W26]+[.AK26]" office:value-type="float" office:value="3330.793" calcext:value-type="float">
            <text:p>3330.793</text:p>
          </table:table-cell>
          <table:table-cell table:formula="of:=AVERAGE([.AQ26];[.AT26];[.AW26])" office:value-type="float" office:value="315.866666666667" calcext:value-type="float">
            <text:p>315.866666666667</text:p>
          </table:table-cell>
          <table:table-cell table:formula="of:=AVERAGE([.AR26];[.AU26];[.AX26])" office:value-type="float" office:value="570.595666666667" calcext:value-type="float">
            <text:p>570.595666666667</text:p>
          </table:table-cell>
          <table:table-cell table:formula="of:=AVERAGE([.AS26];[.AV26];[.AY26])" office:value-type="float" office:value="3311.332" calcext:value-type="float">
            <text:p>3311.332</text:p>
          </table:table-cell>
          <table:table-cell table:number-columns-repeated="2"/>
          <table:table-cell table:formula="of:=[.CG26]-[.BS26]" office:value-type="float" office:value="116.2" calcext:value-type="float">
            <text:p>116.2</text:p>
          </table:table-cell>
          <table:table-cell table:formula="of:=[.CH26]-[.BT26]" office:value-type="float" office:value="50.531" calcext:value-type="float">
            <text:p>50.531</text:p>
          </table:table-cell>
          <table:table-cell table:formula="of:=[.CI26]-[.BU26]" office:value-type="float" office:value="187" calcext:value-type="float">
            <text:p>187</text:p>
          </table:table-cell>
          <table:table-cell table:formula="of:=[.CJ26]-[.BV26]" office:value-type="float" office:value="116.7" calcext:value-type="float">
            <text:p>116.7</text:p>
          </table:table-cell>
          <table:table-cell table:formula="of:=[.CK26]-[.BW26]" office:value-type="float" office:value="47.164" calcext:value-type="float">
            <text:p>47.164</text:p>
          </table:table-cell>
          <table:table-cell table:formula="of:=[.CL26]-[.BX26]" office:value-type="float" office:value="183.632" calcext:value-type="float">
            <text:p>183.632</text:p>
          </table:table-cell>
          <table:table-cell table:formula="of:=[.CM26]-[.BY26]" office:value-type="float" office:value="117.2" calcext:value-type="float">
            <text:p>117.2</text:p>
          </table:table-cell>
          <table:table-cell table:formula="of:=[.CN26]-[.BZ26]" office:value-type="float" office:value="47.168" calcext:value-type="float">
            <text:p>47.168</text:p>
          </table:table-cell>
          <table:table-cell table:formula="of:=[.CO26]-[.CA26]" office:value-type="float" office:value="183.632" calcext:value-type="float">
            <text:p>183.632</text:p>
          </table:table-cell>
          <table:table-cell table:formula="of:=AVERAGE([.BE26];[.BH26];[.BK26])" office:value-type="float" office:value="116.7" calcext:value-type="float">
            <text:p>116.7</text:p>
          </table:table-cell>
          <table:table-cell table:formula="of:=AVERAGE([.BF26];[.BI26];[.BL26])" office:value-type="float" office:value="48.2876666666667" calcext:value-type="float">
            <text:p>48.2876666666667</text:p>
          </table:table-cell>
          <table:table-cell table:formula="of:=AVERAGE([.BG26];[.BJ26];[.BM26])" office:value-type="float" office:value="184.754666666667" calcext:value-type="float">
            <text:p>184.754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.074" calcext:value-type="float">
            <text:p>68.074</text:p>
          </table:table-cell>
          <table:table-cell office:value-type="float" office:value="1288.664" calcext:value-type="float">
            <text:p>1288.664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26];[.BV26];[.BY26])" office:value-type="float" office:value="0" calcext:value-type="float">
            <text:p>0</text:p>
          </table:table-cell>
          <table:table-cell table:formula="of:=AVERAGE([.BT26];[.BW26];[.BZ26])" office:value-type="float" office:value="67.5493333333333" calcext:value-type="float">
            <text:p>67.5493333333333</text:p>
          </table:table-cell>
          <table:table-cell table:formula="of:=AVERAGE([.BU26];[.BX26];[.CA26])" office:value-type="float" office:value="1285.37" calcext:value-type="float">
            <text:p>1285.37</text:p>
          </table:table-cell>
          <table:table-cell table:number-columns-repeated="2"/>
          <table:table-cell office:value-type="float" office:value="116.2" calcext:value-type="float">
            <text:p>116.2</text:p>
          </table:table-cell>
          <table:table-cell office:value-type="float" office:value="118.605" calcext:value-type="float">
            <text:p>118.605</text:p>
          </table:table-cell>
          <table:table-cell office:value-type="float" office:value="1475.664" calcext:value-type="float">
            <text:p>1475.664</text:p>
          </table:table-cell>
          <table:table-cell office:value-type="float" office:value="116.7" calcext:value-type="float">
            <text:p>116.7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2" calcext:value-type="float">
            <text:p>117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26];[.CJ26];[.CM26])" office:value-type="float" office:value="116.7" calcext:value-type="float">
            <text:p>116.7</text:p>
          </table:table-cell>
          <table:table-cell table:formula="of:=AVERAGE([.CH26];[.CK26];[.CN26])" office:value-type="float" office:value="115.837" calcext:value-type="float">
            <text:p>115.837</text:p>
          </table:table-cell>
          <table:table-cell table:formula="of:=AVERAGE([.CI26];[.CL26];[.CO26])" office:value-type="float" office:value="1470.12466666667" calcext:value-type="float">
            <text:p>1470.12466666667</text:p>
          </table:table-cell>
        </table:table-row>
        <table:table-row table:style-name="ro1">
          <table:table-cell office:value-type="float" office:value="250.7" calcext:value-type="float">
            <text:p>250.7</text:p>
          </table:table-cell>
          <table:table-cell office:value-type="float" office:value="314.609" calcext:value-type="float">
            <text:p>314.609</text:p>
          </table:table-cell>
          <table:table-cell office:value-type="float" office:value="604.523" calcext:value-type="float">
            <text:p>604.523</text:p>
          </table:table-cell>
          <table:table-cell office:value-type="float" office:value="264.7" calcext:value-type="float">
            <text:p>264.7</text:p>
          </table:table-cell>
          <table:table-cell office:value-type="float" office:value="304.383" calcext:value-type="float">
            <text:p>304.38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44.4" calcext:value-type="float">
            <text:p>244.4</text:p>
          </table:table-cell>
          <table:table-cell office:value-type="float" office:value="327.121" calcext:value-type="float">
            <text:p>327.121</text:p>
          </table:table-cell>
          <table:table-cell office:value-type="float" office:value="644.523" calcext:value-type="float">
            <text:p>644.523</text:p>
          </table:table-cell>
          <table:table-cell table:formula="of:=AVERAGE([.A27];[.D27];[.G27])" office:value-type="float" office:value="253.266666666667" calcext:value-type="float">
            <text:p>253.266666666667</text:p>
          </table:table-cell>
          <table:table-cell table:formula="of:=AVERAGE([.B27];[.E27];[.H27])" office:value-type="float" office:value="315.371" calcext:value-type="float">
            <text:p>315.371</text:p>
          </table:table-cell>
          <table:table-cell table:formula="of:=AVERAGE([.C27];[.F27];[.I27])" office:value-type="float" office:value="625.023" calcext:value-type="float">
            <text:p>625.02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7" calcext:value-type="float">
            <text:p>6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57.6" calcext:value-type="float">
            <text:p>57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27];[.R27];[.U27])" office:value-type="float" office:value="60.4333333333333" calcext:value-type="float">
            <text:p>60.4333333333333</text:p>
          </table:table-cell>
          <table:table-cell table:formula="of:=AVERAGE([.P27];[.S27];[.V27])" office:value-type="float" office:value="35.145" calcext:value-type="float">
            <text:p>35.145</text:p>
          </table:table-cell>
          <table:table-cell table:formula="of:=AVERAGE([.Q27];[.T27];[.W27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4.9" calcext:value-type="float">
            <text:p>4.9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27];[.AF27];[.AI27])" office:value-type="float" office:value="1.63333333333333" calcext:value-type="float">
            <text:p>1.63333333333333</text:p>
          </table:table-cell>
          <table:table-cell table:formula="of:=AVERAGE([.AD27];[.AG27];[.AJ27])" office:value-type="float" office:value="218.844" calcext:value-type="float">
            <text:p>218.844</text:p>
          </table:table-cell>
          <table:table-cell table:formula="of:=AVERAGE([.AE27];[.AH27];[.AK27])" office:value-type="float" office:value="2601.184" calcext:value-type="float">
            <text:p>2601.184</text:p>
          </table:table-cell>
          <table:table-cell table:number-columns-repeated="2"/>
          <table:table-cell table:formula="of:=[.A27]+[.O27]+[.AC27]" office:value-type="float" office:value="309.7" calcext:value-type="float">
            <text:p>309.7</text:p>
          </table:table-cell>
          <table:table-cell table:formula="of:=[.B27]+[.P27]+[.AD27]" office:value-type="float" office:value="568.715" calcext:value-type="float">
            <text:p>568.715</text:p>
          </table:table-cell>
          <table:table-cell table:formula="of:=[.C27]+[.Q27]+[.AE27]" office:value-type="float" office:value="3290.871" calcext:value-type="float">
            <text:p>3290.871</text:p>
          </table:table-cell>
          <table:table-cell table:formula="of:=[.D27]+[.R27]+[.AF27]" office:value-type="float" office:value="329.4" calcext:value-type="float">
            <text:p>329.4</text:p>
          </table:table-cell>
          <table:table-cell table:formula="of:=[.E27]+[.S27]+[.AG27]" office:value-type="float" office:value="558.329" calcext:value-type="float">
            <text:p>558.329</text:p>
          </table:table-cell>
          <table:table-cell table:formula="of:=[.F27]+[.T27]+[.AH27]" office:value-type="float" office:value="3312.332" calcext:value-type="float">
            <text:p>3312.332</text:p>
          </table:table-cell>
          <table:table-cell table:formula="of:=[.G27]+[.U27]+[.AI27]" office:value-type="float" office:value="306.9" calcext:value-type="float">
            <text:p>306.9</text:p>
          </table:table-cell>
          <table:table-cell table:formula="of:=[.H27]+[.V27]+[.AJ27]" office:value-type="float" office:value="581.036" calcext:value-type="float">
            <text:p>581.036</text:p>
          </table:table-cell>
          <table:table-cell table:formula="of:=[.I27]+[.W27]+[.AK27]" office:value-type="float" office:value="3330.793" calcext:value-type="float">
            <text:p>3330.793</text:p>
          </table:table-cell>
          <table:table-cell table:formula="of:=AVERAGE([.AQ27];[.AT27];[.AW27])" office:value-type="float" office:value="315.333333333333" calcext:value-type="float">
            <text:p>315.333333333333</text:p>
          </table:table-cell>
          <table:table-cell table:formula="of:=AVERAGE([.AR27];[.AU27];[.AX27])" office:value-type="float" office:value="569.36" calcext:value-type="float">
            <text:p>569.36</text:p>
          </table:table-cell>
          <table:table-cell table:formula="of:=AVERAGE([.AS27];[.AV27];[.AY27])" office:value-type="float" office:value="3311.332" calcext:value-type="float">
            <text:p>3311.332</text:p>
          </table:table-cell>
          <table:table-cell table:number-columns-repeated="2"/>
          <table:table-cell table:formula="of:=[.CG27]-[.BS27]" office:value-type="float" office:value="117.2" calcext:value-type="float">
            <text:p>117.2</text:p>
          </table:table-cell>
          <table:table-cell table:formula="of:=[.CH27]-[.BT27]" office:value-type="float" office:value="47.601" calcext:value-type="float">
            <text:p>47.601</text:p>
          </table:table-cell>
          <table:table-cell table:formula="of:=[.CI27]-[.BU27]" office:value-type="float" office:value="183.633" calcext:value-type="float">
            <text:p>183.633</text:p>
          </table:table-cell>
          <table:table-cell table:formula="of:=[.CJ27]-[.BV27]" office:value-type="float" office:value="116.8" calcext:value-type="float">
            <text:p>116.8</text:p>
          </table:table-cell>
          <table:table-cell table:formula="of:=[.CK27]-[.BW27]" office:value-type="float" office:value="47.164" calcext:value-type="float">
            <text:p>47.164</text:p>
          </table:table-cell>
          <table:table-cell table:formula="of:=[.CL27]-[.BX27]" office:value-type="float" office:value="183.632" calcext:value-type="float">
            <text:p>183.632</text:p>
          </table:table-cell>
          <table:table-cell table:formula="of:=[.CM27]-[.BY27]" office:value-type="float" office:value="116.1" calcext:value-type="float">
            <text:p>116.1</text:p>
          </table:table-cell>
          <table:table-cell table:formula="of:=[.CN27]-[.BZ27]" office:value-type="float" office:value="47.168" calcext:value-type="float">
            <text:p>47.168</text:p>
          </table:table-cell>
          <table:table-cell table:formula="of:=[.CO27]-[.CA27]" office:value-type="float" office:value="183.632" calcext:value-type="float">
            <text:p>183.632</text:p>
          </table:table-cell>
          <table:table-cell table:formula="of:=AVERAGE([.BE27];[.BH27];[.BK27])" office:value-type="float" office:value="116.7" calcext:value-type="float">
            <text:p>116.7</text:p>
          </table:table-cell>
          <table:table-cell table:formula="of:=AVERAGE([.BF27];[.BI27];[.BL27])" office:value-type="float" office:value="47.311" calcext:value-type="float">
            <text:p>47.311</text:p>
          </table:table-cell>
          <table:table-cell table:formula="of:=AVERAGE([.BG27];[.BJ27];[.BM27])" office:value-type="float" office:value="183.632333333333" calcext:value-type="float">
            <text:p>183.632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27];[.BV27];[.BY27])" office:value-type="float" office:value="0" calcext:value-type="float">
            <text:p>0</text:p>
          </table:table-cell>
          <table:table-cell table:formula="of:=AVERAGE([.BT27];[.BW27];[.BZ27])" office:value-type="float" office:value="56.4206666666667" calcext:value-type="float">
            <text:p>56.4206666666667</text:p>
          </table:table-cell>
          <table:table-cell table:formula="of:=AVERAGE([.BU27];[.BX27];[.CA2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7.2" calcext:value-type="float">
            <text:p>117.2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6.8" calcext:value-type="float">
            <text:p>116.8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1" calcext:value-type="float">
            <text:p>116.1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27];[.CJ27];[.CM27])" office:value-type="float" office:value="116.7" calcext:value-type="float">
            <text:p>116.7</text:p>
          </table:table-cell>
          <table:table-cell table:formula="of:=AVERAGE([.CH27];[.CK27];[.CN27])" office:value-type="float" office:value="103.731666666667" calcext:value-type="float">
            <text:p>103.731666666667</text:p>
          </table:table-cell>
          <table:table-cell table:formula="of:=AVERAGE([.CI27];[.CL27];[.CO27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254.3" calcext:value-type="float">
            <text:p>254.3</text:p>
          </table:table-cell>
          <table:table-cell office:value-type="float" office:value="311.621" calcext:value-type="float">
            <text:p>311.621</text:p>
          </table:table-cell>
          <table:table-cell office:value-type="float" office:value="604.523" calcext:value-type="float">
            <text:p>604.523</text:p>
          </table:table-cell>
          <table:table-cell office:value-type="float" office:value="265.7" calcext:value-type="float">
            <text:p>265.7</text:p>
          </table:table-cell>
          <table:table-cell office:value-type="float" office:value="302.566" calcext:value-type="float">
            <text:p>302.56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2" calcext:value-type="float">
            <text:p>262</text:p>
          </table:table-cell>
          <table:table-cell office:value-type="float" office:value="325.516" calcext:value-type="float">
            <text:p>325.516</text:p>
          </table:table-cell>
          <table:table-cell office:value-type="float" office:value="644.523" calcext:value-type="float">
            <text:p>644.523</text:p>
          </table:table-cell>
          <table:table-cell table:formula="of:=AVERAGE([.A28];[.D28];[.G28])" office:value-type="float" office:value="260.666666666667" calcext:value-type="float">
            <text:p>260.666666666667</text:p>
          </table:table-cell>
          <table:table-cell table:formula="of:=AVERAGE([.B28];[.E28];[.H28])" office:value-type="float" office:value="313.234333333333" calcext:value-type="float">
            <text:p>313.234333333333</text:p>
          </table:table-cell>
          <table:table-cell table:formula="of:=AVERAGE([.C28];[.F28];[.I28])" office:value-type="float" office:value="625.023" calcext:value-type="float">
            <text:p>625.023</text:p>
          </table:table-cell>
          <table:table-cell table:number-columns-repeated="2"/>
          <table:table-cell office:value-type="float" office:value="63.6" calcext:value-type="float">
            <text:p>63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6.5" calcext:value-type="float">
            <text:p>66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6.4" calcext:value-type="float">
            <text:p>66.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28];[.R28];[.U28])" office:value-type="float" office:value="65.5" calcext:value-type="float">
            <text:p>65.5</text:p>
          </table:table-cell>
          <table:table-cell table:formula="of:=AVERAGE([.P28];[.S28];[.V28])" office:value-type="float" office:value="35.145" calcext:value-type="float">
            <text:p>35.145</text:p>
          </table:table-cell>
          <table:table-cell table:formula="of:=AVERAGE([.Q28];[.T28];[.W28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28];[.AF28];[.AI28])" office:value-type="float" office:value="0" calcext:value-type="float">
            <text:p>0</text:p>
          </table:table-cell>
          <table:table-cell table:formula="of:=AVERAGE([.AD28];[.AG28];[.AJ28])" office:value-type="float" office:value="218.844" calcext:value-type="float">
            <text:p>218.844</text:p>
          </table:table-cell>
          <table:table-cell table:formula="of:=AVERAGE([.AE28];[.AH28];[.AK28])" office:value-type="float" office:value="2601.184" calcext:value-type="float">
            <text:p>2601.184</text:p>
          </table:table-cell>
          <table:table-cell table:number-columns-repeated="2"/>
          <table:table-cell table:formula="of:=[.A28]+[.O28]+[.AC28]" office:value-type="float" office:value="317.9" calcext:value-type="float">
            <text:p>317.9</text:p>
          </table:table-cell>
          <table:table-cell table:formula="of:=[.B28]+[.P28]+[.AD28]" office:value-type="float" office:value="565.727" calcext:value-type="float">
            <text:p>565.727</text:p>
          </table:table-cell>
          <table:table-cell table:formula="of:=[.C28]+[.Q28]+[.AE28]" office:value-type="float" office:value="3290.871" calcext:value-type="float">
            <text:p>3290.871</text:p>
          </table:table-cell>
          <table:table-cell table:formula="of:=[.D28]+[.R28]+[.AF28]" office:value-type="float" office:value="332.2" calcext:value-type="float">
            <text:p>332.2</text:p>
          </table:table-cell>
          <table:table-cell table:formula="of:=[.E28]+[.S28]+[.AG28]" office:value-type="float" office:value="556.512" calcext:value-type="float">
            <text:p>556.512</text:p>
          </table:table-cell>
          <table:table-cell table:formula="of:=[.F28]+[.T28]+[.AH28]" office:value-type="float" office:value="3312.332" calcext:value-type="float">
            <text:p>3312.332</text:p>
          </table:table-cell>
          <table:table-cell table:formula="of:=[.G28]+[.U28]+[.AI28]" office:value-type="float" office:value="328.4" calcext:value-type="float">
            <text:p>328.4</text:p>
          </table:table-cell>
          <table:table-cell table:formula="of:=[.H28]+[.V28]+[.AJ28]" office:value-type="float" office:value="579.431" calcext:value-type="float">
            <text:p>579.431</text:p>
          </table:table-cell>
          <table:table-cell table:formula="of:=[.I28]+[.W28]+[.AK28]" office:value-type="float" office:value="3330.793" calcext:value-type="float">
            <text:p>3330.793</text:p>
          </table:table-cell>
          <table:table-cell table:formula="of:=AVERAGE([.AQ28];[.AT28];[.AW28])" office:value-type="float" office:value="326.166666666667" calcext:value-type="float">
            <text:p>326.166666666667</text:p>
          </table:table-cell>
          <table:table-cell table:formula="of:=AVERAGE([.AR28];[.AU28];[.AX28])" office:value-type="float" office:value="567.223333333333" calcext:value-type="float">
            <text:p>567.223333333333</text:p>
          </table:table-cell>
          <table:table-cell table:formula="of:=AVERAGE([.AS28];[.AV28];[.AY28])" office:value-type="float" office:value="3311.332" calcext:value-type="float">
            <text:p>3311.332</text:p>
          </table:table-cell>
          <table:table-cell table:number-columns-repeated="2"/>
          <table:table-cell table:formula="of:=[.CG28]-[.BS28]" office:value-type="float" office:value="115.6" calcext:value-type="float">
            <text:p>115.6</text:p>
          </table:table-cell>
          <table:table-cell table:formula="of:=[.CH28]-[.BT28]" office:value-type="float" office:value="47.601" calcext:value-type="float">
            <text:p>47.601</text:p>
          </table:table-cell>
          <table:table-cell table:formula="of:=[.CI28]-[.BU28]" office:value-type="float" office:value="183.633" calcext:value-type="float">
            <text:p>183.633</text:p>
          </table:table-cell>
          <table:table-cell table:formula="of:=[.CJ28]-[.BV28]" office:value-type="float" office:value="115.4" calcext:value-type="float">
            <text:p>115.4</text:p>
          </table:table-cell>
          <table:table-cell table:formula="of:=[.CK28]-[.BW28]" office:value-type="float" office:value="47.164" calcext:value-type="float">
            <text:p>47.164</text:p>
          </table:table-cell>
          <table:table-cell table:formula="of:=[.CL28]-[.BX28]" office:value-type="float" office:value="183.632" calcext:value-type="float">
            <text:p>183.632</text:p>
          </table:table-cell>
          <table:table-cell table:formula="of:=[.CM28]-[.BY28]" office:value-type="float" office:value="117.6" calcext:value-type="float">
            <text:p>117.6</text:p>
          </table:table-cell>
          <table:table-cell table:formula="of:=[.CN28]-[.BZ28]" office:value-type="float" office:value="47.168" calcext:value-type="float">
            <text:p>47.168</text:p>
          </table:table-cell>
          <table:table-cell table:formula="of:=[.CO28]-[.CA28]" office:value-type="float" office:value="183.632" calcext:value-type="float">
            <text:p>183.632</text:p>
          </table:table-cell>
          <table:table-cell table:formula="of:=AVERAGE([.BE28];[.BH28];[.BK28])" office:value-type="float" office:value="116.2" calcext:value-type="float">
            <text:p>116.2</text:p>
          </table:table-cell>
          <table:table-cell table:formula="of:=AVERAGE([.BF28];[.BI28];[.BL28])" office:value-type="float" office:value="47.311" calcext:value-type="float">
            <text:p>47.311</text:p>
          </table:table-cell>
          <table:table-cell table:formula="of:=AVERAGE([.BG28];[.BJ28];[.BM28])" office:value-type="float" office:value="183.632333333333" calcext:value-type="float">
            <text:p>183.632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28];[.BV28];[.BY28])" office:value-type="float" office:value="0" calcext:value-type="float">
            <text:p>0</text:p>
          </table:table-cell>
          <table:table-cell table:formula="of:=AVERAGE([.BT28];[.BW28];[.BZ28])" office:value-type="float" office:value="56.4206666666667" calcext:value-type="float">
            <text:p>56.4206666666667</text:p>
          </table:table-cell>
          <table:table-cell table:formula="of:=AVERAGE([.BU28];[.BX28];[.CA28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5.6" calcext:value-type="float">
            <text:p>115.6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5.4" calcext:value-type="float">
            <text:p>115.4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6" calcext:value-type="float">
            <text:p>117.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28];[.CJ28];[.CM28])" office:value-type="float" office:value="116.2" calcext:value-type="float">
            <text:p>116.2</text:p>
          </table:table-cell>
          <table:table-cell table:formula="of:=AVERAGE([.CH28];[.CK28];[.CN28])" office:value-type="float" office:value="103.731666666667" calcext:value-type="float">
            <text:p>103.731666666667</text:p>
          </table:table-cell>
          <table:table-cell table:formula="of:=AVERAGE([.CI28];[.CL28];[.CO28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242.7" calcext:value-type="float">
            <text:p>242.7</text:p>
          </table:table-cell>
          <table:table-cell office:value-type="float" office:value="310.824" calcext:value-type="float">
            <text:p>310.824</text:p>
          </table:table-cell>
          <table:table-cell office:value-type="float" office:value="607.023" calcext:value-type="float">
            <text:p>607.023</text:p>
          </table:table-cell>
          <table:table-cell office:value-type="float" office:value="245.8" calcext:value-type="float">
            <text:p>245.8</text:p>
          </table:table-cell>
          <table:table-cell office:value-type="float" office:value="302.871" calcext:value-type="float">
            <text:p>302.87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2.1" calcext:value-type="float">
            <text:p>262.1</text:p>
          </table:table-cell>
          <table:table-cell office:value-type="float" office:value="324.617" calcext:value-type="float">
            <text:p>324.617</text:p>
          </table:table-cell>
          <table:table-cell office:value-type="float" office:value="644.523" calcext:value-type="float">
            <text:p>644.523</text:p>
          </table:table-cell>
          <table:table-cell table:formula="of:=AVERAGE([.A29];[.D29];[.G29])" office:value-type="float" office:value="250.2" calcext:value-type="float">
            <text:p>250.2</text:p>
          </table:table-cell>
          <table:table-cell table:formula="of:=AVERAGE([.B29];[.E29];[.H29])" office:value-type="float" office:value="312.770666666667" calcext:value-type="float">
            <text:p>312.770666666667</text:p>
          </table:table-cell>
          <table:table-cell table:formula="of:=AVERAGE([.C29];[.F29];[.I29])" office:value-type="float" office:value="625.856333333333" calcext:value-type="float">
            <text:p>625.856333333333</text:p>
          </table:table-cell>
          <table:table-cell table:number-columns-repeated="2"/>
          <table:table-cell office:value-type="float" office:value="56.9" calcext:value-type="float">
            <text:p>56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2.6" calcext:value-type="float">
            <text:p>62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3.7" calcext:value-type="float">
            <text:p>63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29];[.R29];[.U29])" office:value-type="float" office:value="61.0666666666667" calcext:value-type="float">
            <text:p>61.0666666666667</text:p>
          </table:table-cell>
          <table:table-cell table:formula="of:=AVERAGE([.P29];[.S29];[.V29])" office:value-type="float" office:value="35.145" calcext:value-type="float">
            <text:p>35.145</text:p>
          </table:table-cell>
          <table:table-cell table:formula="of:=AVERAGE([.Q29];[.T29];[.W29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3.9" calcext:value-type="float">
            <text:p>3.9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29];[.AF29];[.AI29])" office:value-type="float" office:value="1.3" calcext:value-type="float">
            <text:p>1.3</text:p>
          </table:table-cell>
          <table:table-cell table:formula="of:=AVERAGE([.AD29];[.AG29];[.AJ29])" office:value-type="float" office:value="218.844" calcext:value-type="float">
            <text:p>218.844</text:p>
          </table:table-cell>
          <table:table-cell table:formula="of:=AVERAGE([.AE29];[.AH29];[.AK29])" office:value-type="float" office:value="2601.184" calcext:value-type="float">
            <text:p>2601.184</text:p>
          </table:table-cell>
          <table:table-cell table:number-columns-repeated="2"/>
          <table:table-cell table:formula="of:=[.A29]+[.O29]+[.AC29]" office:value-type="float" office:value="299.6" calcext:value-type="float">
            <text:p>299.6</text:p>
          </table:table-cell>
          <table:table-cell table:formula="of:=[.B29]+[.P29]+[.AD29]" office:value-type="float" office:value="564.93" calcext:value-type="float">
            <text:p>564.93</text:p>
          </table:table-cell>
          <table:table-cell table:formula="of:=[.C29]+[.Q29]+[.AE29]" office:value-type="float" office:value="3293.371" calcext:value-type="float">
            <text:p>3293.371</text:p>
          </table:table-cell>
          <table:table-cell table:formula="of:=[.D29]+[.R29]+[.AF29]" office:value-type="float" office:value="312.3" calcext:value-type="float">
            <text:p>312.3</text:p>
          </table:table-cell>
          <table:table-cell table:formula="of:=[.E29]+[.S29]+[.AG29]" office:value-type="float" office:value="556.817" calcext:value-type="float">
            <text:p>556.817</text:p>
          </table:table-cell>
          <table:table-cell table:formula="of:=[.F29]+[.T29]+[.AH29]" office:value-type="float" office:value="3312.332" calcext:value-type="float">
            <text:p>3312.332</text:p>
          </table:table-cell>
          <table:table-cell table:formula="of:=[.G29]+[.U29]+[.AI29]" office:value-type="float" office:value="325.8" calcext:value-type="float">
            <text:p>325.8</text:p>
          </table:table-cell>
          <table:table-cell table:formula="of:=[.H29]+[.V29]+[.AJ29]" office:value-type="float" office:value="578.532" calcext:value-type="float">
            <text:p>578.532</text:p>
          </table:table-cell>
          <table:table-cell table:formula="of:=[.I29]+[.W29]+[.AK29]" office:value-type="float" office:value="3330.793" calcext:value-type="float">
            <text:p>3330.793</text:p>
          </table:table-cell>
          <table:table-cell table:formula="of:=AVERAGE([.AQ29];[.AT29];[.AW29])" office:value-type="float" office:value="312.566666666667" calcext:value-type="float">
            <text:p>312.566666666667</text:p>
          </table:table-cell>
          <table:table-cell table:formula="of:=AVERAGE([.AR29];[.AU29];[.AX29])" office:value-type="float" office:value="566.759666666667" calcext:value-type="float">
            <text:p>566.759666666667</text:p>
          </table:table-cell>
          <table:table-cell table:formula="of:=AVERAGE([.AS29];[.AV29];[.AY29])" office:value-type="float" office:value="3312.16533333333" calcext:value-type="float">
            <text:p>3312.16533333333</text:p>
          </table:table-cell>
          <table:table-cell table:number-columns-repeated="2"/>
          <table:table-cell table:formula="of:=[.CG29]-[.BS29]" office:value-type="float" office:value="118.8" calcext:value-type="float">
            <text:p>118.8</text:p>
          </table:table-cell>
          <table:table-cell table:formula="of:=[.CH29]-[.BT29]" office:value-type="float" office:value="47.601" calcext:value-type="float">
            <text:p>47.601</text:p>
          </table:table-cell>
          <table:table-cell table:formula="of:=[.CI29]-[.BU29]" office:value-type="float" office:value="183.633" calcext:value-type="float">
            <text:p>183.633</text:p>
          </table:table-cell>
          <table:table-cell table:formula="of:=[.CJ29]-[.BV29]" office:value-type="float" office:value="116.9" calcext:value-type="float">
            <text:p>116.9</text:p>
          </table:table-cell>
          <table:table-cell table:formula="of:=[.CK29]-[.BW29]" office:value-type="float" office:value="47.164" calcext:value-type="float">
            <text:p>47.164</text:p>
          </table:table-cell>
          <table:table-cell table:formula="of:=[.CL29]-[.BX29]" office:value-type="float" office:value="183.632" calcext:value-type="float">
            <text:p>183.632</text:p>
          </table:table-cell>
          <table:table-cell table:formula="of:=[.CM29]-[.BY29]" office:value-type="float" office:value="116.6" calcext:value-type="float">
            <text:p>116.6</text:p>
          </table:table-cell>
          <table:table-cell table:formula="of:=[.CN29]-[.BZ29]" office:value-type="float" office:value="47.168" calcext:value-type="float">
            <text:p>47.168</text:p>
          </table:table-cell>
          <table:table-cell table:formula="of:=[.CO29]-[.CA29]" office:value-type="float" office:value="183.632" calcext:value-type="float">
            <text:p>183.632</text:p>
          </table:table-cell>
          <table:table-cell table:formula="of:=AVERAGE([.BE29];[.BH29];[.BK29])" office:value-type="float" office:value="117.433333333333" calcext:value-type="float">
            <text:p>117.433333333333</text:p>
          </table:table-cell>
          <table:table-cell table:formula="of:=AVERAGE([.BF29];[.BI29];[.BL29])" office:value-type="float" office:value="47.311" calcext:value-type="float">
            <text:p>47.311</text:p>
          </table:table-cell>
          <table:table-cell table:formula="of:=AVERAGE([.BG29];[.BJ29];[.BM29])" office:value-type="float" office:value="183.632333333333" calcext:value-type="float">
            <text:p>183.632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29];[.BV29];[.BY29])" office:value-type="float" office:value="0" calcext:value-type="float">
            <text:p>0</text:p>
          </table:table-cell>
          <table:table-cell table:formula="of:=AVERAGE([.BT29];[.BW29];[.BZ29])" office:value-type="float" office:value="56.4206666666667" calcext:value-type="float">
            <text:p>56.4206666666667</text:p>
          </table:table-cell>
          <table:table-cell table:formula="of:=AVERAGE([.BU29];[.BX29];[.CA2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8.8" calcext:value-type="float">
            <text:p>118.8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6.9" calcext:value-type="float">
            <text:p>116.9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6" calcext:value-type="float">
            <text:p>116.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29];[.CJ29];[.CM29])" office:value-type="float" office:value="117.433333333333" calcext:value-type="float">
            <text:p>117.433333333333</text:p>
          </table:table-cell>
          <table:table-cell table:formula="of:=AVERAGE([.CH29];[.CK29];[.CN29])" office:value-type="float" office:value="103.731666666667" calcext:value-type="float">
            <text:p>103.731666666667</text:p>
          </table:table-cell>
          <table:table-cell table:formula="of:=AVERAGE([.CI29];[.CL29];[.CO29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224.3" calcext:value-type="float">
            <text:p>224.3</text:p>
          </table:table-cell>
          <table:table-cell office:value-type="float" office:value="309" calcext:value-type="float">
            <text:p>309</text:p>
          </table:table-cell>
          <table:table-cell office:value-type="float" office:value="609.523" calcext:value-type="float">
            <text:p>609.523</text:p>
          </table:table-cell>
          <table:table-cell office:value-type="float" office:value="260.2" calcext:value-type="float">
            <text:p>260.2</text:p>
          </table:table-cell>
          <table:table-cell office:value-type="float" office:value="298.863" calcext:value-type="float">
            <text:p>298.86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71.4" calcext:value-type="float">
            <text:p>271.4</text:p>
          </table:table-cell>
          <table:table-cell office:value-type="float" office:value="323.785" calcext:value-type="float">
            <text:p>323.785</text:p>
          </table:table-cell>
          <table:table-cell office:value-type="float" office:value="644.523" calcext:value-type="float">
            <text:p>644.523</text:p>
          </table:table-cell>
          <table:table-cell table:formula="of:=AVERAGE([.A30];[.D30];[.G30])" office:value-type="float" office:value="251.966666666667" calcext:value-type="float">
            <text:p>251.966666666667</text:p>
          </table:table-cell>
          <table:table-cell table:formula="of:=AVERAGE([.B30];[.E30];[.H30])" office:value-type="float" office:value="310.549333333333" calcext:value-type="float">
            <text:p>310.549333333333</text:p>
          </table:table-cell>
          <table:table-cell table:formula="of:=AVERAGE([.C30];[.F30];[.I30])" office:value-type="float" office:value="626.689666666667" calcext:value-type="float">
            <text:p>626.689666666667</text:p>
          </table:table-cell>
          <table:table-cell table:number-columns-repeated="2"/>
          <table:table-cell office:value-type="float" office:value="56.7" calcext:value-type="float">
            <text:p>56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1.5" calcext:value-type="float">
            <text:p>61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5.5" calcext:value-type="float">
            <text:p>65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0];[.R30];[.U30])" office:value-type="float" office:value="61.2333333333333" calcext:value-type="float">
            <text:p>61.2333333333333</text:p>
          </table:table-cell>
          <table:table-cell table:formula="of:=AVERAGE([.P30];[.S30];[.V30])" office:value-type="float" office:value="35.145" calcext:value-type="float">
            <text:p>35.145</text:p>
          </table:table-cell>
          <table:table-cell table:formula="of:=AVERAGE([.Q30];[.T30];[.W30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30];[.AF30];[.AI30])" office:value-type="float" office:value="0" calcext:value-type="float">
            <text:p>0</text:p>
          </table:table-cell>
          <table:table-cell table:formula="of:=AVERAGE([.AD30];[.AG30];[.AJ30])" office:value-type="float" office:value="218.844" calcext:value-type="float">
            <text:p>218.844</text:p>
          </table:table-cell>
          <table:table-cell table:formula="of:=AVERAGE([.AE30];[.AH30];[.AK30])" office:value-type="float" office:value="2601.184" calcext:value-type="float">
            <text:p>2601.184</text:p>
          </table:table-cell>
          <table:table-cell table:number-columns-repeated="2"/>
          <table:table-cell table:formula="of:=[.A30]+[.O30]+[.AC30]" office:value-type="float" office:value="281" calcext:value-type="float">
            <text:p>281</text:p>
          </table:table-cell>
          <table:table-cell table:formula="of:=[.B30]+[.P30]+[.AD30]" office:value-type="float" office:value="563.106" calcext:value-type="float">
            <text:p>563.106</text:p>
          </table:table-cell>
          <table:table-cell table:formula="of:=[.C30]+[.Q30]+[.AE30]" office:value-type="float" office:value="3295.871" calcext:value-type="float">
            <text:p>3295.871</text:p>
          </table:table-cell>
          <table:table-cell table:formula="of:=[.D30]+[.R30]+[.AF30]" office:value-type="float" office:value="321.7" calcext:value-type="float">
            <text:p>321.7</text:p>
          </table:table-cell>
          <table:table-cell table:formula="of:=[.E30]+[.S30]+[.AG30]" office:value-type="float" office:value="552.809" calcext:value-type="float">
            <text:p>552.809</text:p>
          </table:table-cell>
          <table:table-cell table:formula="of:=[.F30]+[.T30]+[.AH30]" office:value-type="float" office:value="3312.332" calcext:value-type="float">
            <text:p>3312.332</text:p>
          </table:table-cell>
          <table:table-cell table:formula="of:=[.G30]+[.U30]+[.AI30]" office:value-type="float" office:value="336.9" calcext:value-type="float">
            <text:p>336.9</text:p>
          </table:table-cell>
          <table:table-cell table:formula="of:=[.H30]+[.V30]+[.AJ30]" office:value-type="float" office:value="577.7" calcext:value-type="float">
            <text:p>577.7</text:p>
          </table:table-cell>
          <table:table-cell table:formula="of:=[.I30]+[.W30]+[.AK30]" office:value-type="float" office:value="3330.793" calcext:value-type="float">
            <text:p>3330.793</text:p>
          </table:table-cell>
          <table:table-cell table:formula="of:=AVERAGE([.AQ30];[.AT30];[.AW30])" office:value-type="float" office:value="313.2" calcext:value-type="float">
            <text:p>313.2</text:p>
          </table:table-cell>
          <table:table-cell table:formula="of:=AVERAGE([.AR30];[.AU30];[.AX30])" office:value-type="float" office:value="564.538333333333" calcext:value-type="float">
            <text:p>564.538333333333</text:p>
          </table:table-cell>
          <table:table-cell table:formula="of:=AVERAGE([.AS30];[.AV30];[.AY30])" office:value-type="float" office:value="3312.99866666667" calcext:value-type="float">
            <text:p>3312.99866666667</text:p>
          </table:table-cell>
          <table:table-cell table:number-columns-repeated="2"/>
          <table:table-cell table:formula="of:=[.CG30]-[.BS30]" office:value-type="float" office:value="116" calcext:value-type="float">
            <text:p>116</text:p>
          </table:table-cell>
          <table:table-cell table:formula="of:=[.CH30]-[.BT30]" office:value-type="float" office:value="47.601" calcext:value-type="float">
            <text:p>47.601</text:p>
          </table:table-cell>
          <table:table-cell table:formula="of:=[.CI30]-[.BU30]" office:value-type="float" office:value="183.633" calcext:value-type="float">
            <text:p>183.633</text:p>
          </table:table-cell>
          <table:table-cell table:formula="of:=[.CJ30]-[.BV30]" office:value-type="float" office:value="116" calcext:value-type="float">
            <text:p>116</text:p>
          </table:table-cell>
          <table:table-cell table:formula="of:=[.CK30]-[.BW30]" office:value-type="float" office:value="47.164" calcext:value-type="float">
            <text:p>47.164</text:p>
          </table:table-cell>
          <table:table-cell table:formula="of:=[.CL30]-[.BX30]" office:value-type="float" office:value="183.632" calcext:value-type="float">
            <text:p>183.632</text:p>
          </table:table-cell>
          <table:table-cell table:formula="of:=[.CM30]-[.BY30]" office:value-type="float" office:value="117.1" calcext:value-type="float">
            <text:p>117.1</text:p>
          </table:table-cell>
          <table:table-cell table:formula="of:=[.CN30]-[.BZ30]" office:value-type="float" office:value="47.168" calcext:value-type="float">
            <text:p>47.168</text:p>
          </table:table-cell>
          <table:table-cell table:formula="of:=[.CO30]-[.CA30]" office:value-type="float" office:value="183.632" calcext:value-type="float">
            <text:p>183.632</text:p>
          </table:table-cell>
          <table:table-cell table:formula="of:=AVERAGE([.BE30];[.BH30];[.BK30])" office:value-type="float" office:value="116.366666666667" calcext:value-type="float">
            <text:p>116.366666666667</text:p>
          </table:table-cell>
          <table:table-cell table:formula="of:=AVERAGE([.BF30];[.BI30];[.BL30])" office:value-type="float" office:value="47.311" calcext:value-type="float">
            <text:p>47.311</text:p>
          </table:table-cell>
          <table:table-cell table:formula="of:=AVERAGE([.BG30];[.BJ30];[.BM30])" office:value-type="float" office:value="183.632333333333" calcext:value-type="float">
            <text:p>183.632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30];[.BV30];[.BY30])" office:value-type="float" office:value="0" calcext:value-type="float">
            <text:p>0</text:p>
          </table:table-cell>
          <table:table-cell table:formula="of:=AVERAGE([.BT30];[.BW30];[.BZ30])" office:value-type="float" office:value="56.4206666666667" calcext:value-type="float">
            <text:p>56.4206666666667</text:p>
          </table:table-cell>
          <table:table-cell table:formula="of:=AVERAGE([.BU30];[.BX30];[.CA3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6" calcext:value-type="float">
            <text:p>116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1" calcext:value-type="float">
            <text:p>117.1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30];[.CJ30];[.CM30])" office:value-type="float" office:value="116.366666666667" calcext:value-type="float">
            <text:p>116.366666666667</text:p>
          </table:table-cell>
          <table:table-cell table:formula="of:=AVERAGE([.CH30];[.CK30];[.CN30])" office:value-type="float" office:value="103.731666666667" calcext:value-type="float">
            <text:p>103.731666666667</text:p>
          </table:table-cell>
          <table:table-cell table:formula="of:=AVERAGE([.CI30];[.CL30];[.CO30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08.734" calcext:value-type="float">
            <text:p>308.734</text:p>
          </table:table-cell>
          <table:table-cell office:value-type="float" office:value="609.523" calcext:value-type="float">
            <text:p>609.523</text:p>
          </table:table-cell>
          <table:table-cell office:value-type="float" office:value="260.4" calcext:value-type="float">
            <text:p>260.4</text:p>
          </table:table-cell>
          <table:table-cell office:value-type="float" office:value="297.586" calcext:value-type="float">
            <text:p>297.58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3.9" calcext:value-type="float">
            <text:p>263.9</text:p>
          </table:table-cell>
          <table:table-cell office:value-type="float" office:value="324.738" calcext:value-type="float">
            <text:p>324.738</text:p>
          </table:table-cell>
          <table:table-cell office:value-type="float" office:value="644.523" calcext:value-type="float">
            <text:p>644.523</text:p>
          </table:table-cell>
          <table:table-cell table:formula="of:=AVERAGE([.A31];[.D31];[.G31])" office:value-type="float" office:value="262.1" calcext:value-type="float">
            <text:p>262.1</text:p>
          </table:table-cell>
          <table:table-cell table:formula="of:=AVERAGE([.B31];[.E31];[.H31])" office:value-type="float" office:value="310.352666666667" calcext:value-type="float">
            <text:p>310.352666666667</text:p>
          </table:table-cell>
          <table:table-cell table:formula="of:=AVERAGE([.C31];[.F31];[.I31])" office:value-type="float" office:value="626.689666666667" calcext:value-type="float">
            <text:p>626.689666666667</text:p>
          </table:table-cell>
          <table:table-cell table:number-columns-repeated="2"/>
          <table:table-cell office:value-type="float" office:value="62.7" calcext:value-type="float">
            <text:p>62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5" calcext:value-type="float">
            <text:p>64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3.6" calcext:value-type="float">
            <text:p>63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1];[.R31];[.U31])" office:value-type="float" office:value="63.6" calcext:value-type="float">
            <text:p>63.6</text:p>
          </table:table-cell>
          <table:table-cell table:formula="of:=AVERAGE([.P31];[.S31];[.V31])" office:value-type="float" office:value="35.145" calcext:value-type="float">
            <text:p>35.145</text:p>
          </table:table-cell>
          <table:table-cell table:formula="of:=AVERAGE([.Q31];[.T31];[.W31])" office:value-type="float" office:value="85.125" calcext:value-type="float">
            <text:p>85.125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31];[.AF31];[.AI31])" office:value-type="float" office:value="1.96666666666667" calcext:value-type="float">
            <text:p>1.96666666666667</text:p>
          </table:table-cell>
          <table:table-cell table:formula="of:=AVERAGE([.AD31];[.AG31];[.AJ31])" office:value-type="float" office:value="218.844" calcext:value-type="float">
            <text:p>218.844</text:p>
          </table:table-cell>
          <table:table-cell table:formula="of:=AVERAGE([.AE31];[.AH31];[.AK31])" office:value-type="float" office:value="2601.184" calcext:value-type="float">
            <text:p>2601.184</text:p>
          </table:table-cell>
          <table:table-cell table:number-columns-repeated="2"/>
          <table:table-cell table:formula="of:=[.A31]+[.O31]+[.AC31]" office:value-type="float" office:value="330.6" calcext:value-type="float">
            <text:p>330.6</text:p>
          </table:table-cell>
          <table:table-cell table:formula="of:=[.B31]+[.P31]+[.AD31]" office:value-type="float" office:value="562.84" calcext:value-type="float">
            <text:p>562.84</text:p>
          </table:table-cell>
          <table:table-cell table:formula="of:=[.C31]+[.Q31]+[.AE31]" office:value-type="float" office:value="3295.871" calcext:value-type="float">
            <text:p>3295.871</text:p>
          </table:table-cell>
          <table:table-cell table:formula="of:=[.D31]+[.R31]+[.AF31]" office:value-type="float" office:value="324.9" calcext:value-type="float">
            <text:p>324.9</text:p>
          </table:table-cell>
          <table:table-cell table:formula="of:=[.E31]+[.S31]+[.AG31]" office:value-type="float" office:value="551.532" calcext:value-type="float">
            <text:p>551.532</text:p>
          </table:table-cell>
          <table:table-cell table:formula="of:=[.F31]+[.T31]+[.AH31]" office:value-type="float" office:value="3312.332" calcext:value-type="float">
            <text:p>3312.332</text:p>
          </table:table-cell>
          <table:table-cell table:formula="of:=[.G31]+[.U31]+[.AI31]" office:value-type="float" office:value="327.5" calcext:value-type="float">
            <text:p>327.5</text:p>
          </table:table-cell>
          <table:table-cell table:formula="of:=[.H31]+[.V31]+[.AJ31]" office:value-type="float" office:value="578.653" calcext:value-type="float">
            <text:p>578.653</text:p>
          </table:table-cell>
          <table:table-cell table:formula="of:=[.I31]+[.W31]+[.AK31]" office:value-type="float" office:value="3330.793" calcext:value-type="float">
            <text:p>3330.793</text:p>
          </table:table-cell>
          <table:table-cell table:formula="of:=AVERAGE([.AQ31];[.AT31];[.AW31])" office:value-type="float" office:value="327.666666666667" calcext:value-type="float">
            <text:p>327.666666666667</text:p>
          </table:table-cell>
          <table:table-cell table:formula="of:=AVERAGE([.AR31];[.AU31];[.AX31])" office:value-type="float" office:value="564.341666666667" calcext:value-type="float">
            <text:p>564.341666666667</text:p>
          </table:table-cell>
          <table:table-cell table:formula="of:=AVERAGE([.AS31];[.AV31];[.AY31])" office:value-type="float" office:value="3312.99866666667" calcext:value-type="float">
            <text:p>3312.99866666667</text:p>
          </table:table-cell>
          <table:table-cell table:number-columns-repeated="2"/>
          <table:table-cell table:formula="of:=[.CG31]-[.BS31]" office:value-type="float" office:value="113.3" calcext:value-type="float">
            <text:p>113.3</text:p>
          </table:table-cell>
          <table:table-cell table:formula="of:=[.CH31]-[.BT31]" office:value-type="float" office:value="47.601" calcext:value-type="float">
            <text:p>47.601</text:p>
          </table:table-cell>
          <table:table-cell table:formula="of:=[.CI31]-[.BU31]" office:value-type="float" office:value="183.633" calcext:value-type="float">
            <text:p>183.633</text:p>
          </table:table-cell>
          <table:table-cell table:formula="of:=[.CJ31]-[.BV31]" office:value-type="float" office:value="116" calcext:value-type="float">
            <text:p>116</text:p>
          </table:table-cell>
          <table:table-cell table:formula="of:=[.CK31]-[.BW31]" office:value-type="float" office:value="47.164" calcext:value-type="float">
            <text:p>47.164</text:p>
          </table:table-cell>
          <table:table-cell table:formula="of:=[.CL31]-[.BX31]" office:value-type="float" office:value="183.632" calcext:value-type="float">
            <text:p>183.632</text:p>
          </table:table-cell>
          <table:table-cell table:formula="of:=[.CM31]-[.BY31]" office:value-type="float" office:value="116" calcext:value-type="float">
            <text:p>116</text:p>
          </table:table-cell>
          <table:table-cell table:formula="of:=[.CN31]-[.BZ31]" office:value-type="float" office:value="47.168" calcext:value-type="float">
            <text:p>47.168</text:p>
          </table:table-cell>
          <table:table-cell table:formula="of:=[.CO31]-[.CA31]" office:value-type="float" office:value="183.633" calcext:value-type="float">
            <text:p>183.633</text:p>
          </table:table-cell>
          <table:table-cell table:formula="of:=AVERAGE([.BE31];[.BH31];[.BK31])" office:value-type="float" office:value="115.1" calcext:value-type="float">
            <text:p>115.1</text:p>
          </table:table-cell>
          <table:table-cell table:formula="of:=AVERAGE([.BF31];[.BI31];[.BL31])" office:value-type="float" office:value="47.311" calcext:value-type="float">
            <text:p>47.311</text:p>
          </table:table-cell>
          <table:table-cell table:formula="of:=AVERAGE([.BG31];[.BJ31];[.BM31])" office:value-type="float" office:value="183.632666666667" calcext:value-type="float">
            <text:p>183.632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100.41" calcext:value-type="float">
            <text:p>100.41</text:p>
          </table:table-cell>
          <table:table-cell office:value-type="float" office:value="1929.32" calcext:value-type="float">
            <text:p>1929.32</text:p>
          </table:table-cell>
          <table:table-cell table:formula="of:=AVERAGE([.BS31];[.BV31];[.BY31])" office:value-type="float" office:value="0" calcext:value-type="float">
            <text:p>0</text:p>
          </table:table-cell>
          <table:table-cell table:formula="of:=AVERAGE([.BT31];[.BW31];[.BZ31])" office:value-type="float" office:value="67.4583333333333" calcext:value-type="float">
            <text:p>67.4583333333333</text:p>
          </table:table-cell>
          <table:table-cell table:formula="of:=AVERAGE([.BU31];[.BX31];[.CA31])" office:value-type="float" office:value="1285.36966666667" calcext:value-type="float">
            <text:p>1285.36966666667</text:p>
          </table:table-cell>
          <table:table-cell table:number-columns-repeated="2"/>
          <table:table-cell office:value-type="float" office:value="113.3" calcext:value-type="float">
            <text:p>113.3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6" calcext:value-type="float">
            <text:p>116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" calcext:value-type="float">
            <text:p>116</text:p>
          </table:table-cell>
          <table:table-cell office:value-type="float" office:value="147.578" calcext:value-type="float">
            <text:p>147.578</text:p>
          </table:table-cell>
          <table:table-cell office:value-type="float" office:value="2112.953" calcext:value-type="float">
            <text:p>2112.953</text:p>
          </table:table-cell>
          <table:table-cell table:formula="of:=AVERAGE([.CG31];[.CJ31];[.CM31])" office:value-type="float" office:value="115.1" calcext:value-type="float">
            <text:p>115.1</text:p>
          </table:table-cell>
          <table:table-cell table:formula="of:=AVERAGE([.CH31];[.CK31];[.CN31])" office:value-type="float" office:value="114.769333333333" calcext:value-type="float">
            <text:p>114.769333333333</text:p>
          </table:table-cell>
          <table:table-cell table:formula="of:=AVERAGE([.CI31];[.CL31];[.CO31])" office:value-type="float" office:value="1469.00233333333" calcext:value-type="float">
            <text:p>1469.00233333333</text:p>
          </table:table-cell>
        </table:table-row>
        <table:table-row table:style-name="ro1">
          <table:table-cell office:value-type="float" office:value="269.5" calcext:value-type="float">
            <text:p>269.5</text:p>
          </table:table-cell>
          <table:table-cell office:value-type="float" office:value="307.473" calcext:value-type="float">
            <text:p>307.473</text:p>
          </table:table-cell>
          <table:table-cell office:value-type="float" office:value="609.523" calcext:value-type="float">
            <text:p>609.523</text:p>
          </table:table-cell>
          <table:table-cell office:value-type="float" office:value="251.1" calcext:value-type="float">
            <text:p>251.1</text:p>
          </table:table-cell>
          <table:table-cell office:value-type="float" office:value="297.188" calcext:value-type="float">
            <text:p>297.188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49.8" calcext:value-type="float">
            <text:p>249.8</text:p>
          </table:table-cell>
          <table:table-cell office:value-type="float" office:value="323.098" calcext:value-type="float">
            <text:p>323.098</text:p>
          </table:table-cell>
          <table:table-cell office:value-type="float" office:value="644.523" calcext:value-type="float">
            <text:p>644.523</text:p>
          </table:table-cell>
          <table:table-cell table:formula="of:=AVERAGE([.A32];[.D32];[.G32])" office:value-type="float" office:value="256.8" calcext:value-type="float">
            <text:p>256.8</text:p>
          </table:table-cell>
          <table:table-cell table:formula="of:=AVERAGE([.B32];[.E32];[.H32])" office:value-type="float" office:value="309.253" calcext:value-type="float">
            <text:p>309.253</text:p>
          </table:table-cell>
          <table:table-cell table:formula="of:=AVERAGE([.C32];[.F32];[.I32])" office:value-type="float" office:value="626.689666666667" calcext:value-type="float">
            <text:p>626.689666666667</text:p>
          </table:table-cell>
          <table:table-cell table:number-columns-repeated="2"/>
          <table:table-cell office:value-type="float" office:value="64.3" calcext:value-type="float">
            <text:p>64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1.5" calcext:value-type="float">
            <text:p>61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59.8" calcext:value-type="float">
            <text:p>59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2];[.R32];[.U32])" office:value-type="float" office:value="61.8666666666667" calcext:value-type="float">
            <text:p>61.8666666666667</text:p>
          </table:table-cell>
          <table:table-cell table:formula="of:=AVERAGE([.P32];[.S32];[.V32])" office:value-type="float" office:value="35.145" calcext:value-type="float">
            <text:p>35.145</text:p>
          </table:table-cell>
          <table:table-cell table:formula="of:=AVERAGE([.Q32];[.T32];[.W32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4.9" calcext:value-type="float">
            <text:p>4.9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32];[.AF32];[.AI32])" office:value-type="float" office:value="1.63333333333333" calcext:value-type="float">
            <text:p>1.63333333333333</text:p>
          </table:table-cell>
          <table:table-cell table:formula="of:=AVERAGE([.AD32];[.AG32];[.AJ32])" office:value-type="float" office:value="218.844" calcext:value-type="float">
            <text:p>218.844</text:p>
          </table:table-cell>
          <table:table-cell table:formula="of:=AVERAGE([.AE32];[.AH32];[.AK32])" office:value-type="float" office:value="2601.184" calcext:value-type="float">
            <text:p>2601.184</text:p>
          </table:table-cell>
          <table:table-cell table:number-columns-repeated="2"/>
          <table:table-cell table:formula="of:=[.A32]+[.O32]+[.AC32]" office:value-type="float" office:value="333.8" calcext:value-type="float">
            <text:p>333.8</text:p>
          </table:table-cell>
          <table:table-cell table:formula="of:=[.B32]+[.P32]+[.AD32]" office:value-type="float" office:value="561.579" calcext:value-type="float">
            <text:p>561.579</text:p>
          </table:table-cell>
          <table:table-cell table:formula="of:=[.C32]+[.Q32]+[.AE32]" office:value-type="float" office:value="3295.871" calcext:value-type="float">
            <text:p>3295.871</text:p>
          </table:table-cell>
          <table:table-cell table:formula="of:=[.D32]+[.R32]+[.AF32]" office:value-type="float" office:value="312.6" calcext:value-type="float">
            <text:p>312.6</text:p>
          </table:table-cell>
          <table:table-cell table:formula="of:=[.E32]+[.S32]+[.AG32]" office:value-type="float" office:value="551.134" calcext:value-type="float">
            <text:p>551.134</text:p>
          </table:table-cell>
          <table:table-cell table:formula="of:=[.F32]+[.T32]+[.AH32]" office:value-type="float" office:value="3312.332" calcext:value-type="float">
            <text:p>3312.332</text:p>
          </table:table-cell>
          <table:table-cell table:formula="of:=[.G32]+[.U32]+[.AI32]" office:value-type="float" office:value="314.5" calcext:value-type="float">
            <text:p>314.5</text:p>
          </table:table-cell>
          <table:table-cell table:formula="of:=[.H32]+[.V32]+[.AJ32]" office:value-type="float" office:value="577.013" calcext:value-type="float">
            <text:p>577.013</text:p>
          </table:table-cell>
          <table:table-cell table:formula="of:=[.I32]+[.W32]+[.AK32]" office:value-type="float" office:value="3330.793" calcext:value-type="float">
            <text:p>3330.793</text:p>
          </table:table-cell>
          <table:table-cell table:formula="of:=AVERAGE([.AQ32];[.AT32];[.AW32])" office:value-type="float" office:value="320.3" calcext:value-type="float">
            <text:p>320.3</text:p>
          </table:table-cell>
          <table:table-cell table:formula="of:=AVERAGE([.AR32];[.AU32];[.AX32])" office:value-type="float" office:value="563.242" calcext:value-type="float">
            <text:p>563.242</text:p>
          </table:table-cell>
          <table:table-cell table:formula="of:=AVERAGE([.AS32];[.AV32];[.AY32])" office:value-type="float" office:value="3312.99866666667" calcext:value-type="float">
            <text:p>3312.99866666667</text:p>
          </table:table-cell>
          <table:table-cell table:number-columns-repeated="2"/>
          <table:table-cell table:formula="of:=[.CG32]-[.BS32]" office:value-type="float" office:value="118.1" calcext:value-type="float">
            <text:p>118.1</text:p>
          </table:table-cell>
          <table:table-cell table:formula="of:=[.CH32]-[.BT32]" office:value-type="float" office:value="47.601" calcext:value-type="float">
            <text:p>47.601</text:p>
          </table:table-cell>
          <table:table-cell table:formula="of:=[.CI32]-[.BU32]" office:value-type="float" office:value="183.633" calcext:value-type="float">
            <text:p>183.633</text:p>
          </table:table-cell>
          <table:table-cell table:formula="of:=[.CJ32]-[.BV32]" office:value-type="float" office:value="115.8" calcext:value-type="float">
            <text:p>115.8</text:p>
          </table:table-cell>
          <table:table-cell table:formula="of:=[.CK32]-[.BW32]" office:value-type="float" office:value="47.164" calcext:value-type="float">
            <text:p>47.164</text:p>
          </table:table-cell>
          <table:table-cell table:formula="of:=[.CL32]-[.BX32]" office:value-type="float" office:value="183.632" calcext:value-type="float">
            <text:p>183.632</text:p>
          </table:table-cell>
          <table:table-cell table:formula="of:=[.CM32]-[.BY32]" office:value-type="float" office:value="115.3" calcext:value-type="float">
            <text:p>115.3</text:p>
          </table:table-cell>
          <table:table-cell table:formula="of:=[.CN32]-[.BZ32]" office:value-type="float" office:value="47.168" calcext:value-type="float">
            <text:p>47.168</text:p>
          </table:table-cell>
          <table:table-cell table:formula="of:=[.CO32]-[.CA32]" office:value-type="float" office:value="183.632" calcext:value-type="float">
            <text:p>183.632</text:p>
          </table:table-cell>
          <table:table-cell table:formula="of:=AVERAGE([.BE32];[.BH32];[.BK32])" office:value-type="float" office:value="116.4" calcext:value-type="float">
            <text:p>116.4</text:p>
          </table:table-cell>
          <table:table-cell table:formula="of:=AVERAGE([.BF32];[.BI32];[.BL32])" office:value-type="float" office:value="47.311" calcext:value-type="float">
            <text:p>47.311</text:p>
          </table:table-cell>
          <table:table-cell table:formula="of:=AVERAGE([.BG32];[.BJ32];[.BM32])" office:value-type="float" office:value="183.632333333333" calcext:value-type="float">
            <text:p>183.632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32];[.BV32];[.BY32])" office:value-type="float" office:value="0" calcext:value-type="float">
            <text:p>0</text:p>
          </table:table-cell>
          <table:table-cell table:formula="of:=AVERAGE([.BT32];[.BW32];[.BZ32])" office:value-type="float" office:value="56.4206666666667" calcext:value-type="float">
            <text:p>56.4206666666667</text:p>
          </table:table-cell>
          <table:table-cell table:formula="of:=AVERAGE([.BU32];[.BX32];[.CA32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8.1" calcext:value-type="float">
            <text:p>118.1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5.8" calcext:value-type="float">
            <text:p>115.8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3" calcext:value-type="float">
            <text:p>115.3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32];[.CJ32];[.CM32])" office:value-type="float" office:value="116.4" calcext:value-type="float">
            <text:p>116.4</text:p>
          </table:table-cell>
          <table:table-cell table:formula="of:=AVERAGE([.CH32];[.CK32];[.CN32])" office:value-type="float" office:value="103.731666666667" calcext:value-type="float">
            <text:p>103.731666666667</text:p>
          </table:table-cell>
          <table:table-cell table:formula="of:=AVERAGE([.CI32];[.CL32];[.CO32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256.8" calcext:value-type="float">
            <text:p>256.8</text:p>
          </table:table-cell>
          <table:table-cell office:value-type="float" office:value="307.082" calcext:value-type="float">
            <text:p>307.082</text:p>
          </table:table-cell>
          <table:table-cell office:value-type="float" office:value="609.523" calcext:value-type="float">
            <text:p>609.523</text:p>
          </table:table-cell>
          <table:table-cell office:value-type="float" office:value="267.2" calcext:value-type="float">
            <text:p>267.2</text:p>
          </table:table-cell>
          <table:table-cell office:value-type="float" office:value="294.898" calcext:value-type="float">
            <text:p>294.898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70.4" calcext:value-type="float">
            <text:p>270.4</text:p>
          </table:table-cell>
          <table:table-cell office:value-type="float" office:value="320.492" calcext:value-type="float">
            <text:p>320.492</text:p>
          </table:table-cell>
          <table:table-cell office:value-type="float" office:value="644.523" calcext:value-type="float">
            <text:p>644.523</text:p>
          </table:table-cell>
          <table:table-cell table:formula="of:=AVERAGE([.A33];[.D33];[.G33])" office:value-type="float" office:value="264.8" calcext:value-type="float">
            <text:p>264.8</text:p>
          </table:table-cell>
          <table:table-cell table:formula="of:=AVERAGE([.B33];[.E33];[.H33])" office:value-type="float" office:value="307.490666666667" calcext:value-type="float">
            <text:p>307.490666666667</text:p>
          </table:table-cell>
          <table:table-cell table:formula="of:=AVERAGE([.C33];[.F33];[.I33])" office:value-type="float" office:value="626.689666666667" calcext:value-type="float">
            <text:p>626.689666666667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5.9" calcext:value-type="float">
            <text:p>65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6" calcext:value-type="float">
            <text:p>64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3];[.R33];[.U33])" office:value-type="float" office:value="64.3333333333333" calcext:value-type="float">
            <text:p>64.3333333333333</text:p>
          </table:table-cell>
          <table:table-cell table:formula="of:=AVERAGE([.P33];[.S33];[.V33])" office:value-type="float" office:value="35.145" calcext:value-type="float">
            <text:p>35.145</text:p>
          </table:table-cell>
          <table:table-cell table:formula="of:=AVERAGE([.Q33];[.T33];[.W33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33];[.AF33];[.AI33])" office:value-type="float" office:value="0" calcext:value-type="float">
            <text:p>0</text:p>
          </table:table-cell>
          <table:table-cell table:formula="of:=AVERAGE([.AD33];[.AG33];[.AJ33])" office:value-type="float" office:value="218.844" calcext:value-type="float">
            <text:p>218.844</text:p>
          </table:table-cell>
          <table:table-cell table:formula="of:=AVERAGE([.AE33];[.AH33];[.AK33])" office:value-type="float" office:value="2601.184" calcext:value-type="float">
            <text:p>2601.184</text:p>
          </table:table-cell>
          <table:table-cell table:number-columns-repeated="2"/>
          <table:table-cell table:formula="of:=[.A33]+[.O33]+[.AC33]" office:value-type="float" office:value="319.3" calcext:value-type="float">
            <text:p>319.3</text:p>
          </table:table-cell>
          <table:table-cell table:formula="of:=[.B33]+[.P33]+[.AD33]" office:value-type="float" office:value="561.188" calcext:value-type="float">
            <text:p>561.188</text:p>
          </table:table-cell>
          <table:table-cell table:formula="of:=[.C33]+[.Q33]+[.AE33]" office:value-type="float" office:value="3295.871" calcext:value-type="float">
            <text:p>3295.871</text:p>
          </table:table-cell>
          <table:table-cell table:formula="of:=[.D33]+[.R33]+[.AF33]" office:value-type="float" office:value="333.1" calcext:value-type="float">
            <text:p>333.1</text:p>
          </table:table-cell>
          <table:table-cell table:formula="of:=[.E33]+[.S33]+[.AG33]" office:value-type="float" office:value="548.844" calcext:value-type="float">
            <text:p>548.844</text:p>
          </table:table-cell>
          <table:table-cell table:formula="of:=[.F33]+[.T33]+[.AH33]" office:value-type="float" office:value="3312.332" calcext:value-type="float">
            <text:p>3312.332</text:p>
          </table:table-cell>
          <table:table-cell table:formula="of:=[.G33]+[.U33]+[.AI33]" office:value-type="float" office:value="335" calcext:value-type="float">
            <text:p>335</text:p>
          </table:table-cell>
          <table:table-cell table:formula="of:=[.H33]+[.V33]+[.AJ33]" office:value-type="float" office:value="574.407" calcext:value-type="float">
            <text:p>574.407</text:p>
          </table:table-cell>
          <table:table-cell table:formula="of:=[.I33]+[.W33]+[.AK33]" office:value-type="float" office:value="3330.793" calcext:value-type="float">
            <text:p>3330.793</text:p>
          </table:table-cell>
          <table:table-cell table:formula="of:=AVERAGE([.AQ33];[.AT33];[.AW33])" office:value-type="float" office:value="329.133333333333" calcext:value-type="float">
            <text:p>329.133333333333</text:p>
          </table:table-cell>
          <table:table-cell table:formula="of:=AVERAGE([.AR33];[.AU33];[.AX33])" office:value-type="float" office:value="561.479666666667" calcext:value-type="float">
            <text:p>561.479666666667</text:p>
          </table:table-cell>
          <table:table-cell table:formula="of:=AVERAGE([.AS33];[.AV33];[.AY33])" office:value-type="float" office:value="3312.99866666667" calcext:value-type="float">
            <text:p>3312.99866666667</text:p>
          </table:table-cell>
          <table:table-cell table:number-columns-repeated="2"/>
          <table:table-cell table:formula="of:=[.CG33]-[.BS33]" office:value-type="float" office:value="116.6" calcext:value-type="float">
            <text:p>116.6</text:p>
          </table:table-cell>
          <table:table-cell table:formula="of:=[.CH33]-[.BT33]" office:value-type="float" office:value="47.601" calcext:value-type="float">
            <text:p>47.601</text:p>
          </table:table-cell>
          <table:table-cell table:formula="of:=[.CI33]-[.BU33]" office:value-type="float" office:value="183.633" calcext:value-type="float">
            <text:p>183.633</text:p>
          </table:table-cell>
          <table:table-cell table:formula="of:=[.CJ33]-[.BV33]" office:value-type="float" office:value="117.2" calcext:value-type="float">
            <text:p>117.2</text:p>
          </table:table-cell>
          <table:table-cell table:formula="of:=[.CK33]-[.BW33]" office:value-type="float" office:value="47.164" calcext:value-type="float">
            <text:p>47.164</text:p>
          </table:table-cell>
          <table:table-cell table:formula="of:=[.CL33]-[.BX33]" office:value-type="float" office:value="183.632" calcext:value-type="float">
            <text:p>183.632</text:p>
          </table:table-cell>
          <table:table-cell table:formula="of:=[.CM33]-[.BY33]" office:value-type="float" office:value="116.2" calcext:value-type="float">
            <text:p>116.2</text:p>
          </table:table-cell>
          <table:table-cell table:formula="of:=[.CN33]-[.BZ33]" office:value-type="float" office:value="47.168" calcext:value-type="float">
            <text:p>47.168</text:p>
          </table:table-cell>
          <table:table-cell table:formula="of:=[.CO33]-[.CA33]" office:value-type="float" office:value="183.632" calcext:value-type="float">
            <text:p>183.632</text:p>
          </table:table-cell>
          <table:table-cell table:formula="of:=AVERAGE([.BE33];[.BH33];[.BK33])" office:value-type="float" office:value="116.666666666667" calcext:value-type="float">
            <text:p>116.666666666667</text:p>
          </table:table-cell>
          <table:table-cell table:formula="of:=AVERAGE([.BF33];[.BI33];[.BL33])" office:value-type="float" office:value="47.311" calcext:value-type="float">
            <text:p>47.311</text:p>
          </table:table-cell>
          <table:table-cell table:formula="of:=AVERAGE([.BG33];[.BJ33];[.BM33])" office:value-type="float" office:value="183.632333333333" calcext:value-type="float">
            <text:p>183.632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33];[.BV33];[.BY33])" office:value-type="float" office:value="0" calcext:value-type="float">
            <text:p>0</text:p>
          </table:table-cell>
          <table:table-cell table:formula="of:=AVERAGE([.BT33];[.BW33];[.BZ33])" office:value-type="float" office:value="56.4206666666667" calcext:value-type="float">
            <text:p>56.4206666666667</text:p>
          </table:table-cell>
          <table:table-cell table:formula="of:=AVERAGE([.BU33];[.BX33];[.CA33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.6" calcext:value-type="float">
            <text:p>116.6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7.2" calcext:value-type="float">
            <text:p>117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33];[.CJ33];[.CM33])" office:value-type="float" office:value="116.666666666667" calcext:value-type="float">
            <text:p>116.666666666667</text:p>
          </table:table-cell>
          <table:table-cell table:formula="of:=AVERAGE([.CH33];[.CK33];[.CN33])" office:value-type="float" office:value="103.731666666667" calcext:value-type="float">
            <text:p>103.731666666667</text:p>
          </table:table-cell>
          <table:table-cell table:formula="of:=AVERAGE([.CI33];[.CL33];[.CO33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269.6" calcext:value-type="float">
            <text:p>269.6</text:p>
          </table:table-cell>
          <table:table-cell office:value-type="float" office:value="304.781" calcext:value-type="float">
            <text:p>304.781</text:p>
          </table:table-cell>
          <table:table-cell office:value-type="float" office:value="609.523" calcext:value-type="float">
            <text:p>609.523</text:p>
          </table:table-cell>
          <table:table-cell office:value-type="float" office:value="261.6" calcext:value-type="float">
            <text:p>261.6</text:p>
          </table:table-cell>
          <table:table-cell office:value-type="float" office:value="292.77" calcext:value-type="float">
            <text:p>292.77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2" calcext:value-type="float">
            <text:p>262</text:p>
          </table:table-cell>
          <table:table-cell office:value-type="float" office:value="318.676" calcext:value-type="float">
            <text:p>318.676</text:p>
          </table:table-cell>
          <table:table-cell office:value-type="float" office:value="644.523" calcext:value-type="float">
            <text:p>644.523</text:p>
          </table:table-cell>
          <table:table-cell table:formula="of:=AVERAGE([.A34];[.D34];[.G34])" office:value-type="float" office:value="264.4" calcext:value-type="float">
            <text:p>264.4</text:p>
          </table:table-cell>
          <table:table-cell table:formula="of:=AVERAGE([.B34];[.E34];[.H34])" office:value-type="float" office:value="305.409" calcext:value-type="float">
            <text:p>305.409</text:p>
          </table:table-cell>
          <table:table-cell table:formula="of:=AVERAGE([.C34];[.F34];[.I34])" office:value-type="float" office:value="626.689666666667" calcext:value-type="float">
            <text:p>626.689666666667</text:p>
          </table:table-cell>
          <table:table-cell table:number-columns-repeated="2"/>
          <table:table-cell office:value-type="float" office:value="65.5" calcext:value-type="float">
            <text:p>65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3.6" calcext:value-type="float">
            <text:p>63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2.8" calcext:value-type="float">
            <text:p>62.8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4];[.R34];[.U34])" office:value-type="float" office:value="63.9666666666667" calcext:value-type="float">
            <text:p>63.9666666666667</text:p>
          </table:table-cell>
          <table:table-cell table:formula="of:=AVERAGE([.P34];[.S34];[.V34])" office:value-type="float" office:value="35.145" calcext:value-type="float">
            <text:p>35.145</text:p>
          </table:table-cell>
          <table:table-cell table:formula="of:=AVERAGE([.Q34];[.T34];[.W34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5.8" calcext:value-type="float">
            <text:p>5.8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34];[.AF34];[.AI34])" office:value-type="float" office:value="1.93333333333333" calcext:value-type="float">
            <text:p>1.93333333333333</text:p>
          </table:table-cell>
          <table:table-cell table:formula="of:=AVERAGE([.AD34];[.AG34];[.AJ34])" office:value-type="float" office:value="218.844" calcext:value-type="float">
            <text:p>218.844</text:p>
          </table:table-cell>
          <table:table-cell table:formula="of:=AVERAGE([.AE34];[.AH34];[.AK34])" office:value-type="float" office:value="2601.184" calcext:value-type="float">
            <text:p>2601.184</text:p>
          </table:table-cell>
          <table:table-cell table:number-columns-repeated="2"/>
          <table:table-cell table:formula="of:=[.A34]+[.O34]+[.AC34]" office:value-type="float" office:value="335.1" calcext:value-type="float">
            <text:p>335.1</text:p>
          </table:table-cell>
          <table:table-cell table:formula="of:=[.B34]+[.P34]+[.AD34]" office:value-type="float" office:value="558.887" calcext:value-type="float">
            <text:p>558.887</text:p>
          </table:table-cell>
          <table:table-cell table:formula="of:=[.C34]+[.Q34]+[.AE34]" office:value-type="float" office:value="3295.871" calcext:value-type="float">
            <text:p>3295.871</text:p>
          </table:table-cell>
          <table:table-cell table:formula="of:=[.D34]+[.R34]+[.AF34]" office:value-type="float" office:value="331" calcext:value-type="float">
            <text:p>331</text:p>
          </table:table-cell>
          <table:table-cell table:formula="of:=[.E34]+[.S34]+[.AG34]" office:value-type="float" office:value="546.716" calcext:value-type="float">
            <text:p>546.716</text:p>
          </table:table-cell>
          <table:table-cell table:formula="of:=[.F34]+[.T34]+[.AH34]" office:value-type="float" office:value="3312.332" calcext:value-type="float">
            <text:p>3312.332</text:p>
          </table:table-cell>
          <table:table-cell table:formula="of:=[.G34]+[.U34]+[.AI34]" office:value-type="float" office:value="324.8" calcext:value-type="float">
            <text:p>324.8</text:p>
          </table:table-cell>
          <table:table-cell table:formula="of:=[.H34]+[.V34]+[.AJ34]" office:value-type="float" office:value="572.591" calcext:value-type="float">
            <text:p>572.591</text:p>
          </table:table-cell>
          <table:table-cell table:formula="of:=[.I34]+[.W34]+[.AK34]" office:value-type="float" office:value="3330.793" calcext:value-type="float">
            <text:p>3330.793</text:p>
          </table:table-cell>
          <table:table-cell table:formula="of:=AVERAGE([.AQ34];[.AT34];[.AW34])" office:value-type="float" office:value="330.3" calcext:value-type="float">
            <text:p>330.3</text:p>
          </table:table-cell>
          <table:table-cell table:formula="of:=AVERAGE([.AR34];[.AU34];[.AX34])" office:value-type="float" office:value="559.398" calcext:value-type="float">
            <text:p>559.398</text:p>
          </table:table-cell>
          <table:table-cell table:formula="of:=AVERAGE([.AS34];[.AV34];[.AY34])" office:value-type="float" office:value="3312.99866666667" calcext:value-type="float">
            <text:p>3312.99866666667</text:p>
          </table:table-cell>
          <table:table-cell table:number-columns-repeated="2"/>
          <table:table-cell table:formula="of:=[.CG34]-[.BS34]" office:value-type="float" office:value="116" calcext:value-type="float">
            <text:p>116</text:p>
          </table:table-cell>
          <table:table-cell table:formula="of:=[.CH34]-[.BT34]" office:value-type="float" office:value="47.601" calcext:value-type="float">
            <text:p>47.601</text:p>
          </table:table-cell>
          <table:table-cell table:formula="of:=[.CI34]-[.BU34]" office:value-type="float" office:value="183.633" calcext:value-type="float">
            <text:p>183.633</text:p>
          </table:table-cell>
          <table:table-cell table:formula="of:=[.CJ34]-[.BV34]" office:value-type="float" office:value="117" calcext:value-type="float">
            <text:p>117</text:p>
          </table:table-cell>
          <table:table-cell table:formula="of:=[.CK34]-[.BW34]" office:value-type="float" office:value="47.164" calcext:value-type="float">
            <text:p>47.164</text:p>
          </table:table-cell>
          <table:table-cell table:formula="of:=[.CL34]-[.BX34]" office:value-type="float" office:value="183.632" calcext:value-type="float">
            <text:p>183.632</text:p>
          </table:table-cell>
          <table:table-cell table:formula="of:=[.CM34]-[.BY34]" office:value-type="float" office:value="116.8" calcext:value-type="float">
            <text:p>116.8</text:p>
          </table:table-cell>
          <table:table-cell table:formula="of:=[.CN34]-[.BZ34]" office:value-type="float" office:value="47.168" calcext:value-type="float">
            <text:p>47.168</text:p>
          </table:table-cell>
          <table:table-cell table:formula="of:=[.CO34]-[.CA34]" office:value-type="float" office:value="183.632" calcext:value-type="float">
            <text:p>183.632</text:p>
          </table:table-cell>
          <table:table-cell table:formula="of:=AVERAGE([.BE34];[.BH34];[.BK34])" office:value-type="float" office:value="116.6" calcext:value-type="float">
            <text:p>116.6</text:p>
          </table:table-cell>
          <table:table-cell table:formula="of:=AVERAGE([.BF34];[.BI34];[.BL34])" office:value-type="float" office:value="47.311" calcext:value-type="float">
            <text:p>47.311</text:p>
          </table:table-cell>
          <table:table-cell table:formula="of:=AVERAGE([.BG34];[.BJ34];[.BM34])" office:value-type="float" office:value="183.632333333333" calcext:value-type="float">
            <text:p>183.632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34];[.BV34];[.BY34])" office:value-type="float" office:value="0" calcext:value-type="float">
            <text:p>0</text:p>
          </table:table-cell>
          <table:table-cell table:formula="of:=AVERAGE([.BT34];[.BW34];[.BZ34])" office:value-type="float" office:value="56.4206666666667" calcext:value-type="float">
            <text:p>56.4206666666667</text:p>
          </table:table-cell>
          <table:table-cell table:formula="of:=AVERAGE([.BU34];[.BX34];[.CA34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7" calcext:value-type="float">
            <text:p>117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8" calcext:value-type="float">
            <text:p>116.8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34];[.CJ34];[.CM34])" office:value-type="float" office:value="116.6" calcext:value-type="float">
            <text:p>116.6</text:p>
          </table:table-cell>
          <table:table-cell table:formula="of:=AVERAGE([.CH34];[.CK34];[.CN34])" office:value-type="float" office:value="103.731666666667" calcext:value-type="float">
            <text:p>103.731666666667</text:p>
          </table:table-cell>
          <table:table-cell table:formula="of:=AVERAGE([.CI34];[.CL34];[.CO34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254.7" calcext:value-type="float">
            <text:p>254.7</text:p>
          </table:table-cell>
          <table:table-cell office:value-type="float" office:value="302.965" calcext:value-type="float">
            <text:p>302.965</text:p>
          </table:table-cell>
          <table:table-cell office:value-type="float" office:value="609.523" calcext:value-type="float">
            <text:p>609.523</text:p>
          </table:table-cell>
          <table:table-cell office:value-type="float" office:value="264.7" calcext:value-type="float">
            <text:p>264.7</text:p>
          </table:table-cell>
          <table:table-cell office:value-type="float" office:value="292.098" calcext:value-type="float">
            <text:p>292.098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5.1" calcext:value-type="float">
            <text:p>265.1</text:p>
          </table:table-cell>
          <table:table-cell office:value-type="float" office:value="316.941" calcext:value-type="float">
            <text:p>316.941</text:p>
          </table:table-cell>
          <table:table-cell office:value-type="float" office:value="644.523" calcext:value-type="float">
            <text:p>644.523</text:p>
          </table:table-cell>
          <table:table-cell table:formula="of:=AVERAGE([.A35];[.D35];[.G35])" office:value-type="float" office:value="261.5" calcext:value-type="float">
            <text:p>261.5</text:p>
          </table:table-cell>
          <table:table-cell table:formula="of:=AVERAGE([.B35];[.E35];[.H35])" office:value-type="float" office:value="304.001333333333" calcext:value-type="float">
            <text:p>304.001333333333</text:p>
          </table:table-cell>
          <table:table-cell table:formula="of:=AVERAGE([.C35];[.F35];[.I35])" office:value-type="float" office:value="626.689666666667" calcext:value-type="float">
            <text:p>626.689666666667</text:p>
          </table:table-cell>
          <table:table-cell table:number-columns-repeated="2"/>
          <table:table-cell office:value-type="float" office:value="61.6" calcext:value-type="float">
            <text:p>61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5" calcext:value-type="float">
            <text:p>64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6.2" calcext:value-type="float">
            <text:p>66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5];[.R35];[.U35])" office:value-type="float" office:value="64.1" calcext:value-type="float">
            <text:p>64.1</text:p>
          </table:table-cell>
          <table:table-cell table:formula="of:=AVERAGE([.P35];[.S35];[.V35])" office:value-type="float" office:value="35.145" calcext:value-type="float">
            <text:p>35.145</text:p>
          </table:table-cell>
          <table:table-cell table:formula="of:=AVERAGE([.Q35];[.T35];[.W35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35];[.AF35];[.AI35])" office:value-type="float" office:value="0" calcext:value-type="float">
            <text:p>0</text:p>
          </table:table-cell>
          <table:table-cell table:formula="of:=AVERAGE([.AD35];[.AG35];[.AJ35])" office:value-type="float" office:value="218.844" calcext:value-type="float">
            <text:p>218.844</text:p>
          </table:table-cell>
          <table:table-cell table:formula="of:=AVERAGE([.AE35];[.AH35];[.AK35])" office:value-type="float" office:value="2601.184" calcext:value-type="float">
            <text:p>2601.184</text:p>
          </table:table-cell>
          <table:table-cell table:number-columns-repeated="2"/>
          <table:table-cell table:formula="of:=[.A35]+[.O35]+[.AC35]" office:value-type="float" office:value="316.3" calcext:value-type="float">
            <text:p>316.3</text:p>
          </table:table-cell>
          <table:table-cell table:formula="of:=[.B35]+[.P35]+[.AD35]" office:value-type="float" office:value="557.071" calcext:value-type="float">
            <text:p>557.071</text:p>
          </table:table-cell>
          <table:table-cell table:formula="of:=[.C35]+[.Q35]+[.AE35]" office:value-type="float" office:value="3295.871" calcext:value-type="float">
            <text:p>3295.871</text:p>
          </table:table-cell>
          <table:table-cell table:formula="of:=[.D35]+[.R35]+[.AF35]" office:value-type="float" office:value="329.2" calcext:value-type="float">
            <text:p>329.2</text:p>
          </table:table-cell>
          <table:table-cell table:formula="of:=[.E35]+[.S35]+[.AG35]" office:value-type="float" office:value="546.044" calcext:value-type="float">
            <text:p>546.044</text:p>
          </table:table-cell>
          <table:table-cell table:formula="of:=[.F35]+[.T35]+[.AH35]" office:value-type="float" office:value="3312.332" calcext:value-type="float">
            <text:p>3312.332</text:p>
          </table:table-cell>
          <table:table-cell table:formula="of:=[.G35]+[.U35]+[.AI35]" office:value-type="float" office:value="331.3" calcext:value-type="float">
            <text:p>331.3</text:p>
          </table:table-cell>
          <table:table-cell table:formula="of:=[.H35]+[.V35]+[.AJ35]" office:value-type="float" office:value="570.856" calcext:value-type="float">
            <text:p>570.856</text:p>
          </table:table-cell>
          <table:table-cell table:formula="of:=[.I35]+[.W35]+[.AK35]" office:value-type="float" office:value="3330.793" calcext:value-type="float">
            <text:p>3330.793</text:p>
          </table:table-cell>
          <table:table-cell table:formula="of:=AVERAGE([.AQ35];[.AT35];[.AW35])" office:value-type="float" office:value="325.6" calcext:value-type="float">
            <text:p>325.6</text:p>
          </table:table-cell>
          <table:table-cell table:formula="of:=AVERAGE([.AR35];[.AU35];[.AX35])" office:value-type="float" office:value="557.990333333333" calcext:value-type="float">
            <text:p>557.990333333333</text:p>
          </table:table-cell>
          <table:table-cell table:formula="of:=AVERAGE([.AS35];[.AV35];[.AY35])" office:value-type="float" office:value="3312.99866666667" calcext:value-type="float">
            <text:p>3312.99866666667</text:p>
          </table:table-cell>
          <table:table-cell table:number-columns-repeated="2"/>
          <table:table-cell table:formula="of:=[.CG35]-[.BS35]" office:value-type="float" office:value="115" calcext:value-type="float">
            <text:p>115</text:p>
          </table:table-cell>
          <table:table-cell table:formula="of:=[.CH35]-[.BT35]" office:value-type="float" office:value="47.601" calcext:value-type="float">
            <text:p>47.601</text:p>
          </table:table-cell>
          <table:table-cell table:formula="of:=[.CI35]-[.BU35]" office:value-type="float" office:value="183.633" calcext:value-type="float">
            <text:p>183.633</text:p>
          </table:table-cell>
          <table:table-cell table:formula="of:=[.CJ35]-[.BV35]" office:value-type="float" office:value="116.8" calcext:value-type="float">
            <text:p>116.8</text:p>
          </table:table-cell>
          <table:table-cell table:formula="of:=[.CK35]-[.BW35]" office:value-type="float" office:value="47.164" calcext:value-type="float">
            <text:p>47.164</text:p>
          </table:table-cell>
          <table:table-cell table:formula="of:=[.CL35]-[.BX35]" office:value-type="float" office:value="183.632" calcext:value-type="float">
            <text:p>183.632</text:p>
          </table:table-cell>
          <table:table-cell table:formula="of:=[.CM35]-[.BY35]" office:value-type="float" office:value="114.2" calcext:value-type="float">
            <text:p>114.2</text:p>
          </table:table-cell>
          <table:table-cell table:formula="of:=[.CN35]-[.BZ35]" office:value-type="float" office:value="47.168" calcext:value-type="float">
            <text:p>47.168</text:p>
          </table:table-cell>
          <table:table-cell table:formula="of:=[.CO35]-[.CA35]" office:value-type="float" office:value="183.632" calcext:value-type="float">
            <text:p>183.632</text:p>
          </table:table-cell>
          <table:table-cell table:formula="of:=AVERAGE([.BE35];[.BH35];[.BK35])" office:value-type="float" office:value="115.333333333333" calcext:value-type="float">
            <text:p>115.333333333333</text:p>
          </table:table-cell>
          <table:table-cell table:formula="of:=AVERAGE([.BF35];[.BI35];[.BL35])" office:value-type="float" office:value="47.311" calcext:value-type="float">
            <text:p>47.311</text:p>
          </table:table-cell>
          <table:table-cell table:formula="of:=AVERAGE([.BG35];[.BJ35];[.BM35])" office:value-type="float" office:value="183.632333333333" calcext:value-type="float">
            <text:p>183.632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35];[.BV35];[.BY35])" office:value-type="float" office:value="0" calcext:value-type="float">
            <text:p>0</text:p>
          </table:table-cell>
          <table:table-cell table:formula="of:=AVERAGE([.BT35];[.BW35];[.BZ35])" office:value-type="float" office:value="56.4206666666667" calcext:value-type="float">
            <text:p>56.4206666666667</text:p>
          </table:table-cell>
          <table:table-cell table:formula="of:=AVERAGE([.BU35];[.BX35];[.CA35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6.8" calcext:value-type="float">
            <text:p>116.8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4.2" calcext:value-type="float">
            <text:p>114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35];[.CJ35];[.CM35])" office:value-type="float" office:value="115.333333333333" calcext:value-type="float">
            <text:p>115.333333333333</text:p>
          </table:table-cell>
          <table:table-cell table:formula="of:=AVERAGE([.CH35];[.CK35];[.CN35])" office:value-type="float" office:value="103.731666666667" calcext:value-type="float">
            <text:p>103.731666666667</text:p>
          </table:table-cell>
          <table:table-cell table:formula="of:=AVERAGE([.CI35];[.CL35];[.CO35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1.055" calcext:value-type="float">
            <text:p>301.055</text:p>
          </table:table-cell>
          <table:table-cell office:value-type="float" office:value="609.523" calcext:value-type="float">
            <text:p>609.523</text:p>
          </table:table-cell>
          <table:table-cell office:value-type="float" office:value="257.6" calcext:value-type="float">
            <text:p>257.6</text:p>
          </table:table-cell>
          <table:table-cell office:value-type="float" office:value="292.273" calcext:value-type="float">
            <text:p>292.27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3.4" calcext:value-type="float">
            <text:p>263.4</text:p>
          </table:table-cell>
          <table:table-cell office:value-type="float" office:value="316.016" calcext:value-type="float">
            <text:p>316.016</text:p>
          </table:table-cell>
          <table:table-cell office:value-type="float" office:value="644.523" calcext:value-type="float">
            <text:p>644.523</text:p>
          </table:table-cell>
          <table:table-cell table:formula="of:=AVERAGE([.A36];[.D36];[.G36])" office:value-type="float" office:value="257" calcext:value-type="float">
            <text:p>257</text:p>
          </table:table-cell>
          <table:table-cell table:formula="of:=AVERAGE([.B36];[.E36];[.H36])" office:value-type="float" office:value="303.114666666667" calcext:value-type="float">
            <text:p>303.114666666667</text:p>
          </table:table-cell>
          <table:table-cell table:formula="of:=AVERAGE([.C36];[.F36];[.I36])" office:value-type="float" office:value="626.689666666667" calcext:value-type="float">
            <text:p>626.689666666667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6" calcext:value-type="float">
            <text:p>64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6" calcext:value-type="float">
            <text:p>64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6];[.R36];[.U36])" office:value-type="float" office:value="63.9" calcext:value-type="float">
            <text:p>63.9</text:p>
          </table:table-cell>
          <table:table-cell table:formula="of:=AVERAGE([.P36];[.S36];[.V36])" office:value-type="float" office:value="35.145" calcext:value-type="float">
            <text:p>35.145</text:p>
          </table:table-cell>
          <table:table-cell table:formula="of:=AVERAGE([.Q36];[.T36];[.W36])" office:value-type="float" office:value="85.125" calcext:value-type="float">
            <text:p>85.125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36];[.AF36];[.AI36])" office:value-type="float" office:value="1.3" calcext:value-type="float">
            <text:p>1.3</text:p>
          </table:table-cell>
          <table:table-cell table:formula="of:=AVERAGE([.AD36];[.AG36];[.AJ36])" office:value-type="float" office:value="218.844" calcext:value-type="float">
            <text:p>218.844</text:p>
          </table:table-cell>
          <table:table-cell table:formula="of:=AVERAGE([.AE36];[.AH36];[.AK36])" office:value-type="float" office:value="2601.184" calcext:value-type="float">
            <text:p>2601.184</text:p>
          </table:table-cell>
          <table:table-cell table:number-columns-repeated="2"/>
          <table:table-cell table:formula="of:=[.A36]+[.O36]+[.AC36]" office:value-type="float" office:value="316.4" calcext:value-type="float">
            <text:p>316.4</text:p>
          </table:table-cell>
          <table:table-cell table:formula="of:=[.B36]+[.P36]+[.AD36]" office:value-type="float" office:value="555.161" calcext:value-type="float">
            <text:p>555.161</text:p>
          </table:table-cell>
          <table:table-cell table:formula="of:=[.C36]+[.Q36]+[.AE36]" office:value-type="float" office:value="3295.871" calcext:value-type="float">
            <text:p>3295.871</text:p>
          </table:table-cell>
          <table:table-cell table:formula="of:=[.D36]+[.R36]+[.AF36]" office:value-type="float" office:value="322.2" calcext:value-type="float">
            <text:p>322.2</text:p>
          </table:table-cell>
          <table:table-cell table:formula="of:=[.E36]+[.S36]+[.AG36]" office:value-type="float" office:value="546.219" calcext:value-type="float">
            <text:p>546.219</text:p>
          </table:table-cell>
          <table:table-cell table:formula="of:=[.F36]+[.T36]+[.AH36]" office:value-type="float" office:value="3312.332" calcext:value-type="float">
            <text:p>3312.332</text:p>
          </table:table-cell>
          <table:table-cell table:formula="of:=[.G36]+[.U36]+[.AI36]" office:value-type="float" office:value="328" calcext:value-type="float">
            <text:p>328</text:p>
          </table:table-cell>
          <table:table-cell table:formula="of:=[.H36]+[.V36]+[.AJ36]" office:value-type="float" office:value="569.931" calcext:value-type="float">
            <text:p>569.931</text:p>
          </table:table-cell>
          <table:table-cell table:formula="of:=[.I36]+[.W36]+[.AK36]" office:value-type="float" office:value="3330.793" calcext:value-type="float">
            <text:p>3330.793</text:p>
          </table:table-cell>
          <table:table-cell table:formula="of:=AVERAGE([.AQ36];[.AT36];[.AW36])" office:value-type="float" office:value="322.2" calcext:value-type="float">
            <text:p>322.2</text:p>
          </table:table-cell>
          <table:table-cell table:formula="of:=AVERAGE([.AR36];[.AU36];[.AX36])" office:value-type="float" office:value="557.103666666667" calcext:value-type="float">
            <text:p>557.103666666667</text:p>
          </table:table-cell>
          <table:table-cell table:formula="of:=AVERAGE([.AS36];[.AV36];[.AY36])" office:value-type="float" office:value="3312.99866666667" calcext:value-type="float">
            <text:p>3312.99866666667</text:p>
          </table:table-cell>
          <table:table-cell table:number-columns-repeated="2"/>
          <table:table-cell table:formula="of:=[.CG36]-[.BS36]" office:value-type="float" office:value="114.8" calcext:value-type="float">
            <text:p>114.8</text:p>
          </table:table-cell>
          <table:table-cell table:formula="of:=[.CH36]-[.BT36]" office:value-type="float" office:value="47.601" calcext:value-type="float">
            <text:p>47.601</text:p>
          </table:table-cell>
          <table:table-cell table:formula="of:=[.CI36]-[.BU36]" office:value-type="float" office:value="183.633" calcext:value-type="float">
            <text:p>183.633</text:p>
          </table:table-cell>
          <table:table-cell table:formula="of:=[.CJ36]-[.BV36]" office:value-type="float" office:value="115.1" calcext:value-type="float">
            <text:p>115.1</text:p>
          </table:table-cell>
          <table:table-cell table:formula="of:=[.CK36]-[.BW36]" office:value-type="float" office:value="47.164" calcext:value-type="float">
            <text:p>47.164</text:p>
          </table:table-cell>
          <table:table-cell table:formula="of:=[.CL36]-[.BX36]" office:value-type="float" office:value="183.633" calcext:value-type="float">
            <text:p>183.633</text:p>
          </table:table-cell>
          <table:table-cell table:formula="of:=[.CM36]-[.BY36]" office:value-type="float" office:value="117" calcext:value-type="float">
            <text:p>117</text:p>
          </table:table-cell>
          <table:table-cell table:formula="of:=[.CN36]-[.BZ36]" office:value-type="float" office:value="47.168" calcext:value-type="float">
            <text:p>47.168</text:p>
          </table:table-cell>
          <table:table-cell table:formula="of:=[.CO36]-[.CA36]" office:value-type="float" office:value="183.632" calcext:value-type="float">
            <text:p>183.632</text:p>
          </table:table-cell>
          <table:table-cell table:formula="of:=AVERAGE([.BE36];[.BH36];[.BK36])" office:value-type="float" office:value="115.633333333333" calcext:value-type="float">
            <text:p>115.633333333333</text:p>
          </table:table-cell>
          <table:table-cell table:formula="of:=AVERAGE([.BF36];[.BI36];[.BL36])" office:value-type="float" office:value="47.311" calcext:value-type="float">
            <text:p>47.311</text:p>
          </table:table-cell>
          <table:table-cell table:formula="of:=AVERAGE([.BG36];[.BJ36];[.BM36])" office:value-type="float" office:value="183.632666666667" calcext:value-type="float">
            <text:p>183.632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100.391" calcext:value-type="float">
            <text:p>100.391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36];[.BV36];[.BY36])" office:value-type="float" office:value="0" calcext:value-type="float">
            <text:p>0</text:p>
          </table:table-cell>
          <table:table-cell table:formula="of:=AVERAGE([.BT36];[.BW36];[.BZ36])" office:value-type="float" office:value="67.4586666666667" calcext:value-type="float">
            <text:p>67.4586666666667</text:p>
          </table:table-cell>
          <table:table-cell table:formula="of:=AVERAGE([.BU36];[.BX36];[.CA36])" office:value-type="float" office:value="1285.36966666667" calcext:value-type="float">
            <text:p>1285.36966666667</text:p>
          </table:table-cell>
          <table:table-cell table:number-columns-repeated="2"/>
          <table:table-cell office:value-type="float" office:value="114.8" calcext:value-type="float">
            <text:p>114.8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5.1" calcext:value-type="float">
            <text:p>115.1</text:p>
          </table:table-cell>
          <table:table-cell office:value-type="float" office:value="147.555" calcext:value-type="float">
            <text:p>147.555</text:p>
          </table:table-cell>
          <table:table-cell office:value-type="float" office:value="2112.953" calcext:value-type="float">
            <text:p>2112.953</text:p>
          </table:table-cell>
          <table:table-cell office:value-type="float" office:value="117" calcext:value-type="float">
            <text:p>117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36];[.CJ36];[.CM36])" office:value-type="float" office:value="115.633333333333" calcext:value-type="float">
            <text:p>115.633333333333</text:p>
          </table:table-cell>
          <table:table-cell table:formula="of:=AVERAGE([.CH36];[.CK36];[.CN36])" office:value-type="float" office:value="114.769666666667" calcext:value-type="float">
            <text:p>114.769666666667</text:p>
          </table:table-cell>
          <table:table-cell table:formula="of:=AVERAGE([.CI36];[.CL36];[.CO36])" office:value-type="float" office:value="1469.00233333333" calcext:value-type="float">
            <text:p>1469.00233333333</text:p>
          </table:table-cell>
        </table:table-row>
        <table:table-row table:style-name="ro1">
          <table:table-cell office:value-type="float" office:value="253.9" calcext:value-type="float">
            <text:p>253.9</text:p>
          </table:table-cell>
          <table:table-cell office:value-type="float" office:value="296.309" calcext:value-type="float">
            <text:p>296.309</text:p>
          </table:table-cell>
          <table:table-cell office:value-type="float" office:value="609.523" calcext:value-type="float">
            <text:p>609.523</text:p>
          </table:table-cell>
          <table:table-cell office:value-type="float" office:value="242.3" calcext:value-type="float">
            <text:p>242.3</text:p>
          </table:table-cell>
          <table:table-cell office:value-type="float" office:value="293.418" calcext:value-type="float">
            <text:p>293.418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54.5" calcext:value-type="float">
            <text:p>254.5</text:p>
          </table:table-cell>
          <table:table-cell office:value-type="float" office:value="315.895" calcext:value-type="float">
            <text:p>315.895</text:p>
          </table:table-cell>
          <table:table-cell office:value-type="float" office:value="644.523" calcext:value-type="float">
            <text:p>644.523</text:p>
          </table:table-cell>
          <table:table-cell table:formula="of:=AVERAGE([.A37];[.D37];[.G37])" office:value-type="float" office:value="250.233333333333" calcext:value-type="float">
            <text:p>250.233333333333</text:p>
          </table:table-cell>
          <table:table-cell table:formula="of:=AVERAGE([.B37];[.E37];[.H37])" office:value-type="float" office:value="301.874" calcext:value-type="float">
            <text:p>301.874</text:p>
          </table:table-cell>
          <table:table-cell table:formula="of:=AVERAGE([.C37];[.F37];[.I37])" office:value-type="float" office:value="626.689666666667" calcext:value-type="float">
            <text:p>626.689666666667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57.9" calcext:value-type="float">
            <text:p>57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59.7" calcext:value-type="float">
            <text:p>59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7];[.R37];[.U37])" office:value-type="float" office:value="59.1" calcext:value-type="float">
            <text:p>59.1</text:p>
          </table:table-cell>
          <table:table-cell table:formula="of:=AVERAGE([.P37];[.S37];[.V37])" office:value-type="float" office:value="35.145" calcext:value-type="float">
            <text:p>35.145</text:p>
          </table:table-cell>
          <table:table-cell table:formula="of:=AVERAGE([.Q37];[.T37];[.W37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3.9" calcext:value-type="float">
            <text:p>3.9</text:p>
          </table:table-cell>
          <table:table-cell office:value-type="float" office:value="220.77" calcext:value-type="float">
            <text:p>220.77</text:p>
          </table:table-cell>
          <table:table-cell office:value-type="float" office:value="2603.145" calcext:value-type="float">
            <text:p>2603.145</text:p>
          </table:table-cell>
          <table:table-cell table:formula="of:=AVERAGE([.AC37];[.AF37];[.AI37])" office:value-type="float" office:value="1.3" calcext:value-type="float">
            <text:p>1.3</text:p>
          </table:table-cell>
          <table:table-cell table:formula="of:=AVERAGE([.AD37];[.AG37];[.AJ37])" office:value-type="float" office:value="219.510666666667" calcext:value-type="float">
            <text:p>219.510666666667</text:p>
          </table:table-cell>
          <table:table-cell table:formula="of:=AVERAGE([.AE37];[.AH37];[.AK37])" office:value-type="float" office:value="2601.85066666667" calcext:value-type="float">
            <text:p>2601.85066666667</text:p>
          </table:table-cell>
          <table:table-cell table:number-columns-repeated="2"/>
          <table:table-cell table:formula="of:=[.A37]+[.O37]+[.AC37]" office:value-type="float" office:value="313.6" calcext:value-type="float">
            <text:p>313.6</text:p>
          </table:table-cell>
          <table:table-cell table:formula="of:=[.B37]+[.P37]+[.AD37]" office:value-type="float" office:value="550.415" calcext:value-type="float">
            <text:p>550.415</text:p>
          </table:table-cell>
          <table:table-cell table:formula="of:=[.C37]+[.Q37]+[.AE37]" office:value-type="float" office:value="3295.871" calcext:value-type="float">
            <text:p>3295.871</text:p>
          </table:table-cell>
          <table:table-cell table:formula="of:=[.D37]+[.R37]+[.AF37]" office:value-type="float" office:value="300.2" calcext:value-type="float">
            <text:p>300.2</text:p>
          </table:table-cell>
          <table:table-cell table:formula="of:=[.E37]+[.S37]+[.AG37]" office:value-type="float" office:value="547.364" calcext:value-type="float">
            <text:p>547.364</text:p>
          </table:table-cell>
          <table:table-cell table:formula="of:=[.F37]+[.T37]+[.AH37]" office:value-type="float" office:value="3312.332" calcext:value-type="float">
            <text:p>3312.332</text:p>
          </table:table-cell>
          <table:table-cell table:formula="of:=[.G37]+[.U37]+[.AI37]" office:value-type="float" office:value="318.1" calcext:value-type="float">
            <text:p>318.1</text:p>
          </table:table-cell>
          <table:table-cell table:formula="of:=[.H37]+[.V37]+[.AJ37]" office:value-type="float" office:value="571.81" calcext:value-type="float">
            <text:p>571.81</text:p>
          </table:table-cell>
          <table:table-cell table:formula="of:=[.I37]+[.W37]+[.AK37]" office:value-type="float" office:value="3332.793" calcext:value-type="float">
            <text:p>3332.793</text:p>
          </table:table-cell>
          <table:table-cell table:formula="of:=AVERAGE([.AQ37];[.AT37];[.AW37])" office:value-type="float" office:value="310.633333333333" calcext:value-type="float">
            <text:p>310.633333333333</text:p>
          </table:table-cell>
          <table:table-cell table:formula="of:=AVERAGE([.AR37];[.AU37];[.AX37])" office:value-type="float" office:value="556.529666666667" calcext:value-type="float">
            <text:p>556.529666666667</text:p>
          </table:table-cell>
          <table:table-cell table:formula="of:=AVERAGE([.AS37];[.AV37];[.AY37])" office:value-type="float" office:value="3313.66533333333" calcext:value-type="float">
            <text:p>3313.66533333333</text:p>
          </table:table-cell>
          <table:table-cell table:number-columns-repeated="2"/>
          <table:table-cell table:formula="of:=[.CG37]-[.BS37]" office:value-type="float" office:value="117.8" calcext:value-type="float">
            <text:p>117.8</text:p>
          </table:table-cell>
          <table:table-cell table:formula="of:=[.CH37]-[.BT37]" office:value-type="float" office:value="47.601" calcext:value-type="float">
            <text:p>47.601</text:p>
          </table:table-cell>
          <table:table-cell table:formula="of:=[.CI37]-[.BU37]" office:value-type="float" office:value="183.633" calcext:value-type="float">
            <text:p>183.633</text:p>
          </table:table-cell>
          <table:table-cell table:formula="of:=[.CJ37]-[.BV37]" office:value-type="float" office:value="115.9" calcext:value-type="float">
            <text:p>115.9</text:p>
          </table:table-cell>
          <table:table-cell table:formula="of:=[.CK37]-[.BW37]" office:value-type="float" office:value="47.164" calcext:value-type="float">
            <text:p>47.164</text:p>
          </table:table-cell>
          <table:table-cell table:formula="of:=[.CL37]-[.BX37]" office:value-type="float" office:value="183.632" calcext:value-type="float">
            <text:p>183.632</text:p>
          </table:table-cell>
          <table:table-cell table:formula="of:=[.CM37]-[.BY37]" office:value-type="float" office:value="115.8" calcext:value-type="float">
            <text:p>115.8</text:p>
          </table:table-cell>
          <table:table-cell table:formula="of:=[.CN37]-[.BZ37]" office:value-type="float" office:value="47.168" calcext:value-type="float">
            <text:p>47.168</text:p>
          </table:table-cell>
          <table:table-cell table:formula="of:=[.CO37]-[.CA37]" office:value-type="float" office:value="183.632" calcext:value-type="float">
            <text:p>183.632</text:p>
          </table:table-cell>
          <table:table-cell table:formula="of:=AVERAGE([.BE37];[.BH37];[.BK37])" office:value-type="float" office:value="116.5" calcext:value-type="float">
            <text:p>116.5</text:p>
          </table:table-cell>
          <table:table-cell table:formula="of:=AVERAGE([.BF37];[.BI37];[.BL37])" office:value-type="float" office:value="47.311" calcext:value-type="float">
            <text:p>47.311</text:p>
          </table:table-cell>
          <table:table-cell table:formula="of:=AVERAGE([.BG37];[.BJ37];[.BM37])" office:value-type="float" office:value="183.632333333333" calcext:value-type="float">
            <text:p>183.632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37];[.BV37];[.BY37])" office:value-type="float" office:value="0" calcext:value-type="float">
            <text:p>0</text:p>
          </table:table-cell>
          <table:table-cell table:formula="of:=AVERAGE([.BT37];[.BW37];[.BZ37])" office:value-type="float" office:value="56.4206666666667" calcext:value-type="float">
            <text:p>56.4206666666667</text:p>
          </table:table-cell>
          <table:table-cell table:formula="of:=AVERAGE([.BU37];[.BX37];[.CA3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7.8" calcext:value-type="float">
            <text:p>117.8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5.9" calcext:value-type="float">
            <text:p>115.9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8" calcext:value-type="float">
            <text:p>115.8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37];[.CJ37];[.CM37])" office:value-type="float" office:value="116.5" calcext:value-type="float">
            <text:p>116.5</text:p>
          </table:table-cell>
          <table:table-cell table:formula="of:=AVERAGE([.CH37];[.CK37];[.CN37])" office:value-type="float" office:value="103.731666666667" calcext:value-type="float">
            <text:p>103.731666666667</text:p>
          </table:table-cell>
          <table:table-cell table:formula="of:=AVERAGE([.CI37];[.CL37];[.CO37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96.863" calcext:value-type="float">
            <text:p>296.863</text:p>
          </table:table-cell>
          <table:table-cell office:value-type="float" office:value="609.523" calcext:value-type="float">
            <text:p>609.523</text:p>
          </table:table-cell>
          <table:table-cell office:value-type="float" office:value="273.7" calcext:value-type="float">
            <text:p>273.7</text:p>
          </table:table-cell>
          <table:table-cell office:value-type="float" office:value="294.957" calcext:value-type="float">
            <text:p>294.957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1.4" calcext:value-type="float">
            <text:p>261.4</text:p>
          </table:table-cell>
          <table:table-cell office:value-type="float" office:value="316.68" calcext:value-type="float">
            <text:p>316.68</text:p>
          </table:table-cell>
          <table:table-cell office:value-type="float" office:value="644.523" calcext:value-type="float">
            <text:p>644.523</text:p>
          </table:table-cell>
          <table:table-cell table:formula="of:=AVERAGE([.A38];[.D38];[.G38])" office:value-type="float" office:value="265.033333333333" calcext:value-type="float">
            <text:p>265.033333333333</text:p>
          </table:table-cell>
          <table:table-cell table:formula="of:=AVERAGE([.B38];[.E38];[.H38])" office:value-type="float" office:value="302.833333333333" calcext:value-type="float">
            <text:p>302.833333333333</text:p>
          </table:table-cell>
          <table:table-cell table:formula="of:=AVERAGE([.C38];[.F38];[.I38])" office:value-type="float" office:value="626.689666666667" calcext:value-type="float">
            <text:p>626.689666666667</text:p>
          </table:table-cell>
          <table:table-cell table:number-columns-repeated="2"/>
          <table:table-cell office:value-type="float" office:value="65.5" calcext:value-type="float">
            <text:p>65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5.7" calcext:value-type="float">
            <text:p>6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7" calcext:value-type="float">
            <text:p>6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8];[.R38];[.U38])" office:value-type="float" office:value="65.3" calcext:value-type="float">
            <text:p>65.3</text:p>
          </table:table-cell>
          <table:table-cell table:formula="of:=AVERAGE([.P38];[.S38];[.V38])" office:value-type="float" office:value="35.145" calcext:value-type="float">
            <text:p>35.145</text:p>
          </table:table-cell>
          <table:table-cell table:formula="of:=AVERAGE([.Q38];[.T38];[.W38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38];[.AF38];[.AI38])" office:value-type="float" office:value="0" calcext:value-type="float">
            <text:p>0</text:p>
          </table:table-cell>
          <table:table-cell table:formula="of:=AVERAGE([.AD38];[.AG38];[.AJ38])" office:value-type="float" office:value="218.844" calcext:value-type="float">
            <text:p>218.844</text:p>
          </table:table-cell>
          <table:table-cell table:formula="of:=AVERAGE([.AE38];[.AH38];[.AK38])" office:value-type="float" office:value="2601.184" calcext:value-type="float">
            <text:p>2601.184</text:p>
          </table:table-cell>
          <table:table-cell table:number-columns-repeated="2"/>
          <table:table-cell table:formula="of:=[.A38]+[.O38]+[.AC38]" office:value-type="float" office:value="325.5" calcext:value-type="float">
            <text:p>325.5</text:p>
          </table:table-cell>
          <table:table-cell table:formula="of:=[.B38]+[.P38]+[.AD38]" office:value-type="float" office:value="550.969" calcext:value-type="float">
            <text:p>550.969</text:p>
          </table:table-cell>
          <table:table-cell table:formula="of:=[.C38]+[.Q38]+[.AE38]" office:value-type="float" office:value="3295.871" calcext:value-type="float">
            <text:p>3295.871</text:p>
          </table:table-cell>
          <table:table-cell table:formula="of:=[.D38]+[.R38]+[.AF38]" office:value-type="float" office:value="339.4" calcext:value-type="float">
            <text:p>339.4</text:p>
          </table:table-cell>
          <table:table-cell table:formula="of:=[.E38]+[.S38]+[.AG38]" office:value-type="float" office:value="548.903" calcext:value-type="float">
            <text:p>548.903</text:p>
          </table:table-cell>
          <table:table-cell table:formula="of:=[.F38]+[.T38]+[.AH38]" office:value-type="float" office:value="3312.332" calcext:value-type="float">
            <text:p>3312.332</text:p>
          </table:table-cell>
          <table:table-cell table:formula="of:=[.G38]+[.U38]+[.AI38]" office:value-type="float" office:value="326.1" calcext:value-type="float">
            <text:p>326.1</text:p>
          </table:table-cell>
          <table:table-cell table:formula="of:=[.H38]+[.V38]+[.AJ38]" office:value-type="float" office:value="570.595" calcext:value-type="float">
            <text:p>570.595</text:p>
          </table:table-cell>
          <table:table-cell table:formula="of:=[.I38]+[.W38]+[.AK38]" office:value-type="float" office:value="3330.793" calcext:value-type="float">
            <text:p>3330.793</text:p>
          </table:table-cell>
          <table:table-cell table:formula="of:=AVERAGE([.AQ38];[.AT38];[.AW38])" office:value-type="float" office:value="330.333333333333" calcext:value-type="float">
            <text:p>330.333333333333</text:p>
          </table:table-cell>
          <table:table-cell table:formula="of:=AVERAGE([.AR38];[.AU38];[.AX38])" office:value-type="float" office:value="556.822333333333" calcext:value-type="float">
            <text:p>556.822333333333</text:p>
          </table:table-cell>
          <table:table-cell table:formula="of:=AVERAGE([.AS38];[.AV38];[.AY38])" office:value-type="float" office:value="3312.99866666667" calcext:value-type="float">
            <text:p>3312.99866666667</text:p>
          </table:table-cell>
          <table:table-cell table:number-columns-repeated="2"/>
          <table:table-cell table:formula="of:=[.CG38]-[.BS38]" office:value-type="float" office:value="115" calcext:value-type="float">
            <text:p>115</text:p>
          </table:table-cell>
          <table:table-cell table:formula="of:=[.CH38]-[.BT38]" office:value-type="float" office:value="47.601" calcext:value-type="float">
            <text:p>47.601</text:p>
          </table:table-cell>
          <table:table-cell table:formula="of:=[.CI38]-[.BU38]" office:value-type="float" office:value="183.633" calcext:value-type="float">
            <text:p>183.633</text:p>
          </table:table-cell>
          <table:table-cell table:formula="of:=[.CJ38]-[.BV38]" office:value-type="float" office:value="115" calcext:value-type="float">
            <text:p>115</text:p>
          </table:table-cell>
          <table:table-cell table:formula="of:=[.CK38]-[.BW38]" office:value-type="float" office:value="47.164" calcext:value-type="float">
            <text:p>47.164</text:p>
          </table:table-cell>
          <table:table-cell table:formula="of:=[.CL38]-[.BX38]" office:value-type="float" office:value="183.632" calcext:value-type="float">
            <text:p>183.632</text:p>
          </table:table-cell>
          <table:table-cell table:formula="of:=[.CM38]-[.BY38]" office:value-type="float" office:value="115.5" calcext:value-type="float">
            <text:p>115.5</text:p>
          </table:table-cell>
          <table:table-cell table:formula="of:=[.CN38]-[.BZ38]" office:value-type="float" office:value="47.168" calcext:value-type="float">
            <text:p>47.168</text:p>
          </table:table-cell>
          <table:table-cell table:formula="of:=[.CO38]-[.CA38]" office:value-type="float" office:value="183.632" calcext:value-type="float">
            <text:p>183.632</text:p>
          </table:table-cell>
          <table:table-cell table:formula="of:=AVERAGE([.BE38];[.BH38];[.BK38])" office:value-type="float" office:value="115.166666666667" calcext:value-type="float">
            <text:p>115.166666666667</text:p>
          </table:table-cell>
          <table:table-cell table:formula="of:=AVERAGE([.BF38];[.BI38];[.BL38])" office:value-type="float" office:value="47.311" calcext:value-type="float">
            <text:p>47.311</text:p>
          </table:table-cell>
          <table:table-cell table:formula="of:=AVERAGE([.BG38];[.BJ38];[.BM38])" office:value-type="float" office:value="183.632333333333" calcext:value-type="float">
            <text:p>183.632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38];[.BV38];[.BY38])" office:value-type="float" office:value="0" calcext:value-type="float">
            <text:p>0</text:p>
          </table:table-cell>
          <table:table-cell table:formula="of:=AVERAGE([.BT38];[.BW38];[.BZ38])" office:value-type="float" office:value="56.4206666666667" calcext:value-type="float">
            <text:p>56.4206666666667</text:p>
          </table:table-cell>
          <table:table-cell table:formula="of:=AVERAGE([.BU38];[.BX38];[.CA38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5" calcext:value-type="float">
            <text:p>115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5" calcext:value-type="float">
            <text:p>115.5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38];[.CJ38];[.CM38])" office:value-type="float" office:value="115.166666666667" calcext:value-type="float">
            <text:p>115.166666666667</text:p>
          </table:table-cell>
          <table:table-cell table:formula="of:=AVERAGE([.CH38];[.CK38];[.CN38])" office:value-type="float" office:value="103.731666666667" calcext:value-type="float">
            <text:p>103.731666666667</text:p>
          </table:table-cell>
          <table:table-cell table:formula="of:=AVERAGE([.CI38];[.CL38];[.CO38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261.7" calcext:value-type="float">
            <text:p>261.7</text:p>
          </table:table-cell>
          <table:table-cell office:value-type="float" office:value="294.812" calcext:value-type="float">
            <text:p>294.812</text:p>
          </table:table-cell>
          <table:table-cell office:value-type="float" office:value="609.523" calcext:value-type="float">
            <text:p>609.523</text:p>
          </table:table-cell>
          <table:table-cell office:value-type="float" office:value="267.8" calcext:value-type="float">
            <text:p>267.8</text:p>
          </table:table-cell>
          <table:table-cell office:value-type="float" office:value="295.797" calcext:value-type="float">
            <text:p>295.797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7.6" calcext:value-type="float">
            <text:p>267.6</text:p>
          </table:table-cell>
          <table:table-cell office:value-type="float" office:value="317.551" calcext:value-type="float">
            <text:p>317.551</text:p>
          </table:table-cell>
          <table:table-cell office:value-type="float" office:value="644.523" calcext:value-type="float">
            <text:p>644.523</text:p>
          </table:table-cell>
          <table:table-cell table:formula="of:=AVERAGE([.A39];[.D39];[.G39])" office:value-type="float" office:value="265.7" calcext:value-type="float">
            <text:p>265.7</text:p>
          </table:table-cell>
          <table:table-cell table:formula="of:=AVERAGE([.B39];[.E39];[.H39])" office:value-type="float" office:value="302.72" calcext:value-type="float">
            <text:p>302.72</text:p>
          </table:table-cell>
          <table:table-cell table:formula="of:=AVERAGE([.C39];[.F39];[.I39])" office:value-type="float" office:value="626.689666666667" calcext:value-type="float">
            <text:p>626.689666666667</text:p>
          </table:table-cell>
          <table:table-cell table:number-columns-repeated="2"/>
          <table:table-cell office:value-type="float" office:value="64.3" calcext:value-type="float">
            <text:p>64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2.6" calcext:value-type="float">
            <text:p>62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5.4" calcext:value-type="float">
            <text:p>65.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39];[.R39];[.U39])" office:value-type="float" office:value="64.1" calcext:value-type="float">
            <text:p>64.1</text:p>
          </table:table-cell>
          <table:table-cell table:formula="of:=AVERAGE([.P39];[.S39];[.V39])" office:value-type="float" office:value="35.145" calcext:value-type="float">
            <text:p>35.145</text:p>
          </table:table-cell>
          <table:table-cell table:formula="of:=AVERAGE([.Q39];[.T39];[.W39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5.9" calcext:value-type="float">
            <text:p>5.9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39];[.AF39];[.AI39])" office:value-type="float" office:value="1.96666666666667" calcext:value-type="float">
            <text:p>1.96666666666667</text:p>
          </table:table-cell>
          <table:table-cell table:formula="of:=AVERAGE([.AD39];[.AG39];[.AJ39])" office:value-type="float" office:value="218.844" calcext:value-type="float">
            <text:p>218.844</text:p>
          </table:table-cell>
          <table:table-cell table:formula="of:=AVERAGE([.AE39];[.AH39];[.AK39])" office:value-type="float" office:value="2601.184" calcext:value-type="float">
            <text:p>2601.184</text:p>
          </table:table-cell>
          <table:table-cell table:number-columns-repeated="2"/>
          <table:table-cell table:formula="of:=[.A39]+[.O39]+[.AC39]" office:value-type="float" office:value="326" calcext:value-type="float">
            <text:p>326</text:p>
          </table:table-cell>
          <table:table-cell table:formula="of:=[.B39]+[.P39]+[.AD39]" office:value-type="float" office:value="548.918" calcext:value-type="float">
            <text:p>548.918</text:p>
          </table:table-cell>
          <table:table-cell table:formula="of:=[.C39]+[.Q39]+[.AE39]" office:value-type="float" office:value="3295.871" calcext:value-type="float">
            <text:p>3295.871</text:p>
          </table:table-cell>
          <table:table-cell table:formula="of:=[.D39]+[.R39]+[.AF39]" office:value-type="float" office:value="336.3" calcext:value-type="float">
            <text:p>336.3</text:p>
          </table:table-cell>
          <table:table-cell table:formula="of:=[.E39]+[.S39]+[.AG39]" office:value-type="float" office:value="549.743" calcext:value-type="float">
            <text:p>549.743</text:p>
          </table:table-cell>
          <table:table-cell table:formula="of:=[.F39]+[.T39]+[.AH39]" office:value-type="float" office:value="3312.332" calcext:value-type="float">
            <text:p>3312.332</text:p>
          </table:table-cell>
          <table:table-cell table:formula="of:=[.G39]+[.U39]+[.AI39]" office:value-type="float" office:value="333" calcext:value-type="float">
            <text:p>333</text:p>
          </table:table-cell>
          <table:table-cell table:formula="of:=[.H39]+[.V39]+[.AJ39]" office:value-type="float" office:value="571.466" calcext:value-type="float">
            <text:p>571.466</text:p>
          </table:table-cell>
          <table:table-cell table:formula="of:=[.I39]+[.W39]+[.AK39]" office:value-type="float" office:value="3330.793" calcext:value-type="float">
            <text:p>3330.793</text:p>
          </table:table-cell>
          <table:table-cell table:formula="of:=AVERAGE([.AQ39];[.AT39];[.AW39])" office:value-type="float" office:value="331.766666666667" calcext:value-type="float">
            <text:p>331.766666666667</text:p>
          </table:table-cell>
          <table:table-cell table:formula="of:=AVERAGE([.AR39];[.AU39];[.AX39])" office:value-type="float" office:value="556.709" calcext:value-type="float">
            <text:p>556.709</text:p>
          </table:table-cell>
          <table:table-cell table:formula="of:=AVERAGE([.AS39];[.AV39];[.AY39])" office:value-type="float" office:value="3312.99866666667" calcext:value-type="float">
            <text:p>3312.99866666667</text:p>
          </table:table-cell>
          <table:table-cell table:number-columns-repeated="2"/>
          <table:table-cell table:formula="of:=[.CG39]-[.BS39]" office:value-type="float" office:value="115.4" calcext:value-type="float">
            <text:p>115.4</text:p>
          </table:table-cell>
          <table:table-cell table:formula="of:=[.CH39]-[.BT39]" office:value-type="float" office:value="47.601" calcext:value-type="float">
            <text:p>47.601</text:p>
          </table:table-cell>
          <table:table-cell table:formula="of:=[.CI39]-[.BU39]" office:value-type="float" office:value="183.633" calcext:value-type="float">
            <text:p>183.633</text:p>
          </table:table-cell>
          <table:table-cell table:formula="of:=[.CJ39]-[.BV39]" office:value-type="float" office:value="117.7" calcext:value-type="float">
            <text:p>117.7</text:p>
          </table:table-cell>
          <table:table-cell table:formula="of:=[.CK39]-[.BW39]" office:value-type="float" office:value="47.164" calcext:value-type="float">
            <text:p>47.164</text:p>
          </table:table-cell>
          <table:table-cell table:formula="of:=[.CL39]-[.BX39]" office:value-type="float" office:value="183.632" calcext:value-type="float">
            <text:p>183.632</text:p>
          </table:table-cell>
          <table:table-cell table:formula="of:=[.CM39]-[.BY39]" office:value-type="float" office:value="116.8" calcext:value-type="float">
            <text:p>116.8</text:p>
          </table:table-cell>
          <table:table-cell table:formula="of:=[.CN39]-[.BZ39]" office:value-type="float" office:value="47.168" calcext:value-type="float">
            <text:p>47.168</text:p>
          </table:table-cell>
          <table:table-cell table:formula="of:=[.CO39]-[.CA39]" office:value-type="float" office:value="183.632" calcext:value-type="float">
            <text:p>183.632</text:p>
          </table:table-cell>
          <table:table-cell table:formula="of:=AVERAGE([.BE39];[.BH39];[.BK39])" office:value-type="float" office:value="116.633333333333" calcext:value-type="float">
            <text:p>116.633333333333</text:p>
          </table:table-cell>
          <table:table-cell table:formula="of:=AVERAGE([.BF39];[.BI39];[.BL39])" office:value-type="float" office:value="47.311" calcext:value-type="float">
            <text:p>47.311</text:p>
          </table:table-cell>
          <table:table-cell table:formula="of:=AVERAGE([.BG39];[.BJ39];[.BM39])" office:value-type="float" office:value="183.632333333333" calcext:value-type="float">
            <text:p>183.632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39];[.BV39];[.BY39])" office:value-type="float" office:value="0" calcext:value-type="float">
            <text:p>0</text:p>
          </table:table-cell>
          <table:table-cell table:formula="of:=AVERAGE([.BT39];[.BW39];[.BZ39])" office:value-type="float" office:value="56.4206666666667" calcext:value-type="float">
            <text:p>56.4206666666667</text:p>
          </table:table-cell>
          <table:table-cell table:formula="of:=AVERAGE([.BU39];[.BX39];[.CA3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5.4" calcext:value-type="float">
            <text:p>115.4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7.7" calcext:value-type="float">
            <text:p>117.7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8" calcext:value-type="float">
            <text:p>116.8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39];[.CJ39];[.CM39])" office:value-type="float" office:value="116.633333333333" calcext:value-type="float">
            <text:p>116.633333333333</text:p>
          </table:table-cell>
          <table:table-cell table:formula="of:=AVERAGE([.CH39];[.CK39];[.CN39])" office:value-type="float" office:value="103.731666666667" calcext:value-type="float">
            <text:p>103.731666666667</text:p>
          </table:table-cell>
          <table:table-cell table:formula="of:=AVERAGE([.CI39];[.CL39];[.CO39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93.273" calcext:value-type="float">
            <text:p>293.273</text:p>
          </table:table-cell>
          <table:table-cell office:value-type="float" office:value="609.523" calcext:value-type="float">
            <text:p>609.523</text:p>
          </table:table-cell>
          <table:table-cell office:value-type="float" office:value="266.7" calcext:value-type="float">
            <text:p>266.7</text:p>
          </table:table-cell>
          <table:table-cell office:value-type="float" office:value="293.746" calcext:value-type="float">
            <text:p>293.74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4.7" calcext:value-type="float">
            <text:p>264.7</text:p>
          </table:table-cell>
          <table:table-cell office:value-type="float" office:value="316.586" calcext:value-type="float">
            <text:p>316.586</text:p>
          </table:table-cell>
          <table:table-cell office:value-type="float" office:value="644.523" calcext:value-type="float">
            <text:p>644.523</text:p>
          </table:table-cell>
          <table:table-cell table:formula="of:=AVERAGE([.A40];[.D40];[.G40])" office:value-type="float" office:value="266.133333333333" calcext:value-type="float">
            <text:p>266.133333333333</text:p>
          </table:table-cell>
          <table:table-cell table:formula="of:=AVERAGE([.B40];[.E40];[.H40])" office:value-type="float" office:value="301.201666666667" calcext:value-type="float">
            <text:p>301.201666666667</text:p>
          </table:table-cell>
          <table:table-cell table:formula="of:=AVERAGE([.C40];[.F40];[.I40])" office:value-type="float" office:value="626.689666666667" calcext:value-type="float">
            <text:p>626.689666666667</text:p>
          </table:table-cell>
          <table:table-cell table:number-columns-repeated="2"/>
          <table:table-cell office:value-type="float" office:value="65.1" calcext:value-type="float">
            <text:p>65.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6" calcext:value-type="float">
            <text:p>6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5" calcext:value-type="float">
            <text:p>64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0];[.R40];[.U40])" office:value-type="float" office:value="65.2" calcext:value-type="float">
            <text:p>65.2</text:p>
          </table:table-cell>
          <table:table-cell table:formula="of:=AVERAGE([.P40];[.S40];[.V40])" office:value-type="float" office:value="35.145" calcext:value-type="float">
            <text:p>35.145</text:p>
          </table:table-cell>
          <table:table-cell table:formula="of:=AVERAGE([.Q40];[.T40];[.W40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40];[.AF40];[.AI40])" office:value-type="float" office:value="0" calcext:value-type="float">
            <text:p>0</text:p>
          </table:table-cell>
          <table:table-cell table:formula="of:=AVERAGE([.AD40];[.AG40];[.AJ40])" office:value-type="float" office:value="218.844" calcext:value-type="float">
            <text:p>218.844</text:p>
          </table:table-cell>
          <table:table-cell table:formula="of:=AVERAGE([.AE40];[.AH40];[.AK40])" office:value-type="float" office:value="2601.184" calcext:value-type="float">
            <text:p>2601.184</text:p>
          </table:table-cell>
          <table:table-cell table:number-columns-repeated="2"/>
          <table:table-cell table:formula="of:=[.A40]+[.O40]+[.AC40]" office:value-type="float" office:value="332.1" calcext:value-type="float">
            <text:p>332.1</text:p>
          </table:table-cell>
          <table:table-cell table:formula="of:=[.B40]+[.P40]+[.AD40]" office:value-type="float" office:value="547.379" calcext:value-type="float">
            <text:p>547.379</text:p>
          </table:table-cell>
          <table:table-cell table:formula="of:=[.C40]+[.Q40]+[.AE40]" office:value-type="float" office:value="3295.871" calcext:value-type="float">
            <text:p>3295.871</text:p>
          </table:table-cell>
          <table:table-cell table:formula="of:=[.D40]+[.R40]+[.AF40]" office:value-type="float" office:value="332.7" calcext:value-type="float">
            <text:p>332.7</text:p>
          </table:table-cell>
          <table:table-cell table:formula="of:=[.E40]+[.S40]+[.AG40]" office:value-type="float" office:value="547.692" calcext:value-type="float">
            <text:p>547.692</text:p>
          </table:table-cell>
          <table:table-cell table:formula="of:=[.F40]+[.T40]+[.AH40]" office:value-type="float" office:value="3312.332" calcext:value-type="float">
            <text:p>3312.332</text:p>
          </table:table-cell>
          <table:table-cell table:formula="of:=[.G40]+[.U40]+[.AI40]" office:value-type="float" office:value="329.2" calcext:value-type="float">
            <text:p>329.2</text:p>
          </table:table-cell>
          <table:table-cell table:formula="of:=[.H40]+[.V40]+[.AJ40]" office:value-type="float" office:value="570.501" calcext:value-type="float">
            <text:p>570.501</text:p>
          </table:table-cell>
          <table:table-cell table:formula="of:=[.I40]+[.W40]+[.AK40]" office:value-type="float" office:value="3330.793" calcext:value-type="float">
            <text:p>3330.793</text:p>
          </table:table-cell>
          <table:table-cell table:formula="of:=AVERAGE([.AQ40];[.AT40];[.AW40])" office:value-type="float" office:value="331.333333333333" calcext:value-type="float">
            <text:p>331.333333333333</text:p>
          </table:table-cell>
          <table:table-cell table:formula="of:=AVERAGE([.AR40];[.AU40];[.AX40])" office:value-type="float" office:value="555.190666666667" calcext:value-type="float">
            <text:p>555.190666666667</text:p>
          </table:table-cell>
          <table:table-cell table:formula="of:=AVERAGE([.AS40];[.AV40];[.AY40])" office:value-type="float" office:value="3312.99866666667" calcext:value-type="float">
            <text:p>3312.99866666667</text:p>
          </table:table-cell>
          <table:table-cell table:number-columns-repeated="2"/>
          <table:table-cell table:formula="of:=[.CG40]-[.BS40]" office:value-type="float" office:value="116.4" calcext:value-type="float">
            <text:p>116.4</text:p>
          </table:table-cell>
          <table:table-cell table:formula="of:=[.CH40]-[.BT40]" office:value-type="float" office:value="47.601" calcext:value-type="float">
            <text:p>47.601</text:p>
          </table:table-cell>
          <table:table-cell table:formula="of:=[.CI40]-[.BU40]" office:value-type="float" office:value="183.633" calcext:value-type="float">
            <text:p>183.633</text:p>
          </table:table-cell>
          <table:table-cell table:formula="of:=[.CJ40]-[.BV40]" office:value-type="float" office:value="117" calcext:value-type="float">
            <text:p>117</text:p>
          </table:table-cell>
          <table:table-cell table:formula="of:=[.CK40]-[.BW40]" office:value-type="float" office:value="47.164" calcext:value-type="float">
            <text:p>47.164</text:p>
          </table:table-cell>
          <table:table-cell table:formula="of:=[.CL40]-[.BX40]" office:value-type="float" office:value="183.632" calcext:value-type="float">
            <text:p>183.632</text:p>
          </table:table-cell>
          <table:table-cell table:formula="of:=[.CM40]-[.BY40]" office:value-type="float" office:value="116.8" calcext:value-type="float">
            <text:p>116.8</text:p>
          </table:table-cell>
          <table:table-cell table:formula="of:=[.CN40]-[.BZ40]" office:value-type="float" office:value="47.168" calcext:value-type="float">
            <text:p>47.168</text:p>
          </table:table-cell>
          <table:table-cell table:formula="of:=[.CO40]-[.CA40]" office:value-type="float" office:value="183.632" calcext:value-type="float">
            <text:p>183.632</text:p>
          </table:table-cell>
          <table:table-cell table:formula="of:=AVERAGE([.BE40];[.BH40];[.BK40])" office:value-type="float" office:value="116.733333333333" calcext:value-type="float">
            <text:p>116.733333333333</text:p>
          </table:table-cell>
          <table:table-cell table:formula="of:=AVERAGE([.BF40];[.BI40];[.BL40])" office:value-type="float" office:value="47.311" calcext:value-type="float">
            <text:p>47.311</text:p>
          </table:table-cell>
          <table:table-cell table:formula="of:=AVERAGE([.BG40];[.BJ40];[.BM40])" office:value-type="float" office:value="183.632333333333" calcext:value-type="float">
            <text:p>183.632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4.688" calcext:value-type="float">
            <text:p>34.688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40];[.BV40];[.BY40])" office:value-type="float" office:value="0" calcext:value-type="float">
            <text:p>0</text:p>
          </table:table-cell>
          <table:table-cell table:formula="of:=AVERAGE([.BT40];[.BW40];[.BZ40])" office:value-type="float" office:value="56.4206666666667" calcext:value-type="float">
            <text:p>56.4206666666667</text:p>
          </table:table-cell>
          <table:table-cell table:formula="of:=AVERAGE([.BU40];[.BX40];[.CA4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16.4" calcext:value-type="float">
            <text:p>116.4</text:p>
          </table:table-cell>
          <table:table-cell office:value-type="float" office:value="82.289" calcext:value-type="float">
            <text:p>82.289</text:p>
          </table:table-cell>
          <table:table-cell office:value-type="float" office:value="826.699" calcext:value-type="float">
            <text:p>826.699</text:p>
          </table:table-cell>
          <table:table-cell office:value-type="float" office:value="117" calcext:value-type="float">
            <text:p>117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8" calcext:value-type="float">
            <text:p>116.8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40];[.CJ40];[.CM40])" office:value-type="float" office:value="116.733333333333" calcext:value-type="float">
            <text:p>116.733333333333</text:p>
          </table:table-cell>
          <table:table-cell table:formula="of:=AVERAGE([.CH40];[.CK40];[.CN40])" office:value-type="float" office:value="103.731666666667" calcext:value-type="float">
            <text:p>103.731666666667</text:p>
          </table:table-cell>
          <table:table-cell table:formula="of:=AVERAGE([.CI40];[.CL40];[.CO40])" office:value-type="float" office:value="1253.803" calcext:value-type="float">
            <text:p>1253.803</text:p>
          </table:table-cell>
        </table:table-row>
        <table:table-row table:style-name="ro1">
          <table:table-cell office:value-type="float" office:value="254.3" calcext:value-type="float">
            <text:p>254.3</text:p>
          </table:table-cell>
          <table:table-cell office:value-type="float" office:value="293.172" calcext:value-type="float">
            <text:p>293.172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68.4" calcext:value-type="float">
            <text:p>268.4</text:p>
          </table:table-cell>
          <table:table-cell office:value-type="float" office:value="293.555" calcext:value-type="float">
            <text:p>293.55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6.8" calcext:value-type="float">
            <text:p>266.8</text:p>
          </table:table-cell>
          <table:table-cell office:value-type="float" office:value="316.301" calcext:value-type="float">
            <text:p>316.301</text:p>
          </table:table-cell>
          <table:table-cell office:value-type="float" office:value="644.523" calcext:value-type="float">
            <text:p>644.523</text:p>
          </table:table-cell>
          <table:table-cell table:formula="of:=AVERAGE([.A41];[.D41];[.G41])" office:value-type="float" office:value="263.166666666667" calcext:value-type="float">
            <text:p>263.166666666667</text:p>
          </table:table-cell>
          <table:table-cell table:formula="of:=AVERAGE([.B41];[.E41];[.H41])" office:value-type="float" office:value="301.009333333333" calcext:value-type="float">
            <text:p>301.009333333333</text:p>
          </table:table-cell>
          <table:table-cell table:formula="of:=AVERAGE([.C41];[.F41];[.I41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2.5" calcext:value-type="float">
            <text:p>62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5.1" calcext:value-type="float">
            <text:p>65.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6.5" calcext:value-type="float">
            <text:p>66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1];[.R41];[.U41])" office:value-type="float" office:value="64.7" calcext:value-type="float">
            <text:p>64.7</text:p>
          </table:table-cell>
          <table:table-cell table:formula="of:=AVERAGE([.P41];[.S41];[.V41])" office:value-type="float" office:value="35.145" calcext:value-type="float">
            <text:p>35.145</text:p>
          </table:table-cell>
          <table:table-cell table:formula="of:=AVERAGE([.Q41];[.T41];[.W41])" office:value-type="float" office:value="85.125" calcext:value-type="float">
            <text:p>85.125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41];[.AF41];[.AI41])" office:value-type="float" office:value="1.63333333333333" calcext:value-type="float">
            <text:p>1.63333333333333</text:p>
          </table:table-cell>
          <table:table-cell table:formula="of:=AVERAGE([.AD41];[.AG41];[.AJ41])" office:value-type="float" office:value="218.844" calcext:value-type="float">
            <text:p>218.844</text:p>
          </table:table-cell>
          <table:table-cell table:formula="of:=AVERAGE([.AE41];[.AH41];[.AK41])" office:value-type="float" office:value="2601.184" calcext:value-type="float">
            <text:p>2601.184</text:p>
          </table:table-cell>
          <table:table-cell table:number-columns-repeated="2"/>
          <table:table-cell table:formula="of:=[.A41]+[.O41]+[.AC41]" office:value-type="float" office:value="321.7" calcext:value-type="float">
            <text:p>321.7</text:p>
          </table:table-cell>
          <table:table-cell table:formula="of:=[.B41]+[.P41]+[.AD41]" office:value-type="float" office:value="547.278" calcext:value-type="float">
            <text:p>547.278</text:p>
          </table:table-cell>
          <table:table-cell table:formula="of:=[.C41]+[.Q41]+[.AE41]" office:value-type="float" office:value="3298.371" calcext:value-type="float">
            <text:p>3298.371</text:p>
          </table:table-cell>
          <table:table-cell table:formula="of:=[.D41]+[.R41]+[.AF41]" office:value-type="float" office:value="333.5" calcext:value-type="float">
            <text:p>333.5</text:p>
          </table:table-cell>
          <table:table-cell table:formula="of:=[.E41]+[.S41]+[.AG41]" office:value-type="float" office:value="547.501" calcext:value-type="float">
            <text:p>547.501</text:p>
          </table:table-cell>
          <table:table-cell table:formula="of:=[.F41]+[.T41]+[.AH41]" office:value-type="float" office:value="3312.332" calcext:value-type="float">
            <text:p>3312.332</text:p>
          </table:table-cell>
          <table:table-cell table:formula="of:=[.G41]+[.U41]+[.AI41]" office:value-type="float" office:value="333.3" calcext:value-type="float">
            <text:p>333.3</text:p>
          </table:table-cell>
          <table:table-cell table:formula="of:=[.H41]+[.V41]+[.AJ41]" office:value-type="float" office:value="570.216" calcext:value-type="float">
            <text:p>570.216</text:p>
          </table:table-cell>
          <table:table-cell table:formula="of:=[.I41]+[.W41]+[.AK41]" office:value-type="float" office:value="3330.793" calcext:value-type="float">
            <text:p>3330.793</text:p>
          </table:table-cell>
          <table:table-cell table:formula="of:=AVERAGE([.AQ41];[.AT41];[.AW41])" office:value-type="float" office:value="329.5" calcext:value-type="float">
            <text:p>329.5</text:p>
          </table:table-cell>
          <table:table-cell table:formula="of:=AVERAGE([.AR41];[.AU41];[.AX41])" office:value-type="float" office:value="554.998333333333" calcext:value-type="float">
            <text:p>554.998333333333</text:p>
          </table:table-cell>
          <table:table-cell table:formula="of:=AVERAGE([.AS41];[.AV41];[.AY41])" office:value-type="float" office:value="3313.832" calcext:value-type="float">
            <text:p>3313.832</text:p>
          </table:table-cell>
          <table:table-cell table:number-columns-repeated="2"/>
          <table:table-cell table:formula="of:=[.CG41]-[.BS41]" office:value-type="float" office:value="102.8" calcext:value-type="float">
            <text:p>102.8</text:p>
          </table:table-cell>
          <table:table-cell table:formula="of:=[.CH41]-[.BT41]" office:value-type="float" office:value="47.602" calcext:value-type="float">
            <text:p>47.602</text:p>
          </table:table-cell>
          <table:table-cell table:formula="of:=[.CI41]-[.BU41]" office:value-type="float" office:value="183.633" calcext:value-type="float">
            <text:p>183.633</text:p>
          </table:table-cell>
          <table:table-cell table:formula="of:=[.CJ41]-[.BV41]" office:value-type="float" office:value="116.2" calcext:value-type="float">
            <text:p>116.2</text:p>
          </table:table-cell>
          <table:table-cell table:formula="of:=[.CK41]-[.BW41]" office:value-type="float" office:value="47.164" calcext:value-type="float">
            <text:p>47.164</text:p>
          </table:table-cell>
          <table:table-cell table:formula="of:=[.CL41]-[.BX41]" office:value-type="float" office:value="183.632" calcext:value-type="float">
            <text:p>183.632</text:p>
          </table:table-cell>
          <table:table-cell table:formula="of:=[.CM41]-[.BY41]" office:value-type="float" office:value="115.8" calcext:value-type="float">
            <text:p>115.8</text:p>
          </table:table-cell>
          <table:table-cell table:formula="of:=[.CN41]-[.BZ41]" office:value-type="float" office:value="47.168" calcext:value-type="float">
            <text:p>47.168</text:p>
          </table:table-cell>
          <table:table-cell table:formula="of:=[.CO41]-[.CA41]" office:value-type="float" office:value="183.632" calcext:value-type="float">
            <text:p>183.632</text:p>
          </table:table-cell>
          <table:table-cell table:formula="of:=AVERAGE([.BE41];[.BH41];[.BK41])" office:value-type="float" office:value="111.6" calcext:value-type="float">
            <text:p>111.6</text:p>
          </table:table-cell>
          <table:table-cell table:formula="of:=AVERAGE([.BF41];[.BI41];[.BL41])" office:value-type="float" office:value="47.3113333333333" calcext:value-type="float">
            <text:p>47.3113333333333</text:p>
          </table:table-cell>
          <table:table-cell table:formula="of:=AVERAGE([.BG41];[.BJ41];[.BM41])" office:value-type="float" office:value="183.632333333333" calcext:value-type="float">
            <text:p>183.632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1.062" calcext:value-type="float">
            <text:p>101.062</text:p>
          </table:table-cell>
          <table:table-cell office:value-type="float" office:value="1929.488" calcext:value-type="float">
            <text:p>1929.488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41];[.BV41];[.BY41])" office:value-type="float" office:value="0" calcext:value-type="float">
            <text:p>0</text:p>
          </table:table-cell>
          <table:table-cell table:formula="of:=AVERAGE([.BT41];[.BW41];[.BZ41])" office:value-type="float" office:value="78.5453333333333" calcext:value-type="float">
            <text:p>78.5453333333333</text:p>
          </table:table-cell>
          <table:table-cell table:formula="of:=AVERAGE([.BU41];[.BX41];[.CA41])" office:value-type="float" office:value="1498.978" calcext:value-type="float">
            <text:p>1498.978</text:p>
          </table:table-cell>
          <table:table-cell table:number-columns-repeated="2"/>
          <table:table-cell office:value-type="float" office:value="102.8" calcext:value-type="float">
            <text:p>102.8</text:p>
          </table:table-cell>
          <table:table-cell office:value-type="float" office:value="148.664" calcext:value-type="float">
            <text:p>148.664</text:p>
          </table:table-cell>
          <table:table-cell office:value-type="float" office:value="2113.121" calcext:value-type="float">
            <text:p>2113.121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8" calcext:value-type="float">
            <text:p>115.8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41];[.CJ41];[.CM41])" office:value-type="float" office:value="111.6" calcext:value-type="float">
            <text:p>111.6</text:p>
          </table:table-cell>
          <table:table-cell table:formula="of:=AVERAGE([.CH41];[.CK41];[.CN41])" office:value-type="float" office:value="125.856666666667" calcext:value-type="float">
            <text:p>125.856666666667</text:p>
          </table:table-cell>
          <table:table-cell table:formula="of:=AVERAGE([.CI41];[.CL41];[.CO41])" office:value-type="float" office:value="1682.61033333333" calcext:value-type="float">
            <text:p>1682.61033333333</text:p>
          </table:table-cell>
        </table:table-row>
        <table:table-row table:style-name="ro1">
          <table:table-cell office:value-type="float" office:value="262.1" calcext:value-type="float">
            <text:p>262.1</text:p>
          </table:table-cell>
          <table:table-cell office:value-type="float" office:value="292.574" calcext:value-type="float">
            <text:p>292.574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45.4" calcext:value-type="float">
            <text:p>245.4</text:p>
          </table:table-cell>
          <table:table-cell office:value-type="float" office:value="292.551" calcext:value-type="float">
            <text:p>292.55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56.4" calcext:value-type="float">
            <text:p>256.4</text:p>
          </table:table-cell>
          <table:table-cell office:value-type="float" office:value="314.75" calcext:value-type="float">
            <text:p>314.75</text:p>
          </table:table-cell>
          <table:table-cell office:value-type="float" office:value="644.523" calcext:value-type="float">
            <text:p>644.523</text:p>
          </table:table-cell>
          <table:table-cell table:formula="of:=AVERAGE([.A42];[.D42];[.G42])" office:value-type="float" office:value="254.633333333333" calcext:value-type="float">
            <text:p>254.633333333333</text:p>
          </table:table-cell>
          <table:table-cell table:formula="of:=AVERAGE([.B42];[.E42];[.H42])" office:value-type="float" office:value="299.958333333333" calcext:value-type="float">
            <text:p>299.958333333333</text:p>
          </table:table-cell>
          <table:table-cell table:formula="of:=AVERAGE([.C42];[.F42];[.I42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4.1" calcext:value-type="float">
            <text:p>64.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58.7" calcext:value-type="float">
            <text:p>58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0.7" calcext:value-type="float">
            <text:p>60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2];[.R42];[.U42])" office:value-type="float" office:value="61.1666666666667" calcext:value-type="float">
            <text:p>61.1666666666667</text:p>
          </table:table-cell>
          <table:table-cell table:formula="of:=AVERAGE([.P42];[.S42];[.V42])" office:value-type="float" office:value="35.145" calcext:value-type="float">
            <text:p>35.145</text:p>
          </table:table-cell>
          <table:table-cell table:formula="of:=AVERAGE([.Q42];[.T42];[.W42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3.9" calcext:value-type="float">
            <text:p>3.9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42];[.AF42];[.AI42])" office:value-type="float" office:value="1.3" calcext:value-type="float">
            <text:p>1.3</text:p>
          </table:table-cell>
          <table:table-cell table:formula="of:=AVERAGE([.AD42];[.AG42];[.AJ42])" office:value-type="float" office:value="218.844" calcext:value-type="float">
            <text:p>218.844</text:p>
          </table:table-cell>
          <table:table-cell table:formula="of:=AVERAGE([.AE42];[.AH42];[.AK42])" office:value-type="float" office:value="2601.184" calcext:value-type="float">
            <text:p>2601.184</text:p>
          </table:table-cell>
          <table:table-cell table:number-columns-repeated="2"/>
          <table:table-cell table:formula="of:=[.A42]+[.O42]+[.AC42]" office:value-type="float" office:value="326.2" calcext:value-type="float">
            <text:p>326.2</text:p>
          </table:table-cell>
          <table:table-cell table:formula="of:=[.B42]+[.P42]+[.AD42]" office:value-type="float" office:value="546.68" calcext:value-type="float">
            <text:p>546.68</text:p>
          </table:table-cell>
          <table:table-cell table:formula="of:=[.C42]+[.Q42]+[.AE42]" office:value-type="float" office:value="3298.371" calcext:value-type="float">
            <text:p>3298.371</text:p>
          </table:table-cell>
          <table:table-cell table:formula="of:=[.D42]+[.R42]+[.AF42]" office:value-type="float" office:value="304.1" calcext:value-type="float">
            <text:p>304.1</text:p>
          </table:table-cell>
          <table:table-cell table:formula="of:=[.E42]+[.S42]+[.AG42]" office:value-type="float" office:value="546.497" calcext:value-type="float">
            <text:p>546.497</text:p>
          </table:table-cell>
          <table:table-cell table:formula="of:=[.F42]+[.T42]+[.AH42]" office:value-type="float" office:value="3312.332" calcext:value-type="float">
            <text:p>3312.332</text:p>
          </table:table-cell>
          <table:table-cell table:formula="of:=[.G42]+[.U42]+[.AI42]" office:value-type="float" office:value="321" calcext:value-type="float">
            <text:p>321</text:p>
          </table:table-cell>
          <table:table-cell table:formula="of:=[.H42]+[.V42]+[.AJ42]" office:value-type="float" office:value="568.665" calcext:value-type="float">
            <text:p>568.665</text:p>
          </table:table-cell>
          <table:table-cell table:formula="of:=[.I42]+[.W42]+[.AK42]" office:value-type="float" office:value="3330.793" calcext:value-type="float">
            <text:p>3330.793</text:p>
          </table:table-cell>
          <table:table-cell table:formula="of:=AVERAGE([.AQ42];[.AT42];[.AW42])" office:value-type="float" office:value="317.1" calcext:value-type="float">
            <text:p>317.1</text:p>
          </table:table-cell>
          <table:table-cell table:formula="of:=AVERAGE([.AR42];[.AU42];[.AX42])" office:value-type="float" office:value="553.947333333333" calcext:value-type="float">
            <text:p>553.947333333333</text:p>
          </table:table-cell>
          <table:table-cell table:formula="of:=AVERAGE([.AS42];[.AV42];[.AY42])" office:value-type="float" office:value="3313.832" calcext:value-type="float">
            <text:p>3313.832</text:p>
          </table:table-cell>
          <table:table-cell table:number-columns-repeated="2"/>
          <table:table-cell table:formula="of:=[.CG42]-[.BS42]" office:value-type="float" office:value="113.2" calcext:value-type="float">
            <text:p>113.2</text:p>
          </table:table-cell>
          <table:table-cell table:formula="of:=[.CH42]-[.BT42]" office:value-type="float" office:value="47.602" calcext:value-type="float">
            <text:p>47.602</text:p>
          </table:table-cell>
          <table:table-cell table:formula="of:=[.CI42]-[.BU42]" office:value-type="float" office:value="183.632" calcext:value-type="float">
            <text:p>183.632</text:p>
          </table:table-cell>
          <table:table-cell table:formula="of:=[.CJ42]-[.BV42]" office:value-type="float" office:value="115" calcext:value-type="float">
            <text:p>115</text:p>
          </table:table-cell>
          <table:table-cell table:formula="of:=[.CK42]-[.BW42]" office:value-type="float" office:value="47.164" calcext:value-type="float">
            <text:p>47.164</text:p>
          </table:table-cell>
          <table:table-cell table:formula="of:=[.CL42]-[.BX42]" office:value-type="float" office:value="183.632" calcext:value-type="float">
            <text:p>183.632</text:p>
          </table:table-cell>
          <table:table-cell table:formula="of:=[.CM42]-[.BY42]" office:value-type="float" office:value="117.8" calcext:value-type="float">
            <text:p>117.8</text:p>
          </table:table-cell>
          <table:table-cell table:formula="of:=[.CN42]-[.BZ42]" office:value-type="float" office:value="47.168" calcext:value-type="float">
            <text:p>47.168</text:p>
          </table:table-cell>
          <table:table-cell table:formula="of:=[.CO42]-[.CA42]" office:value-type="float" office:value="183.632" calcext:value-type="float">
            <text:p>183.632</text:p>
          </table:table-cell>
          <table:table-cell table:formula="of:=AVERAGE([.BE42];[.BH42];[.BK42])" office:value-type="float" office:value="115.333333333333" calcext:value-type="float">
            <text:p>115.333333333333</text:p>
          </table:table-cell>
          <table:table-cell table:formula="of:=AVERAGE([.BF42];[.BI42];[.BL42])" office:value-type="float" office:value="47.3113333333333" calcext:value-type="float">
            <text:p>47.3113333333333</text:p>
          </table:table-cell>
          <table:table-cell table:formula="of:=AVERAGE([.BG42];[.BJ42];[.BM42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42];[.BV42];[.BY42])" office:value-type="float" office:value="0" calcext:value-type="float">
            <text:p>0</text:p>
          </table:table-cell>
          <table:table-cell table:formula="of:=AVERAGE([.BT42];[.BW42];[.BZ42])" office:value-type="float" office:value="67.367" calcext:value-type="float">
            <text:p>67.367</text:p>
          </table:table-cell>
          <table:table-cell table:formula="of:=AVERAGE([.BU42];[.BX42];[.CA4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3.2" calcext:value-type="float">
            <text:p>113.2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" calcext:value-type="float">
            <text:p>115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8" calcext:value-type="float">
            <text:p>117.8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42];[.CJ42];[.CM42])" office:value-type="float" office:value="115.333333333333" calcext:value-type="float">
            <text:p>115.333333333333</text:p>
          </table:table-cell>
          <table:table-cell table:formula="of:=AVERAGE([.CH42];[.CK42];[.CN42])" office:value-type="float" office:value="114.678333333333" calcext:value-type="float">
            <text:p>114.678333333333</text:p>
          </table:table-cell>
          <table:table-cell table:formula="of:=AVERAGE([.CI42];[.CL42];[.CO42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70.1" calcext:value-type="float">
            <text:p>270.1</text:p>
          </table:table-cell>
          <table:table-cell office:value-type="float" office:value="292.395" calcext:value-type="float">
            <text:p>292.395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70.3" calcext:value-type="float">
            <text:p>270.3</text:p>
          </table:table-cell>
          <table:table-cell office:value-type="float" office:value="292.09" calcext:value-type="float">
            <text:p>292.09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4.9" calcext:value-type="float">
            <text:p>264.9</text:p>
          </table:table-cell>
          <table:table-cell office:value-type="float" office:value="314.41" calcext:value-type="float">
            <text:p>314.41</text:p>
          </table:table-cell>
          <table:table-cell office:value-type="float" office:value="644.523" calcext:value-type="float">
            <text:p>644.523</text:p>
          </table:table-cell>
          <table:table-cell table:formula="of:=AVERAGE([.A43];[.D43];[.G43])" office:value-type="float" office:value="268.433333333333" calcext:value-type="float">
            <text:p>268.433333333333</text:p>
          </table:table-cell>
          <table:table-cell table:formula="of:=AVERAGE([.B43];[.E43];[.H43])" office:value-type="float" office:value="299.631666666667" calcext:value-type="float">
            <text:p>299.631666666667</text:p>
          </table:table-cell>
          <table:table-cell table:formula="of:=AVERAGE([.C43];[.F43];[.I43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5.5" calcext:value-type="float">
            <text:p>65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6" calcext:value-type="float">
            <text:p>64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3.7" calcext:value-type="float">
            <text:p>63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3];[.R43];[.U43])" office:value-type="float" office:value="64.6" calcext:value-type="float">
            <text:p>64.6</text:p>
          </table:table-cell>
          <table:table-cell table:formula="of:=AVERAGE([.P43];[.S43];[.V43])" office:value-type="float" office:value="35.145" calcext:value-type="float">
            <text:p>35.145</text:p>
          </table:table-cell>
          <table:table-cell table:formula="of:=AVERAGE([.Q43];[.T43];[.W43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43];[.AF43];[.AI43])" office:value-type="float" office:value="0" calcext:value-type="float">
            <text:p>0</text:p>
          </table:table-cell>
          <table:table-cell table:formula="of:=AVERAGE([.AD43];[.AG43];[.AJ43])" office:value-type="float" office:value="218.844" calcext:value-type="float">
            <text:p>218.844</text:p>
          </table:table-cell>
          <table:table-cell table:formula="of:=AVERAGE([.AE43];[.AH43];[.AK43])" office:value-type="float" office:value="2601.184" calcext:value-type="float">
            <text:p>2601.184</text:p>
          </table:table-cell>
          <table:table-cell table:number-columns-repeated="2"/>
          <table:table-cell table:formula="of:=[.A43]+[.O43]+[.AC43]" office:value-type="float" office:value="335.6" calcext:value-type="float">
            <text:p>335.6</text:p>
          </table:table-cell>
          <table:table-cell table:formula="of:=[.B43]+[.P43]+[.AD43]" office:value-type="float" office:value="546.501" calcext:value-type="float">
            <text:p>546.501</text:p>
          </table:table-cell>
          <table:table-cell table:formula="of:=[.C43]+[.Q43]+[.AE43]" office:value-type="float" office:value="3298.371" calcext:value-type="float">
            <text:p>3298.371</text:p>
          </table:table-cell>
          <table:table-cell table:formula="of:=[.D43]+[.R43]+[.AF43]" office:value-type="float" office:value="334.9" calcext:value-type="float">
            <text:p>334.9</text:p>
          </table:table-cell>
          <table:table-cell table:formula="of:=[.E43]+[.S43]+[.AG43]" office:value-type="float" office:value="546.036" calcext:value-type="float">
            <text:p>546.036</text:p>
          </table:table-cell>
          <table:table-cell table:formula="of:=[.F43]+[.T43]+[.AH43]" office:value-type="float" office:value="3312.332" calcext:value-type="float">
            <text:p>3312.332</text:p>
          </table:table-cell>
          <table:table-cell table:formula="of:=[.G43]+[.U43]+[.AI43]" office:value-type="float" office:value="328.6" calcext:value-type="float">
            <text:p>328.6</text:p>
          </table:table-cell>
          <table:table-cell table:formula="of:=[.H43]+[.V43]+[.AJ43]" office:value-type="float" office:value="568.325" calcext:value-type="float">
            <text:p>568.325</text:p>
          </table:table-cell>
          <table:table-cell table:formula="of:=[.I43]+[.W43]+[.AK43]" office:value-type="float" office:value="3330.793" calcext:value-type="float">
            <text:p>3330.793</text:p>
          </table:table-cell>
          <table:table-cell table:formula="of:=AVERAGE([.AQ43];[.AT43];[.AW43])" office:value-type="float" office:value="333.033333333333" calcext:value-type="float">
            <text:p>333.033333333333</text:p>
          </table:table-cell>
          <table:table-cell table:formula="of:=AVERAGE([.AR43];[.AU43];[.AX43])" office:value-type="float" office:value="553.620666666667" calcext:value-type="float">
            <text:p>553.620666666667</text:p>
          </table:table-cell>
          <table:table-cell table:formula="of:=AVERAGE([.AS43];[.AV43];[.AY43])" office:value-type="float" office:value="3313.832" calcext:value-type="float">
            <text:p>3313.832</text:p>
          </table:table-cell>
          <table:table-cell table:number-columns-repeated="2"/>
          <table:table-cell table:formula="of:=[.CG43]-[.BS43]" office:value-type="float" office:value="115.1" calcext:value-type="float">
            <text:p>115.1</text:p>
          </table:table-cell>
          <table:table-cell table:formula="of:=[.CH43]-[.BT43]" office:value-type="float" office:value="47.602" calcext:value-type="float">
            <text:p>47.602</text:p>
          </table:table-cell>
          <table:table-cell table:formula="of:=[.CI43]-[.BU43]" office:value-type="float" office:value="183.632" calcext:value-type="float">
            <text:p>183.632</text:p>
          </table:table-cell>
          <table:table-cell table:formula="of:=[.CJ43]-[.BV43]" office:value-type="float" office:value="117" calcext:value-type="float">
            <text:p>117</text:p>
          </table:table-cell>
          <table:table-cell table:formula="of:=[.CK43]-[.BW43]" office:value-type="float" office:value="47.164" calcext:value-type="float">
            <text:p>47.164</text:p>
          </table:table-cell>
          <table:table-cell table:formula="of:=[.CL43]-[.BX43]" office:value-type="float" office:value="183.632" calcext:value-type="float">
            <text:p>183.632</text:p>
          </table:table-cell>
          <table:table-cell table:formula="of:=[.CM43]-[.BY43]" office:value-type="float" office:value="116" calcext:value-type="float">
            <text:p>116</text:p>
          </table:table-cell>
          <table:table-cell table:formula="of:=[.CN43]-[.BZ43]" office:value-type="float" office:value="47.168" calcext:value-type="float">
            <text:p>47.168</text:p>
          </table:table-cell>
          <table:table-cell table:formula="of:=[.CO43]-[.CA43]" office:value-type="float" office:value="183.632" calcext:value-type="float">
            <text:p>183.632</text:p>
          </table:table-cell>
          <table:table-cell table:formula="of:=AVERAGE([.BE43];[.BH43];[.BK43])" office:value-type="float" office:value="116.033333333333" calcext:value-type="float">
            <text:p>116.033333333333</text:p>
          </table:table-cell>
          <table:table-cell table:formula="of:=AVERAGE([.BF43];[.BI43];[.BL43])" office:value-type="float" office:value="47.3113333333333" calcext:value-type="float">
            <text:p>47.3113333333333</text:p>
          </table:table-cell>
          <table:table-cell table:formula="of:=AVERAGE([.BG43];[.BJ43];[.BM43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43];[.BV43];[.BY43])" office:value-type="float" office:value="0" calcext:value-type="float">
            <text:p>0</text:p>
          </table:table-cell>
          <table:table-cell table:formula="of:=AVERAGE([.BT43];[.BW43];[.BZ43])" office:value-type="float" office:value="67.367" calcext:value-type="float">
            <text:p>67.367</text:p>
          </table:table-cell>
          <table:table-cell table:formula="of:=AVERAGE([.BU43];[.BX43];[.CA43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5.1" calcext:value-type="float">
            <text:p>115.1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" calcext:value-type="float">
            <text:p>117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" calcext:value-type="float">
            <text:p>11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43];[.CJ43];[.CM43])" office:value-type="float" office:value="116.033333333333" calcext:value-type="float">
            <text:p>116.033333333333</text:p>
          </table:table-cell>
          <table:table-cell table:formula="of:=AVERAGE([.CH43];[.CK43];[.CN43])" office:value-type="float" office:value="114.678333333333" calcext:value-type="float">
            <text:p>114.678333333333</text:p>
          </table:table-cell>
          <table:table-cell table:formula="of:=AVERAGE([.CI43];[.CL43];[.CO43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61.7" calcext:value-type="float">
            <text:p>261.7</text:p>
          </table:table-cell>
          <table:table-cell office:value-type="float" office:value="294.484" calcext:value-type="float">
            <text:p>294.484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52.3" calcext:value-type="float">
            <text:p>252.3</text:p>
          </table:table-cell>
          <table:table-cell office:value-type="float" office:value="291.223" calcext:value-type="float">
            <text:p>291.22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4.7" calcext:value-type="float">
            <text:p>264.7</text:p>
          </table:table-cell>
          <table:table-cell office:value-type="float" office:value="313.82" calcext:value-type="float">
            <text:p>313.82</text:p>
          </table:table-cell>
          <table:table-cell office:value-type="float" office:value="644.523" calcext:value-type="float">
            <text:p>644.523</text:p>
          </table:table-cell>
          <table:table-cell table:formula="of:=AVERAGE([.A44];[.D44];[.G44])" office:value-type="float" office:value="259.566666666667" calcext:value-type="float">
            <text:p>259.566666666667</text:p>
          </table:table-cell>
          <table:table-cell table:formula="of:=AVERAGE([.B44];[.E44];[.H44])" office:value-type="float" office:value="299.842333333333" calcext:value-type="float">
            <text:p>299.842333333333</text:p>
          </table:table-cell>
          <table:table-cell table:formula="of:=AVERAGE([.C44];[.F44];[.I44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3.3" calcext:value-type="float">
            <text:p>63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3.5" calcext:value-type="float">
            <text:p>63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6.6" calcext:value-type="float">
            <text:p>66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4];[.R44];[.U44])" office:value-type="float" office:value="64.4666666666667" calcext:value-type="float">
            <text:p>64.4666666666667</text:p>
          </table:table-cell>
          <table:table-cell table:formula="of:=AVERAGE([.P44];[.S44];[.V44])" office:value-type="float" office:value="35.145" calcext:value-type="float">
            <text:p>35.145</text:p>
          </table:table-cell>
          <table:table-cell table:formula="of:=AVERAGE([.Q44];[.T44];[.W44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4.9" calcext:value-type="float">
            <text:p>4.9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44];[.AF44];[.AI44])" office:value-type="float" office:value="1.63333333333333" calcext:value-type="float">
            <text:p>1.63333333333333</text:p>
          </table:table-cell>
          <table:table-cell table:formula="of:=AVERAGE([.AD44];[.AG44];[.AJ44])" office:value-type="float" office:value="218.844" calcext:value-type="float">
            <text:p>218.844</text:p>
          </table:table-cell>
          <table:table-cell table:formula="of:=AVERAGE([.AE44];[.AH44];[.AK44])" office:value-type="float" office:value="2601.184" calcext:value-type="float">
            <text:p>2601.184</text:p>
          </table:table-cell>
          <table:table-cell table:number-columns-repeated="2"/>
          <table:table-cell table:formula="of:=[.A44]+[.O44]+[.AC44]" office:value-type="float" office:value="325" calcext:value-type="float">
            <text:p>325</text:p>
          </table:table-cell>
          <table:table-cell table:formula="of:=[.B44]+[.P44]+[.AD44]" office:value-type="float" office:value="548.59" calcext:value-type="float">
            <text:p>548.59</text:p>
          </table:table-cell>
          <table:table-cell table:formula="of:=[.C44]+[.Q44]+[.AE44]" office:value-type="float" office:value="3298.371" calcext:value-type="float">
            <text:p>3298.371</text:p>
          </table:table-cell>
          <table:table-cell table:formula="of:=[.D44]+[.R44]+[.AF44]" office:value-type="float" office:value="320.7" calcext:value-type="float">
            <text:p>320.7</text:p>
          </table:table-cell>
          <table:table-cell table:formula="of:=[.E44]+[.S44]+[.AG44]" office:value-type="float" office:value="545.169" calcext:value-type="float">
            <text:p>545.169</text:p>
          </table:table-cell>
          <table:table-cell table:formula="of:=[.F44]+[.T44]+[.AH44]" office:value-type="float" office:value="3312.332" calcext:value-type="float">
            <text:p>3312.332</text:p>
          </table:table-cell>
          <table:table-cell table:formula="of:=[.G44]+[.U44]+[.AI44]" office:value-type="float" office:value="331.3" calcext:value-type="float">
            <text:p>331.3</text:p>
          </table:table-cell>
          <table:table-cell table:formula="of:=[.H44]+[.V44]+[.AJ44]" office:value-type="float" office:value="567.735" calcext:value-type="float">
            <text:p>567.735</text:p>
          </table:table-cell>
          <table:table-cell table:formula="of:=[.I44]+[.W44]+[.AK44]" office:value-type="float" office:value="3330.793" calcext:value-type="float">
            <text:p>3330.793</text:p>
          </table:table-cell>
          <table:table-cell table:formula="of:=AVERAGE([.AQ44];[.AT44];[.AW44])" office:value-type="float" office:value="325.666666666667" calcext:value-type="float">
            <text:p>325.666666666667</text:p>
          </table:table-cell>
          <table:table-cell table:formula="of:=AVERAGE([.AR44];[.AU44];[.AX44])" office:value-type="float" office:value="553.831333333333" calcext:value-type="float">
            <text:p>553.831333333333</text:p>
          </table:table-cell>
          <table:table-cell table:formula="of:=AVERAGE([.AS44];[.AV44];[.AY44])" office:value-type="float" office:value="3313.832" calcext:value-type="float">
            <text:p>3313.832</text:p>
          </table:table-cell>
          <table:table-cell table:number-columns-repeated="2"/>
          <table:table-cell table:formula="of:=[.CG44]-[.BS44]" office:value-type="float" office:value="116" calcext:value-type="float">
            <text:p>116</text:p>
          </table:table-cell>
          <table:table-cell table:formula="of:=[.CH44]-[.BT44]" office:value-type="float" office:value="47.602" calcext:value-type="float">
            <text:p>47.602</text:p>
          </table:table-cell>
          <table:table-cell table:formula="of:=[.CI44]-[.BU44]" office:value-type="float" office:value="183.632" calcext:value-type="float">
            <text:p>183.632</text:p>
          </table:table-cell>
          <table:table-cell table:formula="of:=[.CJ44]-[.BV44]" office:value-type="float" office:value="116" calcext:value-type="float">
            <text:p>116</text:p>
          </table:table-cell>
          <table:table-cell table:formula="of:=[.CK44]-[.BW44]" office:value-type="float" office:value="47.164" calcext:value-type="float">
            <text:p>47.164</text:p>
          </table:table-cell>
          <table:table-cell table:formula="of:=[.CL44]-[.BX44]" office:value-type="float" office:value="183.632" calcext:value-type="float">
            <text:p>183.632</text:p>
          </table:table-cell>
          <table:table-cell table:formula="of:=[.CM44]-[.BY44]" office:value-type="float" office:value="117" calcext:value-type="float">
            <text:p>117</text:p>
          </table:table-cell>
          <table:table-cell table:formula="of:=[.CN44]-[.BZ44]" office:value-type="float" office:value="47.168" calcext:value-type="float">
            <text:p>47.168</text:p>
          </table:table-cell>
          <table:table-cell table:formula="of:=[.CO44]-[.CA44]" office:value-type="float" office:value="183.632" calcext:value-type="float">
            <text:p>183.632</text:p>
          </table:table-cell>
          <table:table-cell table:formula="of:=AVERAGE([.BE44];[.BH44];[.BK44])" office:value-type="float" office:value="116.333333333333" calcext:value-type="float">
            <text:p>116.333333333333</text:p>
          </table:table-cell>
          <table:table-cell table:formula="of:=AVERAGE([.BF44];[.BI44];[.BL44])" office:value-type="float" office:value="47.3113333333333" calcext:value-type="float">
            <text:p>47.3113333333333</text:p>
          </table:table-cell>
          <table:table-cell table:formula="of:=AVERAGE([.BG44];[.BJ44];[.BM44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44];[.BV44];[.BY44])" office:value-type="float" office:value="0" calcext:value-type="float">
            <text:p>0</text:p>
          </table:table-cell>
          <table:table-cell table:formula="of:=AVERAGE([.BT44];[.BW44];[.BZ44])" office:value-type="float" office:value="67.367" calcext:value-type="float">
            <text:p>67.367</text:p>
          </table:table-cell>
          <table:table-cell table:formula="of:=AVERAGE([.BU44];[.BX44];[.CA4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" calcext:value-type="float">
            <text:p>116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" calcext:value-type="float">
            <text:p>117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44];[.CJ44];[.CM44])" office:value-type="float" office:value="116.333333333333" calcext:value-type="float">
            <text:p>116.333333333333</text:p>
          </table:table-cell>
          <table:table-cell table:formula="of:=AVERAGE([.CH44];[.CK44];[.CN44])" office:value-type="float" office:value="114.678333333333" calcext:value-type="float">
            <text:p>114.678333333333</text:p>
          </table:table-cell>
          <table:table-cell table:formula="of:=AVERAGE([.CI44];[.CL44];[.CO44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95.711" calcext:value-type="float">
            <text:p>295.711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64.4" calcext:value-type="float">
            <text:p>264.4</text:p>
          </table:table-cell>
          <table:table-cell office:value-type="float" office:value="291.43" calcext:value-type="float">
            <text:p>291.4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4.7" calcext:value-type="float">
            <text:p>264.7</text:p>
          </table:table-cell>
          <table:table-cell office:value-type="float" office:value="312.473" calcext:value-type="float">
            <text:p>312.473</text:p>
          </table:table-cell>
          <table:table-cell office:value-type="float" office:value="644.523" calcext:value-type="float">
            <text:p>644.523</text:p>
          </table:table-cell>
          <table:table-cell table:formula="of:=AVERAGE([.A45];[.D45];[.G45])" office:value-type="float" office:value="264.033333333333" calcext:value-type="float">
            <text:p>264.033333333333</text:p>
          </table:table-cell>
          <table:table-cell table:formula="of:=AVERAGE([.B45];[.E45];[.H45])" office:value-type="float" office:value="299.871333333333" calcext:value-type="float">
            <text:p>299.871333333333</text:p>
          </table:table-cell>
          <table:table-cell table:formula="of:=AVERAGE([.C45];[.F45];[.I45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3.3" calcext:value-type="float">
            <text:p>63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6" calcext:value-type="float">
            <text:p>64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2.4" calcext:value-type="float">
            <text:p>62.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5];[.R45];[.U45])" office:value-type="float" office:value="63.4333333333333" calcext:value-type="float">
            <text:p>63.4333333333333</text:p>
          </table:table-cell>
          <table:table-cell table:formula="of:=AVERAGE([.P45];[.S45];[.V45])" office:value-type="float" office:value="35.145" calcext:value-type="float">
            <text:p>35.145</text:p>
          </table:table-cell>
          <table:table-cell table:formula="of:=AVERAGE([.Q45];[.T45];[.W45])" office:value-type="float" office:value="85.125" calcext:value-type="float">
            <text:p>85.1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9.203" calcext:value-type="float">
            <text:p>219.203</text:p>
          </table:table-cell>
          <table:table-cell office:value-type="float" office:value="2601.738" calcext:value-type="float">
            <text:p>2601.738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45];[.AF45];[.AI45])" office:value-type="float" office:value="0.666666666666667" calcext:value-type="float">
            <text:p>0.666666666666667</text:p>
          </table:table-cell>
          <table:table-cell table:formula="of:=AVERAGE([.AD45];[.AG45];[.AJ45])" office:value-type="float" office:value="218.924666666667" calcext:value-type="float">
            <text:p>218.924666666667</text:p>
          </table:table-cell>
          <table:table-cell table:formula="of:=AVERAGE([.AE45];[.AH45];[.AK45])" office:value-type="float" office:value="2601.35566666667" calcext:value-type="float">
            <text:p>2601.35566666667</text:p>
          </table:table-cell>
          <table:table-cell table:number-columns-repeated="2"/>
          <table:table-cell table:formula="of:=[.A45]+[.O45]+[.AC45]" office:value-type="float" office:value="328.3" calcext:value-type="float">
            <text:p>328.3</text:p>
          </table:table-cell>
          <table:table-cell table:formula="of:=[.B45]+[.P45]+[.AD45]" office:value-type="float" office:value="550.059" calcext:value-type="float">
            <text:p>550.059</text:p>
          </table:table-cell>
          <table:table-cell table:formula="of:=[.C45]+[.Q45]+[.AE45]" office:value-type="float" office:value="3298.886" calcext:value-type="float">
            <text:p>3298.886</text:p>
          </table:table-cell>
          <table:table-cell table:formula="of:=[.D45]+[.R45]+[.AF45]" office:value-type="float" office:value="329" calcext:value-type="float">
            <text:p>329</text:p>
          </table:table-cell>
          <table:table-cell table:formula="of:=[.E45]+[.S45]+[.AG45]" office:value-type="float" office:value="545.376" calcext:value-type="float">
            <text:p>545.376</text:p>
          </table:table-cell>
          <table:table-cell table:formula="of:=[.F45]+[.T45]+[.AH45]" office:value-type="float" office:value="3312.332" calcext:value-type="float">
            <text:p>3312.332</text:p>
          </table:table-cell>
          <table:table-cell table:formula="of:=[.G45]+[.U45]+[.AI45]" office:value-type="float" office:value="327.1" calcext:value-type="float">
            <text:p>327.1</text:p>
          </table:table-cell>
          <table:table-cell table:formula="of:=[.H45]+[.V45]+[.AJ45]" office:value-type="float" office:value="566.388" calcext:value-type="float">
            <text:p>566.388</text:p>
          </table:table-cell>
          <table:table-cell table:formula="of:=[.I45]+[.W45]+[.AK45]" office:value-type="float" office:value="3330.793" calcext:value-type="float">
            <text:p>3330.793</text:p>
          </table:table-cell>
          <table:table-cell table:formula="of:=AVERAGE([.AQ45];[.AT45];[.AW45])" office:value-type="float" office:value="328.133333333333" calcext:value-type="float">
            <text:p>328.133333333333</text:p>
          </table:table-cell>
          <table:table-cell table:formula="of:=AVERAGE([.AR45];[.AU45];[.AX45])" office:value-type="float" office:value="553.941" calcext:value-type="float">
            <text:p>553.941</text:p>
          </table:table-cell>
          <table:table-cell table:formula="of:=AVERAGE([.AS45];[.AV45];[.AY45])" office:value-type="float" office:value="3314.00366666667" calcext:value-type="float">
            <text:p>3314.00366666667</text:p>
          </table:table-cell>
          <table:table-cell table:number-columns-repeated="2"/>
          <table:table-cell table:formula="of:=[.CG45]-[.BS45]" office:value-type="float" office:value="114.8" calcext:value-type="float">
            <text:p>114.8</text:p>
          </table:table-cell>
          <table:table-cell table:formula="of:=[.CH45]-[.BT45]" office:value-type="float" office:value="47.602" calcext:value-type="float">
            <text:p>47.602</text:p>
          </table:table-cell>
          <table:table-cell table:formula="of:=[.CI45]-[.BU45]" office:value-type="float" office:value="183.632" calcext:value-type="float">
            <text:p>183.632</text:p>
          </table:table-cell>
          <table:table-cell table:formula="of:=[.CJ45]-[.BV45]" office:value-type="float" office:value="117.4" calcext:value-type="float">
            <text:p>117.4</text:p>
          </table:table-cell>
          <table:table-cell table:formula="of:=[.CK45]-[.BW45]" office:value-type="float" office:value="47.164" calcext:value-type="float">
            <text:p>47.164</text:p>
          </table:table-cell>
          <table:table-cell table:formula="of:=[.CL45]-[.BX45]" office:value-type="float" office:value="183.632" calcext:value-type="float">
            <text:p>183.632</text:p>
          </table:table-cell>
          <table:table-cell table:formula="of:=[.CM45]-[.BY45]" office:value-type="float" office:value="115.8" calcext:value-type="float">
            <text:p>115.8</text:p>
          </table:table-cell>
          <table:table-cell table:formula="of:=[.CN45]-[.BZ45]" office:value-type="float" office:value="47.168" calcext:value-type="float">
            <text:p>47.168</text:p>
          </table:table-cell>
          <table:table-cell table:formula="of:=[.CO45]-[.CA45]" office:value-type="float" office:value="183.632" calcext:value-type="float">
            <text:p>183.632</text:p>
          </table:table-cell>
          <table:table-cell table:formula="of:=AVERAGE([.BE45];[.BH45];[.BK45])" office:value-type="float" office:value="116" calcext:value-type="float">
            <text:p>116</text:p>
          </table:table-cell>
          <table:table-cell table:formula="of:=AVERAGE([.BF45];[.BI45];[.BL45])" office:value-type="float" office:value="47.3113333333333" calcext:value-type="float">
            <text:p>47.3113333333333</text:p>
          </table:table-cell>
          <table:table-cell table:formula="of:=AVERAGE([.BG45];[.BJ45];[.BM45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45];[.BV45];[.BY45])" office:value-type="float" office:value="0" calcext:value-type="float">
            <text:p>0</text:p>
          </table:table-cell>
          <table:table-cell table:formula="of:=AVERAGE([.BT45];[.BW45];[.BZ45])" office:value-type="float" office:value="67.367" calcext:value-type="float">
            <text:p>67.367</text:p>
          </table:table-cell>
          <table:table-cell table:formula="of:=AVERAGE([.BU45];[.BX45];[.CA4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4.8" calcext:value-type="float">
            <text:p>114.8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4" calcext:value-type="float">
            <text:p>117.4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8" calcext:value-type="float">
            <text:p>115.8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45];[.CJ45];[.CM45])" office:value-type="float" office:value="116" calcext:value-type="float">
            <text:p>116</text:p>
          </table:table-cell>
          <table:table-cell table:formula="of:=AVERAGE([.CH45];[.CK45];[.CN45])" office:value-type="float" office:value="114.678333333333" calcext:value-type="float">
            <text:p>114.678333333333</text:p>
          </table:table-cell>
          <table:table-cell table:formula="of:=AVERAGE([.CI45];[.CL45];[.CO45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49.3" calcext:value-type="float">
            <text:p>249.3</text:p>
          </table:table-cell>
          <table:table-cell office:value-type="float" office:value="295.824" calcext:value-type="float">
            <text:p>295.824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53.5" calcext:value-type="float">
            <text:p>253.5</text:p>
          </table:table-cell>
          <table:table-cell office:value-type="float" office:value="291.805" calcext:value-type="float">
            <text:p>291.80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59.6" calcext:value-type="float">
            <text:p>259.6</text:p>
          </table:table-cell>
          <table:table-cell office:value-type="float" office:value="315.371" calcext:value-type="float">
            <text:p>315.371</text:p>
          </table:table-cell>
          <table:table-cell office:value-type="float" office:value="644.523" calcext:value-type="float">
            <text:p>644.523</text:p>
          </table:table-cell>
          <table:table-cell table:formula="of:=AVERAGE([.A46];[.D46];[.G46])" office:value-type="float" office:value="254.133333333333" calcext:value-type="float">
            <text:p>254.133333333333</text:p>
          </table:table-cell>
          <table:table-cell table:formula="of:=AVERAGE([.B46];[.E46];[.H46])" office:value-type="float" office:value="301" calcext:value-type="float">
            <text:p>301</text:p>
          </table:table-cell>
          <table:table-cell table:formula="of:=AVERAGE([.C46];[.F46];[.I46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58.6" calcext:value-type="float">
            <text:p>58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2.6" calcext:value-type="float">
            <text:p>62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3.5" calcext:value-type="float">
            <text:p>63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6];[.R46];[.U46])" office:value-type="float" office:value="61.5666666666667" calcext:value-type="float">
            <text:p>61.5666666666667</text:p>
          </table:table-cell>
          <table:table-cell table:formula="of:=AVERAGE([.P46];[.S46];[.V46])" office:value-type="float" office:value="35.145" calcext:value-type="float">
            <text:p>35.145</text:p>
          </table:table-cell>
          <table:table-cell table:formula="of:=AVERAGE([.Q46];[.T46];[.W46])" office:value-type="float" office:value="85.125" calcext:value-type="float">
            <text:p>85.125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46];[.AF46];[.AI46])" office:value-type="float" office:value="1.3" calcext:value-type="float">
            <text:p>1.3</text:p>
          </table:table-cell>
          <table:table-cell table:formula="of:=AVERAGE([.AD46];[.AG46];[.AJ46])" office:value-type="float" office:value="218.844" calcext:value-type="float">
            <text:p>218.844</text:p>
          </table:table-cell>
          <table:table-cell table:formula="of:=AVERAGE([.AE46];[.AH46];[.AK46])" office:value-type="float" office:value="2601.184" calcext:value-type="float">
            <text:p>2601.184</text:p>
          </table:table-cell>
          <table:table-cell table:number-columns-repeated="2"/>
          <table:table-cell table:formula="of:=[.A46]+[.O46]+[.AC46]" office:value-type="float" office:value="311.8" calcext:value-type="float">
            <text:p>311.8</text:p>
          </table:table-cell>
          <table:table-cell table:formula="of:=[.B46]+[.P46]+[.AD46]" office:value-type="float" office:value="549.93" calcext:value-type="float">
            <text:p>549.93</text:p>
          </table:table-cell>
          <table:table-cell table:formula="of:=[.C46]+[.Q46]+[.AE46]" office:value-type="float" office:value="3298.371" calcext:value-type="float">
            <text:p>3298.371</text:p>
          </table:table-cell>
          <table:table-cell table:formula="of:=[.D46]+[.R46]+[.AF46]" office:value-type="float" office:value="316.1" calcext:value-type="float">
            <text:p>316.1</text:p>
          </table:table-cell>
          <table:table-cell table:formula="of:=[.E46]+[.S46]+[.AG46]" office:value-type="float" office:value="545.751" calcext:value-type="float">
            <text:p>545.751</text:p>
          </table:table-cell>
          <table:table-cell table:formula="of:=[.F46]+[.T46]+[.AH46]" office:value-type="float" office:value="3312.332" calcext:value-type="float">
            <text:p>3312.332</text:p>
          </table:table-cell>
          <table:table-cell table:formula="of:=[.G46]+[.U46]+[.AI46]" office:value-type="float" office:value="323.1" calcext:value-type="float">
            <text:p>323.1</text:p>
          </table:table-cell>
          <table:table-cell table:formula="of:=[.H46]+[.V46]+[.AJ46]" office:value-type="float" office:value="569.286" calcext:value-type="float">
            <text:p>569.286</text:p>
          </table:table-cell>
          <table:table-cell table:formula="of:=[.I46]+[.W46]+[.AK46]" office:value-type="float" office:value="3330.793" calcext:value-type="float">
            <text:p>3330.793</text:p>
          </table:table-cell>
          <table:table-cell table:formula="of:=AVERAGE([.AQ46];[.AT46];[.AW46])" office:value-type="float" office:value="317" calcext:value-type="float">
            <text:p>317</text:p>
          </table:table-cell>
          <table:table-cell table:formula="of:=AVERAGE([.AR46];[.AU46];[.AX46])" office:value-type="float" office:value="554.989" calcext:value-type="float">
            <text:p>554.989</text:p>
          </table:table-cell>
          <table:table-cell table:formula="of:=AVERAGE([.AS46];[.AV46];[.AY46])" office:value-type="float" office:value="3313.832" calcext:value-type="float">
            <text:p>3313.832</text:p>
          </table:table-cell>
          <table:table-cell table:number-columns-repeated="2"/>
          <table:table-cell table:formula="of:=[.CG46]-[.BS46]" office:value-type="float" office:value="115" calcext:value-type="float">
            <text:p>115</text:p>
          </table:table-cell>
          <table:table-cell table:formula="of:=[.CH46]-[.BT46]" office:value-type="float" office:value="47.602" calcext:value-type="float">
            <text:p>47.602</text:p>
          </table:table-cell>
          <table:table-cell table:formula="of:=[.CI46]-[.BU46]" office:value-type="float" office:value="183.632" calcext:value-type="float">
            <text:p>183.632</text:p>
          </table:table-cell>
          <table:table-cell table:formula="of:=[.CJ46]-[.BV46]" office:value-type="float" office:value="116.8" calcext:value-type="float">
            <text:p>116.8</text:p>
          </table:table-cell>
          <table:table-cell table:formula="of:=[.CK46]-[.BW46]" office:value-type="float" office:value="47.164" calcext:value-type="float">
            <text:p>47.164</text:p>
          </table:table-cell>
          <table:table-cell table:formula="of:=[.CL46]-[.BX46]" office:value-type="float" office:value="183.632" calcext:value-type="float">
            <text:p>183.632</text:p>
          </table:table-cell>
          <table:table-cell table:formula="of:=[.CM46]-[.BY46]" office:value-type="float" office:value="116.8" calcext:value-type="float">
            <text:p>116.8</text:p>
          </table:table-cell>
          <table:table-cell table:formula="of:=[.CN46]-[.BZ46]" office:value-type="float" office:value="47.168" calcext:value-type="float">
            <text:p>47.168</text:p>
          </table:table-cell>
          <table:table-cell table:formula="of:=[.CO46]-[.CA46]" office:value-type="float" office:value="183.633" calcext:value-type="float">
            <text:p>183.633</text:p>
          </table:table-cell>
          <table:table-cell table:formula="of:=AVERAGE([.BE46];[.BH46];[.BK46])" office:value-type="float" office:value="116.2" calcext:value-type="float">
            <text:p>116.2</text:p>
          </table:table-cell>
          <table:table-cell table:formula="of:=AVERAGE([.BF46];[.BI46];[.BL46])" office:value-type="float" office:value="47.3113333333333" calcext:value-type="float">
            <text:p>47.3113333333333</text:p>
          </table:table-cell>
          <table:table-cell table:formula="of:=AVERAGE([.BG46];[.BJ46];[.BM46])" office:value-type="float" office:value="183.632333333333" calcext:value-type="float">
            <text:p>183.632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100.238" calcext:value-type="float">
            <text:p>100.238</text:p>
          </table:table-cell>
          <table:table-cell office:value-type="float" office:value="1929.32" calcext:value-type="float">
            <text:p>1929.32</text:p>
          </table:table-cell>
          <table:table-cell table:formula="of:=AVERAGE([.BS46];[.BV46];[.BY46])" office:value-type="float" office:value="0" calcext:value-type="float">
            <text:p>0</text:p>
          </table:table-cell>
          <table:table-cell table:formula="of:=AVERAGE([.BT46];[.BW46];[.BZ46])" office:value-type="float" office:value="78.3473333333333" calcext:value-type="float">
            <text:p>78.3473333333333</text:p>
          </table:table-cell>
          <table:table-cell table:formula="of:=AVERAGE([.BU46];[.BX46];[.CA46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8" calcext:value-type="float">
            <text:p>116.8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8" calcext:value-type="float">
            <text:p>116.8</text:p>
          </table:table-cell>
          <table:table-cell office:value-type="float" office:value="147.406" calcext:value-type="float">
            <text:p>147.406</text:p>
          </table:table-cell>
          <table:table-cell office:value-type="float" office:value="2112.953" calcext:value-type="float">
            <text:p>2112.953</text:p>
          </table:table-cell>
          <table:table-cell table:formula="of:=AVERAGE([.CG46];[.CJ46];[.CM46])" office:value-type="float" office:value="116.2" calcext:value-type="float">
            <text:p>116.2</text:p>
          </table:table-cell>
          <table:table-cell table:formula="of:=AVERAGE([.CH46];[.CK46];[.CN46])" office:value-type="float" office:value="125.658666666667" calcext:value-type="float">
            <text:p>125.658666666667</text:p>
          </table:table-cell>
          <table:table-cell table:formula="of:=AVERAGE([.CI46];[.CL46];[.CO46])" office:value-type="float" office:value="1682.55433333333" calcext:value-type="float">
            <text:p>1682.55433333333</text:p>
          </table:table-cell>
        </table:table-row>
        <table:table-row table:style-name="ro1">
          <table:table-cell office:value-type="float" office:value="262.1" calcext:value-type="float">
            <text:p>262.1</text:p>
          </table:table-cell>
          <table:table-cell office:value-type="float" office:value="295.559" calcext:value-type="float">
            <text:p>295.559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35.7" calcext:value-type="float">
            <text:p>235.7</text:p>
          </table:table-cell>
          <table:table-cell office:value-type="float" office:value="291.273" calcext:value-type="float">
            <text:p>291.27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71.5" calcext:value-type="float">
            <text:p>271.5</text:p>
          </table:table-cell>
          <table:table-cell office:value-type="float" office:value="315.215" calcext:value-type="float">
            <text:p>315.215</text:p>
          </table:table-cell>
          <table:table-cell office:value-type="float" office:value="644.523" calcext:value-type="float">
            <text:p>644.523</text:p>
          </table:table-cell>
          <table:table-cell table:formula="of:=AVERAGE([.A47];[.D47];[.G47])" office:value-type="float" office:value="256.433333333333" calcext:value-type="float">
            <text:p>256.433333333333</text:p>
          </table:table-cell>
          <table:table-cell table:formula="of:=AVERAGE([.B47];[.E47];[.H47])" office:value-type="float" office:value="300.682333333333" calcext:value-type="float">
            <text:p>300.682333333333</text:p>
          </table:table-cell>
          <table:table-cell table:formula="of:=AVERAGE([.C47];[.F47];[.I47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57.6" calcext:value-type="float">
            <text:p>57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2.2" calcext:value-type="float">
            <text:p>62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7];[.R47];[.U47])" office:value-type="float" office:value="61.1" calcext:value-type="float">
            <text:p>61.1</text:p>
          </table:table-cell>
          <table:table-cell table:formula="of:=AVERAGE([.P47];[.S47];[.V47])" office:value-type="float" office:value="35.145" calcext:value-type="float">
            <text:p>35.145</text:p>
          </table:table-cell>
          <table:table-cell table:formula="of:=AVERAGE([.Q47];[.T47];[.W47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5.9" calcext:value-type="float">
            <text:p>5.9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47];[.AF47];[.AI47])" office:value-type="float" office:value="1.96666666666667" calcext:value-type="float">
            <text:p>1.96666666666667</text:p>
          </table:table-cell>
          <table:table-cell table:formula="of:=AVERAGE([.AD47];[.AG47];[.AJ47])" office:value-type="float" office:value="218.844" calcext:value-type="float">
            <text:p>218.844</text:p>
          </table:table-cell>
          <table:table-cell table:formula="of:=AVERAGE([.AE47];[.AH47];[.AK47])" office:value-type="float" office:value="2601.184" calcext:value-type="float">
            <text:p>2601.184</text:p>
          </table:table-cell>
          <table:table-cell table:number-columns-repeated="2"/>
          <table:table-cell table:formula="of:=[.A47]+[.O47]+[.AC47]" office:value-type="float" office:value="325.6" calcext:value-type="float">
            <text:p>325.6</text:p>
          </table:table-cell>
          <table:table-cell table:formula="of:=[.B47]+[.P47]+[.AD47]" office:value-type="float" office:value="549.665" calcext:value-type="float">
            <text:p>549.665</text:p>
          </table:table-cell>
          <table:table-cell table:formula="of:=[.C47]+[.Q47]+[.AE47]" office:value-type="float" office:value="3298.371" calcext:value-type="float">
            <text:p>3298.371</text:p>
          </table:table-cell>
          <table:table-cell table:formula="of:=[.D47]+[.R47]+[.AF47]" office:value-type="float" office:value="293.3" calcext:value-type="float">
            <text:p>293.3</text:p>
          </table:table-cell>
          <table:table-cell table:formula="of:=[.E47]+[.S47]+[.AG47]" office:value-type="float" office:value="545.219" calcext:value-type="float">
            <text:p>545.219</text:p>
          </table:table-cell>
          <table:table-cell table:formula="of:=[.F47]+[.T47]+[.AH47]" office:value-type="float" office:value="3312.332" calcext:value-type="float">
            <text:p>3312.332</text:p>
          </table:table-cell>
          <table:table-cell table:formula="of:=[.G47]+[.U47]+[.AI47]" office:value-type="float" office:value="339.6" calcext:value-type="float">
            <text:p>339.6</text:p>
          </table:table-cell>
          <table:table-cell table:formula="of:=[.H47]+[.V47]+[.AJ47]" office:value-type="float" office:value="569.13" calcext:value-type="float">
            <text:p>569.13</text:p>
          </table:table-cell>
          <table:table-cell table:formula="of:=[.I47]+[.W47]+[.AK47]" office:value-type="float" office:value="3330.793" calcext:value-type="float">
            <text:p>3330.793</text:p>
          </table:table-cell>
          <table:table-cell table:formula="of:=AVERAGE([.AQ47];[.AT47];[.AW47])" office:value-type="float" office:value="319.5" calcext:value-type="float">
            <text:p>319.5</text:p>
          </table:table-cell>
          <table:table-cell table:formula="of:=AVERAGE([.AR47];[.AU47];[.AX47])" office:value-type="float" office:value="554.671333333333" calcext:value-type="float">
            <text:p>554.671333333333</text:p>
          </table:table-cell>
          <table:table-cell table:formula="of:=AVERAGE([.AS47];[.AV47];[.AY47])" office:value-type="float" office:value="3313.832" calcext:value-type="float">
            <text:p>3313.832</text:p>
          </table:table-cell>
          <table:table-cell table:number-columns-repeated="2"/>
          <table:table-cell table:formula="of:=[.CG47]-[.BS47]" office:value-type="float" office:value="117.6" calcext:value-type="float">
            <text:p>117.6</text:p>
          </table:table-cell>
          <table:table-cell table:formula="of:=[.CH47]-[.BT47]" office:value-type="float" office:value="47.602" calcext:value-type="float">
            <text:p>47.602</text:p>
          </table:table-cell>
          <table:table-cell table:formula="of:=[.CI47]-[.BU47]" office:value-type="float" office:value="183.632" calcext:value-type="float">
            <text:p>183.632</text:p>
          </table:table-cell>
          <table:table-cell table:formula="of:=[.CJ47]-[.BV47]" office:value-type="float" office:value="114.6" calcext:value-type="float">
            <text:p>114.6</text:p>
          </table:table-cell>
          <table:table-cell table:formula="of:=[.CK47]-[.BW47]" office:value-type="float" office:value="47.164" calcext:value-type="float">
            <text:p>47.164</text:p>
          </table:table-cell>
          <table:table-cell table:formula="of:=[.CL47]-[.BX47]" office:value-type="float" office:value="183.632" calcext:value-type="float">
            <text:p>183.632</text:p>
          </table:table-cell>
          <table:table-cell table:formula="of:=[.CM47]-[.BY47]" office:value-type="float" office:value="116" calcext:value-type="float">
            <text:p>116</text:p>
          </table:table-cell>
          <table:table-cell table:formula="of:=[.CN47]-[.BZ47]" office:value-type="float" office:value="47.168" calcext:value-type="float">
            <text:p>47.168</text:p>
          </table:table-cell>
          <table:table-cell table:formula="of:=[.CO47]-[.CA47]" office:value-type="float" office:value="183.632" calcext:value-type="float">
            <text:p>183.632</text:p>
          </table:table-cell>
          <table:table-cell table:formula="of:=AVERAGE([.BE47];[.BH47];[.BK47])" office:value-type="float" office:value="116.066666666667" calcext:value-type="float">
            <text:p>116.066666666667</text:p>
          </table:table-cell>
          <table:table-cell table:formula="of:=AVERAGE([.BF47];[.BI47];[.BL47])" office:value-type="float" office:value="47.3113333333333" calcext:value-type="float">
            <text:p>47.3113333333333</text:p>
          </table:table-cell>
          <table:table-cell table:formula="of:=AVERAGE([.BG47];[.BJ47];[.BM47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47];[.BV47];[.BY47])" office:value-type="float" office:value="0" calcext:value-type="float">
            <text:p>0</text:p>
          </table:table-cell>
          <table:table-cell table:formula="of:=AVERAGE([.BT47];[.BW47];[.BZ47])" office:value-type="float" office:value="67.367" calcext:value-type="float">
            <text:p>67.367</text:p>
          </table:table-cell>
          <table:table-cell table:formula="of:=AVERAGE([.BU47];[.BX47];[.CA4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7.6" calcext:value-type="float">
            <text:p>117.6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4.6" calcext:value-type="float">
            <text:p>114.6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" calcext:value-type="float">
            <text:p>11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47];[.CJ47];[.CM47])" office:value-type="float" office:value="116.066666666667" calcext:value-type="float">
            <text:p>116.066666666667</text:p>
          </table:table-cell>
          <table:table-cell table:formula="of:=AVERAGE([.CH47];[.CK47];[.CN47])" office:value-type="float" office:value="114.678333333333" calcext:value-type="float">
            <text:p>114.678333333333</text:p>
          </table:table-cell>
          <table:table-cell table:formula="of:=AVERAGE([.CI47];[.CL47];[.CO47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69.5" calcext:value-type="float">
            <text:p>269.5</text:p>
          </table:table-cell>
          <table:table-cell office:value-type="float" office:value="296.035" calcext:value-type="float">
            <text:p>296.035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63" calcext:value-type="float">
            <text:p>263</text:p>
          </table:table-cell>
          <table:table-cell office:value-type="float" office:value="291.227" calcext:value-type="float">
            <text:p>291.227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52.6" calcext:value-type="float">
            <text:p>252.6</text:p>
          </table:table-cell>
          <table:table-cell office:value-type="float" office:value="315.152" calcext:value-type="float">
            <text:p>315.152</text:p>
          </table:table-cell>
          <table:table-cell office:value-type="float" office:value="644.523" calcext:value-type="float">
            <text:p>644.523</text:p>
          </table:table-cell>
          <table:table-cell table:formula="of:=AVERAGE([.A48];[.D48];[.G48])" office:value-type="float" office:value="261.7" calcext:value-type="float">
            <text:p>261.7</text:p>
          </table:table-cell>
          <table:table-cell table:formula="of:=AVERAGE([.B48];[.E48];[.H48])" office:value-type="float" office:value="300.804666666667" calcext:value-type="float">
            <text:p>300.804666666667</text:p>
          </table:table-cell>
          <table:table-cell table:formula="of:=AVERAGE([.C48];[.F48];[.I48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3.2" calcext:value-type="float">
            <text:p>63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6" calcext:value-type="float">
            <text:p>64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1.1" calcext:value-type="float">
            <text:p>61.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8];[.R48];[.U48])" office:value-type="float" office:value="62.9666666666667" calcext:value-type="float">
            <text:p>62.9666666666667</text:p>
          </table:table-cell>
          <table:table-cell table:formula="of:=AVERAGE([.P48];[.S48];[.V48])" office:value-type="float" office:value="35.145" calcext:value-type="float">
            <text:p>35.145</text:p>
          </table:table-cell>
          <table:table-cell table:formula="of:=AVERAGE([.Q48];[.T48];[.W48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48];[.AF48];[.AI48])" office:value-type="float" office:value="0" calcext:value-type="float">
            <text:p>0</text:p>
          </table:table-cell>
          <table:table-cell table:formula="of:=AVERAGE([.AD48];[.AG48];[.AJ48])" office:value-type="float" office:value="218.177333333333" calcext:value-type="float">
            <text:p>218.177333333333</text:p>
          </table:table-cell>
          <table:table-cell table:formula="of:=AVERAGE([.AE48];[.AH48];[.AK48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48]+[.O48]+[.AC48]" office:value-type="float" office:value="332.7" calcext:value-type="float">
            <text:p>332.7</text:p>
          </table:table-cell>
          <table:table-cell table:formula="of:=[.B48]+[.P48]+[.AD48]" office:value-type="float" office:value="550.141" calcext:value-type="float">
            <text:p>550.141</text:p>
          </table:table-cell>
          <table:table-cell table:formula="of:=[.C48]+[.Q48]+[.AE48]" office:value-type="float" office:value="3298.371" calcext:value-type="float">
            <text:p>3298.371</text:p>
          </table:table-cell>
          <table:table-cell table:formula="of:=[.D48]+[.R48]+[.AF48]" office:value-type="float" office:value="327.6" calcext:value-type="float">
            <text:p>327.6</text:p>
          </table:table-cell>
          <table:table-cell table:formula="of:=[.E48]+[.S48]+[.AG48]" office:value-type="float" office:value="545.173" calcext:value-type="float">
            <text:p>545.173</text:p>
          </table:table-cell>
          <table:table-cell table:formula="of:=[.F48]+[.T48]+[.AH48]" office:value-type="float" office:value="3312.332" calcext:value-type="float">
            <text:p>3312.332</text:p>
          </table:table-cell>
          <table:table-cell table:formula="of:=[.G48]+[.U48]+[.AI48]" office:value-type="float" office:value="313.7" calcext:value-type="float">
            <text:p>313.7</text:p>
          </table:table-cell>
          <table:table-cell table:formula="of:=[.H48]+[.V48]+[.AJ48]" office:value-type="float" office:value="567.067" calcext:value-type="float">
            <text:p>567.067</text:p>
          </table:table-cell>
          <table:table-cell table:formula="of:=[.I48]+[.W48]+[.AK48]" office:value-type="float" office:value="3328.793" calcext:value-type="float">
            <text:p>3328.793</text:p>
          </table:table-cell>
          <table:table-cell table:formula="of:=AVERAGE([.AQ48];[.AT48];[.AW48])" office:value-type="float" office:value="324.666666666667" calcext:value-type="float">
            <text:p>324.666666666667</text:p>
          </table:table-cell>
          <table:table-cell table:formula="of:=AVERAGE([.AR48];[.AU48];[.AX48])" office:value-type="float" office:value="554.127" calcext:value-type="float">
            <text:p>554.127</text:p>
          </table:table-cell>
          <table:table-cell table:formula="of:=AVERAGE([.AS48];[.AV48];[.AY48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48]-[.BS48]" office:value-type="float" office:value="116" calcext:value-type="float">
            <text:p>116</text:p>
          </table:table-cell>
          <table:table-cell table:formula="of:=[.CH48]-[.BT48]" office:value-type="float" office:value="47.602" calcext:value-type="float">
            <text:p>47.602</text:p>
          </table:table-cell>
          <table:table-cell table:formula="of:=[.CI48]-[.BU48]" office:value-type="float" office:value="183.632" calcext:value-type="float">
            <text:p>183.632</text:p>
          </table:table-cell>
          <table:table-cell table:formula="of:=[.CJ48]-[.BV48]" office:value-type="float" office:value="118.2" calcext:value-type="float">
            <text:p>118.2</text:p>
          </table:table-cell>
          <table:table-cell table:formula="of:=[.CK48]-[.BW48]" office:value-type="float" office:value="47.164" calcext:value-type="float">
            <text:p>47.164</text:p>
          </table:table-cell>
          <table:table-cell table:formula="of:=[.CL48]-[.BX48]" office:value-type="float" office:value="183.632" calcext:value-type="float">
            <text:p>183.632</text:p>
          </table:table-cell>
          <table:table-cell table:formula="of:=[.CM48]-[.BY48]" office:value-type="float" office:value="117.1" calcext:value-type="float">
            <text:p>117.1</text:p>
          </table:table-cell>
          <table:table-cell table:formula="of:=[.CN48]-[.BZ48]" office:value-type="float" office:value="47.168" calcext:value-type="float">
            <text:p>47.168</text:p>
          </table:table-cell>
          <table:table-cell table:formula="of:=[.CO48]-[.CA48]" office:value-type="float" office:value="183.632" calcext:value-type="float">
            <text:p>183.632</text:p>
          </table:table-cell>
          <table:table-cell table:formula="of:=AVERAGE([.BE48];[.BH48];[.BK48])" office:value-type="float" office:value="117.1" calcext:value-type="float">
            <text:p>117.1</text:p>
          </table:table-cell>
          <table:table-cell table:formula="of:=AVERAGE([.BF48];[.BI48];[.BL48])" office:value-type="float" office:value="47.3113333333333" calcext:value-type="float">
            <text:p>47.3113333333333</text:p>
          </table:table-cell>
          <table:table-cell table:formula="of:=AVERAGE([.BG48];[.BJ48];[.BM48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48];[.BV48];[.BY48])" office:value-type="float" office:value="0" calcext:value-type="float">
            <text:p>0</text:p>
          </table:table-cell>
          <table:table-cell table:formula="of:=AVERAGE([.BT48];[.BW48];[.BZ48])" office:value-type="float" office:value="67.367" calcext:value-type="float">
            <text:p>67.367</text:p>
          </table:table-cell>
          <table:table-cell table:formula="of:=AVERAGE([.BU48];[.BX48];[.CA4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8.2" calcext:value-type="float">
            <text:p>118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1" calcext:value-type="float">
            <text:p>117.1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48];[.CJ48];[.CM48])" office:value-type="float" office:value="117.1" calcext:value-type="float">
            <text:p>117.1</text:p>
          </table:table-cell>
          <table:table-cell table:formula="of:=AVERAGE([.CH48];[.CK48];[.CN48])" office:value-type="float" office:value="114.678333333333" calcext:value-type="float">
            <text:p>114.678333333333</text:p>
          </table:table-cell>
          <table:table-cell table:formula="of:=AVERAGE([.CI48];[.CL48];[.CO48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54.2" calcext:value-type="float">
            <text:p>254.2</text:p>
          </table:table-cell>
          <table:table-cell office:value-type="float" office:value="296.66" calcext:value-type="float">
            <text:p>296.66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67.4" calcext:value-type="float">
            <text:p>267.4</text:p>
          </table:table-cell>
          <table:table-cell office:value-type="float" office:value="292.551" calcext:value-type="float">
            <text:p>292.55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71.7" calcext:value-type="float">
            <text:p>271.7</text:p>
          </table:table-cell>
          <table:table-cell office:value-type="float" office:value="315.246" calcext:value-type="float">
            <text:p>315.246</text:p>
          </table:table-cell>
          <table:table-cell office:value-type="float" office:value="644.523" calcext:value-type="float">
            <text:p>644.523</text:p>
          </table:table-cell>
          <table:table-cell table:formula="of:=AVERAGE([.A49];[.D49];[.G49])" office:value-type="float" office:value="264.433333333333" calcext:value-type="float">
            <text:p>264.433333333333</text:p>
          </table:table-cell>
          <table:table-cell table:formula="of:=AVERAGE([.B49];[.E49];[.H49])" office:value-type="float" office:value="301.485666666667" calcext:value-type="float">
            <text:p>301.485666666667</text:p>
          </table:table-cell>
          <table:table-cell table:formula="of:=AVERAGE([.C49];[.F49];[.I49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4.6" calcext:value-type="float">
            <text:p>64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5.7" calcext:value-type="float">
            <text:p>65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2" calcext:value-type="float">
            <text:p>64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49];[.R49];[.U49])" office:value-type="float" office:value="64.8333333333333" calcext:value-type="float">
            <text:p>64.8333333333333</text:p>
          </table:table-cell>
          <table:table-cell table:formula="of:=AVERAGE([.P49];[.S49];[.V49])" office:value-type="float" office:value="35.145" calcext:value-type="float">
            <text:p>35.145</text:p>
          </table:table-cell>
          <table:table-cell table:formula="of:=AVERAGE([.Q49];[.T49];[.W49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3.9" calcext:value-type="float">
            <text:p>3.9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49];[.AF49];[.AI49])" office:value-type="float" office:value="1.3" calcext:value-type="float">
            <text:p>1.3</text:p>
          </table:table-cell>
          <table:table-cell table:formula="of:=AVERAGE([.AD49];[.AG49];[.AJ49])" office:value-type="float" office:value="218.177333333333" calcext:value-type="float">
            <text:p>218.177333333333</text:p>
          </table:table-cell>
          <table:table-cell table:formula="of:=AVERAGE([.AE49];[.AH49];[.AK49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49]+[.O49]+[.AC49]" office:value-type="float" office:value="318.8" calcext:value-type="float">
            <text:p>318.8</text:p>
          </table:table-cell>
          <table:table-cell table:formula="of:=[.B49]+[.P49]+[.AD49]" office:value-type="float" office:value="550.766" calcext:value-type="float">
            <text:p>550.766</text:p>
          </table:table-cell>
          <table:table-cell table:formula="of:=[.C49]+[.Q49]+[.AE49]" office:value-type="float" office:value="3298.371" calcext:value-type="float">
            <text:p>3298.371</text:p>
          </table:table-cell>
          <table:table-cell table:formula="of:=[.D49]+[.R49]+[.AF49]" office:value-type="float" office:value="337" calcext:value-type="float">
            <text:p>337</text:p>
          </table:table-cell>
          <table:table-cell table:formula="of:=[.E49]+[.S49]+[.AG49]" office:value-type="float" office:value="546.497" calcext:value-type="float">
            <text:p>546.497</text:p>
          </table:table-cell>
          <table:table-cell table:formula="of:=[.F49]+[.T49]+[.AH49]" office:value-type="float" office:value="3312.332" calcext:value-type="float">
            <text:p>3312.332</text:p>
          </table:table-cell>
          <table:table-cell table:formula="of:=[.G49]+[.U49]+[.AI49]" office:value-type="float" office:value="335.9" calcext:value-type="float">
            <text:p>335.9</text:p>
          </table:table-cell>
          <table:table-cell table:formula="of:=[.H49]+[.V49]+[.AJ49]" office:value-type="float" office:value="567.161" calcext:value-type="float">
            <text:p>567.161</text:p>
          </table:table-cell>
          <table:table-cell table:formula="of:=[.I49]+[.W49]+[.AK49]" office:value-type="float" office:value="3328.793" calcext:value-type="float">
            <text:p>3328.793</text:p>
          </table:table-cell>
          <table:table-cell table:formula="of:=AVERAGE([.AQ49];[.AT49];[.AW49])" office:value-type="float" office:value="330.566666666667" calcext:value-type="float">
            <text:p>330.566666666667</text:p>
          </table:table-cell>
          <table:table-cell table:formula="of:=AVERAGE([.AR49];[.AU49];[.AX49])" office:value-type="float" office:value="554.808" calcext:value-type="float">
            <text:p>554.808</text:p>
          </table:table-cell>
          <table:table-cell table:formula="of:=AVERAGE([.AS49];[.AV49];[.AY49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49]-[.BS49]" office:value-type="float" office:value="116.8" calcext:value-type="float">
            <text:p>116.8</text:p>
          </table:table-cell>
          <table:table-cell table:formula="of:=[.CH49]-[.BT49]" office:value-type="float" office:value="47.602" calcext:value-type="float">
            <text:p>47.602</text:p>
          </table:table-cell>
          <table:table-cell table:formula="of:=[.CI49]-[.BU49]" office:value-type="float" office:value="183.632" calcext:value-type="float">
            <text:p>183.632</text:p>
          </table:table-cell>
          <table:table-cell table:formula="of:=[.CJ49]-[.BV49]" office:value-type="float" office:value="117.2" calcext:value-type="float">
            <text:p>117.2</text:p>
          </table:table-cell>
          <table:table-cell table:formula="of:=[.CK49]-[.BW49]" office:value-type="float" office:value="47.164" calcext:value-type="float">
            <text:p>47.164</text:p>
          </table:table-cell>
          <table:table-cell table:formula="of:=[.CL49]-[.BX49]" office:value-type="float" office:value="183.632" calcext:value-type="float">
            <text:p>183.632</text:p>
          </table:table-cell>
          <table:table-cell table:formula="of:=[.CM49]-[.BY49]" office:value-type="float" office:value="117" calcext:value-type="float">
            <text:p>117</text:p>
          </table:table-cell>
          <table:table-cell table:formula="of:=[.CN49]-[.BZ49]" office:value-type="float" office:value="47.168" calcext:value-type="float">
            <text:p>47.168</text:p>
          </table:table-cell>
          <table:table-cell table:formula="of:=[.CO49]-[.CA49]" office:value-type="float" office:value="183.632" calcext:value-type="float">
            <text:p>183.632</text:p>
          </table:table-cell>
          <table:table-cell table:formula="of:=AVERAGE([.BE49];[.BH49];[.BK49])" office:value-type="float" office:value="117" calcext:value-type="float">
            <text:p>117</text:p>
          </table:table-cell>
          <table:table-cell table:formula="of:=AVERAGE([.BF49];[.BI49];[.BL49])" office:value-type="float" office:value="47.3113333333333" calcext:value-type="float">
            <text:p>47.3113333333333</text:p>
          </table:table-cell>
          <table:table-cell table:formula="of:=AVERAGE([.BG49];[.BJ49];[.BM49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49];[.BV49];[.BY49])" office:value-type="float" office:value="0" calcext:value-type="float">
            <text:p>0</text:p>
          </table:table-cell>
          <table:table-cell table:formula="of:=AVERAGE([.BT49];[.BW49];[.BZ49])" office:value-type="float" office:value="67.367" calcext:value-type="float">
            <text:p>67.367</text:p>
          </table:table-cell>
          <table:table-cell table:formula="of:=AVERAGE([.BU49];[.BX49];[.CA4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6.8" calcext:value-type="float">
            <text:p>116.8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2" calcext:value-type="float">
            <text:p>117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" calcext:value-type="float">
            <text:p>117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49];[.CJ49];[.CM49])" office:value-type="float" office:value="117" calcext:value-type="float">
            <text:p>117</text:p>
          </table:table-cell>
          <table:table-cell table:formula="of:=AVERAGE([.CH49];[.CK49];[.CN49])" office:value-type="float" office:value="114.678333333333" calcext:value-type="float">
            <text:p>114.678333333333</text:p>
          </table:table-cell>
          <table:table-cell table:formula="of:=AVERAGE([.CI49];[.CL49];[.CO49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91.156" calcext:value-type="float">
            <text:p>291.156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53.2" calcext:value-type="float">
            <text:p>253.2</text:p>
          </table:table-cell>
          <table:table-cell office:value-type="float" office:value="293.543" calcext:value-type="float">
            <text:p>293.54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2.4" calcext:value-type="float">
            <text:p>262.4</text:p>
          </table:table-cell>
          <table:table-cell office:value-type="float" office:value="314.473" calcext:value-type="float">
            <text:p>314.473</text:p>
          </table:table-cell>
          <table:table-cell office:value-type="float" office:value="644.523" calcext:value-type="float">
            <text:p>644.523</text:p>
          </table:table-cell>
          <table:table-cell table:formula="of:=AVERAGE([.A50];[.D50];[.G50])" office:value-type="float" office:value="253.533333333333" calcext:value-type="float">
            <text:p>253.533333333333</text:p>
          </table:table-cell>
          <table:table-cell table:formula="of:=AVERAGE([.B50];[.E50];[.H50])" office:value-type="float" office:value="299.724" calcext:value-type="float">
            <text:p>299.724</text:p>
          </table:table-cell>
          <table:table-cell table:formula="of:=AVERAGE([.C50];[.F50];[.I50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59.6" calcext:value-type="float">
            <text:p>59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2.6" calcext:value-type="float">
            <text:p>62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4" calcext:value-type="float">
            <text:p>64.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50];[.R50];[.U50])" office:value-type="float" office:value="62.2" calcext:value-type="float">
            <text:p>62.2</text:p>
          </table:table-cell>
          <table:table-cell table:formula="of:=AVERAGE([.P50];[.S50];[.V50])" office:value-type="float" office:value="35.145" calcext:value-type="float">
            <text:p>35.145</text:p>
          </table:table-cell>
          <table:table-cell table:formula="of:=AVERAGE([.Q50];[.T50];[.W50])" office:value-type="float" office:value="85.125" calcext:value-type="float">
            <text:p>85.125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50];[.AF50];[.AI50])" office:value-type="float" office:value="1.63333333333333" calcext:value-type="float">
            <text:p>1.63333333333333</text:p>
          </table:table-cell>
          <table:table-cell table:formula="of:=AVERAGE([.AD50];[.AG50];[.AJ50])" office:value-type="float" office:value="218.177333333333" calcext:value-type="float">
            <text:p>218.177333333333</text:p>
          </table:table-cell>
          <table:table-cell table:formula="of:=AVERAGE([.AE50];[.AH50];[.AK50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50]+[.O50]+[.AC50]" office:value-type="float" office:value="309.5" calcext:value-type="float">
            <text:p>309.5</text:p>
          </table:table-cell>
          <table:table-cell table:formula="of:=[.B50]+[.P50]+[.AD50]" office:value-type="float" office:value="545.262" calcext:value-type="float">
            <text:p>545.262</text:p>
          </table:table-cell>
          <table:table-cell table:formula="of:=[.C50]+[.Q50]+[.AE50]" office:value-type="float" office:value="3298.371" calcext:value-type="float">
            <text:p>3298.371</text:p>
          </table:table-cell>
          <table:table-cell table:formula="of:=[.D50]+[.R50]+[.AF50]" office:value-type="float" office:value="315.8" calcext:value-type="float">
            <text:p>315.8</text:p>
          </table:table-cell>
          <table:table-cell table:formula="of:=[.E50]+[.S50]+[.AG50]" office:value-type="float" office:value="547.489" calcext:value-type="float">
            <text:p>547.489</text:p>
          </table:table-cell>
          <table:table-cell table:formula="of:=[.F50]+[.T50]+[.AH50]" office:value-type="float" office:value="3312.332" calcext:value-type="float">
            <text:p>3312.332</text:p>
          </table:table-cell>
          <table:table-cell table:formula="of:=[.G50]+[.U50]+[.AI50]" office:value-type="float" office:value="326.8" calcext:value-type="float">
            <text:p>326.8</text:p>
          </table:table-cell>
          <table:table-cell table:formula="of:=[.H50]+[.V50]+[.AJ50]" office:value-type="float" office:value="566.388" calcext:value-type="float">
            <text:p>566.388</text:p>
          </table:table-cell>
          <table:table-cell table:formula="of:=[.I50]+[.W50]+[.AK50]" office:value-type="float" office:value="3328.793" calcext:value-type="float">
            <text:p>3328.793</text:p>
          </table:table-cell>
          <table:table-cell table:formula="of:=AVERAGE([.AQ50];[.AT50];[.AW50])" office:value-type="float" office:value="317.366666666667" calcext:value-type="float">
            <text:p>317.366666666667</text:p>
          </table:table-cell>
          <table:table-cell table:formula="of:=AVERAGE([.AR50];[.AU50];[.AX50])" office:value-type="float" office:value="553.046333333333" calcext:value-type="float">
            <text:p>553.046333333333</text:p>
          </table:table-cell>
          <table:table-cell table:formula="of:=AVERAGE([.AS50];[.AV50];[.AY50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50]-[.BS50]" office:value-type="float" office:value="115.6" calcext:value-type="float">
            <text:p>115.6</text:p>
          </table:table-cell>
          <table:table-cell table:formula="of:=[.CH50]-[.BT50]" office:value-type="float" office:value="47.602" calcext:value-type="float">
            <text:p>47.602</text:p>
          </table:table-cell>
          <table:table-cell table:formula="of:=[.CI50]-[.BU50]" office:value-type="float" office:value="183.632" calcext:value-type="float">
            <text:p>183.632</text:p>
          </table:table-cell>
          <table:table-cell table:formula="of:=[.CJ50]-[.BV50]" office:value-type="float" office:value="116.2" calcext:value-type="float">
            <text:p>116.2</text:p>
          </table:table-cell>
          <table:table-cell table:formula="of:=[.CK50]-[.BW50]" office:value-type="float" office:value="47.164" calcext:value-type="float">
            <text:p>47.164</text:p>
          </table:table-cell>
          <table:table-cell table:formula="of:=[.CL50]-[.BX50]" office:value-type="float" office:value="183.632" calcext:value-type="float">
            <text:p>183.632</text:p>
          </table:table-cell>
          <table:table-cell table:formula="of:=[.CM50]-[.BY50]" office:value-type="float" office:value="117.6" calcext:value-type="float">
            <text:p>117.6</text:p>
          </table:table-cell>
          <table:table-cell table:formula="of:=[.CN50]-[.BZ50]" office:value-type="float" office:value="47.168" calcext:value-type="float">
            <text:p>47.168</text:p>
          </table:table-cell>
          <table:table-cell table:formula="of:=[.CO50]-[.CA50]" office:value-type="float" office:value="183.632" calcext:value-type="float">
            <text:p>183.632</text:p>
          </table:table-cell>
          <table:table-cell table:formula="of:=AVERAGE([.BE50];[.BH50];[.BK50])" office:value-type="float" office:value="116.466666666667" calcext:value-type="float">
            <text:p>116.466666666667</text:p>
          </table:table-cell>
          <table:table-cell table:formula="of:=AVERAGE([.BF50];[.BI50];[.BL50])" office:value-type="float" office:value="47.3113333333333" calcext:value-type="float">
            <text:p>47.3113333333333</text:p>
          </table:table-cell>
          <table:table-cell table:formula="of:=AVERAGE([.BG50];[.BJ50];[.BM50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50];[.BV50];[.BY50])" office:value-type="float" office:value="0" calcext:value-type="float">
            <text:p>0</text:p>
          </table:table-cell>
          <table:table-cell table:formula="of:=AVERAGE([.BT50];[.BW50];[.BZ50])" office:value-type="float" office:value="67.367" calcext:value-type="float">
            <text:p>67.367</text:p>
          </table:table-cell>
          <table:table-cell table:formula="of:=AVERAGE([.BU50];[.BX50];[.CA50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5.6" calcext:value-type="float">
            <text:p>115.6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6" calcext:value-type="float">
            <text:p>117.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50];[.CJ50];[.CM50])" office:value-type="float" office:value="116.466666666667" calcext:value-type="float">
            <text:p>116.466666666667</text:p>
          </table:table-cell>
          <table:table-cell table:formula="of:=AVERAGE([.CH50];[.CK50];[.CN50])" office:value-type="float" office:value="114.678333333333" calcext:value-type="float">
            <text:p>114.678333333333</text:p>
          </table:table-cell>
          <table:table-cell table:formula="of:=AVERAGE([.CI50];[.CL50];[.CO50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49.2" calcext:value-type="float">
            <text:p>249.2</text:p>
          </table:table-cell>
          <table:table-cell office:value-type="float" office:value="290.418" calcext:value-type="float">
            <text:p>290.418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56.8" calcext:value-type="float">
            <text:p>256.8</text:p>
          </table:table-cell>
          <table:table-cell office:value-type="float" office:value="293.73" calcext:value-type="float">
            <text:p>293.7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59.8" calcext:value-type="float">
            <text:p>259.8</text:p>
          </table:table-cell>
          <table:table-cell office:value-type="float" office:value="312.887" calcext:value-type="float">
            <text:p>312.887</text:p>
          </table:table-cell>
          <table:table-cell office:value-type="float" office:value="644.523" calcext:value-type="float">
            <text:p>644.523</text:p>
          </table:table-cell>
          <table:table-cell table:formula="of:=AVERAGE([.A51];[.D51];[.G51])" office:value-type="float" office:value="255.266666666667" calcext:value-type="float">
            <text:p>255.266666666667</text:p>
          </table:table-cell>
          <table:table-cell table:formula="of:=AVERAGE([.B51];[.E51];[.H51])" office:value-type="float" office:value="299.011666666667" calcext:value-type="float">
            <text:p>299.011666666667</text:p>
          </table:table-cell>
          <table:table-cell table:formula="of:=AVERAGE([.C51];[.F51];[.I51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0.6" calcext:value-type="float">
            <text:p>60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2.5" calcext:value-type="float">
            <text:p>62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1" calcext:value-type="float">
            <text:p>64.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51];[.R51];[.U51])" office:value-type="float" office:value="62.4" calcext:value-type="float">
            <text:p>62.4</text:p>
          </table:table-cell>
          <table:table-cell table:formula="of:=AVERAGE([.P51];[.S51];[.V51])" office:value-type="float" office:value="35.145" calcext:value-type="float">
            <text:p>35.145</text:p>
          </table:table-cell>
          <table:table-cell table:formula="of:=AVERAGE([.Q51];[.T51];[.W51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51];[.AF51];[.AI51])" office:value-type="float" office:value="0" calcext:value-type="float">
            <text:p>0</text:p>
          </table:table-cell>
          <table:table-cell table:formula="of:=AVERAGE([.AD51];[.AG51];[.AJ51])" office:value-type="float" office:value="218.177333333333" calcext:value-type="float">
            <text:p>218.177333333333</text:p>
          </table:table-cell>
          <table:table-cell table:formula="of:=AVERAGE([.AE51];[.AH51];[.AK51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51]+[.O51]+[.AC51]" office:value-type="float" office:value="309.8" calcext:value-type="float">
            <text:p>309.8</text:p>
          </table:table-cell>
          <table:table-cell table:formula="of:=[.B51]+[.P51]+[.AD51]" office:value-type="float" office:value="544.524" calcext:value-type="float">
            <text:p>544.524</text:p>
          </table:table-cell>
          <table:table-cell table:formula="of:=[.C51]+[.Q51]+[.AE51]" office:value-type="float" office:value="3298.371" calcext:value-type="float">
            <text:p>3298.371</text:p>
          </table:table-cell>
          <table:table-cell table:formula="of:=[.D51]+[.R51]+[.AF51]" office:value-type="float" office:value="319.3" calcext:value-type="float">
            <text:p>319.3</text:p>
          </table:table-cell>
          <table:table-cell table:formula="of:=[.E51]+[.S51]+[.AG51]" office:value-type="float" office:value="547.676" calcext:value-type="float">
            <text:p>547.676</text:p>
          </table:table-cell>
          <table:table-cell table:formula="of:=[.F51]+[.T51]+[.AH51]" office:value-type="float" office:value="3312.332" calcext:value-type="float">
            <text:p>3312.332</text:p>
          </table:table-cell>
          <table:table-cell table:formula="of:=[.G51]+[.U51]+[.AI51]" office:value-type="float" office:value="323.9" calcext:value-type="float">
            <text:p>323.9</text:p>
          </table:table-cell>
          <table:table-cell table:formula="of:=[.H51]+[.V51]+[.AJ51]" office:value-type="float" office:value="564.802" calcext:value-type="float">
            <text:p>564.802</text:p>
          </table:table-cell>
          <table:table-cell table:formula="of:=[.I51]+[.W51]+[.AK51]" office:value-type="float" office:value="3328.793" calcext:value-type="float">
            <text:p>3328.793</text:p>
          </table:table-cell>
          <table:table-cell table:formula="of:=AVERAGE([.AQ51];[.AT51];[.AW51])" office:value-type="float" office:value="317.666666666667" calcext:value-type="float">
            <text:p>317.666666666667</text:p>
          </table:table-cell>
          <table:table-cell table:formula="of:=AVERAGE([.AR51];[.AU51];[.AX51])" office:value-type="float" office:value="552.334" calcext:value-type="float">
            <text:p>552.334</text:p>
          </table:table-cell>
          <table:table-cell table:formula="of:=AVERAGE([.AS51];[.AV51];[.AY51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51]-[.BS51]" office:value-type="float" office:value="116" calcext:value-type="float">
            <text:p>116</text:p>
          </table:table-cell>
          <table:table-cell table:formula="of:=[.CH51]-[.BT51]" office:value-type="float" office:value="47.602" calcext:value-type="float">
            <text:p>47.602</text:p>
          </table:table-cell>
          <table:table-cell table:formula="of:=[.CI51]-[.BU51]" office:value-type="float" office:value="183.632" calcext:value-type="float">
            <text:p>183.632</text:p>
          </table:table-cell>
          <table:table-cell table:formula="of:=[.CJ51]-[.BV51]" office:value-type="float" office:value="116.2" calcext:value-type="float">
            <text:p>116.2</text:p>
          </table:table-cell>
          <table:table-cell table:formula="of:=[.CK51]-[.BW51]" office:value-type="float" office:value="47.164" calcext:value-type="float">
            <text:p>47.164</text:p>
          </table:table-cell>
          <table:table-cell table:formula="of:=[.CL51]-[.BX51]" office:value-type="float" office:value="183.632" calcext:value-type="float">
            <text:p>183.632</text:p>
          </table:table-cell>
          <table:table-cell table:formula="of:=[.CM51]-[.BY51]" office:value-type="float" office:value="117" calcext:value-type="float">
            <text:p>117</text:p>
          </table:table-cell>
          <table:table-cell table:formula="of:=[.CN51]-[.BZ51]" office:value-type="float" office:value="47.168" calcext:value-type="float">
            <text:p>47.168</text:p>
          </table:table-cell>
          <table:table-cell table:formula="of:=[.CO51]-[.CA51]" office:value-type="float" office:value="183.632" calcext:value-type="float">
            <text:p>183.632</text:p>
          </table:table-cell>
          <table:table-cell table:formula="of:=AVERAGE([.BE51];[.BH51];[.BK51])" office:value-type="float" office:value="116.4" calcext:value-type="float">
            <text:p>116.4</text:p>
          </table:table-cell>
          <table:table-cell table:formula="of:=AVERAGE([.BF51];[.BI51];[.BL51])" office:value-type="float" office:value="47.3113333333333" calcext:value-type="float">
            <text:p>47.3113333333333</text:p>
          </table:table-cell>
          <table:table-cell table:formula="of:=AVERAGE([.BG51];[.BJ51];[.BM51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51];[.BV51];[.BY51])" office:value-type="float" office:value="0" calcext:value-type="float">
            <text:p>0</text:p>
          </table:table-cell>
          <table:table-cell table:formula="of:=AVERAGE([.BT51];[.BW51];[.BZ51])" office:value-type="float" office:value="67.367" calcext:value-type="float">
            <text:p>67.367</text:p>
          </table:table-cell>
          <table:table-cell table:formula="of:=AVERAGE([.BU51];[.BX51];[.CA51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" calcext:value-type="float">
            <text:p>117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51];[.CJ51];[.CM51])" office:value-type="float" office:value="116.4" calcext:value-type="float">
            <text:p>116.4</text:p>
          </table:table-cell>
          <table:table-cell table:formula="of:=AVERAGE([.CH51];[.CK51];[.CN51])" office:value-type="float" office:value="114.678333333333" calcext:value-type="float">
            <text:p>114.678333333333</text:p>
          </table:table-cell>
          <table:table-cell table:formula="of:=AVERAGE([.CI51];[.CL51];[.CO51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40.5" calcext:value-type="float">
            <text:p>240.5</text:p>
          </table:table-cell>
          <table:table-cell office:value-type="float" office:value="289.738" calcext:value-type="float">
            <text:p>289.738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48.2" calcext:value-type="float">
            <text:p>248.2</text:p>
          </table:table-cell>
          <table:table-cell office:value-type="float" office:value="295.301" calcext:value-type="float">
            <text:p>295.30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4.7" calcext:value-type="float">
            <text:p>264.7</text:p>
          </table:table-cell>
          <table:table-cell office:value-type="float" office:value="312.48" calcext:value-type="float">
            <text:p>312.48</text:p>
          </table:table-cell>
          <table:table-cell office:value-type="float" office:value="644.523" calcext:value-type="float">
            <text:p>644.523</text:p>
          </table:table-cell>
          <table:table-cell table:formula="of:=AVERAGE([.A52];[.D52];[.G52])" office:value-type="float" office:value="251.133333333333" calcext:value-type="float">
            <text:p>251.133333333333</text:p>
          </table:table-cell>
          <table:table-cell table:formula="of:=AVERAGE([.B52];[.E52];[.H52])" office:value-type="float" office:value="299.173" calcext:value-type="float">
            <text:p>299.173</text:p>
          </table:table-cell>
          <table:table-cell table:formula="of:=AVERAGE([.C52];[.F52];[.I52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0.5" calcext:value-type="float">
            <text:p>60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59.3" calcext:value-type="float">
            <text:p>59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5" calcext:value-type="float">
            <text:p>64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52];[.R52];[.U52])" office:value-type="float" office:value="61.4333333333333" calcext:value-type="float">
            <text:p>61.4333333333333</text:p>
          </table:table-cell>
          <table:table-cell table:formula="of:=AVERAGE([.P52];[.S52];[.V52])" office:value-type="float" office:value="35.145" calcext:value-type="float">
            <text:p>35.145</text:p>
          </table:table-cell>
          <table:table-cell table:formula="of:=AVERAGE([.Q52];[.T52];[.W52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4.9" calcext:value-type="float">
            <text:p>4.9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52];[.AF52];[.AI52])" office:value-type="float" office:value="1.63333333333333" calcext:value-type="float">
            <text:p>1.63333333333333</text:p>
          </table:table-cell>
          <table:table-cell table:formula="of:=AVERAGE([.AD52];[.AG52];[.AJ52])" office:value-type="float" office:value="218.177333333333" calcext:value-type="float">
            <text:p>218.177333333333</text:p>
          </table:table-cell>
          <table:table-cell table:formula="of:=AVERAGE([.AE52];[.AH52];[.AK52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52]+[.O52]+[.AC52]" office:value-type="float" office:value="301" calcext:value-type="float">
            <text:p>301</text:p>
          </table:table-cell>
          <table:table-cell table:formula="of:=[.B52]+[.P52]+[.AD52]" office:value-type="float" office:value="543.844" calcext:value-type="float">
            <text:p>543.844</text:p>
          </table:table-cell>
          <table:table-cell table:formula="of:=[.C52]+[.Q52]+[.AE52]" office:value-type="float" office:value="3298.371" calcext:value-type="float">
            <text:p>3298.371</text:p>
          </table:table-cell>
          <table:table-cell table:formula="of:=[.D52]+[.R52]+[.AF52]" office:value-type="float" office:value="307.5" calcext:value-type="float">
            <text:p>307.5</text:p>
          </table:table-cell>
          <table:table-cell table:formula="of:=[.E52]+[.S52]+[.AG52]" office:value-type="float" office:value="549.247" calcext:value-type="float">
            <text:p>549.247</text:p>
          </table:table-cell>
          <table:table-cell table:formula="of:=[.F52]+[.T52]+[.AH52]" office:value-type="float" office:value="3312.332" calcext:value-type="float">
            <text:p>3312.332</text:p>
          </table:table-cell>
          <table:table-cell table:formula="of:=[.G52]+[.U52]+[.AI52]" office:value-type="float" office:value="334.1" calcext:value-type="float">
            <text:p>334.1</text:p>
          </table:table-cell>
          <table:table-cell table:formula="of:=[.H52]+[.V52]+[.AJ52]" office:value-type="float" office:value="564.395" calcext:value-type="float">
            <text:p>564.395</text:p>
          </table:table-cell>
          <table:table-cell table:formula="of:=[.I52]+[.W52]+[.AK52]" office:value-type="float" office:value="3328.793" calcext:value-type="float">
            <text:p>3328.793</text:p>
          </table:table-cell>
          <table:table-cell table:formula="of:=AVERAGE([.AQ52];[.AT52];[.AW52])" office:value-type="float" office:value="314.2" calcext:value-type="float">
            <text:p>314.2</text:p>
          </table:table-cell>
          <table:table-cell table:formula="of:=AVERAGE([.AR52];[.AU52];[.AX52])" office:value-type="float" office:value="552.495333333333" calcext:value-type="float">
            <text:p>552.495333333333</text:p>
          </table:table-cell>
          <table:table-cell table:formula="of:=AVERAGE([.AS52];[.AV52];[.AY52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52]-[.BS52]" office:value-type="float" office:value="115.8" calcext:value-type="float">
            <text:p>115.8</text:p>
          </table:table-cell>
          <table:table-cell table:formula="of:=[.CH52]-[.BT52]" office:value-type="float" office:value="47.602" calcext:value-type="float">
            <text:p>47.602</text:p>
          </table:table-cell>
          <table:table-cell table:formula="of:=[.CI52]-[.BU52]" office:value-type="float" office:value="183.632" calcext:value-type="float">
            <text:p>183.632</text:p>
          </table:table-cell>
          <table:table-cell table:formula="of:=[.CJ52]-[.BV52]" office:value-type="float" office:value="114.8" calcext:value-type="float">
            <text:p>114.8</text:p>
          </table:table-cell>
          <table:table-cell table:formula="of:=[.CK52]-[.BW52]" office:value-type="float" office:value="47.164" calcext:value-type="float">
            <text:p>47.164</text:p>
          </table:table-cell>
          <table:table-cell table:formula="of:=[.CL52]-[.BX52]" office:value-type="float" office:value="183.632" calcext:value-type="float">
            <text:p>183.632</text:p>
          </table:table-cell>
          <table:table-cell table:formula="of:=[.CM52]-[.BY52]" office:value-type="float" office:value="116.2" calcext:value-type="float">
            <text:p>116.2</text:p>
          </table:table-cell>
          <table:table-cell table:formula="of:=[.CN52]-[.BZ52]" office:value-type="float" office:value="47.168" calcext:value-type="float">
            <text:p>47.168</text:p>
          </table:table-cell>
          <table:table-cell table:formula="of:=[.CO52]-[.CA52]" office:value-type="float" office:value="183.632" calcext:value-type="float">
            <text:p>183.632</text:p>
          </table:table-cell>
          <table:table-cell table:formula="of:=AVERAGE([.BE52];[.BH52];[.BK52])" office:value-type="float" office:value="115.6" calcext:value-type="float">
            <text:p>115.6</text:p>
          </table:table-cell>
          <table:table-cell table:formula="of:=AVERAGE([.BF52];[.BI52];[.BL52])" office:value-type="float" office:value="47.3113333333333" calcext:value-type="float">
            <text:p>47.3113333333333</text:p>
          </table:table-cell>
          <table:table-cell table:formula="of:=AVERAGE([.BG52];[.BJ52];[.BM52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52];[.BV52];[.BY52])" office:value-type="float" office:value="0" calcext:value-type="float">
            <text:p>0</text:p>
          </table:table-cell>
          <table:table-cell table:formula="of:=AVERAGE([.BT52];[.BW52];[.BZ52])" office:value-type="float" office:value="67.367" calcext:value-type="float">
            <text:p>67.367</text:p>
          </table:table-cell>
          <table:table-cell table:formula="of:=AVERAGE([.BU52];[.BX52];[.CA5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5.8" calcext:value-type="float">
            <text:p>115.8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4.8" calcext:value-type="float">
            <text:p>114.8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52];[.CJ52];[.CM52])" office:value-type="float" office:value="115.6" calcext:value-type="float">
            <text:p>115.6</text:p>
          </table:table-cell>
          <table:table-cell table:formula="of:=AVERAGE([.CH52];[.CK52];[.CN52])" office:value-type="float" office:value="114.678333333333" calcext:value-type="float">
            <text:p>114.678333333333</text:p>
          </table:table-cell>
          <table:table-cell table:formula="of:=AVERAGE([.CI52];[.CL52];[.CO52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68.9" calcext:value-type="float">
            <text:p>268.9</text:p>
          </table:table-cell>
          <table:table-cell office:value-type="float" office:value="289.293" calcext:value-type="float">
            <text:p>289.293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65.8" calcext:value-type="float">
            <text:p>265.8</text:p>
          </table:table-cell>
          <table:table-cell office:value-type="float" office:value="296.332" calcext:value-type="float">
            <text:p>296.33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3.5" calcext:value-type="float">
            <text:p>263.5</text:p>
          </table:table-cell>
          <table:table-cell office:value-type="float" office:value="312.215" calcext:value-type="float">
            <text:p>312.215</text:p>
          </table:table-cell>
          <table:table-cell office:value-type="float" office:value="644.523" calcext:value-type="float">
            <text:p>644.523</text:p>
          </table:table-cell>
          <table:table-cell table:formula="of:=AVERAGE([.A53];[.D53];[.G53])" office:value-type="float" office:value="266.066666666667" calcext:value-type="float">
            <text:p>266.066666666667</text:p>
          </table:table-cell>
          <table:table-cell table:formula="of:=AVERAGE([.B53];[.E53];[.H53])" office:value-type="float" office:value="299.28" calcext:value-type="float">
            <text:p>299.28</text:p>
          </table:table-cell>
          <table:table-cell table:formula="of:=AVERAGE([.C53];[.F53];[.I53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5.3" calcext:value-type="float">
            <text:p>65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1.6" calcext:value-type="float">
            <text:p>61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6" calcext:value-type="float">
            <text:p>64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53];[.R53];[.U53])" office:value-type="float" office:value="63.8333333333333" calcext:value-type="float">
            <text:p>63.8333333333333</text:p>
          </table:table-cell>
          <table:table-cell table:formula="of:=AVERAGE([.P53];[.S53];[.V53])" office:value-type="float" office:value="35.145" calcext:value-type="float">
            <text:p>35.145</text:p>
          </table:table-cell>
          <table:table-cell table:formula="of:=AVERAGE([.Q53];[.T53];[.W53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53];[.AF53];[.AI53])" office:value-type="float" office:value="0" calcext:value-type="float">
            <text:p>0</text:p>
          </table:table-cell>
          <table:table-cell table:formula="of:=AVERAGE([.AD53];[.AG53];[.AJ53])" office:value-type="float" office:value="218.177333333333" calcext:value-type="float">
            <text:p>218.177333333333</text:p>
          </table:table-cell>
          <table:table-cell table:formula="of:=AVERAGE([.AE53];[.AH53];[.AK53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53]+[.O53]+[.AC53]" office:value-type="float" office:value="334.2" calcext:value-type="float">
            <text:p>334.2</text:p>
          </table:table-cell>
          <table:table-cell table:formula="of:=[.B53]+[.P53]+[.AD53]" office:value-type="float" office:value="543.399" calcext:value-type="float">
            <text:p>543.399</text:p>
          </table:table-cell>
          <table:table-cell table:formula="of:=[.C53]+[.Q53]+[.AE53]" office:value-type="float" office:value="3298.371" calcext:value-type="float">
            <text:p>3298.371</text:p>
          </table:table-cell>
          <table:table-cell table:formula="of:=[.D53]+[.R53]+[.AF53]" office:value-type="float" office:value="327.4" calcext:value-type="float">
            <text:p>327.4</text:p>
          </table:table-cell>
          <table:table-cell table:formula="of:=[.E53]+[.S53]+[.AG53]" office:value-type="float" office:value="550.278" calcext:value-type="float">
            <text:p>550.278</text:p>
          </table:table-cell>
          <table:table-cell table:formula="of:=[.F53]+[.T53]+[.AH53]" office:value-type="float" office:value="3312.332" calcext:value-type="float">
            <text:p>3312.332</text:p>
          </table:table-cell>
          <table:table-cell table:formula="of:=[.G53]+[.U53]+[.AI53]" office:value-type="float" office:value="328.1" calcext:value-type="float">
            <text:p>328.1</text:p>
          </table:table-cell>
          <table:table-cell table:formula="of:=[.H53]+[.V53]+[.AJ53]" office:value-type="float" office:value="564.13" calcext:value-type="float">
            <text:p>564.13</text:p>
          </table:table-cell>
          <table:table-cell table:formula="of:=[.I53]+[.W53]+[.AK53]" office:value-type="float" office:value="3328.793" calcext:value-type="float">
            <text:p>3328.793</text:p>
          </table:table-cell>
          <table:table-cell table:formula="of:=AVERAGE([.AQ53];[.AT53];[.AW53])" office:value-type="float" office:value="329.9" calcext:value-type="float">
            <text:p>329.9</text:p>
          </table:table-cell>
          <table:table-cell table:formula="of:=AVERAGE([.AR53];[.AU53];[.AX53])" office:value-type="float" office:value="552.602333333333" calcext:value-type="float">
            <text:p>552.602333333333</text:p>
          </table:table-cell>
          <table:table-cell table:formula="of:=AVERAGE([.AS53];[.AV53];[.AY53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53]-[.BS53]" office:value-type="float" office:value="116.8" calcext:value-type="float">
            <text:p>116.8</text:p>
          </table:table-cell>
          <table:table-cell table:formula="of:=[.CH53]-[.BT53]" office:value-type="float" office:value="47.602" calcext:value-type="float">
            <text:p>47.602</text:p>
          </table:table-cell>
          <table:table-cell table:formula="of:=[.CI53]-[.BU53]" office:value-type="float" office:value="183.632" calcext:value-type="float">
            <text:p>183.632</text:p>
          </table:table-cell>
          <table:table-cell table:formula="of:=[.CJ53]-[.BV53]" office:value-type="float" office:value="117.6" calcext:value-type="float">
            <text:p>117.6</text:p>
          </table:table-cell>
          <table:table-cell table:formula="of:=[.CK53]-[.BW53]" office:value-type="float" office:value="47.164" calcext:value-type="float">
            <text:p>47.164</text:p>
          </table:table-cell>
          <table:table-cell table:formula="of:=[.CL53]-[.BX53]" office:value-type="float" office:value="183.632" calcext:value-type="float">
            <text:p>183.632</text:p>
          </table:table-cell>
          <table:table-cell table:formula="of:=[.CM53]-[.BY53]" office:value-type="float" office:value="116" calcext:value-type="float">
            <text:p>116</text:p>
          </table:table-cell>
          <table:table-cell table:formula="of:=[.CN53]-[.BZ53]" office:value-type="float" office:value="47.168" calcext:value-type="float">
            <text:p>47.168</text:p>
          </table:table-cell>
          <table:table-cell table:formula="of:=[.CO53]-[.CA53]" office:value-type="float" office:value="183.632" calcext:value-type="float">
            <text:p>183.632</text:p>
          </table:table-cell>
          <table:table-cell table:formula="of:=AVERAGE([.BE53];[.BH53];[.BK53])" office:value-type="float" office:value="116.8" calcext:value-type="float">
            <text:p>116.8</text:p>
          </table:table-cell>
          <table:table-cell table:formula="of:=AVERAGE([.BF53];[.BI53];[.BL53])" office:value-type="float" office:value="47.3113333333333" calcext:value-type="float">
            <text:p>47.3113333333333</text:p>
          </table:table-cell>
          <table:table-cell table:formula="of:=AVERAGE([.BG53];[.BJ53];[.BM53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53];[.BV53];[.BY53])" office:value-type="float" office:value="0" calcext:value-type="float">
            <text:p>0</text:p>
          </table:table-cell>
          <table:table-cell table:formula="of:=AVERAGE([.BT53];[.BW53];[.BZ53])" office:value-type="float" office:value="67.367" calcext:value-type="float">
            <text:p>67.367</text:p>
          </table:table-cell>
          <table:table-cell table:formula="of:=AVERAGE([.BU53];[.BX53];[.CA53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6.8" calcext:value-type="float">
            <text:p>116.8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6" calcext:value-type="float">
            <text:p>117.6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" calcext:value-type="float">
            <text:p>11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53];[.CJ53];[.CM53])" office:value-type="float" office:value="116.8" calcext:value-type="float">
            <text:p>116.8</text:p>
          </table:table-cell>
          <table:table-cell table:formula="of:=AVERAGE([.CH53];[.CK53];[.CN53])" office:value-type="float" office:value="114.678333333333" calcext:value-type="float">
            <text:p>114.678333333333</text:p>
          </table:table-cell>
          <table:table-cell table:formula="of:=AVERAGE([.CI53];[.CL53];[.CO53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88.984" calcext:value-type="float">
            <text:p>288.984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68.9" calcext:value-type="float">
            <text:p>268.9</text:p>
          </table:table-cell>
          <table:table-cell office:value-type="float" office:value="296.621" calcext:value-type="float">
            <text:p>296.62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53.5" calcext:value-type="float">
            <text:p>253.5</text:p>
          </table:table-cell>
          <table:table-cell office:value-type="float" office:value="312.508" calcext:value-type="float">
            <text:p>312.508</text:p>
          </table:table-cell>
          <table:table-cell office:value-type="float" office:value="644.523" calcext:value-type="float">
            <text:p>644.523</text:p>
          </table:table-cell>
          <table:table-cell table:formula="of:=AVERAGE([.A54];[.D54];[.G54])" office:value-type="float" office:value="264.133333333333" calcext:value-type="float">
            <text:p>264.133333333333</text:p>
          </table:table-cell>
          <table:table-cell table:formula="of:=AVERAGE([.B54];[.E54];[.H54])" office:value-type="float" office:value="299.371" calcext:value-type="float">
            <text:p>299.371</text:p>
          </table:table-cell>
          <table:table-cell table:formula="of:=AVERAGE([.C54];[.F54];[.I54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7.3" calcext:value-type="float">
            <text:p>67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4" calcext:value-type="float">
            <text:p>64.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1.7" calcext:value-type="float">
            <text:p>61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54];[.R54];[.U54])" office:value-type="float" office:value="64.4666666666667" calcext:value-type="float">
            <text:p>64.4666666666667</text:p>
          </table:table-cell>
          <table:table-cell table:formula="of:=AVERAGE([.P54];[.S54];[.V54])" office:value-type="float" office:value="35.145" calcext:value-type="float">
            <text:p>35.145</text:p>
          </table:table-cell>
          <table:table-cell table:formula="of:=AVERAGE([.Q54];[.T54];[.W54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4.9" calcext:value-type="float">
            <text:p>4.9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54];[.AF54];[.AI54])" office:value-type="float" office:value="1.63333333333333" calcext:value-type="float">
            <text:p>1.63333333333333</text:p>
          </table:table-cell>
          <table:table-cell table:formula="of:=AVERAGE([.AD54];[.AG54];[.AJ54])" office:value-type="float" office:value="218.177333333333" calcext:value-type="float">
            <text:p>218.177333333333</text:p>
          </table:table-cell>
          <table:table-cell table:formula="of:=AVERAGE([.AE54];[.AH54];[.AK54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54]+[.O54]+[.AC54]" office:value-type="float" office:value="337.3" calcext:value-type="float">
            <text:p>337.3</text:p>
          </table:table-cell>
          <table:table-cell table:formula="of:=[.B54]+[.P54]+[.AD54]" office:value-type="float" office:value="543.09" calcext:value-type="float">
            <text:p>543.09</text:p>
          </table:table-cell>
          <table:table-cell table:formula="of:=[.C54]+[.Q54]+[.AE54]" office:value-type="float" office:value="3298.371" calcext:value-type="float">
            <text:p>3298.371</text:p>
          </table:table-cell>
          <table:table-cell table:formula="of:=[.D54]+[.R54]+[.AF54]" office:value-type="float" office:value="338.2" calcext:value-type="float">
            <text:p>338.2</text:p>
          </table:table-cell>
          <table:table-cell table:formula="of:=[.E54]+[.S54]+[.AG54]" office:value-type="float" office:value="550.567" calcext:value-type="float">
            <text:p>550.567</text:p>
          </table:table-cell>
          <table:table-cell table:formula="of:=[.F54]+[.T54]+[.AH54]" office:value-type="float" office:value="3312.332" calcext:value-type="float">
            <text:p>3312.332</text:p>
          </table:table-cell>
          <table:table-cell table:formula="of:=[.G54]+[.U54]+[.AI54]" office:value-type="float" office:value="315.2" calcext:value-type="float">
            <text:p>315.2</text:p>
          </table:table-cell>
          <table:table-cell table:formula="of:=[.H54]+[.V54]+[.AJ54]" office:value-type="float" office:value="564.423" calcext:value-type="float">
            <text:p>564.423</text:p>
          </table:table-cell>
          <table:table-cell table:formula="of:=[.I54]+[.W54]+[.AK54]" office:value-type="float" office:value="3328.793" calcext:value-type="float">
            <text:p>3328.793</text:p>
          </table:table-cell>
          <table:table-cell table:formula="of:=AVERAGE([.AQ54];[.AT54];[.AW54])" office:value-type="float" office:value="330.233333333333" calcext:value-type="float">
            <text:p>330.233333333333</text:p>
          </table:table-cell>
          <table:table-cell table:formula="of:=AVERAGE([.AR54];[.AU54];[.AX54])" office:value-type="float" office:value="552.693333333333" calcext:value-type="float">
            <text:p>552.693333333333</text:p>
          </table:table-cell>
          <table:table-cell table:formula="of:=AVERAGE([.AS54];[.AV54];[.AY54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54]-[.BS54]" office:value-type="float" office:value="116.8" calcext:value-type="float">
            <text:p>116.8</text:p>
          </table:table-cell>
          <table:table-cell table:formula="of:=[.CH54]-[.BT54]" office:value-type="float" office:value="47.602" calcext:value-type="float">
            <text:p>47.602</text:p>
          </table:table-cell>
          <table:table-cell table:formula="of:=[.CI54]-[.BU54]" office:value-type="float" office:value="183.632" calcext:value-type="float">
            <text:p>183.632</text:p>
          </table:table-cell>
          <table:table-cell table:formula="of:=[.CJ54]-[.BV54]" office:value-type="float" office:value="116.2" calcext:value-type="float">
            <text:p>116.2</text:p>
          </table:table-cell>
          <table:table-cell table:formula="of:=[.CK54]-[.BW54]" office:value-type="float" office:value="47.164" calcext:value-type="float">
            <text:p>47.164</text:p>
          </table:table-cell>
          <table:table-cell table:formula="of:=[.CL54]-[.BX54]" office:value-type="float" office:value="183.632" calcext:value-type="float">
            <text:p>183.632</text:p>
          </table:table-cell>
          <table:table-cell table:formula="of:=[.CM54]-[.BY54]" office:value-type="float" office:value="116" calcext:value-type="float">
            <text:p>116</text:p>
          </table:table-cell>
          <table:table-cell table:formula="of:=[.CN54]-[.BZ54]" office:value-type="float" office:value="47.168" calcext:value-type="float">
            <text:p>47.168</text:p>
          </table:table-cell>
          <table:table-cell table:formula="of:=[.CO54]-[.CA54]" office:value-type="float" office:value="183.632" calcext:value-type="float">
            <text:p>183.632</text:p>
          </table:table-cell>
          <table:table-cell table:formula="of:=AVERAGE([.BE54];[.BH54];[.BK54])" office:value-type="float" office:value="116.333333333333" calcext:value-type="float">
            <text:p>116.333333333333</text:p>
          </table:table-cell>
          <table:table-cell table:formula="of:=AVERAGE([.BF54];[.BI54];[.BL54])" office:value-type="float" office:value="47.3113333333333" calcext:value-type="float">
            <text:p>47.3113333333333</text:p>
          </table:table-cell>
          <table:table-cell table:formula="of:=AVERAGE([.BG54];[.BJ54];[.BM54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54];[.BV54];[.BY54])" office:value-type="float" office:value="0" calcext:value-type="float">
            <text:p>0</text:p>
          </table:table-cell>
          <table:table-cell table:formula="of:=AVERAGE([.BT54];[.BW54];[.BZ54])" office:value-type="float" office:value="67.367" calcext:value-type="float">
            <text:p>67.367</text:p>
          </table:table-cell>
          <table:table-cell table:formula="of:=AVERAGE([.BU54];[.BX54];[.CA5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6.8" calcext:value-type="float">
            <text:p>116.8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" calcext:value-type="float">
            <text:p>11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54];[.CJ54];[.CM54])" office:value-type="float" office:value="116.333333333333" calcext:value-type="float">
            <text:p>116.333333333333</text:p>
          </table:table-cell>
          <table:table-cell table:formula="of:=AVERAGE([.CH54];[.CK54];[.CN54])" office:value-type="float" office:value="114.678333333333" calcext:value-type="float">
            <text:p>114.678333333333</text:p>
          </table:table-cell>
          <table:table-cell table:formula="of:=AVERAGE([.CI54];[.CL54];[.CO54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68.6" calcext:value-type="float">
            <text:p>268.6</text:p>
          </table:table-cell>
          <table:table-cell office:value-type="float" office:value="288.926" calcext:value-type="float">
            <text:p>288.926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64.3" calcext:value-type="float">
            <text:p>264.3</text:p>
          </table:table-cell>
          <table:table-cell office:value-type="float" office:value="297.789" calcext:value-type="float">
            <text:p>297.789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70.5" calcext:value-type="float">
            <text:p>270.5</text:p>
          </table:table-cell>
          <table:table-cell office:value-type="float" office:value="312.305" calcext:value-type="float">
            <text:p>312.305</text:p>
          </table:table-cell>
          <table:table-cell office:value-type="float" office:value="644.523" calcext:value-type="float">
            <text:p>644.523</text:p>
          </table:table-cell>
          <table:table-cell table:formula="of:=AVERAGE([.A55];[.D55];[.G55])" office:value-type="float" office:value="267.8" calcext:value-type="float">
            <text:p>267.8</text:p>
          </table:table-cell>
          <table:table-cell table:formula="of:=AVERAGE([.B55];[.E55];[.H55])" office:value-type="float" office:value="299.673333333333" calcext:value-type="float">
            <text:p>299.673333333333</text:p>
          </table:table-cell>
          <table:table-cell table:formula="of:=AVERAGE([.C55];[.F55];[.I55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5.4" calcext:value-type="float">
            <text:p>65.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3.7" calcext:value-type="float">
            <text:p>63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6.5" calcext:value-type="float">
            <text:p>66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55];[.R55];[.U55])" office:value-type="float" office:value="65.2" calcext:value-type="float">
            <text:p>65.2</text:p>
          </table:table-cell>
          <table:table-cell table:formula="of:=AVERAGE([.P55];[.S55];[.V55])" office:value-type="float" office:value="35.145" calcext:value-type="float">
            <text:p>35.145</text:p>
          </table:table-cell>
          <table:table-cell table:formula="of:=AVERAGE([.Q55];[.T55];[.W55])" office:value-type="float" office:value="85.125" calcext:value-type="float">
            <text:p>85.125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 office:value-type="float" office:value="220.961" calcext:value-type="float">
            <text:p>220.961</text:p>
          </table:table-cell>
          <table:table-cell office:value-type="float" office:value="2603.223" calcext:value-type="float">
            <text:p>2603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55];[.AF55];[.AI55])" office:value-type="float" office:value="1.96666666666667" calcext:value-type="float">
            <text:p>1.96666666666667</text:p>
          </table:table-cell>
          <table:table-cell table:formula="of:=AVERAGE([.AD55];[.AG55];[.AJ55])" office:value-type="float" office:value="218.844" calcext:value-type="float">
            <text:p>218.844</text:p>
          </table:table-cell>
          <table:table-cell table:formula="of:=AVERAGE([.AE55];[.AH55];[.AK55])" office:value-type="float" office:value="2601.184" calcext:value-type="float">
            <text:p>2601.184</text:p>
          </table:table-cell>
          <table:table-cell table:number-columns-repeated="2"/>
          <table:table-cell table:formula="of:=[.A55]+[.O55]+[.AC55]" office:value-type="float" office:value="339.9" calcext:value-type="float">
            <text:p>339.9</text:p>
          </table:table-cell>
          <table:table-cell table:formula="of:=[.B55]+[.P55]+[.AD55]" office:value-type="float" office:value="545.032" calcext:value-type="float">
            <text:p>545.032</text:p>
          </table:table-cell>
          <table:table-cell table:formula="of:=[.C55]+[.Q55]+[.AE55]" office:value-type="float" office:value="3300.371" calcext:value-type="float">
            <text:p>3300.371</text:p>
          </table:table-cell>
          <table:table-cell table:formula="of:=[.D55]+[.R55]+[.AF55]" office:value-type="float" office:value="328" calcext:value-type="float">
            <text:p>328</text:p>
          </table:table-cell>
          <table:table-cell table:formula="of:=[.E55]+[.S55]+[.AG55]" office:value-type="float" office:value="551.735" calcext:value-type="float">
            <text:p>551.735</text:p>
          </table:table-cell>
          <table:table-cell table:formula="of:=[.F55]+[.T55]+[.AH55]" office:value-type="float" office:value="3312.332" calcext:value-type="float">
            <text:p>3312.332</text:p>
          </table:table-cell>
          <table:table-cell table:formula="of:=[.G55]+[.U55]+[.AI55]" office:value-type="float" office:value="337" calcext:value-type="float">
            <text:p>337</text:p>
          </table:table-cell>
          <table:table-cell table:formula="of:=[.H55]+[.V55]+[.AJ55]" office:value-type="float" office:value="564.22" calcext:value-type="float">
            <text:p>564.22</text:p>
          </table:table-cell>
          <table:table-cell table:formula="of:=[.I55]+[.W55]+[.AK55]" office:value-type="float" office:value="3328.793" calcext:value-type="float">
            <text:p>3328.793</text:p>
          </table:table-cell>
          <table:table-cell table:formula="of:=AVERAGE([.AQ55];[.AT55];[.AW55])" office:value-type="float" office:value="334.966666666667" calcext:value-type="float">
            <text:p>334.966666666667</text:p>
          </table:table-cell>
          <table:table-cell table:formula="of:=AVERAGE([.AR55];[.AU55];[.AX55])" office:value-type="float" office:value="553.662333333333" calcext:value-type="float">
            <text:p>553.662333333333</text:p>
          </table:table-cell>
          <table:table-cell table:formula="of:=AVERAGE([.AS55];[.AV55];[.AY55])" office:value-type="float" office:value="3313.832" calcext:value-type="float">
            <text:p>3313.832</text:p>
          </table:table-cell>
          <table:table-cell table:number-columns-repeated="2"/>
          <table:table-cell table:formula="of:=[.CG55]-[.BS55]" office:value-type="float" office:value="116.8" calcext:value-type="float">
            <text:p>116.8</text:p>
          </table:table-cell>
          <table:table-cell table:formula="of:=[.CH55]-[.BT55]" office:value-type="float" office:value="47.602" calcext:value-type="float">
            <text:p>47.602</text:p>
          </table:table-cell>
          <table:table-cell table:formula="of:=[.CI55]-[.BU55]" office:value-type="float" office:value="183.632" calcext:value-type="float">
            <text:p>183.632</text:p>
          </table:table-cell>
          <table:table-cell table:formula="of:=[.CJ55]-[.BV55]" office:value-type="float" office:value="117" calcext:value-type="float">
            <text:p>117</text:p>
          </table:table-cell>
          <table:table-cell table:formula="of:=[.CK55]-[.BW55]" office:value-type="float" office:value="47.164" calcext:value-type="float">
            <text:p>47.164</text:p>
          </table:table-cell>
          <table:table-cell table:formula="of:=[.CL55]-[.BX55]" office:value-type="float" office:value="183.632" calcext:value-type="float">
            <text:p>183.632</text:p>
          </table:table-cell>
          <table:table-cell table:formula="of:=[.CM55]-[.BY55]" office:value-type="float" office:value="116.6" calcext:value-type="float">
            <text:p>116.6</text:p>
          </table:table-cell>
          <table:table-cell table:formula="of:=[.CN55]-[.BZ55]" office:value-type="float" office:value="47.168" calcext:value-type="float">
            <text:p>47.168</text:p>
          </table:table-cell>
          <table:table-cell table:formula="of:=[.CO55]-[.CA55]" office:value-type="float" office:value="183.632" calcext:value-type="float">
            <text:p>183.632</text:p>
          </table:table-cell>
          <table:table-cell table:formula="of:=AVERAGE([.BE55];[.BH55];[.BK55])" office:value-type="float" office:value="116.8" calcext:value-type="float">
            <text:p>116.8</text:p>
          </table:table-cell>
          <table:table-cell table:formula="of:=AVERAGE([.BF55];[.BI55];[.BL55])" office:value-type="float" office:value="47.3113333333333" calcext:value-type="float">
            <text:p>47.3113333333333</text:p>
          </table:table-cell>
          <table:table-cell table:formula="of:=AVERAGE([.BG55];[.BJ55];[.BM55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55];[.BV55];[.BY55])" office:value-type="float" office:value="0" calcext:value-type="float">
            <text:p>0</text:p>
          </table:table-cell>
          <table:table-cell table:formula="of:=AVERAGE([.BT55];[.BW55];[.BZ55])" office:value-type="float" office:value="67.367" calcext:value-type="float">
            <text:p>67.367</text:p>
          </table:table-cell>
          <table:table-cell table:formula="of:=AVERAGE([.BU55];[.BX55];[.CA5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6.8" calcext:value-type="float">
            <text:p>116.8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" calcext:value-type="float">
            <text:p>117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6" calcext:value-type="float">
            <text:p>116.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55];[.CJ55];[.CM55])" office:value-type="float" office:value="116.8" calcext:value-type="float">
            <text:p>116.8</text:p>
          </table:table-cell>
          <table:table-cell table:formula="of:=AVERAGE([.CH55];[.CK55];[.CN55])" office:value-type="float" office:value="114.678333333333" calcext:value-type="float">
            <text:p>114.678333333333</text:p>
          </table:table-cell>
          <table:table-cell table:formula="of:=AVERAGE([.CI55];[.CL55];[.CO55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54.3" calcext:value-type="float">
            <text:p>254.3</text:p>
          </table:table-cell>
          <table:table-cell office:value-type="float" office:value="287.598" calcext:value-type="float">
            <text:p>287.598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70.5" calcext:value-type="float">
            <text:p>270.5</text:p>
          </table:table-cell>
          <table:table-cell office:value-type="float" office:value="295.977" calcext:value-type="float">
            <text:p>295.977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5.5" calcext:value-type="float">
            <text:p>265.5</text:p>
          </table:table-cell>
          <table:table-cell office:value-type="float" office:value="310.742" calcext:value-type="float">
            <text:p>310.742</text:p>
          </table:table-cell>
          <table:table-cell office:value-type="float" office:value="644.523" calcext:value-type="float">
            <text:p>644.523</text:p>
          </table:table-cell>
          <table:table-cell table:formula="of:=AVERAGE([.A56];[.D56];[.G56])" office:value-type="float" office:value="263.433333333333" calcext:value-type="float">
            <text:p>263.433333333333</text:p>
          </table:table-cell>
          <table:table-cell table:formula="of:=AVERAGE([.B56];[.E56];[.H56])" office:value-type="float" office:value="298.105666666667" calcext:value-type="float">
            <text:p>298.105666666667</text:p>
          </table:table-cell>
          <table:table-cell table:formula="of:=AVERAGE([.C56];[.F56];[.I56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0.6" calcext:value-type="float">
            <text:p>60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7" calcext:value-type="float">
            <text:p>64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5.3" calcext:value-type="float">
            <text:p>65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56];[.R56];[.U56])" office:value-type="float" office:value="63.5333333333333" calcext:value-type="float">
            <text:p>63.5333333333333</text:p>
          </table:table-cell>
          <table:table-cell table:formula="of:=AVERAGE([.P56];[.S56];[.V56])" office:value-type="float" office:value="35.145" calcext:value-type="float">
            <text:p>35.145</text:p>
          </table:table-cell>
          <table:table-cell table:formula="of:=AVERAGE([.Q56];[.T56];[.W56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56];[.AF56];[.AI56])" office:value-type="float" office:value="0" calcext:value-type="float">
            <text:p>0</text:p>
          </table:table-cell>
          <table:table-cell table:formula="of:=AVERAGE([.AD56];[.AG56];[.AJ56])" office:value-type="float" office:value="218.177333333333" calcext:value-type="float">
            <text:p>218.177333333333</text:p>
          </table:table-cell>
          <table:table-cell table:formula="of:=AVERAGE([.AE56];[.AH56];[.AK56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56]+[.O56]+[.AC56]" office:value-type="float" office:value="314.9" calcext:value-type="float">
            <text:p>314.9</text:p>
          </table:table-cell>
          <table:table-cell table:formula="of:=[.B56]+[.P56]+[.AD56]" office:value-type="float" office:value="541.704" calcext:value-type="float">
            <text:p>541.704</text:p>
          </table:table-cell>
          <table:table-cell table:formula="of:=[.C56]+[.Q56]+[.AE56]" office:value-type="float" office:value="3298.371" calcext:value-type="float">
            <text:p>3298.371</text:p>
          </table:table-cell>
          <table:table-cell table:formula="of:=[.D56]+[.R56]+[.AF56]" office:value-type="float" office:value="335.2" calcext:value-type="float">
            <text:p>335.2</text:p>
          </table:table-cell>
          <table:table-cell table:formula="of:=[.E56]+[.S56]+[.AG56]" office:value-type="float" office:value="549.923" calcext:value-type="float">
            <text:p>549.923</text:p>
          </table:table-cell>
          <table:table-cell table:formula="of:=[.F56]+[.T56]+[.AH56]" office:value-type="float" office:value="3312.332" calcext:value-type="float">
            <text:p>3312.332</text:p>
          </table:table-cell>
          <table:table-cell table:formula="of:=[.G56]+[.U56]+[.AI56]" office:value-type="float" office:value="330.8" calcext:value-type="float">
            <text:p>330.8</text:p>
          </table:table-cell>
          <table:table-cell table:formula="of:=[.H56]+[.V56]+[.AJ56]" office:value-type="float" office:value="562.657" calcext:value-type="float">
            <text:p>562.657</text:p>
          </table:table-cell>
          <table:table-cell table:formula="of:=[.I56]+[.W56]+[.AK56]" office:value-type="float" office:value="3328.793" calcext:value-type="float">
            <text:p>3328.793</text:p>
          </table:table-cell>
          <table:table-cell table:formula="of:=AVERAGE([.AQ56];[.AT56];[.AW56])" office:value-type="float" office:value="326.966666666667" calcext:value-type="float">
            <text:p>326.966666666667</text:p>
          </table:table-cell>
          <table:table-cell table:formula="of:=AVERAGE([.AR56];[.AU56];[.AX56])" office:value-type="float" office:value="551.428" calcext:value-type="float">
            <text:p>551.428</text:p>
          </table:table-cell>
          <table:table-cell table:formula="of:=AVERAGE([.AS56];[.AV56];[.AY56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56]-[.BS56]" office:value-type="float" office:value="110" calcext:value-type="float">
            <text:p>110</text:p>
          </table:table-cell>
          <table:table-cell table:formula="of:=[.CH56]-[.BT56]" office:value-type="float" office:value="47.602" calcext:value-type="float">
            <text:p>47.602</text:p>
          </table:table-cell>
          <table:table-cell table:formula="of:=[.CI56]-[.BU56]" office:value-type="float" office:value="183.632" calcext:value-type="float">
            <text:p>183.632</text:p>
          </table:table-cell>
          <table:table-cell table:formula="of:=[.CJ56]-[.BV56]" office:value-type="float" office:value="117.2" calcext:value-type="float">
            <text:p>117.2</text:p>
          </table:table-cell>
          <table:table-cell table:formula="of:=[.CK56]-[.BW56]" office:value-type="float" office:value="47.164" calcext:value-type="float">
            <text:p>47.164</text:p>
          </table:table-cell>
          <table:table-cell table:formula="of:=[.CL56]-[.BX56]" office:value-type="float" office:value="183.632" calcext:value-type="float">
            <text:p>183.632</text:p>
          </table:table-cell>
          <table:table-cell table:formula="of:=[.CM56]-[.BY56]" office:value-type="float" office:value="117.3" calcext:value-type="float">
            <text:p>117.3</text:p>
          </table:table-cell>
          <table:table-cell table:formula="of:=[.CN56]-[.BZ56]" office:value-type="float" office:value="47.168" calcext:value-type="float">
            <text:p>47.168</text:p>
          </table:table-cell>
          <table:table-cell table:formula="of:=[.CO56]-[.CA56]" office:value-type="float" office:value="183.632" calcext:value-type="float">
            <text:p>183.632</text:p>
          </table:table-cell>
          <table:table-cell table:formula="of:=AVERAGE([.BE56];[.BH56];[.BK56])" office:value-type="float" office:value="114.833333333333" calcext:value-type="float">
            <text:p>114.833333333333</text:p>
          </table:table-cell>
          <table:table-cell table:formula="of:=AVERAGE([.BF56];[.BI56];[.BL56])" office:value-type="float" office:value="47.3113333333333" calcext:value-type="float">
            <text:p>47.3113333333333</text:p>
          </table:table-cell>
          <table:table-cell table:formula="of:=AVERAGE([.BG56];[.BJ56];[.BM56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56];[.BV56];[.BY56])" office:value-type="float" office:value="0" calcext:value-type="float">
            <text:p>0</text:p>
          </table:table-cell>
          <table:table-cell table:formula="of:=AVERAGE([.BT56];[.BW56];[.BZ56])" office:value-type="float" office:value="67.367" calcext:value-type="float">
            <text:p>67.367</text:p>
          </table:table-cell>
          <table:table-cell table:formula="of:=AVERAGE([.BU56];[.BX56];[.CA56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2" calcext:value-type="float">
            <text:p>117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3" calcext:value-type="float">
            <text:p>117.3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56];[.CJ56];[.CM56])" office:value-type="float" office:value="114.833333333333" calcext:value-type="float">
            <text:p>114.833333333333</text:p>
          </table:table-cell>
          <table:table-cell table:formula="of:=AVERAGE([.CH56];[.CK56];[.CN56])" office:value-type="float" office:value="114.678333333333" calcext:value-type="float">
            <text:p>114.678333333333</text:p>
          </table:table-cell>
          <table:table-cell table:formula="of:=AVERAGE([.CI56];[.CL56];[.CO56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49.2" calcext:value-type="float">
            <text:p>249.2</text:p>
          </table:table-cell>
          <table:table-cell office:value-type="float" office:value="287.309" calcext:value-type="float">
            <text:p>287.309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45.2" calcext:value-type="float">
            <text:p>245.2</text:p>
          </table:table-cell>
          <table:table-cell office:value-type="float" office:value="295.656" calcext:value-type="float">
            <text:p>295.65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49.4" calcext:value-type="float">
            <text:p>249.4</text:p>
          </table:table-cell>
          <table:table-cell office:value-type="float" office:value="312.488" calcext:value-type="float">
            <text:p>312.488</text:p>
          </table:table-cell>
          <table:table-cell office:value-type="float" office:value="644.523" calcext:value-type="float">
            <text:p>644.523</text:p>
          </table:table-cell>
          <table:table-cell table:formula="of:=AVERAGE([.A57];[.D57];[.G57])" office:value-type="float" office:value="247.933333333333" calcext:value-type="float">
            <text:p>247.933333333333</text:p>
          </table:table-cell>
          <table:table-cell table:formula="of:=AVERAGE([.B57];[.E57];[.H57])" office:value-type="float" office:value="298.484333333333" calcext:value-type="float">
            <text:p>298.484333333333</text:p>
          </table:table-cell>
          <table:table-cell table:formula="of:=AVERAGE([.C57];[.F57];[.I57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1.3" calcext:value-type="float">
            <text:p>61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59.6" calcext:value-type="float">
            <text:p>59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0.6" calcext:value-type="float">
            <text:p>60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57];[.R57];[.U57])" office:value-type="float" office:value="60.5" calcext:value-type="float">
            <text:p>60.5</text:p>
          </table:table-cell>
          <table:table-cell table:formula="of:=AVERAGE([.P57];[.S57];[.V57])" office:value-type="float" office:value="35.145" calcext:value-type="float">
            <text:p>35.145</text:p>
          </table:table-cell>
          <table:table-cell table:formula="of:=AVERAGE([.Q57];[.T57];[.W57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3.9" calcext:value-type="float">
            <text:p>3.9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57];[.AF57];[.AI57])" office:value-type="float" office:value="1.3" calcext:value-type="float">
            <text:p>1.3</text:p>
          </table:table-cell>
          <table:table-cell table:formula="of:=AVERAGE([.AD57];[.AG57];[.AJ57])" office:value-type="float" office:value="218.177333333333" calcext:value-type="float">
            <text:p>218.177333333333</text:p>
          </table:table-cell>
          <table:table-cell table:formula="of:=AVERAGE([.AE57];[.AH57];[.AK57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57]+[.O57]+[.AC57]" office:value-type="float" office:value="310.5" calcext:value-type="float">
            <text:p>310.5</text:p>
          </table:table-cell>
          <table:table-cell table:formula="of:=[.B57]+[.P57]+[.AD57]" office:value-type="float" office:value="541.415" calcext:value-type="float">
            <text:p>541.415</text:p>
          </table:table-cell>
          <table:table-cell table:formula="of:=[.C57]+[.Q57]+[.AE57]" office:value-type="float" office:value="3298.371" calcext:value-type="float">
            <text:p>3298.371</text:p>
          </table:table-cell>
          <table:table-cell table:formula="of:=[.D57]+[.R57]+[.AF57]" office:value-type="float" office:value="304.8" calcext:value-type="float">
            <text:p>304.8</text:p>
          </table:table-cell>
          <table:table-cell table:formula="of:=[.E57]+[.S57]+[.AG57]" office:value-type="float" office:value="549.602" calcext:value-type="float">
            <text:p>549.602</text:p>
          </table:table-cell>
          <table:table-cell table:formula="of:=[.F57]+[.T57]+[.AH57]" office:value-type="float" office:value="3312.332" calcext:value-type="float">
            <text:p>3312.332</text:p>
          </table:table-cell>
          <table:table-cell table:formula="of:=[.G57]+[.U57]+[.AI57]" office:value-type="float" office:value="313.9" calcext:value-type="float">
            <text:p>313.9</text:p>
          </table:table-cell>
          <table:table-cell table:formula="of:=[.H57]+[.V57]+[.AJ57]" office:value-type="float" office:value="564.403" calcext:value-type="float">
            <text:p>564.403</text:p>
          </table:table-cell>
          <table:table-cell table:formula="of:=[.I57]+[.W57]+[.AK57]" office:value-type="float" office:value="3328.793" calcext:value-type="float">
            <text:p>3328.793</text:p>
          </table:table-cell>
          <table:table-cell table:formula="of:=AVERAGE([.AQ57];[.AT57];[.AW57])" office:value-type="float" office:value="309.733333333333" calcext:value-type="float">
            <text:p>309.733333333333</text:p>
          </table:table-cell>
          <table:table-cell table:formula="of:=AVERAGE([.AR57];[.AU57];[.AX57])" office:value-type="float" office:value="551.806666666667" calcext:value-type="float">
            <text:p>551.806666666667</text:p>
          </table:table-cell>
          <table:table-cell table:formula="of:=AVERAGE([.AS57];[.AV57];[.AY57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57]-[.BS57]" office:value-type="float" office:value="116" calcext:value-type="float">
            <text:p>116</text:p>
          </table:table-cell>
          <table:table-cell table:formula="of:=[.CH57]-[.BT57]" office:value-type="float" office:value="47.602" calcext:value-type="float">
            <text:p>47.602</text:p>
          </table:table-cell>
          <table:table-cell table:formula="of:=[.CI57]-[.BU57]" office:value-type="float" office:value="183.632" calcext:value-type="float">
            <text:p>183.632</text:p>
          </table:table-cell>
          <table:table-cell table:formula="of:=[.CJ57]-[.BV57]" office:value-type="float" office:value="116" calcext:value-type="float">
            <text:p>116</text:p>
          </table:table-cell>
          <table:table-cell table:formula="of:=[.CK57]-[.BW57]" office:value-type="float" office:value="47.164" calcext:value-type="float">
            <text:p>47.164</text:p>
          </table:table-cell>
          <table:table-cell table:formula="of:=[.CL57]-[.BX57]" office:value-type="float" office:value="183.632" calcext:value-type="float">
            <text:p>183.632</text:p>
          </table:table-cell>
          <table:table-cell table:formula="of:=[.CM57]-[.BY57]" office:value-type="float" office:value="115" calcext:value-type="float">
            <text:p>115</text:p>
          </table:table-cell>
          <table:table-cell table:formula="of:=[.CN57]-[.BZ57]" office:value-type="float" office:value="47.168" calcext:value-type="float">
            <text:p>47.168</text:p>
          </table:table-cell>
          <table:table-cell table:formula="of:=[.CO57]-[.CA57]" office:value-type="float" office:value="183.632" calcext:value-type="float">
            <text:p>183.632</text:p>
          </table:table-cell>
          <table:table-cell table:formula="of:=AVERAGE([.BE57];[.BH57];[.BK57])" office:value-type="float" office:value="115.666666666667" calcext:value-type="float">
            <text:p>115.666666666667</text:p>
          </table:table-cell>
          <table:table-cell table:formula="of:=AVERAGE([.BF57];[.BI57];[.BL57])" office:value-type="float" office:value="47.3113333333333" calcext:value-type="float">
            <text:p>47.3113333333333</text:p>
          </table:table-cell>
          <table:table-cell table:formula="of:=AVERAGE([.BG57];[.BJ57];[.BM57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57];[.BV57];[.BY57])" office:value-type="float" office:value="0" calcext:value-type="float">
            <text:p>0</text:p>
          </table:table-cell>
          <table:table-cell table:formula="of:=AVERAGE([.BT57];[.BW57];[.BZ57])" office:value-type="float" office:value="67.367" calcext:value-type="float">
            <text:p>67.367</text:p>
          </table:table-cell>
          <table:table-cell table:formula="of:=AVERAGE([.BU57];[.BX57];[.CA5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" calcext:value-type="float">
            <text:p>116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" calcext:value-type="float">
            <text:p>115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57];[.CJ57];[.CM57])" office:value-type="float" office:value="115.666666666667" calcext:value-type="float">
            <text:p>115.666666666667</text:p>
          </table:table-cell>
          <table:table-cell table:formula="of:=AVERAGE([.CH57];[.CK57];[.CN57])" office:value-type="float" office:value="114.678333333333" calcext:value-type="float">
            <text:p>114.678333333333</text:p>
          </table:table-cell>
          <table:table-cell table:formula="of:=AVERAGE([.CI57];[.CL57];[.CO57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64.2" calcext:value-type="float">
            <text:p>264.2</text:p>
          </table:table-cell>
          <table:table-cell office:value-type="float" office:value="287.328" calcext:value-type="float">
            <text:p>287.328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60.8" calcext:value-type="float">
            <text:p>260.8</text:p>
          </table:table-cell>
          <table:table-cell office:value-type="float" office:value="295.508" calcext:value-type="float">
            <text:p>295.508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54.9" calcext:value-type="float">
            <text:p>254.9</text:p>
          </table:table-cell>
          <table:table-cell office:value-type="float" office:value="311.684" calcext:value-type="float">
            <text:p>311.684</text:p>
          </table:table-cell>
          <table:table-cell office:value-type="float" office:value="644.523" calcext:value-type="float">
            <text:p>644.523</text:p>
          </table:table-cell>
          <table:table-cell table:formula="of:=AVERAGE([.A58];[.D58];[.G58])" office:value-type="float" office:value="259.966666666667" calcext:value-type="float">
            <text:p>259.966666666667</text:p>
          </table:table-cell>
          <table:table-cell table:formula="of:=AVERAGE([.B58];[.E58];[.H58])" office:value-type="float" office:value="298.173333333333" calcext:value-type="float">
            <text:p>298.173333333333</text:p>
          </table:table-cell>
          <table:table-cell table:formula="of:=AVERAGE([.C58];[.F58];[.I58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6.5" calcext:value-type="float">
            <text:p>66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3.3" calcext:value-type="float">
            <text:p>63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1.5" calcext:value-type="float">
            <text:p>61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58];[.R58];[.U58])" office:value-type="float" office:value="63.7666666666667" calcext:value-type="float">
            <text:p>63.7666666666667</text:p>
          </table:table-cell>
          <table:table-cell table:formula="of:=AVERAGE([.P58];[.S58];[.V58])" office:value-type="float" office:value="35.145" calcext:value-type="float">
            <text:p>35.145</text:p>
          </table:table-cell>
          <table:table-cell table:formula="of:=AVERAGE([.Q58];[.T58];[.W58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58];[.AF58];[.AI58])" office:value-type="float" office:value="0" calcext:value-type="float">
            <text:p>0</text:p>
          </table:table-cell>
          <table:table-cell table:formula="of:=AVERAGE([.AD58];[.AG58];[.AJ58])" office:value-type="float" office:value="218.177333333333" calcext:value-type="float">
            <text:p>218.177333333333</text:p>
          </table:table-cell>
          <table:table-cell table:formula="of:=AVERAGE([.AE58];[.AH58];[.AK58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58]+[.O58]+[.AC58]" office:value-type="float" office:value="330.7" calcext:value-type="float">
            <text:p>330.7</text:p>
          </table:table-cell>
          <table:table-cell table:formula="of:=[.B58]+[.P58]+[.AD58]" office:value-type="float" office:value="541.434" calcext:value-type="float">
            <text:p>541.434</text:p>
          </table:table-cell>
          <table:table-cell table:formula="of:=[.C58]+[.Q58]+[.AE58]" office:value-type="float" office:value="3298.371" calcext:value-type="float">
            <text:p>3298.371</text:p>
          </table:table-cell>
          <table:table-cell table:formula="of:=[.D58]+[.R58]+[.AF58]" office:value-type="float" office:value="324.1" calcext:value-type="float">
            <text:p>324.1</text:p>
          </table:table-cell>
          <table:table-cell table:formula="of:=[.E58]+[.S58]+[.AG58]" office:value-type="float" office:value="549.454" calcext:value-type="float">
            <text:p>549.454</text:p>
          </table:table-cell>
          <table:table-cell table:formula="of:=[.F58]+[.T58]+[.AH58]" office:value-type="float" office:value="3312.332" calcext:value-type="float">
            <text:p>3312.332</text:p>
          </table:table-cell>
          <table:table-cell table:formula="of:=[.G58]+[.U58]+[.AI58]" office:value-type="float" office:value="316.4" calcext:value-type="float">
            <text:p>316.4</text:p>
          </table:table-cell>
          <table:table-cell table:formula="of:=[.H58]+[.V58]+[.AJ58]" office:value-type="float" office:value="563.599" calcext:value-type="float">
            <text:p>563.599</text:p>
          </table:table-cell>
          <table:table-cell table:formula="of:=[.I58]+[.W58]+[.AK58]" office:value-type="float" office:value="3328.793" calcext:value-type="float">
            <text:p>3328.793</text:p>
          </table:table-cell>
          <table:table-cell table:formula="of:=AVERAGE([.AQ58];[.AT58];[.AW58])" office:value-type="float" office:value="323.733333333333" calcext:value-type="float">
            <text:p>323.733333333333</text:p>
          </table:table-cell>
          <table:table-cell table:formula="of:=AVERAGE([.AR58];[.AU58];[.AX58])" office:value-type="float" office:value="551.495666666667" calcext:value-type="float">
            <text:p>551.495666666667</text:p>
          </table:table-cell>
          <table:table-cell table:formula="of:=AVERAGE([.AS58];[.AV58];[.AY58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58]-[.BS58]" office:value-type="float" office:value="116.6" calcext:value-type="float">
            <text:p>116.6</text:p>
          </table:table-cell>
          <table:table-cell table:formula="of:=[.CH58]-[.BT58]" office:value-type="float" office:value="47.602" calcext:value-type="float">
            <text:p>47.602</text:p>
          </table:table-cell>
          <table:table-cell table:formula="of:=[.CI58]-[.BU58]" office:value-type="float" office:value="183.632" calcext:value-type="float">
            <text:p>183.632</text:p>
          </table:table-cell>
          <table:table-cell table:formula="of:=[.CJ58]-[.BV58]" office:value-type="float" office:value="117.2" calcext:value-type="float">
            <text:p>117.2</text:p>
          </table:table-cell>
          <table:table-cell table:formula="of:=[.CK58]-[.BW58]" office:value-type="float" office:value="47.164" calcext:value-type="float">
            <text:p>47.164</text:p>
          </table:table-cell>
          <table:table-cell table:formula="of:=[.CL58]-[.BX58]" office:value-type="float" office:value="183.632" calcext:value-type="float">
            <text:p>183.632</text:p>
          </table:table-cell>
          <table:table-cell table:formula="of:=[.CM58]-[.BY58]" office:value-type="float" office:value="117.2" calcext:value-type="float">
            <text:p>117.2</text:p>
          </table:table-cell>
          <table:table-cell table:formula="of:=[.CN58]-[.BZ58]" office:value-type="float" office:value="47.168" calcext:value-type="float">
            <text:p>47.168</text:p>
          </table:table-cell>
          <table:table-cell table:formula="of:=[.CO58]-[.CA58]" office:value-type="float" office:value="183.632" calcext:value-type="float">
            <text:p>183.632</text:p>
          </table:table-cell>
          <table:table-cell table:formula="of:=AVERAGE([.BE58];[.BH58];[.BK58])" office:value-type="float" office:value="117" calcext:value-type="float">
            <text:p>117</text:p>
          </table:table-cell>
          <table:table-cell table:formula="of:=AVERAGE([.BF58];[.BI58];[.BL58])" office:value-type="float" office:value="47.3113333333333" calcext:value-type="float">
            <text:p>47.3113333333333</text:p>
          </table:table-cell>
          <table:table-cell table:formula="of:=AVERAGE([.BG58];[.BJ58];[.BM58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58];[.BV58];[.BY58])" office:value-type="float" office:value="0" calcext:value-type="float">
            <text:p>0</text:p>
          </table:table-cell>
          <table:table-cell table:formula="of:=AVERAGE([.BT58];[.BW58];[.BZ58])" office:value-type="float" office:value="67.367" calcext:value-type="float">
            <text:p>67.367</text:p>
          </table:table-cell>
          <table:table-cell table:formula="of:=AVERAGE([.BU58];[.BX58];[.CA5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6.6" calcext:value-type="float">
            <text:p>116.6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2" calcext:value-type="float">
            <text:p>117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2" calcext:value-type="float">
            <text:p>117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58];[.CJ58];[.CM58])" office:value-type="float" office:value="117" calcext:value-type="float">
            <text:p>117</text:p>
          </table:table-cell>
          <table:table-cell table:formula="of:=AVERAGE([.CH58];[.CK58];[.CN58])" office:value-type="float" office:value="114.678333333333" calcext:value-type="float">
            <text:p>114.678333333333</text:p>
          </table:table-cell>
          <table:table-cell table:formula="of:=AVERAGE([.CI58];[.CL58];[.CO58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65.5" calcext:value-type="float">
            <text:p>265.5</text:p>
          </table:table-cell>
          <table:table-cell office:value-type="float" office:value="288.688" calcext:value-type="float">
            <text:p>288.688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62" calcext:value-type="float">
            <text:p>262</text:p>
          </table:table-cell>
          <table:table-cell office:value-type="float" office:value="295.062" calcext:value-type="float">
            <text:p>295.06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1.1" calcext:value-type="float">
            <text:p>261.1</text:p>
          </table:table-cell>
          <table:table-cell office:value-type="float" office:value="311.934" calcext:value-type="float">
            <text:p>311.934</text:p>
          </table:table-cell>
          <table:table-cell office:value-type="float" office:value="644.523" calcext:value-type="float">
            <text:p>644.523</text:p>
          </table:table-cell>
          <table:table-cell table:formula="of:=AVERAGE([.A59];[.D59];[.G59])" office:value-type="float" office:value="262.866666666667" calcext:value-type="float">
            <text:p>262.866666666667</text:p>
          </table:table-cell>
          <table:table-cell table:formula="of:=AVERAGE([.B59];[.E59];[.H59])" office:value-type="float" office:value="298.561333333333" calcext:value-type="float">
            <text:p>298.561333333333</text:p>
          </table:table-cell>
          <table:table-cell table:formula="of:=AVERAGE([.C59];[.F59];[.I59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5.3" calcext:value-type="float">
            <text:p>65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5.2" calcext:value-type="float">
            <text:p>65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2.7" calcext:value-type="float">
            <text:p>62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59];[.R59];[.U59])" office:value-type="float" office:value="64.4" calcext:value-type="float">
            <text:p>64.4</text:p>
          </table:table-cell>
          <table:table-cell table:formula="of:=AVERAGE([.P59];[.S59];[.V59])" office:value-type="float" office:value="35.145" calcext:value-type="float">
            <text:p>35.145</text:p>
          </table:table-cell>
          <table:table-cell table:formula="of:=AVERAGE([.Q59];[.T59];[.W59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4.9" calcext:value-type="float">
            <text:p>4.9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59];[.AF59];[.AI59])" office:value-type="float" office:value="1.63333333333333" calcext:value-type="float">
            <text:p>1.63333333333333</text:p>
          </table:table-cell>
          <table:table-cell table:formula="of:=AVERAGE([.AD59];[.AG59];[.AJ59])" office:value-type="float" office:value="218.177333333333" calcext:value-type="float">
            <text:p>218.177333333333</text:p>
          </table:table-cell>
          <table:table-cell table:formula="of:=AVERAGE([.AE59];[.AH59];[.AK59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59]+[.O59]+[.AC59]" office:value-type="float" office:value="330.8" calcext:value-type="float">
            <text:p>330.8</text:p>
          </table:table-cell>
          <table:table-cell table:formula="of:=[.B59]+[.P59]+[.AD59]" office:value-type="float" office:value="542.794" calcext:value-type="float">
            <text:p>542.794</text:p>
          </table:table-cell>
          <table:table-cell table:formula="of:=[.C59]+[.Q59]+[.AE59]" office:value-type="float" office:value="3298.371" calcext:value-type="float">
            <text:p>3298.371</text:p>
          </table:table-cell>
          <table:table-cell table:formula="of:=[.D59]+[.R59]+[.AF59]" office:value-type="float" office:value="332.1" calcext:value-type="float">
            <text:p>332.1</text:p>
          </table:table-cell>
          <table:table-cell table:formula="of:=[.E59]+[.S59]+[.AG59]" office:value-type="float" office:value="549.008" calcext:value-type="float">
            <text:p>549.008</text:p>
          </table:table-cell>
          <table:table-cell table:formula="of:=[.F59]+[.T59]+[.AH59]" office:value-type="float" office:value="3312.332" calcext:value-type="float">
            <text:p>3312.332</text:p>
          </table:table-cell>
          <table:table-cell table:formula="of:=[.G59]+[.U59]+[.AI59]" office:value-type="float" office:value="323.8" calcext:value-type="float">
            <text:p>323.8</text:p>
          </table:table-cell>
          <table:table-cell table:formula="of:=[.H59]+[.V59]+[.AJ59]" office:value-type="float" office:value="563.849" calcext:value-type="float">
            <text:p>563.849</text:p>
          </table:table-cell>
          <table:table-cell table:formula="of:=[.I59]+[.W59]+[.AK59]" office:value-type="float" office:value="3328.793" calcext:value-type="float">
            <text:p>3328.793</text:p>
          </table:table-cell>
          <table:table-cell table:formula="of:=AVERAGE([.AQ59];[.AT59];[.AW59])" office:value-type="float" office:value="328.9" calcext:value-type="float">
            <text:p>328.9</text:p>
          </table:table-cell>
          <table:table-cell table:formula="of:=AVERAGE([.AR59];[.AU59];[.AX59])" office:value-type="float" office:value="551.883666666667" calcext:value-type="float">
            <text:p>551.883666666667</text:p>
          </table:table-cell>
          <table:table-cell table:formula="of:=AVERAGE([.AS59];[.AV59];[.AY59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59]-[.BS59]" office:value-type="float" office:value="117" calcext:value-type="float">
            <text:p>117</text:p>
          </table:table-cell>
          <table:table-cell table:formula="of:=[.CH59]-[.BT59]" office:value-type="float" office:value="47.602" calcext:value-type="float">
            <text:p>47.602</text:p>
          </table:table-cell>
          <table:table-cell table:formula="of:=[.CI59]-[.BU59]" office:value-type="float" office:value="183.632" calcext:value-type="float">
            <text:p>183.632</text:p>
          </table:table-cell>
          <table:table-cell table:formula="of:=[.CJ59]-[.BV59]" office:value-type="float" office:value="116.6" calcext:value-type="float">
            <text:p>116.6</text:p>
          </table:table-cell>
          <table:table-cell table:formula="of:=[.CK59]-[.BW59]" office:value-type="float" office:value="47.164" calcext:value-type="float">
            <text:p>47.164</text:p>
          </table:table-cell>
          <table:table-cell table:formula="of:=[.CL59]-[.BX59]" office:value-type="float" office:value="183.632" calcext:value-type="float">
            <text:p>183.632</text:p>
          </table:table-cell>
          <table:table-cell table:formula="of:=[.CM59]-[.BY59]" office:value-type="float" office:value="117" calcext:value-type="float">
            <text:p>117</text:p>
          </table:table-cell>
          <table:table-cell table:formula="of:=[.CN59]-[.BZ59]" office:value-type="float" office:value="47.168" calcext:value-type="float">
            <text:p>47.168</text:p>
          </table:table-cell>
          <table:table-cell table:formula="of:=[.CO59]-[.CA59]" office:value-type="float" office:value="183.632" calcext:value-type="float">
            <text:p>183.632</text:p>
          </table:table-cell>
          <table:table-cell table:formula="of:=AVERAGE([.BE59];[.BH59];[.BK59])" office:value-type="float" office:value="116.866666666667" calcext:value-type="float">
            <text:p>116.866666666667</text:p>
          </table:table-cell>
          <table:table-cell table:formula="of:=AVERAGE([.BF59];[.BI59];[.BL59])" office:value-type="float" office:value="47.3113333333333" calcext:value-type="float">
            <text:p>47.3113333333333</text:p>
          </table:table-cell>
          <table:table-cell table:formula="of:=AVERAGE([.BG59];[.BJ59];[.BM59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59];[.BV59];[.BY59])" office:value-type="float" office:value="0" calcext:value-type="float">
            <text:p>0</text:p>
          </table:table-cell>
          <table:table-cell table:formula="of:=AVERAGE([.BT59];[.BW59];[.BZ59])" office:value-type="float" office:value="67.367" calcext:value-type="float">
            <text:p>67.367</text:p>
          </table:table-cell>
          <table:table-cell table:formula="of:=AVERAGE([.BU59];[.BX59];[.CA5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6" calcext:value-type="float">
            <text:p>116.6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" calcext:value-type="float">
            <text:p>117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59];[.CJ59];[.CM59])" office:value-type="float" office:value="116.866666666667" calcext:value-type="float">
            <text:p>116.866666666667</text:p>
          </table:table-cell>
          <table:table-cell table:formula="of:=AVERAGE([.CH59];[.CK59];[.CN59])" office:value-type="float" office:value="114.678333333333" calcext:value-type="float">
            <text:p>114.678333333333</text:p>
          </table:table-cell>
          <table:table-cell table:formula="of:=AVERAGE([.CI59];[.CL59];[.CO59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90.188" calcext:value-type="float">
            <text:p>290.188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61.8" calcext:value-type="float">
            <text:p>261.8</text:p>
          </table:table-cell>
          <table:table-cell office:value-type="float" office:value="295.281" calcext:value-type="float">
            <text:p>295.28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5.6" calcext:value-type="float">
            <text:p>265.6</text:p>
          </table:table-cell>
          <table:table-cell office:value-type="float" office:value="312.785" calcext:value-type="float">
            <text:p>312.785</text:p>
          </table:table-cell>
          <table:table-cell office:value-type="float" office:value="644.523" calcext:value-type="float">
            <text:p>644.523</text:p>
          </table:table-cell>
          <table:table-cell table:formula="of:=AVERAGE([.A60];[.D60];[.G60])" office:value-type="float" office:value="252.133333333333" calcext:value-type="float">
            <text:p>252.133333333333</text:p>
          </table:table-cell>
          <table:table-cell table:formula="of:=AVERAGE([.B60];[.E60];[.H60])" office:value-type="float" office:value="299.418" calcext:value-type="float">
            <text:p>299.418</text:p>
          </table:table-cell>
          <table:table-cell table:formula="of:=AVERAGE([.C60];[.F60];[.I60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54.6" calcext:value-type="float">
            <text:p>54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6" calcext:value-type="float">
            <text:p>64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3" calcext:value-type="float">
            <text:p>64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60];[.R60];[.U60])" office:value-type="float" office:value="61.1666666666667" calcext:value-type="float">
            <text:p>61.1666666666667</text:p>
          </table:table-cell>
          <table:table-cell table:formula="of:=AVERAGE([.P60];[.S60];[.V60])" office:value-type="float" office:value="35.145" calcext:value-type="float">
            <text:p>35.145</text:p>
          </table:table-cell>
          <table:table-cell table:formula="of:=AVERAGE([.Q60];[.T60];[.W60])" office:value-type="float" office:value="85.125" calcext:value-type="float">
            <text:p>85.125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60];[.AF60];[.AI60])" office:value-type="float" office:value="1.63333333333333" calcext:value-type="float">
            <text:p>1.63333333333333</text:p>
          </table:table-cell>
          <table:table-cell table:formula="of:=AVERAGE([.AD60];[.AG60];[.AJ60])" office:value-type="float" office:value="218.177333333333" calcext:value-type="float">
            <text:p>218.177333333333</text:p>
          </table:table-cell>
          <table:table-cell table:formula="of:=AVERAGE([.AE60];[.AH60];[.AK60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60]+[.O60]+[.AC60]" office:value-type="float" office:value="288.5" calcext:value-type="float">
            <text:p>288.5</text:p>
          </table:table-cell>
          <table:table-cell table:formula="of:=[.B60]+[.P60]+[.AD60]" office:value-type="float" office:value="544.294" calcext:value-type="float">
            <text:p>544.294</text:p>
          </table:table-cell>
          <table:table-cell table:formula="of:=[.C60]+[.Q60]+[.AE60]" office:value-type="float" office:value="3298.371" calcext:value-type="float">
            <text:p>3298.371</text:p>
          </table:table-cell>
          <table:table-cell table:formula="of:=[.D60]+[.R60]+[.AF60]" office:value-type="float" office:value="326.4" calcext:value-type="float">
            <text:p>326.4</text:p>
          </table:table-cell>
          <table:table-cell table:formula="of:=[.E60]+[.S60]+[.AG60]" office:value-type="float" office:value="549.227" calcext:value-type="float">
            <text:p>549.227</text:p>
          </table:table-cell>
          <table:table-cell table:formula="of:=[.F60]+[.T60]+[.AH60]" office:value-type="float" office:value="3312.332" calcext:value-type="float">
            <text:p>3312.332</text:p>
          </table:table-cell>
          <table:table-cell table:formula="of:=[.G60]+[.U60]+[.AI60]" office:value-type="float" office:value="329.9" calcext:value-type="float">
            <text:p>329.9</text:p>
          </table:table-cell>
          <table:table-cell table:formula="of:=[.H60]+[.V60]+[.AJ60]" office:value-type="float" office:value="564.7" calcext:value-type="float">
            <text:p>564.7</text:p>
          </table:table-cell>
          <table:table-cell table:formula="of:=[.I60]+[.W60]+[.AK60]" office:value-type="float" office:value="3328.793" calcext:value-type="float">
            <text:p>3328.793</text:p>
          </table:table-cell>
          <table:table-cell table:formula="of:=AVERAGE([.AQ60];[.AT60];[.AW60])" office:value-type="float" office:value="314.933333333333" calcext:value-type="float">
            <text:p>314.933333333333</text:p>
          </table:table-cell>
          <table:table-cell table:formula="of:=AVERAGE([.AR60];[.AU60];[.AX60])" office:value-type="float" office:value="552.740333333333" calcext:value-type="float">
            <text:p>552.740333333333</text:p>
          </table:table-cell>
          <table:table-cell table:formula="of:=AVERAGE([.AS60];[.AV60];[.AY60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60]-[.BS60]" office:value-type="float" office:value="116.8" calcext:value-type="float">
            <text:p>116.8</text:p>
          </table:table-cell>
          <table:table-cell table:formula="of:=[.CH60]-[.BT60]" office:value-type="float" office:value="47.602" calcext:value-type="float">
            <text:p>47.602</text:p>
          </table:table-cell>
          <table:table-cell table:formula="of:=[.CI60]-[.BU60]" office:value-type="float" office:value="183.632" calcext:value-type="float">
            <text:p>183.632</text:p>
          </table:table-cell>
          <table:table-cell table:formula="of:=[.CJ60]-[.BV60]" office:value-type="float" office:value="115.6" calcext:value-type="float">
            <text:p>115.6</text:p>
          </table:table-cell>
          <table:table-cell table:formula="of:=[.CK60]-[.BW60]" office:value-type="float" office:value="47.164" calcext:value-type="float">
            <text:p>47.164</text:p>
          </table:table-cell>
          <table:table-cell table:formula="of:=[.CL60]-[.BX60]" office:value-type="float" office:value="183.632" calcext:value-type="float">
            <text:p>183.632</text:p>
          </table:table-cell>
          <table:table-cell table:formula="of:=[.CM60]-[.BY60]" office:value-type="float" office:value="116.2" calcext:value-type="float">
            <text:p>116.2</text:p>
          </table:table-cell>
          <table:table-cell table:formula="of:=[.CN60]-[.BZ60]" office:value-type="float" office:value="47.168" calcext:value-type="float">
            <text:p>47.168</text:p>
          </table:table-cell>
          <table:table-cell table:formula="of:=[.CO60]-[.CA60]" office:value-type="float" office:value="183.632" calcext:value-type="float">
            <text:p>183.632</text:p>
          </table:table-cell>
          <table:table-cell table:formula="of:=AVERAGE([.BE60];[.BH60];[.BK60])" office:value-type="float" office:value="116.2" calcext:value-type="float">
            <text:p>116.2</text:p>
          </table:table-cell>
          <table:table-cell table:formula="of:=AVERAGE([.BF60];[.BI60];[.BL60])" office:value-type="float" office:value="47.3113333333333" calcext:value-type="float">
            <text:p>47.3113333333333</text:p>
          </table:table-cell>
          <table:table-cell table:formula="of:=AVERAGE([.BG60];[.BJ60];[.BM60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60];[.BV60];[.BY60])" office:value-type="float" office:value="0" calcext:value-type="float">
            <text:p>0</text:p>
          </table:table-cell>
          <table:table-cell table:formula="of:=AVERAGE([.BT60];[.BW60];[.BZ60])" office:value-type="float" office:value="67.367" calcext:value-type="float">
            <text:p>67.367</text:p>
          </table:table-cell>
          <table:table-cell table:formula="of:=AVERAGE([.BU60];[.BX60];[.CA60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6.8" calcext:value-type="float">
            <text:p>116.8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6" calcext:value-type="float">
            <text:p>115.6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60];[.CJ60];[.CM60])" office:value-type="float" office:value="116.2" calcext:value-type="float">
            <text:p>116.2</text:p>
          </table:table-cell>
          <table:table-cell table:formula="of:=AVERAGE([.CH60];[.CK60];[.CN60])" office:value-type="float" office:value="114.678333333333" calcext:value-type="float">
            <text:p>114.678333333333</text:p>
          </table:table-cell>
          <table:table-cell table:formula="of:=AVERAGE([.CI60];[.CL60];[.CO60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45.7" calcext:value-type="float">
            <text:p>245.7</text:p>
          </table:table-cell>
          <table:table-cell office:value-type="float" office:value="288.656" calcext:value-type="float">
            <text:p>288.656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52.4" calcext:value-type="float">
            <text:p>252.4</text:p>
          </table:table-cell>
          <table:table-cell office:value-type="float" office:value="293.242" calcext:value-type="float">
            <text:p>293.24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1" calcext:value-type="float">
            <text:p>261</text:p>
          </table:table-cell>
          <table:table-cell office:value-type="float" office:value="315.605" calcext:value-type="float">
            <text:p>315.605</text:p>
          </table:table-cell>
          <table:table-cell office:value-type="float" office:value="644.523" calcext:value-type="float">
            <text:p>644.523</text:p>
          </table:table-cell>
          <table:table-cell table:formula="of:=AVERAGE([.A61];[.D61];[.G61])" office:value-type="float" office:value="253.033333333333" calcext:value-type="float">
            <text:p>253.033333333333</text:p>
          </table:table-cell>
          <table:table-cell table:formula="of:=AVERAGE([.B61];[.E61];[.H61])" office:value-type="float" office:value="299.167666666667" calcext:value-type="float">
            <text:p>299.167666666667</text:p>
          </table:table-cell>
          <table:table-cell table:formula="of:=AVERAGE([.C61];[.F61];[.I61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58.4" calcext:value-type="float">
            <text:p>58.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3.6" calcext:value-type="float">
            <text:p>63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2.6" calcext:value-type="float">
            <text:p>62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61];[.R61];[.U61])" office:value-type="float" office:value="61.5333333333333" calcext:value-type="float">
            <text:p>61.5333333333333</text:p>
          </table:table-cell>
          <table:table-cell table:formula="of:=AVERAGE([.P61];[.S61];[.V61])" office:value-type="float" office:value="35.145" calcext:value-type="float">
            <text:p>35.145</text:p>
          </table:table-cell>
          <table:table-cell table:formula="of:=AVERAGE([.Q61];[.T61];[.W61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61];[.AF61];[.AI61])" office:value-type="float" office:value="0" calcext:value-type="float">
            <text:p>0</text:p>
          </table:table-cell>
          <table:table-cell table:formula="of:=AVERAGE([.AD61];[.AG61];[.AJ61])" office:value-type="float" office:value="218.177333333333" calcext:value-type="float">
            <text:p>218.177333333333</text:p>
          </table:table-cell>
          <table:table-cell table:formula="of:=AVERAGE([.AE61];[.AH61];[.AK61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61]+[.O61]+[.AC61]" office:value-type="float" office:value="304.1" calcext:value-type="float">
            <text:p>304.1</text:p>
          </table:table-cell>
          <table:table-cell table:formula="of:=[.B61]+[.P61]+[.AD61]" office:value-type="float" office:value="542.762" calcext:value-type="float">
            <text:p>542.762</text:p>
          </table:table-cell>
          <table:table-cell table:formula="of:=[.C61]+[.Q61]+[.AE61]" office:value-type="float" office:value="3298.371" calcext:value-type="float">
            <text:p>3298.371</text:p>
          </table:table-cell>
          <table:table-cell table:formula="of:=[.D61]+[.R61]+[.AF61]" office:value-type="float" office:value="316" calcext:value-type="float">
            <text:p>316</text:p>
          </table:table-cell>
          <table:table-cell table:formula="of:=[.E61]+[.S61]+[.AG61]" office:value-type="float" office:value="547.188" calcext:value-type="float">
            <text:p>547.188</text:p>
          </table:table-cell>
          <table:table-cell table:formula="of:=[.F61]+[.T61]+[.AH61]" office:value-type="float" office:value="3312.332" calcext:value-type="float">
            <text:p>3312.332</text:p>
          </table:table-cell>
          <table:table-cell table:formula="of:=[.G61]+[.U61]+[.AI61]" office:value-type="float" office:value="323.6" calcext:value-type="float">
            <text:p>323.6</text:p>
          </table:table-cell>
          <table:table-cell table:formula="of:=[.H61]+[.V61]+[.AJ61]" office:value-type="float" office:value="567.52" calcext:value-type="float">
            <text:p>567.52</text:p>
          </table:table-cell>
          <table:table-cell table:formula="of:=[.I61]+[.W61]+[.AK61]" office:value-type="float" office:value="3328.793" calcext:value-type="float">
            <text:p>3328.793</text:p>
          </table:table-cell>
          <table:table-cell table:formula="of:=AVERAGE([.AQ61];[.AT61];[.AW61])" office:value-type="float" office:value="314.566666666667" calcext:value-type="float">
            <text:p>314.566666666667</text:p>
          </table:table-cell>
          <table:table-cell table:formula="of:=AVERAGE([.AR61];[.AU61];[.AX61])" office:value-type="float" office:value="552.49" calcext:value-type="float">
            <text:p>552.49</text:p>
          </table:table-cell>
          <table:table-cell table:formula="of:=AVERAGE([.AS61];[.AV61];[.AY61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61]-[.BS61]" office:value-type="float" office:value="116.2" calcext:value-type="float">
            <text:p>116.2</text:p>
          </table:table-cell>
          <table:table-cell table:formula="of:=[.CH61]-[.BT61]" office:value-type="float" office:value="47.602" calcext:value-type="float">
            <text:p>47.602</text:p>
          </table:table-cell>
          <table:table-cell table:formula="of:=[.CI61]-[.BU61]" office:value-type="float" office:value="183.632" calcext:value-type="float">
            <text:p>183.632</text:p>
          </table:table-cell>
          <table:table-cell table:formula="of:=[.CJ61]-[.BV61]" office:value-type="float" office:value="119" calcext:value-type="float">
            <text:p>119</text:p>
          </table:table-cell>
          <table:table-cell table:formula="of:=[.CK61]-[.BW61]" office:value-type="float" office:value="47.164" calcext:value-type="float">
            <text:p>47.164</text:p>
          </table:table-cell>
          <table:table-cell table:formula="of:=[.CL61]-[.BX61]" office:value-type="float" office:value="183.632" calcext:value-type="float">
            <text:p>183.632</text:p>
          </table:table-cell>
          <table:table-cell table:formula="of:=[.CM61]-[.BY61]" office:value-type="float" office:value="115" calcext:value-type="float">
            <text:p>115</text:p>
          </table:table-cell>
          <table:table-cell table:formula="of:=[.CN61]-[.BZ61]" office:value-type="float" office:value="47.168" calcext:value-type="float">
            <text:p>47.168</text:p>
          </table:table-cell>
          <table:table-cell table:formula="of:=[.CO61]-[.CA61]" office:value-type="float" office:value="183.632" calcext:value-type="float">
            <text:p>183.632</text:p>
          </table:table-cell>
          <table:table-cell table:formula="of:=AVERAGE([.BE61];[.BH61];[.BK61])" office:value-type="float" office:value="116.733333333333" calcext:value-type="float">
            <text:p>116.733333333333</text:p>
          </table:table-cell>
          <table:table-cell table:formula="of:=AVERAGE([.BF61];[.BI61];[.BL61])" office:value-type="float" office:value="47.3113333333333" calcext:value-type="float">
            <text:p>47.3113333333333</text:p>
          </table:table-cell>
          <table:table-cell table:formula="of:=AVERAGE([.BG61];[.BJ61];[.BM61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61];[.BV61];[.BY61])" office:value-type="float" office:value="0" calcext:value-type="float">
            <text:p>0</text:p>
          </table:table-cell>
          <table:table-cell table:formula="of:=AVERAGE([.BT61];[.BW61];[.BZ61])" office:value-type="float" office:value="67.367" calcext:value-type="float">
            <text:p>67.367</text:p>
          </table:table-cell>
          <table:table-cell table:formula="of:=AVERAGE([.BU61];[.BX61];[.CA61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6.2" calcext:value-type="float">
            <text:p>116.2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9" calcext:value-type="float">
            <text:p>119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" calcext:value-type="float">
            <text:p>115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61];[.CJ61];[.CM61])" office:value-type="float" office:value="116.733333333333" calcext:value-type="float">
            <text:p>116.733333333333</text:p>
          </table:table-cell>
          <table:table-cell table:formula="of:=AVERAGE([.CH61];[.CK61];[.CN61])" office:value-type="float" office:value="114.678333333333" calcext:value-type="float">
            <text:p>114.678333333333</text:p>
          </table:table-cell>
          <table:table-cell table:formula="of:=AVERAGE([.CI61];[.CL61];[.CO61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68.3" calcext:value-type="float">
            <text:p>268.3</text:p>
          </table:table-cell>
          <table:table-cell office:value-type="float" office:value="288.863" calcext:value-type="float">
            <text:p>288.863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55.9" calcext:value-type="float">
            <text:p>255.9</text:p>
          </table:table-cell>
          <table:table-cell office:value-type="float" office:value="293.309" calcext:value-type="float">
            <text:p>293.309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6" calcext:value-type="float">
            <text:p>266</text:p>
          </table:table-cell>
          <table:table-cell office:value-type="float" office:value="315.621" calcext:value-type="float">
            <text:p>315.621</text:p>
          </table:table-cell>
          <table:table-cell office:value-type="float" office:value="644.523" calcext:value-type="float">
            <text:p>644.523</text:p>
          </table:table-cell>
          <table:table-cell table:formula="of:=AVERAGE([.A62];[.D62];[.G62])" office:value-type="float" office:value="263.4" calcext:value-type="float">
            <text:p>263.4</text:p>
          </table:table-cell>
          <table:table-cell table:formula="of:=AVERAGE([.B62];[.E62];[.H62])" office:value-type="float" office:value="299.264333333333" calcext:value-type="float">
            <text:p>299.264333333333</text:p>
          </table:table-cell>
          <table:table-cell table:formula="of:=AVERAGE([.C62];[.F62];[.I62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4.4" calcext:value-type="float">
            <text:p>64.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0.5" calcext:value-type="float">
            <text:p>60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5" calcext:value-type="float">
            <text:p>64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62];[.R62];[.U62])" office:value-type="float" office:value="63.1333333333333" calcext:value-type="float">
            <text:p>63.1333333333333</text:p>
          </table:table-cell>
          <table:table-cell table:formula="of:=AVERAGE([.P62];[.S62];[.V62])" office:value-type="float" office:value="35.145" calcext:value-type="float">
            <text:p>35.145</text:p>
          </table:table-cell>
          <table:table-cell table:formula="of:=AVERAGE([.Q62];[.T62];[.W62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4.9" calcext:value-type="float">
            <text:p>4.9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62];[.AF62];[.AI62])" office:value-type="float" office:value="1.63333333333333" calcext:value-type="float">
            <text:p>1.63333333333333</text:p>
          </table:table-cell>
          <table:table-cell table:formula="of:=AVERAGE([.AD62];[.AG62];[.AJ62])" office:value-type="float" office:value="218.177333333333" calcext:value-type="float">
            <text:p>218.177333333333</text:p>
          </table:table-cell>
          <table:table-cell table:formula="of:=AVERAGE([.AE62];[.AH62];[.AK62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62]+[.O62]+[.AC62]" office:value-type="float" office:value="332.7" calcext:value-type="float">
            <text:p>332.7</text:p>
          </table:table-cell>
          <table:table-cell table:formula="of:=[.B62]+[.P62]+[.AD62]" office:value-type="float" office:value="542.969" calcext:value-type="float">
            <text:p>542.969</text:p>
          </table:table-cell>
          <table:table-cell table:formula="of:=[.C62]+[.Q62]+[.AE62]" office:value-type="float" office:value="3298.371" calcext:value-type="float">
            <text:p>3298.371</text:p>
          </table:table-cell>
          <table:table-cell table:formula="of:=[.D62]+[.R62]+[.AF62]" office:value-type="float" office:value="316.4" calcext:value-type="float">
            <text:p>316.4</text:p>
          </table:table-cell>
          <table:table-cell table:formula="of:=[.E62]+[.S62]+[.AG62]" office:value-type="float" office:value="547.255" calcext:value-type="float">
            <text:p>547.255</text:p>
          </table:table-cell>
          <table:table-cell table:formula="of:=[.F62]+[.T62]+[.AH62]" office:value-type="float" office:value="3312.332" calcext:value-type="float">
            <text:p>3312.332</text:p>
          </table:table-cell>
          <table:table-cell table:formula="of:=[.G62]+[.U62]+[.AI62]" office:value-type="float" office:value="335.4" calcext:value-type="float">
            <text:p>335.4</text:p>
          </table:table-cell>
          <table:table-cell table:formula="of:=[.H62]+[.V62]+[.AJ62]" office:value-type="float" office:value="567.536" calcext:value-type="float">
            <text:p>567.536</text:p>
          </table:table-cell>
          <table:table-cell table:formula="of:=[.I62]+[.W62]+[.AK62]" office:value-type="float" office:value="3328.793" calcext:value-type="float">
            <text:p>3328.793</text:p>
          </table:table-cell>
          <table:table-cell table:formula="of:=AVERAGE([.AQ62];[.AT62];[.AW62])" office:value-type="float" office:value="328.166666666667" calcext:value-type="float">
            <text:p>328.166666666667</text:p>
          </table:table-cell>
          <table:table-cell table:formula="of:=AVERAGE([.AR62];[.AU62];[.AX62])" office:value-type="float" office:value="552.586666666667" calcext:value-type="float">
            <text:p>552.586666666667</text:p>
          </table:table-cell>
          <table:table-cell table:formula="of:=AVERAGE([.AS62];[.AV62];[.AY62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62]-[.BS62]" office:value-type="float" office:value="116.8" calcext:value-type="float">
            <text:p>116.8</text:p>
          </table:table-cell>
          <table:table-cell table:formula="of:=[.CH62]-[.BT62]" office:value-type="float" office:value="47.602" calcext:value-type="float">
            <text:p>47.602</text:p>
          </table:table-cell>
          <table:table-cell table:formula="of:=[.CI62]-[.BU62]" office:value-type="float" office:value="183.632" calcext:value-type="float">
            <text:p>183.632</text:p>
          </table:table-cell>
          <table:table-cell table:formula="of:=[.CJ62]-[.BV62]" office:value-type="float" office:value="115.2" calcext:value-type="float">
            <text:p>115.2</text:p>
          </table:table-cell>
          <table:table-cell table:formula="of:=[.CK62]-[.BW62]" office:value-type="float" office:value="47.164" calcext:value-type="float">
            <text:p>47.164</text:p>
          </table:table-cell>
          <table:table-cell table:formula="of:=[.CL62]-[.BX62]" office:value-type="float" office:value="183.632" calcext:value-type="float">
            <text:p>183.632</text:p>
          </table:table-cell>
          <table:table-cell table:formula="of:=[.CM62]-[.BY62]" office:value-type="float" office:value="116" calcext:value-type="float">
            <text:p>116</text:p>
          </table:table-cell>
          <table:table-cell table:formula="of:=[.CN62]-[.BZ62]" office:value-type="float" office:value="47.168" calcext:value-type="float">
            <text:p>47.168</text:p>
          </table:table-cell>
          <table:table-cell table:formula="of:=[.CO62]-[.CA62]" office:value-type="float" office:value="183.632" calcext:value-type="float">
            <text:p>183.632</text:p>
          </table:table-cell>
          <table:table-cell table:formula="of:=AVERAGE([.BE62];[.BH62];[.BK62])" office:value-type="float" office:value="116" calcext:value-type="float">
            <text:p>116</text:p>
          </table:table-cell>
          <table:table-cell table:formula="of:=AVERAGE([.BF62];[.BI62];[.BL62])" office:value-type="float" office:value="47.3113333333333" calcext:value-type="float">
            <text:p>47.3113333333333</text:p>
          </table:table-cell>
          <table:table-cell table:formula="of:=AVERAGE([.BG62];[.BJ62];[.BM62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62];[.BV62];[.BY62])" office:value-type="float" office:value="0" calcext:value-type="float">
            <text:p>0</text:p>
          </table:table-cell>
          <table:table-cell table:formula="of:=AVERAGE([.BT62];[.BW62];[.BZ62])" office:value-type="float" office:value="67.367" calcext:value-type="float">
            <text:p>67.367</text:p>
          </table:table-cell>
          <table:table-cell table:formula="of:=AVERAGE([.BU62];[.BX62];[.CA6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6.8" calcext:value-type="float">
            <text:p>116.8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2" calcext:value-type="float">
            <text:p>115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" calcext:value-type="float">
            <text:p>11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62];[.CJ62];[.CM62])" office:value-type="float" office:value="116" calcext:value-type="float">
            <text:p>116</text:p>
          </table:table-cell>
          <table:table-cell table:formula="of:=AVERAGE([.CH62];[.CK62];[.CN62])" office:value-type="float" office:value="114.678333333333" calcext:value-type="float">
            <text:p>114.678333333333</text:p>
          </table:table-cell>
          <table:table-cell table:formula="of:=AVERAGE([.CI62];[.CL62];[.CO62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74.2" calcext:value-type="float">
            <text:p>274.2</text:p>
          </table:table-cell>
          <table:table-cell office:value-type="float" office:value="290.098" calcext:value-type="float">
            <text:p>290.098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59.4" calcext:value-type="float">
            <text:p>259.4</text:p>
          </table:table-cell>
          <table:table-cell office:value-type="float" office:value="293.281" calcext:value-type="float">
            <text:p>293.28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9.9" calcext:value-type="float">
            <text:p>269.9</text:p>
          </table:table-cell>
          <table:table-cell office:value-type="float" office:value="316.078" calcext:value-type="float">
            <text:p>316.078</text:p>
          </table:table-cell>
          <table:table-cell office:value-type="float" office:value="644.523" calcext:value-type="float">
            <text:p>644.523</text:p>
          </table:table-cell>
          <table:table-cell table:formula="of:=AVERAGE([.A63];[.D63];[.G63])" office:value-type="float" office:value="267.833333333333" calcext:value-type="float">
            <text:p>267.833333333333</text:p>
          </table:table-cell>
          <table:table-cell table:formula="of:=AVERAGE([.B63];[.E63];[.H63])" office:value-type="float" office:value="299.819" calcext:value-type="float">
            <text:p>299.819</text:p>
          </table:table-cell>
          <table:table-cell table:formula="of:=AVERAGE([.C63];[.F63];[.I63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6.1" calcext:value-type="float">
            <text:p>66.1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5" calcext:value-type="float">
            <text:p>64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5" calcext:value-type="float">
            <text:p>64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63];[.R63];[.U63])" office:value-type="float" office:value="65.0333333333333" calcext:value-type="float">
            <text:p>65.0333333333333</text:p>
          </table:table-cell>
          <table:table-cell table:formula="of:=AVERAGE([.P63];[.S63];[.V63])" office:value-type="float" office:value="35.145" calcext:value-type="float">
            <text:p>35.145</text:p>
          </table:table-cell>
          <table:table-cell table:formula="of:=AVERAGE([.Q63];[.T63];[.W63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63];[.AF63];[.AI63])" office:value-type="float" office:value="0" calcext:value-type="float">
            <text:p>0</text:p>
          </table:table-cell>
          <table:table-cell table:formula="of:=AVERAGE([.AD63];[.AG63];[.AJ63])" office:value-type="float" office:value="218.177333333333" calcext:value-type="float">
            <text:p>218.177333333333</text:p>
          </table:table-cell>
          <table:table-cell table:formula="of:=AVERAGE([.AE63];[.AH63];[.AK63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63]+[.O63]+[.AC63]" office:value-type="float" office:value="340.3" calcext:value-type="float">
            <text:p>340.3</text:p>
          </table:table-cell>
          <table:table-cell table:formula="of:=[.B63]+[.P63]+[.AD63]" office:value-type="float" office:value="544.204" calcext:value-type="float">
            <text:p>544.204</text:p>
          </table:table-cell>
          <table:table-cell table:formula="of:=[.C63]+[.Q63]+[.AE63]" office:value-type="float" office:value="3298.371" calcext:value-type="float">
            <text:p>3298.371</text:p>
          </table:table-cell>
          <table:table-cell table:formula="of:=[.D63]+[.R63]+[.AF63]" office:value-type="float" office:value="323.9" calcext:value-type="float">
            <text:p>323.9</text:p>
          </table:table-cell>
          <table:table-cell table:formula="of:=[.E63]+[.S63]+[.AG63]" office:value-type="float" office:value="547.227" calcext:value-type="float">
            <text:p>547.227</text:p>
          </table:table-cell>
          <table:table-cell table:formula="of:=[.F63]+[.T63]+[.AH63]" office:value-type="float" office:value="3312.332" calcext:value-type="float">
            <text:p>3312.332</text:p>
          </table:table-cell>
          <table:table-cell table:formula="of:=[.G63]+[.U63]+[.AI63]" office:value-type="float" office:value="334.4" calcext:value-type="float">
            <text:p>334.4</text:p>
          </table:table-cell>
          <table:table-cell table:formula="of:=[.H63]+[.V63]+[.AJ63]" office:value-type="float" office:value="567.993" calcext:value-type="float">
            <text:p>567.993</text:p>
          </table:table-cell>
          <table:table-cell table:formula="of:=[.I63]+[.W63]+[.AK63]" office:value-type="float" office:value="3328.793" calcext:value-type="float">
            <text:p>3328.793</text:p>
          </table:table-cell>
          <table:table-cell table:formula="of:=AVERAGE([.AQ63];[.AT63];[.AW63])" office:value-type="float" office:value="332.866666666667" calcext:value-type="float">
            <text:p>332.866666666667</text:p>
          </table:table-cell>
          <table:table-cell table:formula="of:=AVERAGE([.AR63];[.AU63];[.AX63])" office:value-type="float" office:value="553.141333333333" calcext:value-type="float">
            <text:p>553.141333333333</text:p>
          </table:table-cell>
          <table:table-cell table:formula="of:=AVERAGE([.AS63];[.AV63];[.AY63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63]-[.BS63]" office:value-type="float" office:value="116" calcext:value-type="float">
            <text:p>116</text:p>
          </table:table-cell>
          <table:table-cell table:formula="of:=[.CH63]-[.BT63]" office:value-type="float" office:value="47.602" calcext:value-type="float">
            <text:p>47.602</text:p>
          </table:table-cell>
          <table:table-cell table:formula="of:=[.CI63]-[.BU63]" office:value-type="float" office:value="183.632" calcext:value-type="float">
            <text:p>183.632</text:p>
          </table:table-cell>
          <table:table-cell table:formula="of:=[.CJ63]-[.BV63]" office:value-type="float" office:value="116.6" calcext:value-type="float">
            <text:p>116.6</text:p>
          </table:table-cell>
          <table:table-cell table:formula="of:=[.CK63]-[.BW63]" office:value-type="float" office:value="47.164" calcext:value-type="float">
            <text:p>47.164</text:p>
          </table:table-cell>
          <table:table-cell table:formula="of:=[.CL63]-[.BX63]" office:value-type="float" office:value="183.632" calcext:value-type="float">
            <text:p>183.632</text:p>
          </table:table-cell>
          <table:table-cell table:formula="of:=[.CM63]-[.BY63]" office:value-type="float" office:value="118.2" calcext:value-type="float">
            <text:p>118.2</text:p>
          </table:table-cell>
          <table:table-cell table:formula="of:=[.CN63]-[.BZ63]" office:value-type="float" office:value="47.168" calcext:value-type="float">
            <text:p>47.168</text:p>
          </table:table-cell>
          <table:table-cell table:formula="of:=[.CO63]-[.CA63]" office:value-type="float" office:value="183.632" calcext:value-type="float">
            <text:p>183.632</text:p>
          </table:table-cell>
          <table:table-cell table:formula="of:=AVERAGE([.BE63];[.BH63];[.BK63])" office:value-type="float" office:value="116.933333333333" calcext:value-type="float">
            <text:p>116.933333333333</text:p>
          </table:table-cell>
          <table:table-cell table:formula="of:=AVERAGE([.BF63];[.BI63];[.BL63])" office:value-type="float" office:value="47.3113333333333" calcext:value-type="float">
            <text:p>47.3113333333333</text:p>
          </table:table-cell>
          <table:table-cell table:formula="of:=AVERAGE([.BG63];[.BJ63];[.BM63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63];[.BV63];[.BY63])" office:value-type="float" office:value="0" calcext:value-type="float">
            <text:p>0</text:p>
          </table:table-cell>
          <table:table-cell table:formula="of:=AVERAGE([.BT63];[.BW63];[.BZ63])" office:value-type="float" office:value="67.367" calcext:value-type="float">
            <text:p>67.367</text:p>
          </table:table-cell>
          <table:table-cell table:formula="of:=AVERAGE([.BU63];[.BX63];[.CA63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6" calcext:value-type="float">
            <text:p>116.6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8.2" calcext:value-type="float">
            <text:p>118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63];[.CJ63];[.CM63])" office:value-type="float" office:value="116.933333333333" calcext:value-type="float">
            <text:p>116.933333333333</text:p>
          </table:table-cell>
          <table:table-cell table:formula="of:=AVERAGE([.CH63];[.CK63];[.CN63])" office:value-type="float" office:value="114.678333333333" calcext:value-type="float">
            <text:p>114.678333333333</text:p>
          </table:table-cell>
          <table:table-cell table:formula="of:=AVERAGE([.CI63];[.CL63];[.CO63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70.1" calcext:value-type="float">
            <text:p>270.1</text:p>
          </table:table-cell>
          <table:table-cell office:value-type="float" office:value="289.059" calcext:value-type="float">
            <text:p>289.059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61.5" calcext:value-type="float">
            <text:p>261.5</text:p>
          </table:table-cell>
          <table:table-cell office:value-type="float" office:value="292.215" calcext:value-type="float">
            <text:p>292.21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2.4" calcext:value-type="float">
            <text:p>262.4</text:p>
          </table:table-cell>
          <table:table-cell office:value-type="float" office:value="315.543" calcext:value-type="float">
            <text:p>315.543</text:p>
          </table:table-cell>
          <table:table-cell office:value-type="float" office:value="644.523" calcext:value-type="float">
            <text:p>644.523</text:p>
          </table:table-cell>
          <table:table-cell table:formula="of:=AVERAGE([.A64];[.D64];[.G64])" office:value-type="float" office:value="264.666666666667" calcext:value-type="float">
            <text:p>264.666666666667</text:p>
          </table:table-cell>
          <table:table-cell table:formula="of:=AVERAGE([.B64];[.E64];[.H64])" office:value-type="float" office:value="298.939" calcext:value-type="float">
            <text:p>298.939</text:p>
          </table:table-cell>
          <table:table-cell table:formula="of:=AVERAGE([.C64];[.F64];[.I64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2" calcext:value-type="float">
            <text:p>64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1.5" calcext:value-type="float">
            <text:p>61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64];[.R64];[.U64])" office:value-type="float" office:value="63.5666666666667" calcext:value-type="float">
            <text:p>63.5666666666667</text:p>
          </table:table-cell>
          <table:table-cell table:formula="of:=AVERAGE([.P64];[.S64];[.V64])" office:value-type="float" office:value="35.145" calcext:value-type="float">
            <text:p>35.145</text:p>
          </table:table-cell>
          <table:table-cell table:formula="of:=AVERAGE([.Q64];[.T64];[.W64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4.9" calcext:value-type="float">
            <text:p>4.9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64];[.AF64];[.AI64])" office:value-type="float" office:value="1.63333333333333" calcext:value-type="float">
            <text:p>1.63333333333333</text:p>
          </table:table-cell>
          <table:table-cell table:formula="of:=AVERAGE([.AD64];[.AG64];[.AJ64])" office:value-type="float" office:value="218.177333333333" calcext:value-type="float">
            <text:p>218.177333333333</text:p>
          </table:table-cell>
          <table:table-cell table:formula="of:=AVERAGE([.AE64];[.AH64];[.AK64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64]+[.O64]+[.AC64]" office:value-type="float" office:value="335.1" calcext:value-type="float">
            <text:p>335.1</text:p>
          </table:table-cell>
          <table:table-cell table:formula="of:=[.B64]+[.P64]+[.AD64]" office:value-type="float" office:value="543.165" calcext:value-type="float">
            <text:p>543.165</text:p>
          </table:table-cell>
          <table:table-cell table:formula="of:=[.C64]+[.Q64]+[.AE64]" office:value-type="float" office:value="3298.371" calcext:value-type="float">
            <text:p>3298.371</text:p>
          </table:table-cell>
          <table:table-cell table:formula="of:=[.D64]+[.R64]+[.AF64]" office:value-type="float" office:value="330.6" calcext:value-type="float">
            <text:p>330.6</text:p>
          </table:table-cell>
          <table:table-cell table:formula="of:=[.E64]+[.S64]+[.AG64]" office:value-type="float" office:value="546.161" calcext:value-type="float">
            <text:p>546.161</text:p>
          </table:table-cell>
          <table:table-cell table:formula="of:=[.F64]+[.T64]+[.AH64]" office:value-type="float" office:value="3312.332" calcext:value-type="float">
            <text:p>3312.332</text:p>
          </table:table-cell>
          <table:table-cell table:formula="of:=[.G64]+[.U64]+[.AI64]" office:value-type="float" office:value="323.9" calcext:value-type="float">
            <text:p>323.9</text:p>
          </table:table-cell>
          <table:table-cell table:formula="of:=[.H64]+[.V64]+[.AJ64]" office:value-type="float" office:value="567.458" calcext:value-type="float">
            <text:p>567.458</text:p>
          </table:table-cell>
          <table:table-cell table:formula="of:=[.I64]+[.W64]+[.AK64]" office:value-type="float" office:value="3328.793" calcext:value-type="float">
            <text:p>3328.793</text:p>
          </table:table-cell>
          <table:table-cell table:formula="of:=AVERAGE([.AQ64];[.AT64];[.AW64])" office:value-type="float" office:value="329.866666666667" calcext:value-type="float">
            <text:p>329.866666666667</text:p>
          </table:table-cell>
          <table:table-cell table:formula="of:=AVERAGE([.AR64];[.AU64];[.AX64])" office:value-type="float" office:value="552.261333333333" calcext:value-type="float">
            <text:p>552.261333333333</text:p>
          </table:table-cell>
          <table:table-cell table:formula="of:=AVERAGE([.AS64];[.AV64];[.AY64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64]-[.BS64]" office:value-type="float" office:value="114.8" calcext:value-type="float">
            <text:p>114.8</text:p>
          </table:table-cell>
          <table:table-cell table:formula="of:=[.CH64]-[.BT64]" office:value-type="float" office:value="47.602" calcext:value-type="float">
            <text:p>47.602</text:p>
          </table:table-cell>
          <table:table-cell table:formula="of:=[.CI64]-[.BU64]" office:value-type="float" office:value="183.632" calcext:value-type="float">
            <text:p>183.632</text:p>
          </table:table-cell>
          <table:table-cell table:formula="of:=[.CJ64]-[.BV64]" office:value-type="float" office:value="116.2" calcext:value-type="float">
            <text:p>116.2</text:p>
          </table:table-cell>
          <table:table-cell table:formula="of:=[.CK64]-[.BW64]" office:value-type="float" office:value="47.164" calcext:value-type="float">
            <text:p>47.164</text:p>
          </table:table-cell>
          <table:table-cell table:formula="of:=[.CL64]-[.BX64]" office:value-type="float" office:value="183.632" calcext:value-type="float">
            <text:p>183.632</text:p>
          </table:table-cell>
          <table:table-cell table:formula="of:=[.CM64]-[.BY64]" office:value-type="float" office:value="116.2" calcext:value-type="float">
            <text:p>116.2</text:p>
          </table:table-cell>
          <table:table-cell table:formula="of:=[.CN64]-[.BZ64]" office:value-type="float" office:value="47.168" calcext:value-type="float">
            <text:p>47.168</text:p>
          </table:table-cell>
          <table:table-cell table:formula="of:=[.CO64]-[.CA64]" office:value-type="float" office:value="183.632" calcext:value-type="float">
            <text:p>183.632</text:p>
          </table:table-cell>
          <table:table-cell table:formula="of:=AVERAGE([.BE64];[.BH64];[.BK64])" office:value-type="float" office:value="115.733333333333" calcext:value-type="float">
            <text:p>115.733333333333</text:p>
          </table:table-cell>
          <table:table-cell table:formula="of:=AVERAGE([.BF64];[.BI64];[.BL64])" office:value-type="float" office:value="47.3113333333333" calcext:value-type="float">
            <text:p>47.3113333333333</text:p>
          </table:table-cell>
          <table:table-cell table:formula="of:=AVERAGE([.BG64];[.BJ64];[.BM64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64];[.BV64];[.BY64])" office:value-type="float" office:value="0" calcext:value-type="float">
            <text:p>0</text:p>
          </table:table-cell>
          <table:table-cell table:formula="of:=AVERAGE([.BT64];[.BW64];[.BZ64])" office:value-type="float" office:value="67.367" calcext:value-type="float">
            <text:p>67.367</text:p>
          </table:table-cell>
          <table:table-cell table:formula="of:=AVERAGE([.BU64];[.BX64];[.CA6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4.8" calcext:value-type="float">
            <text:p>114.8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64];[.CJ64];[.CM64])" office:value-type="float" office:value="115.733333333333" calcext:value-type="float">
            <text:p>115.733333333333</text:p>
          </table:table-cell>
          <table:table-cell table:formula="of:=AVERAGE([.CH64];[.CK64];[.CN64])" office:value-type="float" office:value="114.678333333333" calcext:value-type="float">
            <text:p>114.678333333333</text:p>
          </table:table-cell>
          <table:table-cell table:formula="of:=AVERAGE([.CI64];[.CL64];[.CO64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64.6" calcext:value-type="float">
            <text:p>264.6</text:p>
          </table:table-cell>
          <table:table-cell office:value-type="float" office:value="289.148" calcext:value-type="float">
            <text:p>289.148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65.3" calcext:value-type="float">
            <text:p>265.3</text:p>
          </table:table-cell>
          <table:table-cell office:value-type="float" office:value="291.555" calcext:value-type="float">
            <text:p>291.55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0.1" calcext:value-type="float">
            <text:p>260.1</text:p>
          </table:table-cell>
          <table:table-cell office:value-type="float" office:value="315.363" calcext:value-type="float">
            <text:p>315.363</text:p>
          </table:table-cell>
          <table:table-cell office:value-type="float" office:value="644.523" calcext:value-type="float">
            <text:p>644.523</text:p>
          </table:table-cell>
          <table:table-cell table:formula="of:=AVERAGE([.A65];[.D65];[.G65])" office:value-type="float" office:value="263.333333333333" calcext:value-type="float">
            <text:p>263.333333333333</text:p>
          </table:table-cell>
          <table:table-cell table:formula="of:=AVERAGE([.B65];[.E65];[.H65])" office:value-type="float" office:value="298.688666666667" calcext:value-type="float">
            <text:p>298.688666666667</text:p>
          </table:table-cell>
          <table:table-cell table:formula="of:=AVERAGE([.C65];[.F65];[.I65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6.4" calcext:value-type="float">
            <text:p>66.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" calcext:value-type="float">
            <text:p>6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5.5" calcext:value-type="float">
            <text:p>65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65];[.R65];[.U65])" office:value-type="float" office:value="65.3" calcext:value-type="float">
            <text:p>65.3</text:p>
          </table:table-cell>
          <table:table-cell table:formula="of:=AVERAGE([.P65];[.S65];[.V65])" office:value-type="float" office:value="35.145" calcext:value-type="float">
            <text:p>35.145</text:p>
          </table:table-cell>
          <table:table-cell table:formula="of:=AVERAGE([.Q65];[.T65];[.W65])" office:value-type="float" office:value="85.125" calcext:value-type="float">
            <text:p>85.125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 office:value-type="float" office:value="218.961" calcext:value-type="float">
            <text:p>218.961</text:p>
          </table:table-cell>
          <table:table-cell office:value-type="float" office:value="2601.223" calcext:value-type="float">
            <text:p>2601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65];[.AF65];[.AI65])" office:value-type="float" office:value="1.96666666666667" calcext:value-type="float">
            <text:p>1.96666666666667</text:p>
          </table:table-cell>
          <table:table-cell table:formula="of:=AVERAGE([.AD65];[.AG65];[.AJ65])" office:value-type="float" office:value="218.177333333333" calcext:value-type="float">
            <text:p>218.177333333333</text:p>
          </table:table-cell>
          <table:table-cell table:formula="of:=AVERAGE([.AE65];[.AH65];[.AK65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65]+[.O65]+[.AC65]" office:value-type="float" office:value="336.9" calcext:value-type="float">
            <text:p>336.9</text:p>
          </table:table-cell>
          <table:table-cell table:formula="of:=[.B65]+[.P65]+[.AD65]" office:value-type="float" office:value="543.254" calcext:value-type="float">
            <text:p>543.254</text:p>
          </table:table-cell>
          <table:table-cell table:formula="of:=[.C65]+[.Q65]+[.AE65]" office:value-type="float" office:value="3298.371" calcext:value-type="float">
            <text:p>3298.371</text:p>
          </table:table-cell>
          <table:table-cell table:formula="of:=[.D65]+[.R65]+[.AF65]" office:value-type="float" office:value="329.3" calcext:value-type="float">
            <text:p>329.3</text:p>
          </table:table-cell>
          <table:table-cell table:formula="of:=[.E65]+[.S65]+[.AG65]" office:value-type="float" office:value="545.501" calcext:value-type="float">
            <text:p>545.501</text:p>
          </table:table-cell>
          <table:table-cell table:formula="of:=[.F65]+[.T65]+[.AH65]" office:value-type="float" office:value="3312.332" calcext:value-type="float">
            <text:p>3312.332</text:p>
          </table:table-cell>
          <table:table-cell table:formula="of:=[.G65]+[.U65]+[.AI65]" office:value-type="float" office:value="325.6" calcext:value-type="float">
            <text:p>325.6</text:p>
          </table:table-cell>
          <table:table-cell table:formula="of:=[.H65]+[.V65]+[.AJ65]" office:value-type="float" office:value="567.278" calcext:value-type="float">
            <text:p>567.278</text:p>
          </table:table-cell>
          <table:table-cell table:formula="of:=[.I65]+[.W65]+[.AK65]" office:value-type="float" office:value="3328.793" calcext:value-type="float">
            <text:p>3328.793</text:p>
          </table:table-cell>
          <table:table-cell table:formula="of:=AVERAGE([.AQ65];[.AT65];[.AW65])" office:value-type="float" office:value="330.6" calcext:value-type="float">
            <text:p>330.6</text:p>
          </table:table-cell>
          <table:table-cell table:formula="of:=AVERAGE([.AR65];[.AU65];[.AX65])" office:value-type="float" office:value="552.011" calcext:value-type="float">
            <text:p>552.011</text:p>
          </table:table-cell>
          <table:table-cell table:formula="of:=AVERAGE([.AS65];[.AV65];[.AY65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65]-[.BS65]" office:value-type="float" office:value="117" calcext:value-type="float">
            <text:p>117</text:p>
          </table:table-cell>
          <table:table-cell table:formula="of:=[.CH65]-[.BT65]" office:value-type="float" office:value="47.602" calcext:value-type="float">
            <text:p>47.602</text:p>
          </table:table-cell>
          <table:table-cell table:formula="of:=[.CI65]-[.BU65]" office:value-type="float" office:value="183.632" calcext:value-type="float">
            <text:p>183.632</text:p>
          </table:table-cell>
          <table:table-cell table:formula="of:=[.CJ65]-[.BV65]" office:value-type="float" office:value="117.8" calcext:value-type="float">
            <text:p>117.8</text:p>
          </table:table-cell>
          <table:table-cell table:formula="of:=[.CK65]-[.BW65]" office:value-type="float" office:value="47.164" calcext:value-type="float">
            <text:p>47.164</text:p>
          </table:table-cell>
          <table:table-cell table:formula="of:=[.CL65]-[.BX65]" office:value-type="float" office:value="183.632" calcext:value-type="float">
            <text:p>183.632</text:p>
          </table:table-cell>
          <table:table-cell table:formula="of:=[.CM65]-[.BY65]" office:value-type="float" office:value="115.2" calcext:value-type="float">
            <text:p>115.2</text:p>
          </table:table-cell>
          <table:table-cell table:formula="of:=[.CN65]-[.BZ65]" office:value-type="float" office:value="47.168" calcext:value-type="float">
            <text:p>47.168</text:p>
          </table:table-cell>
          <table:table-cell table:formula="of:=[.CO65]-[.CA65]" office:value-type="float" office:value="183.632" calcext:value-type="float">
            <text:p>183.632</text:p>
          </table:table-cell>
          <table:table-cell table:formula="of:=AVERAGE([.BE65];[.BH65];[.BK65])" office:value-type="float" office:value="116.666666666667" calcext:value-type="float">
            <text:p>116.666666666667</text:p>
          </table:table-cell>
          <table:table-cell table:formula="of:=AVERAGE([.BF65];[.BI65];[.BL65])" office:value-type="float" office:value="47.3113333333333" calcext:value-type="float">
            <text:p>47.3113333333333</text:p>
          </table:table-cell>
          <table:table-cell table:formula="of:=AVERAGE([.BG65];[.BJ65];[.BM65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65];[.BV65];[.BY65])" office:value-type="float" office:value="0" calcext:value-type="float">
            <text:p>0</text:p>
          </table:table-cell>
          <table:table-cell table:formula="of:=AVERAGE([.BT65];[.BW65];[.BZ65])" office:value-type="float" office:value="67.367" calcext:value-type="float">
            <text:p>67.367</text:p>
          </table:table-cell>
          <table:table-cell table:formula="of:=AVERAGE([.BU65];[.BX65];[.CA6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8" calcext:value-type="float">
            <text:p>117.8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2" calcext:value-type="float">
            <text:p>115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65];[.CJ65];[.CM65])" office:value-type="float" office:value="116.666666666667" calcext:value-type="float">
            <text:p>116.666666666667</text:p>
          </table:table-cell>
          <table:table-cell table:formula="of:=AVERAGE([.CH65];[.CK65];[.CN65])" office:value-type="float" office:value="114.678333333333" calcext:value-type="float">
            <text:p>114.678333333333</text:p>
          </table:table-cell>
          <table:table-cell table:formula="of:=AVERAGE([.CI65];[.CL65];[.CO65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38.7" calcext:value-type="float">
            <text:p>238.7</text:p>
          </table:table-cell>
          <table:table-cell office:value-type="float" office:value="287.219" calcext:value-type="float">
            <text:p>287.219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66" calcext:value-type="float">
            <text:p>266</text:p>
          </table:table-cell>
          <table:table-cell office:value-type="float" office:value="290.496" calcext:value-type="float">
            <text:p>290.49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62.6" calcext:value-type="float">
            <text:p>262.6</text:p>
          </table:table-cell>
          <table:table-cell office:value-type="float" office:value="315.336" calcext:value-type="float">
            <text:p>315.336</text:p>
          </table:table-cell>
          <table:table-cell office:value-type="float" office:value="644.523" calcext:value-type="float">
            <text:p>644.523</text:p>
          </table:table-cell>
          <table:table-cell table:formula="of:=AVERAGE([.A66];[.D66];[.G66])" office:value-type="float" office:value="255.766666666667" calcext:value-type="float">
            <text:p>255.766666666667</text:p>
          </table:table-cell>
          <table:table-cell table:formula="of:=AVERAGE([.B66];[.E66];[.H66])" office:value-type="float" office:value="297.683666666667" calcext:value-type="float">
            <text:p>297.683666666667</text:p>
          </table:table-cell>
          <table:table-cell table:formula="of:=AVERAGE([.C66];[.F66];[.I66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57.5" calcext:value-type="float">
            <text:p>57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2.6" calcext:value-type="float">
            <text:p>62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3.6" calcext:value-type="float">
            <text:p>63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66];[.R66];[.U66])" office:value-type="float" office:value="61.2333333333333" calcext:value-type="float">
            <text:p>61.2333333333333</text:p>
          </table:table-cell>
          <table:table-cell table:formula="of:=AVERAGE([.P66];[.S66];[.V66])" office:value-type="float" office:value="35.145" calcext:value-type="float">
            <text:p>35.145</text:p>
          </table:table-cell>
          <table:table-cell table:formula="of:=AVERAGE([.Q66];[.T66];[.W66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66];[.AF66];[.AI66])" office:value-type="float" office:value="0" calcext:value-type="float">
            <text:p>0</text:p>
          </table:table-cell>
          <table:table-cell table:formula="of:=AVERAGE([.AD66];[.AG66];[.AJ66])" office:value-type="float" office:value="217.510666666667" calcext:value-type="float">
            <text:p>217.510666666667</text:p>
          </table:table-cell>
          <table:table-cell table:formula="of:=AVERAGE([.AE66];[.AH66];[.AK66])" office:value-type="float" office:value="2599.85066666667" calcext:value-type="float">
            <text:p>2599.85066666667</text:p>
          </table:table-cell>
          <table:table-cell table:number-columns-repeated="2"/>
          <table:table-cell table:formula="of:=[.A66]+[.O66]+[.AC66]" office:value-type="float" office:value="296.2" calcext:value-type="float">
            <text:p>296.2</text:p>
          </table:table-cell>
          <table:table-cell table:formula="of:=[.B66]+[.P66]+[.AD66]" office:value-type="float" office:value="539.325" calcext:value-type="float">
            <text:p>539.325</text:p>
          </table:table-cell>
          <table:table-cell table:formula="of:=[.C66]+[.Q66]+[.AE66]" office:value-type="float" office:value="3296.371" calcext:value-type="float">
            <text:p>3296.371</text:p>
          </table:table-cell>
          <table:table-cell table:formula="of:=[.D66]+[.R66]+[.AF66]" office:value-type="float" office:value="328.6" calcext:value-type="float">
            <text:p>328.6</text:p>
          </table:table-cell>
          <table:table-cell table:formula="of:=[.E66]+[.S66]+[.AG66]" office:value-type="float" office:value="544.442" calcext:value-type="float">
            <text:p>544.442</text:p>
          </table:table-cell>
          <table:table-cell table:formula="of:=[.F66]+[.T66]+[.AH66]" office:value-type="float" office:value="3312.332" calcext:value-type="float">
            <text:p>3312.332</text:p>
          </table:table-cell>
          <table:table-cell table:formula="of:=[.G66]+[.U66]+[.AI66]" office:value-type="float" office:value="326.2" calcext:value-type="float">
            <text:p>326.2</text:p>
          </table:table-cell>
          <table:table-cell table:formula="of:=[.H66]+[.V66]+[.AJ66]" office:value-type="float" office:value="567.251" calcext:value-type="float">
            <text:p>567.251</text:p>
          </table:table-cell>
          <table:table-cell table:formula="of:=[.I66]+[.W66]+[.AK66]" office:value-type="float" office:value="3328.793" calcext:value-type="float">
            <text:p>3328.793</text:p>
          </table:table-cell>
          <table:table-cell table:formula="of:=AVERAGE([.AQ66];[.AT66];[.AW66])" office:value-type="float" office:value="317" calcext:value-type="float">
            <text:p>317</text:p>
          </table:table-cell>
          <table:table-cell table:formula="of:=AVERAGE([.AR66];[.AU66];[.AX66])" office:value-type="float" office:value="550.339333333333" calcext:value-type="float">
            <text:p>550.339333333333</text:p>
          </table:table-cell>
          <table:table-cell table:formula="of:=AVERAGE([.AS66];[.AV66];[.AY66])" office:value-type="float" office:value="3312.49866666667" calcext:value-type="float">
            <text:p>3312.49866666667</text:p>
          </table:table-cell>
          <table:table-cell table:number-columns-repeated="2"/>
          <table:table-cell table:formula="of:=[.CG66]-[.BS66]" office:value-type="float" office:value="117" calcext:value-type="float">
            <text:p>117</text:p>
          </table:table-cell>
          <table:table-cell table:formula="of:=[.CH66]-[.BT66]" office:value-type="float" office:value="47.602" calcext:value-type="float">
            <text:p>47.602</text:p>
          </table:table-cell>
          <table:table-cell table:formula="of:=[.CI66]-[.BU66]" office:value-type="float" office:value="183.632" calcext:value-type="float">
            <text:p>183.632</text:p>
          </table:table-cell>
          <table:table-cell table:formula="of:=[.CJ66]-[.BV66]" office:value-type="float" office:value="114" calcext:value-type="float">
            <text:p>114</text:p>
          </table:table-cell>
          <table:table-cell table:formula="of:=[.CK66]-[.BW66]" office:value-type="float" office:value="47.164" calcext:value-type="float">
            <text:p>47.164</text:p>
          </table:table-cell>
          <table:table-cell table:formula="of:=[.CL66]-[.BX66]" office:value-type="float" office:value="183.632" calcext:value-type="float">
            <text:p>183.632</text:p>
          </table:table-cell>
          <table:table-cell table:formula="of:=[.CM66]-[.BY66]" office:value-type="float" office:value="118.2" calcext:value-type="float">
            <text:p>118.2</text:p>
          </table:table-cell>
          <table:table-cell table:formula="of:=[.CN66]-[.BZ66]" office:value-type="float" office:value="47.168" calcext:value-type="float">
            <text:p>47.168</text:p>
          </table:table-cell>
          <table:table-cell table:formula="of:=[.CO66]-[.CA66]" office:value-type="float" office:value="183.632" calcext:value-type="float">
            <text:p>183.632</text:p>
          </table:table-cell>
          <table:table-cell table:formula="of:=AVERAGE([.BE66];[.BH66];[.BK66])" office:value-type="float" office:value="116.4" calcext:value-type="float">
            <text:p>116.4</text:p>
          </table:table-cell>
          <table:table-cell table:formula="of:=AVERAGE([.BF66];[.BI66];[.BL66])" office:value-type="float" office:value="47.3113333333333" calcext:value-type="float">
            <text:p>47.3113333333333</text:p>
          </table:table-cell>
          <table:table-cell table:formula="of:=AVERAGE([.BG66];[.BJ66];[.BM66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1" calcext:value-type="float">
            <text:p>1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66];[.BV66];[.BY66])" office:value-type="float" office:value="0.333333333333333" calcext:value-type="float">
            <text:p>0.333333333333333</text:p>
          </table:table-cell>
          <table:table-cell table:formula="of:=AVERAGE([.BT66];[.BW66];[.BZ66])" office:value-type="float" office:value="67.367" calcext:value-type="float">
            <text:p>67.367</text:p>
          </table:table-cell>
          <table:table-cell table:formula="of:=AVERAGE([.BU66];[.BX66];[.CA66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" calcext:value-type="float">
            <text:p>115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8.2" calcext:value-type="float">
            <text:p>118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66];[.CJ66];[.CM66])" office:value-type="float" office:value="116.733333333333" calcext:value-type="float">
            <text:p>116.733333333333</text:p>
          </table:table-cell>
          <table:table-cell table:formula="of:=AVERAGE([.CH66];[.CK66];[.CN66])" office:value-type="float" office:value="114.678333333333" calcext:value-type="float">
            <text:p>114.678333333333</text:p>
          </table:table-cell>
          <table:table-cell table:formula="of:=AVERAGE([.CI66];[.CL66];[.CO66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57.8" calcext:value-type="float">
            <text:p>257.8</text:p>
          </table:table-cell>
          <table:table-cell office:value-type="float" office:value="285.797" calcext:value-type="float">
            <text:p>285.797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45.5" calcext:value-type="float">
            <text:p>245.5</text:p>
          </table:table-cell>
          <table:table-cell office:value-type="float" office:value="291.762" calcext:value-type="float">
            <text:p>291.76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55.8" calcext:value-type="float">
            <text:p>255.8</text:p>
          </table:table-cell>
          <table:table-cell office:value-type="float" office:value="315.262" calcext:value-type="float">
            <text:p>315.262</text:p>
          </table:table-cell>
          <table:table-cell office:value-type="float" office:value="644.523" calcext:value-type="float">
            <text:p>644.523</text:p>
          </table:table-cell>
          <table:table-cell table:formula="of:=AVERAGE([.A67];[.D67];[.G67])" office:value-type="float" office:value="253.033333333333" calcext:value-type="float">
            <text:p>253.033333333333</text:p>
          </table:table-cell>
          <table:table-cell table:formula="of:=AVERAGE([.B67];[.E67];[.H67])" office:value-type="float" office:value="297.607" calcext:value-type="float">
            <text:p>297.607</text:p>
          </table:table-cell>
          <table:table-cell table:formula="of:=AVERAGE([.C67];[.F67];[.I67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58.7" calcext:value-type="float">
            <text:p>58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3.3" calcext:value-type="float">
            <text:p>63.3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67];[.R67];[.U67])" office:value-type="float" office:value="61.8333333333333" calcext:value-type="float">
            <text:p>61.8333333333333</text:p>
          </table:table-cell>
          <table:table-cell table:formula="of:=AVERAGE([.P67];[.S67];[.V67])" office:value-type="float" office:value="35.145" calcext:value-type="float">
            <text:p>35.145</text:p>
          </table:table-cell>
          <table:table-cell table:formula="of:=AVERAGE([.Q67];[.T67];[.W67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5.9" calcext:value-type="float">
            <text:p>5.9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67];[.AF67];[.AI67])" office:value-type="float" office:value="1.96666666666667" calcext:value-type="float">
            <text:p>1.96666666666667</text:p>
          </table:table-cell>
          <table:table-cell table:formula="of:=AVERAGE([.AD67];[.AG67];[.AJ67])" office:value-type="float" office:value="217.510666666667" calcext:value-type="float">
            <text:p>217.510666666667</text:p>
          </table:table-cell>
          <table:table-cell table:formula="of:=AVERAGE([.AE67];[.AH67];[.AK67])" office:value-type="float" office:value="2599.85066666667" calcext:value-type="float">
            <text:p>2599.85066666667</text:p>
          </table:table-cell>
          <table:table-cell table:number-columns-repeated="2"/>
          <table:table-cell table:formula="of:=[.A67]+[.O67]+[.AC67]" office:value-type="float" office:value="321.3" calcext:value-type="float">
            <text:p>321.3</text:p>
          </table:table-cell>
          <table:table-cell table:formula="of:=[.B67]+[.P67]+[.AD67]" office:value-type="float" office:value="537.903" calcext:value-type="float">
            <text:p>537.903</text:p>
          </table:table-cell>
          <table:table-cell table:formula="of:=[.C67]+[.Q67]+[.AE67]" office:value-type="float" office:value="3296.371" calcext:value-type="float">
            <text:p>3296.371</text:p>
          </table:table-cell>
          <table:table-cell table:formula="of:=[.D67]+[.R67]+[.AF67]" office:value-type="float" office:value="304.2" calcext:value-type="float">
            <text:p>304.2</text:p>
          </table:table-cell>
          <table:table-cell table:formula="of:=[.E67]+[.S67]+[.AG67]" office:value-type="float" office:value="545.708" calcext:value-type="float">
            <text:p>545.708</text:p>
          </table:table-cell>
          <table:table-cell table:formula="of:=[.F67]+[.T67]+[.AH67]" office:value-type="float" office:value="3312.332" calcext:value-type="float">
            <text:p>3312.332</text:p>
          </table:table-cell>
          <table:table-cell table:formula="of:=[.G67]+[.U67]+[.AI67]" office:value-type="float" office:value="325" calcext:value-type="float">
            <text:p>325</text:p>
          </table:table-cell>
          <table:table-cell table:formula="of:=[.H67]+[.V67]+[.AJ67]" office:value-type="float" office:value="567.177" calcext:value-type="float">
            <text:p>567.177</text:p>
          </table:table-cell>
          <table:table-cell table:formula="of:=[.I67]+[.W67]+[.AK67]" office:value-type="float" office:value="3328.793" calcext:value-type="float">
            <text:p>3328.793</text:p>
          </table:table-cell>
          <table:table-cell table:formula="of:=AVERAGE([.AQ67];[.AT67];[.AW67])" office:value-type="float" office:value="316.833333333333" calcext:value-type="float">
            <text:p>316.833333333333</text:p>
          </table:table-cell>
          <table:table-cell table:formula="of:=AVERAGE([.AR67];[.AU67];[.AX67])" office:value-type="float" office:value="550.262666666667" calcext:value-type="float">
            <text:p>550.262666666667</text:p>
          </table:table-cell>
          <table:table-cell table:formula="of:=AVERAGE([.AS67];[.AV67];[.AY67])" office:value-type="float" office:value="3312.49866666667" calcext:value-type="float">
            <text:p>3312.49866666667</text:p>
          </table:table-cell>
          <table:table-cell table:number-columns-repeated="2"/>
          <table:table-cell table:formula="of:=[.CG67]-[.BS67]" office:value-type="float" office:value="117.8" calcext:value-type="float">
            <text:p>117.8</text:p>
          </table:table-cell>
          <table:table-cell table:formula="of:=[.CH67]-[.BT67]" office:value-type="float" office:value="47.602" calcext:value-type="float">
            <text:p>47.602</text:p>
          </table:table-cell>
          <table:table-cell table:formula="of:=[.CI67]-[.BU67]" office:value-type="float" office:value="183.632" calcext:value-type="float">
            <text:p>183.632</text:p>
          </table:table-cell>
          <table:table-cell table:formula="of:=[.CJ67]-[.BV67]" office:value-type="float" office:value="117.1" calcext:value-type="float">
            <text:p>117.1</text:p>
          </table:table-cell>
          <table:table-cell table:formula="of:=[.CK67]-[.BW67]" office:value-type="float" office:value="47.164" calcext:value-type="float">
            <text:p>47.164</text:p>
          </table:table-cell>
          <table:table-cell table:formula="of:=[.CL67]-[.BX67]" office:value-type="float" office:value="183.632" calcext:value-type="float">
            <text:p>183.632</text:p>
          </table:table-cell>
          <table:table-cell table:formula="of:=[.CM67]-[.BY67]" office:value-type="float" office:value="115.2" calcext:value-type="float">
            <text:p>115.2</text:p>
          </table:table-cell>
          <table:table-cell table:formula="of:=[.CN67]-[.BZ67]" office:value-type="float" office:value="47.168" calcext:value-type="float">
            <text:p>47.168</text:p>
          </table:table-cell>
          <table:table-cell table:formula="of:=[.CO67]-[.CA67]" office:value-type="float" office:value="183.632" calcext:value-type="float">
            <text:p>183.632</text:p>
          </table:table-cell>
          <table:table-cell table:formula="of:=AVERAGE([.BE67];[.BH67];[.BK67])" office:value-type="float" office:value="116.7" calcext:value-type="float">
            <text:p>116.7</text:p>
          </table:table-cell>
          <table:table-cell table:formula="of:=AVERAGE([.BF67];[.BI67];[.BL67])" office:value-type="float" office:value="47.3113333333333" calcext:value-type="float">
            <text:p>47.3113333333333</text:p>
          </table:table-cell>
          <table:table-cell table:formula="of:=AVERAGE([.BG67];[.BJ67];[.BM67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67];[.BV67];[.BY67])" office:value-type="float" office:value="0" calcext:value-type="float">
            <text:p>0</text:p>
          </table:table-cell>
          <table:table-cell table:formula="of:=AVERAGE([.BT67];[.BW67];[.BZ67])" office:value-type="float" office:value="67.367" calcext:value-type="float">
            <text:p>67.367</text:p>
          </table:table-cell>
          <table:table-cell table:formula="of:=AVERAGE([.BU67];[.BX67];[.CA6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7.8" calcext:value-type="float">
            <text:p>117.8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1" calcext:value-type="float">
            <text:p>117.1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2" calcext:value-type="float">
            <text:p>115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67];[.CJ67];[.CM67])" office:value-type="float" office:value="116.7" calcext:value-type="float">
            <text:p>116.7</text:p>
          </table:table-cell>
          <table:table-cell table:formula="of:=AVERAGE([.CH67];[.CK67];[.CN67])" office:value-type="float" office:value="114.678333333333" calcext:value-type="float">
            <text:p>114.678333333333</text:p>
          </table:table-cell>
          <table:table-cell table:formula="of:=AVERAGE([.CI67];[.CL67];[.CO67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86.25" calcext:value-type="float">
            <text:p>286.25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65.7" calcext:value-type="float">
            <text:p>265.7</text:p>
          </table:table-cell>
          <table:table-cell office:value-type="float" office:value="292.902" calcext:value-type="float">
            <text:p>292.902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224.5" calcext:value-type="float">
            <text:p>224.5</text:p>
          </table:table-cell>
          <table:table-cell office:value-type="float" office:value="314.488" calcext:value-type="float">
            <text:p>314.488</text:p>
          </table:table-cell>
          <table:table-cell office:value-type="float" office:value="644.523" calcext:value-type="float">
            <text:p>644.523</text:p>
          </table:table-cell>
          <table:table-cell table:formula="of:=AVERAGE([.A68];[.D68];[.G68])" office:value-type="float" office:value="251.4" calcext:value-type="float">
            <text:p>251.4</text:p>
          </table:table-cell>
          <table:table-cell table:formula="of:=AVERAGE([.B68];[.E68];[.H68])" office:value-type="float" office:value="297.88" calcext:value-type="float">
            <text:p>297.88</text:p>
          </table:table-cell>
          <table:table-cell table:formula="of:=AVERAGE([.C68];[.F68];[.I68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4.4" calcext:value-type="float">
            <text:p>64.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4.5" calcext:value-type="float">
            <text:p>64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52.9" calcext:value-type="float">
            <text:p>52.9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68];[.R68];[.U68])" office:value-type="float" office:value="60.6" calcext:value-type="float">
            <text:p>60.6</text:p>
          </table:table-cell>
          <table:table-cell table:formula="of:=AVERAGE([.P68];[.S68];[.V68])" office:value-type="float" office:value="35.145" calcext:value-type="float">
            <text:p>35.145</text:p>
          </table:table-cell>
          <table:table-cell table:formula="of:=AVERAGE([.Q68];[.T68];[.W68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68];[.AF68];[.AI68])" office:value-type="float" office:value="0" calcext:value-type="float">
            <text:p>0</text:p>
          </table:table-cell>
          <table:table-cell table:formula="of:=AVERAGE([.AD68];[.AG68];[.AJ68])" office:value-type="float" office:value="217.510666666667" calcext:value-type="float">
            <text:p>217.510666666667</text:p>
          </table:table-cell>
          <table:table-cell table:formula="of:=AVERAGE([.AE68];[.AH68];[.AK68])" office:value-type="float" office:value="2599.85066666667" calcext:value-type="float">
            <text:p>2599.85066666667</text:p>
          </table:table-cell>
          <table:table-cell table:number-columns-repeated="2"/>
          <table:table-cell table:formula="of:=[.A68]+[.O68]+[.AC68]" office:value-type="float" office:value="328.4" calcext:value-type="float">
            <text:p>328.4</text:p>
          </table:table-cell>
          <table:table-cell table:formula="of:=[.B68]+[.P68]+[.AD68]" office:value-type="float" office:value="538.356" calcext:value-type="float">
            <text:p>538.356</text:p>
          </table:table-cell>
          <table:table-cell table:formula="of:=[.C68]+[.Q68]+[.AE68]" office:value-type="float" office:value="3296.371" calcext:value-type="float">
            <text:p>3296.371</text:p>
          </table:table-cell>
          <table:table-cell table:formula="of:=[.D68]+[.R68]+[.AF68]" office:value-type="float" office:value="330.2" calcext:value-type="float">
            <text:p>330.2</text:p>
          </table:table-cell>
          <table:table-cell table:formula="of:=[.E68]+[.S68]+[.AG68]" office:value-type="float" office:value="546.848" calcext:value-type="float">
            <text:p>546.848</text:p>
          </table:table-cell>
          <table:table-cell table:formula="of:=[.F68]+[.T68]+[.AH68]" office:value-type="float" office:value="3312.332" calcext:value-type="float">
            <text:p>3312.332</text:p>
          </table:table-cell>
          <table:table-cell table:formula="of:=[.G68]+[.U68]+[.AI68]" office:value-type="float" office:value="277.4" calcext:value-type="float">
            <text:p>277.4</text:p>
          </table:table-cell>
          <table:table-cell table:formula="of:=[.H68]+[.V68]+[.AJ68]" office:value-type="float" office:value="566.403" calcext:value-type="float">
            <text:p>566.403</text:p>
          </table:table-cell>
          <table:table-cell table:formula="of:=[.I68]+[.W68]+[.AK68]" office:value-type="float" office:value="3328.793" calcext:value-type="float">
            <text:p>3328.793</text:p>
          </table:table-cell>
          <table:table-cell table:formula="of:=AVERAGE([.AQ68];[.AT68];[.AW68])" office:value-type="float" office:value="312" calcext:value-type="float">
            <text:p>312</text:p>
          </table:table-cell>
          <table:table-cell table:formula="of:=AVERAGE([.AR68];[.AU68];[.AX68])" office:value-type="float" office:value="550.535666666667" calcext:value-type="float">
            <text:p>550.535666666667</text:p>
          </table:table-cell>
          <table:table-cell table:formula="of:=AVERAGE([.AS68];[.AV68];[.AY68])" office:value-type="float" office:value="3312.49866666667" calcext:value-type="float">
            <text:p>3312.49866666667</text:p>
          </table:table-cell>
          <table:table-cell table:number-columns-repeated="2"/>
          <table:table-cell table:formula="of:=[.CG68]-[.BS68]" office:value-type="float" office:value="117" calcext:value-type="float">
            <text:p>117</text:p>
          </table:table-cell>
          <table:table-cell table:formula="of:=[.CH68]-[.BT68]" office:value-type="float" office:value="47.602" calcext:value-type="float">
            <text:p>47.602</text:p>
          </table:table-cell>
          <table:table-cell table:formula="of:=[.CI68]-[.BU68]" office:value-type="float" office:value="183.632" calcext:value-type="float">
            <text:p>183.632</text:p>
          </table:table-cell>
          <table:table-cell table:formula="of:=[.CJ68]-[.BV68]" office:value-type="float" office:value="115.2" calcext:value-type="float">
            <text:p>115.2</text:p>
          </table:table-cell>
          <table:table-cell table:formula="of:=[.CK68]-[.BW68]" office:value-type="float" office:value="47.164" calcext:value-type="float">
            <text:p>47.164</text:p>
          </table:table-cell>
          <table:table-cell table:formula="of:=[.CL68]-[.BX68]" office:value-type="float" office:value="183.632" calcext:value-type="float">
            <text:p>183.632</text:p>
          </table:table-cell>
          <table:table-cell table:formula="of:=[.CM68]-[.BY68]" office:value-type="float" office:value="117.4" calcext:value-type="float">
            <text:p>117.4</text:p>
          </table:table-cell>
          <table:table-cell table:formula="of:=[.CN68]-[.BZ68]" office:value-type="float" office:value="47.168" calcext:value-type="float">
            <text:p>47.168</text:p>
          </table:table-cell>
          <table:table-cell table:formula="of:=[.CO68]-[.CA68]" office:value-type="float" office:value="183.632" calcext:value-type="float">
            <text:p>183.632</text:p>
          </table:table-cell>
          <table:table-cell table:formula="of:=AVERAGE([.BE68];[.BH68];[.BK68])" office:value-type="float" office:value="116.533333333333" calcext:value-type="float">
            <text:p>116.533333333333</text:p>
          </table:table-cell>
          <table:table-cell table:formula="of:=AVERAGE([.BF68];[.BI68];[.BL68])" office:value-type="float" office:value="47.3113333333333" calcext:value-type="float">
            <text:p>47.3113333333333</text:p>
          </table:table-cell>
          <table:table-cell table:formula="of:=AVERAGE([.BG68];[.BJ68];[.BM68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68];[.BV68];[.BY68])" office:value-type="float" office:value="0" calcext:value-type="float">
            <text:p>0</text:p>
          </table:table-cell>
          <table:table-cell table:formula="of:=AVERAGE([.BT68];[.BW68];[.BZ68])" office:value-type="float" office:value="67.367" calcext:value-type="float">
            <text:p>67.367</text:p>
          </table:table-cell>
          <table:table-cell table:formula="of:=AVERAGE([.BU68];[.BX68];[.CA6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2" calcext:value-type="float">
            <text:p>115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4" calcext:value-type="float">
            <text:p>117.4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68];[.CJ68];[.CM68])" office:value-type="float" office:value="116.533333333333" calcext:value-type="float">
            <text:p>116.533333333333</text:p>
          </table:table-cell>
          <table:table-cell table:formula="of:=AVERAGE([.CH68];[.CK68];[.CN68])" office:value-type="float" office:value="114.678333333333" calcext:value-type="float">
            <text:p>114.678333333333</text:p>
          </table:table-cell>
          <table:table-cell table:formula="of:=AVERAGE([.CI68];[.CL68];[.CO68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62.3" calcext:value-type="float">
            <text:p>262.3</text:p>
          </table:table-cell>
          <table:table-cell office:value-type="float" office:value="286.418" calcext:value-type="float">
            <text:p>286.418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59.1" calcext:value-type="float">
            <text:p>259.1</text:p>
          </table:table-cell>
          <table:table-cell office:value-type="float" office:value="293.586" calcext:value-type="float">
            <text:p>293.586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90.3" calcext:value-type="float">
            <text:p>90.3</text:p>
          </table:table-cell>
          <table:table-cell office:value-type="float" office:value="313.914" calcext:value-type="float">
            <text:p>313.914</text:p>
          </table:table-cell>
          <table:table-cell office:value-type="float" office:value="644.523" calcext:value-type="float">
            <text:p>644.523</text:p>
          </table:table-cell>
          <table:table-cell table:formula="of:=AVERAGE([.A69];[.D69];[.G69])" office:value-type="float" office:value="203.9" calcext:value-type="float">
            <text:p>203.9</text:p>
          </table:table-cell>
          <table:table-cell table:formula="of:=AVERAGE([.B69];[.E69];[.H69])" office:value-type="float" office:value="297.972666666667" calcext:value-type="float">
            <text:p>297.972666666667</text:p>
          </table:table-cell>
          <table:table-cell table:formula="of:=AVERAGE([.C69];[.F69];[.I69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3.5" calcext:value-type="float">
            <text:p>63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3.6" calcext:value-type="float">
            <text:p>63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0.5" calcext:value-type="float">
            <text:p>20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69];[.R69];[.U69])" office:value-type="float" office:value="49.2" calcext:value-type="float">
            <text:p>49.2</text:p>
          </table:table-cell>
          <table:table-cell table:formula="of:=AVERAGE([.P69];[.S69];[.V69])" office:value-type="float" office:value="35.145" calcext:value-type="float">
            <text:p>35.145</text:p>
          </table:table-cell>
          <table:table-cell table:formula="of:=AVERAGE([.Q69];[.T69];[.W69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5.9" calcext:value-type="float">
            <text:p>5.9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69];[.AF69];[.AI69])" office:value-type="float" office:value="1.96666666666667" calcext:value-type="float">
            <text:p>1.96666666666667</text:p>
          </table:table-cell>
          <table:table-cell table:formula="of:=AVERAGE([.AD69];[.AG69];[.AJ69])" office:value-type="float" office:value="217.510666666667" calcext:value-type="float">
            <text:p>217.510666666667</text:p>
          </table:table-cell>
          <table:table-cell table:formula="of:=AVERAGE([.AE69];[.AH69];[.AK69])" office:value-type="float" office:value="2599.85066666667" calcext:value-type="float">
            <text:p>2599.85066666667</text:p>
          </table:table-cell>
          <table:table-cell table:number-columns-repeated="2"/>
          <table:table-cell table:formula="of:=[.A69]+[.O69]+[.AC69]" office:value-type="float" office:value="325.8" calcext:value-type="float">
            <text:p>325.8</text:p>
          </table:table-cell>
          <table:table-cell table:formula="of:=[.B69]+[.P69]+[.AD69]" office:value-type="float" office:value="538.524" calcext:value-type="float">
            <text:p>538.524</text:p>
          </table:table-cell>
          <table:table-cell table:formula="of:=[.C69]+[.Q69]+[.AE69]" office:value-type="float" office:value="3296.371" calcext:value-type="float">
            <text:p>3296.371</text:p>
          </table:table-cell>
          <table:table-cell table:formula="of:=[.D69]+[.R69]+[.AF69]" office:value-type="float" office:value="328.6" calcext:value-type="float">
            <text:p>328.6</text:p>
          </table:table-cell>
          <table:table-cell table:formula="of:=[.E69]+[.S69]+[.AG69]" office:value-type="float" office:value="547.532" calcext:value-type="float">
            <text:p>547.532</text:p>
          </table:table-cell>
          <table:table-cell table:formula="of:=[.F69]+[.T69]+[.AH69]" office:value-type="float" office:value="3312.332" calcext:value-type="float">
            <text:p>3312.332</text:p>
          </table:table-cell>
          <table:table-cell table:formula="of:=[.G69]+[.U69]+[.AI69]" office:value-type="float" office:value="110.8" calcext:value-type="float">
            <text:p>110.8</text:p>
          </table:table-cell>
          <table:table-cell table:formula="of:=[.H69]+[.V69]+[.AJ69]" office:value-type="float" office:value="565.829" calcext:value-type="float">
            <text:p>565.829</text:p>
          </table:table-cell>
          <table:table-cell table:formula="of:=[.I69]+[.W69]+[.AK69]" office:value-type="float" office:value="3328.793" calcext:value-type="float">
            <text:p>3328.793</text:p>
          </table:table-cell>
          <table:table-cell table:formula="of:=AVERAGE([.AQ69];[.AT69];[.AW69])" office:value-type="float" office:value="255.066666666667" calcext:value-type="float">
            <text:p>255.066666666667</text:p>
          </table:table-cell>
          <table:table-cell table:formula="of:=AVERAGE([.AR69];[.AU69];[.AX69])" office:value-type="float" office:value="550.628333333333" calcext:value-type="float">
            <text:p>550.628333333333</text:p>
          </table:table-cell>
          <table:table-cell table:formula="of:=AVERAGE([.AS69];[.AV69];[.AY69])" office:value-type="float" office:value="3312.49866666667" calcext:value-type="float">
            <text:p>3312.49866666667</text:p>
          </table:table-cell>
          <table:table-cell table:number-columns-repeated="2"/>
          <table:table-cell table:formula="of:=[.CG69]-[.BS69]" office:value-type="float" office:value="117.6" calcext:value-type="float">
            <text:p>117.6</text:p>
          </table:table-cell>
          <table:table-cell table:formula="of:=[.CH69]-[.BT69]" office:value-type="float" office:value="47.602" calcext:value-type="float">
            <text:p>47.602</text:p>
          </table:table-cell>
          <table:table-cell table:formula="of:=[.CI69]-[.BU69]" office:value-type="float" office:value="183.632" calcext:value-type="float">
            <text:p>183.632</text:p>
          </table:table-cell>
          <table:table-cell table:formula="of:=[.CJ69]-[.BV69]" office:value-type="float" office:value="117.2" calcext:value-type="float">
            <text:p>117.2</text:p>
          </table:table-cell>
          <table:table-cell table:formula="of:=[.CK69]-[.BW69]" office:value-type="float" office:value="47.164" calcext:value-type="float">
            <text:p>47.164</text:p>
          </table:table-cell>
          <table:table-cell table:formula="of:=[.CL69]-[.BX69]" office:value-type="float" office:value="183.632" calcext:value-type="float">
            <text:p>183.632</text:p>
          </table:table-cell>
          <table:table-cell table:formula="of:=[.CM69]-[.BY69]" office:value-type="float" office:value="116.6" calcext:value-type="float">
            <text:p>116.6</text:p>
          </table:table-cell>
          <table:table-cell table:formula="of:=[.CN69]-[.BZ69]" office:value-type="float" office:value="47.168" calcext:value-type="float">
            <text:p>47.168</text:p>
          </table:table-cell>
          <table:table-cell table:formula="of:=[.CO69]-[.CA69]" office:value-type="float" office:value="183.632" calcext:value-type="float">
            <text:p>183.632</text:p>
          </table:table-cell>
          <table:table-cell table:formula="of:=AVERAGE([.BE69];[.BH69];[.BK69])" office:value-type="float" office:value="117.133333333333" calcext:value-type="float">
            <text:p>117.133333333333</text:p>
          </table:table-cell>
          <table:table-cell table:formula="of:=AVERAGE([.BF69];[.BI69];[.BL69])" office:value-type="float" office:value="47.3113333333333" calcext:value-type="float">
            <text:p>47.3113333333333</text:p>
          </table:table-cell>
          <table:table-cell table:formula="of:=AVERAGE([.BG69];[.BJ69];[.BM69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69];[.BV69];[.BY69])" office:value-type="float" office:value="0" calcext:value-type="float">
            <text:p>0</text:p>
          </table:table-cell>
          <table:table-cell table:formula="of:=AVERAGE([.BT69];[.BW69];[.BZ69])" office:value-type="float" office:value="67.367" calcext:value-type="float">
            <text:p>67.367</text:p>
          </table:table-cell>
          <table:table-cell table:formula="of:=AVERAGE([.BU69];[.BX69];[.CA6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7.6" calcext:value-type="float">
            <text:p>117.6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2" calcext:value-type="float">
            <text:p>117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6" calcext:value-type="float">
            <text:p>116.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69];[.CJ69];[.CM69])" office:value-type="float" office:value="117.133333333333" calcext:value-type="float">
            <text:p>117.133333333333</text:p>
          </table:table-cell>
          <table:table-cell table:formula="of:=AVERAGE([.CH69];[.CK69];[.CN69])" office:value-type="float" office:value="114.678333333333" calcext:value-type="float">
            <text:p>114.678333333333</text:p>
          </table:table-cell>
          <table:table-cell table:formula="of:=AVERAGE([.CI69];[.CL69];[.CO69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61.1" calcext:value-type="float">
            <text:p>261.1</text:p>
          </table:table-cell>
          <table:table-cell office:value-type="float" office:value="285.34" calcext:value-type="float">
            <text:p>285.34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51.3" calcext:value-type="float">
            <text:p>251.3</text:p>
          </table:table-cell>
          <table:table-cell office:value-type="float" office:value="294.43" calcext:value-type="float">
            <text:p>294.43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75.7" calcext:value-type="float">
            <text:p>75.7</text:p>
          </table:table-cell>
          <table:table-cell office:value-type="float" office:value="313.723" calcext:value-type="float">
            <text:p>313.723</text:p>
          </table:table-cell>
          <table:table-cell office:value-type="float" office:value="644.523" calcext:value-type="float">
            <text:p>644.523</text:p>
          </table:table-cell>
          <table:table-cell table:formula="of:=AVERAGE([.A70];[.D70];[.G70])" office:value-type="float" office:value="196.033333333333" calcext:value-type="float">
            <text:p>196.033333333333</text:p>
          </table:table-cell>
          <table:table-cell table:formula="of:=AVERAGE([.B70];[.E70];[.H70])" office:value-type="float" office:value="297.831" calcext:value-type="float">
            <text:p>297.831</text:p>
          </table:table-cell>
          <table:table-cell table:formula="of:=AVERAGE([.C70];[.F70];[.I70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4.5" calcext:value-type="float">
            <text:p>64.5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59.6" calcext:value-type="float">
            <text:p>59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19.6" calcext:value-type="float">
            <text:p>19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0];[.R70];[.U70])" office:value-type="float" office:value="47.9" calcext:value-type="float">
            <text:p>47.9</text:p>
          </table:table-cell>
          <table:table-cell table:formula="of:=AVERAGE([.P70];[.S70];[.V70])" office:value-type="float" office:value="35.145" calcext:value-type="float">
            <text:p>35.145</text:p>
          </table:table-cell>
          <table:table-cell table:formula="of:=AVERAGE([.Q70];[.T70];[.W70])" office:value-type="float" office:value="85.125" calcext:value-type="float">
            <text:p>85.125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70];[.AF70];[.AI70])" office:value-type="float" office:value="1.93333333333333" calcext:value-type="float">
            <text:p>1.93333333333333</text:p>
          </table:table-cell>
          <table:table-cell table:formula="of:=AVERAGE([.AD70];[.AG70];[.AJ70])" office:value-type="float" office:value="217.510666666667" calcext:value-type="float">
            <text:p>217.510666666667</text:p>
          </table:table-cell>
          <table:table-cell table:formula="of:=AVERAGE([.AE70];[.AH70];[.AK70])" office:value-type="float" office:value="2599.85066666667" calcext:value-type="float">
            <text:p>2599.85066666667</text:p>
          </table:table-cell>
          <table:table-cell table:number-columns-repeated="2"/>
          <table:table-cell table:formula="of:=[.A70]+[.O70]+[.AC70]" office:value-type="float" office:value="331.4" calcext:value-type="float">
            <text:p>331.4</text:p>
          </table:table-cell>
          <table:table-cell table:formula="of:=[.B70]+[.P70]+[.AD70]" office:value-type="float" office:value="537.446" calcext:value-type="float">
            <text:p>537.446</text:p>
          </table:table-cell>
          <table:table-cell table:formula="of:=[.C70]+[.Q70]+[.AE70]" office:value-type="float" office:value="3296.371" calcext:value-type="float">
            <text:p>3296.371</text:p>
          </table:table-cell>
          <table:table-cell table:formula="of:=[.D70]+[.R70]+[.AF70]" office:value-type="float" office:value="310.9" calcext:value-type="float">
            <text:p>310.9</text:p>
          </table:table-cell>
          <table:table-cell table:formula="of:=[.E70]+[.S70]+[.AG70]" office:value-type="float" office:value="548.376" calcext:value-type="float">
            <text:p>548.376</text:p>
          </table:table-cell>
          <table:table-cell table:formula="of:=[.F70]+[.T70]+[.AH70]" office:value-type="float" office:value="3312.332" calcext:value-type="float">
            <text:p>3312.332</text:p>
          </table:table-cell>
          <table:table-cell table:formula="of:=[.G70]+[.U70]+[.AI70]" office:value-type="float" office:value="95.3" calcext:value-type="float">
            <text:p>95.3</text:p>
          </table:table-cell>
          <table:table-cell table:formula="of:=[.H70]+[.V70]+[.AJ70]" office:value-type="float" office:value="565.638" calcext:value-type="float">
            <text:p>565.638</text:p>
          </table:table-cell>
          <table:table-cell table:formula="of:=[.I70]+[.W70]+[.AK70]" office:value-type="float" office:value="3328.793" calcext:value-type="float">
            <text:p>3328.793</text:p>
          </table:table-cell>
          <table:table-cell table:formula="of:=AVERAGE([.AQ70];[.AT70];[.AW70])" office:value-type="float" office:value="245.866666666667" calcext:value-type="float">
            <text:p>245.866666666667</text:p>
          </table:table-cell>
          <table:table-cell table:formula="of:=AVERAGE([.AR70];[.AU70];[.AX70])" office:value-type="float" office:value="550.486666666667" calcext:value-type="float">
            <text:p>550.486666666667</text:p>
          </table:table-cell>
          <table:table-cell table:formula="of:=AVERAGE([.AS70];[.AV70];[.AY70])" office:value-type="float" office:value="3312.49866666667" calcext:value-type="float">
            <text:p>3312.49866666667</text:p>
          </table:table-cell>
          <table:table-cell table:number-columns-repeated="2"/>
          <table:table-cell table:formula="of:=[.CG70]-[.BS70]" office:value-type="float" office:value="114.9" calcext:value-type="float">
            <text:p>114.9</text:p>
          </table:table-cell>
          <table:table-cell table:formula="of:=[.CH70]-[.BT70]" office:value-type="float" office:value="51.601" calcext:value-type="float">
            <text:p>51.601</text:p>
          </table:table-cell>
          <table:table-cell table:formula="of:=[.CI70]-[.BU70]" office:value-type="float" office:value="187.633" calcext:value-type="float">
            <text:p>187.633</text:p>
          </table:table-cell>
          <table:table-cell table:formula="of:=[.CJ70]-[.BV70]" office:value-type="float" office:value="116.8" calcext:value-type="float">
            <text:p>116.8</text:p>
          </table:table-cell>
          <table:table-cell table:formula="of:=[.CK70]-[.BW70]" office:value-type="float" office:value="47.164" calcext:value-type="float">
            <text:p>47.164</text:p>
          </table:table-cell>
          <table:table-cell table:formula="of:=[.CL70]-[.BX70]" office:value-type="float" office:value="183.632" calcext:value-type="float">
            <text:p>183.632</text:p>
          </table:table-cell>
          <table:table-cell table:formula="of:=[.CM70]-[.BY70]" office:value-type="float" office:value="118" calcext:value-type="float">
            <text:p>118</text:p>
          </table:table-cell>
          <table:table-cell table:formula="of:=[.CN70]-[.BZ70]" office:value-type="float" office:value="47.168" calcext:value-type="float">
            <text:p>47.168</text:p>
          </table:table-cell>
          <table:table-cell table:formula="of:=[.CO70]-[.CA70]" office:value-type="float" office:value="183.632" calcext:value-type="float">
            <text:p>183.632</text:p>
          </table:table-cell>
          <table:table-cell table:formula="of:=AVERAGE([.BE70];[.BH70];[.BK70])" office:value-type="float" office:value="116.566666666667" calcext:value-type="float">
            <text:p>116.566666666667</text:p>
          </table:table-cell>
          <table:table-cell table:formula="of:=AVERAGE([.BF70];[.BI70];[.BL70])" office:value-type="float" office:value="48.6443333333333" calcext:value-type="float">
            <text:p>48.6443333333333</text:p>
          </table:table-cell>
          <table:table-cell table:formula="of:=AVERAGE([.BG70];[.BJ70];[.BM70])" office:value-type="float" office:value="184.965666666667" calcext:value-type="float">
            <text:p>184.965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.672" calcext:value-type="float">
            <text:p>98.672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0];[.BV70];[.BY70])" office:value-type="float" office:value="0" calcext:value-type="float">
            <text:p>0</text:p>
          </table:table-cell>
          <table:table-cell table:formula="of:=AVERAGE([.BT70];[.BW70];[.BZ70])" office:value-type="float" office:value="77.7486666666667" calcext:value-type="float">
            <text:p>77.7486666666667</text:p>
          </table:table-cell>
          <table:table-cell table:formula="of:=AVERAGE([.BU70];[.BX70];[.CA70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114.9" calcext:value-type="float">
            <text:p>114.9</text:p>
          </table:table-cell>
          <table:table-cell office:value-type="float" office:value="150.273" calcext:value-type="float">
            <text:p>150.273</text:p>
          </table:table-cell>
          <table:table-cell office:value-type="float" office:value="2116.953" calcext:value-type="float">
            <text:p>2116.953</text:p>
          </table:table-cell>
          <table:table-cell office:value-type="float" office:value="116.8" calcext:value-type="float">
            <text:p>116.8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8" calcext:value-type="float">
            <text:p>118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70];[.CJ70];[.CM70])" office:value-type="float" office:value="116.566666666667" calcext:value-type="float">
            <text:p>116.566666666667</text:p>
          </table:table-cell>
          <table:table-cell table:formula="of:=AVERAGE([.CH70];[.CK70];[.CN70])" office:value-type="float" office:value="126.393" calcext:value-type="float">
            <text:p>126.393</text:p>
          </table:table-cell>
          <table:table-cell table:formula="of:=AVERAGE([.CI70];[.CL70];[.CO70])" office:value-type="float" office:value="1683.88766666667" calcext:value-type="float">
            <text:p>1683.88766666667</text:p>
          </table:table-cell>
        </table:table-row>
        <table:table-row table:style-name="ro1">
          <table:table-cell office:value-type="float" office:value="228.2" calcext:value-type="float">
            <text:p>228.2</text:p>
          </table:table-cell>
          <table:table-cell office:value-type="float" office:value="285.523" calcext:value-type="float">
            <text:p>285.523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186.3" calcext:value-type="float">
            <text:p>186.3</text:p>
          </table:table-cell>
          <table:table-cell office:value-type="float" office:value="293.211" calcext:value-type="float">
            <text:p>293.21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71.7" calcext:value-type="float">
            <text:p>71.7</text:p>
          </table:table-cell>
          <table:table-cell office:value-type="float" office:value="313.41" calcext:value-type="float">
            <text:p>313.41</text:p>
          </table:table-cell>
          <table:table-cell office:value-type="float" office:value="644.523" calcext:value-type="float">
            <text:p>644.523</text:p>
          </table:table-cell>
          <table:table-cell table:formula="of:=AVERAGE([.A71];[.D71];[.G71])" office:value-type="float" office:value="162.066666666667" calcext:value-type="float">
            <text:p>162.066666666667</text:p>
          </table:table-cell>
          <table:table-cell table:formula="of:=AVERAGE([.B71];[.E71];[.H71])" office:value-type="float" office:value="297.381333333333" calcext:value-type="float">
            <text:p>297.381333333333</text:p>
          </table:table-cell>
          <table:table-cell table:formula="of:=AVERAGE([.C71];[.F71];[.I71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56.6" calcext:value-type="float">
            <text:p>56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41.2" calcext:value-type="float">
            <text:p>41.2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18.6" calcext:value-type="float">
            <text:p>18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1];[.R71];[.U71])" office:value-type="float" office:value="38.8" calcext:value-type="float">
            <text:p>38.8</text:p>
          </table:table-cell>
          <table:table-cell table:formula="of:=AVERAGE([.P71];[.S71];[.V71])" office:value-type="float" office:value="35.145" calcext:value-type="float">
            <text:p>35.145</text:p>
          </table:table-cell>
          <table:table-cell table:formula="of:=AVERAGE([.Q71];[.T71];[.W71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71];[.AF71];[.AI71])" office:value-type="float" office:value="0" calcext:value-type="float">
            <text:p>0</text:p>
          </table:table-cell>
          <table:table-cell table:formula="of:=AVERAGE([.AD71];[.AG71];[.AJ71])" office:value-type="float" office:value="217.510666666667" calcext:value-type="float">
            <text:p>217.510666666667</text:p>
          </table:table-cell>
          <table:table-cell table:formula="of:=AVERAGE([.AE71];[.AH71];[.AK71])" office:value-type="float" office:value="2599.85066666667" calcext:value-type="float">
            <text:p>2599.85066666667</text:p>
          </table:table-cell>
          <table:table-cell table:number-columns-repeated="2"/>
          <table:table-cell table:formula="of:=[.A71]+[.O71]+[.AC71]" office:value-type="float" office:value="284.8" calcext:value-type="float">
            <text:p>284.8</text:p>
          </table:table-cell>
          <table:table-cell table:formula="of:=[.B71]+[.P71]+[.AD71]" office:value-type="float" office:value="537.629" calcext:value-type="float">
            <text:p>537.629</text:p>
          </table:table-cell>
          <table:table-cell table:formula="of:=[.C71]+[.Q71]+[.AE71]" office:value-type="float" office:value="3296.371" calcext:value-type="float">
            <text:p>3296.371</text:p>
          </table:table-cell>
          <table:table-cell table:formula="of:=[.D71]+[.R71]+[.AF71]" office:value-type="float" office:value="227.5" calcext:value-type="float">
            <text:p>227.5</text:p>
          </table:table-cell>
          <table:table-cell table:formula="of:=[.E71]+[.S71]+[.AG71]" office:value-type="float" office:value="547.157" calcext:value-type="float">
            <text:p>547.157</text:p>
          </table:table-cell>
          <table:table-cell table:formula="of:=[.F71]+[.T71]+[.AH71]" office:value-type="float" office:value="3312.332" calcext:value-type="float">
            <text:p>3312.332</text:p>
          </table:table-cell>
          <table:table-cell table:formula="of:=[.G71]+[.U71]+[.AI71]" office:value-type="float" office:value="90.3" calcext:value-type="float">
            <text:p>90.3</text:p>
          </table:table-cell>
          <table:table-cell table:formula="of:=[.H71]+[.V71]+[.AJ71]" office:value-type="float" office:value="565.325" calcext:value-type="float">
            <text:p>565.325</text:p>
          </table:table-cell>
          <table:table-cell table:formula="of:=[.I71]+[.W71]+[.AK71]" office:value-type="float" office:value="3328.793" calcext:value-type="float">
            <text:p>3328.793</text:p>
          </table:table-cell>
          <table:table-cell table:formula="of:=AVERAGE([.AQ71];[.AT71];[.AW71])" office:value-type="float" office:value="200.866666666667" calcext:value-type="float">
            <text:p>200.866666666667</text:p>
          </table:table-cell>
          <table:table-cell table:formula="of:=AVERAGE([.AR71];[.AU71];[.AX71])" office:value-type="float" office:value="550.037" calcext:value-type="float">
            <text:p>550.037</text:p>
          </table:table-cell>
          <table:table-cell table:formula="of:=AVERAGE([.AS71];[.AV71];[.AY71])" office:value-type="float" office:value="3312.49866666667" calcext:value-type="float">
            <text:p>3312.49866666667</text:p>
          </table:table-cell>
          <table:table-cell table:number-columns-repeated="2"/>
          <table:table-cell table:formula="of:=[.CG71]-[.BS71]" office:value-type="float" office:value="117.2" calcext:value-type="float">
            <text:p>117.2</text:p>
          </table:table-cell>
          <table:table-cell table:formula="of:=[.CH71]-[.BT71]" office:value-type="float" office:value="47.602" calcext:value-type="float">
            <text:p>47.602</text:p>
          </table:table-cell>
          <table:table-cell table:formula="of:=[.CI71]-[.BU71]" office:value-type="float" office:value="183.632" calcext:value-type="float">
            <text:p>183.632</text:p>
          </table:table-cell>
          <table:table-cell table:formula="of:=[.CJ71]-[.BV71]" office:value-type="float" office:value="115.7" calcext:value-type="float">
            <text:p>115.7</text:p>
          </table:table-cell>
          <table:table-cell table:formula="of:=[.CK71]-[.BW71]" office:value-type="float" office:value="47.164" calcext:value-type="float">
            <text:p>47.164</text:p>
          </table:table-cell>
          <table:table-cell table:formula="of:=[.CL71]-[.BX71]" office:value-type="float" office:value="183.632" calcext:value-type="float">
            <text:p>183.632</text:p>
          </table:table-cell>
          <table:table-cell table:formula="of:=[.CM71]-[.BY71]" office:value-type="float" office:value="116.2" calcext:value-type="float">
            <text:p>116.2</text:p>
          </table:table-cell>
          <table:table-cell table:formula="of:=[.CN71]-[.BZ71]" office:value-type="float" office:value="47.168" calcext:value-type="float">
            <text:p>47.168</text:p>
          </table:table-cell>
          <table:table-cell table:formula="of:=[.CO71]-[.CA71]" office:value-type="float" office:value="183.632" calcext:value-type="float">
            <text:p>183.632</text:p>
          </table:table-cell>
          <table:table-cell table:formula="of:=AVERAGE([.BE71];[.BH71];[.BK71])" office:value-type="float" office:value="116.366666666667" calcext:value-type="float">
            <text:p>116.366666666667</text:p>
          </table:table-cell>
          <table:table-cell table:formula="of:=AVERAGE([.BF71];[.BI71];[.BL71])" office:value-type="float" office:value="47.3113333333333" calcext:value-type="float">
            <text:p>47.3113333333333</text:p>
          </table:table-cell>
          <table:table-cell table:formula="of:=AVERAGE([.BG71];[.BJ71];[.BM71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1];[.BV71];[.BY71])" office:value-type="float" office:value="0" calcext:value-type="float">
            <text:p>0</text:p>
          </table:table-cell>
          <table:table-cell table:formula="of:=AVERAGE([.BT71];[.BW71];[.BZ71])" office:value-type="float" office:value="67.367" calcext:value-type="float">
            <text:p>67.367</text:p>
          </table:table-cell>
          <table:table-cell table:formula="of:=AVERAGE([.BU71];[.BX71];[.CA71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7.2" calcext:value-type="float">
            <text:p>117.2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5.7" calcext:value-type="float">
            <text:p>115.7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6.2" calcext:value-type="float">
            <text:p>116.2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71];[.CJ71];[.CM71])" office:value-type="float" office:value="116.366666666667" calcext:value-type="float">
            <text:p>116.366666666667</text:p>
          </table:table-cell>
          <table:table-cell table:formula="of:=AVERAGE([.CH71];[.CK71];[.CN71])" office:value-type="float" office:value="114.678333333333" calcext:value-type="float">
            <text:p>114.678333333333</text:p>
          </table:table-cell>
          <table:table-cell table:formula="of:=AVERAGE([.CI71];[.CL71];[.CO71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84.863" calcext:value-type="float">
            <text:p>284.863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79.6" calcext:value-type="float">
            <text:p>79.6</text:p>
          </table:table-cell>
          <table:table-cell office:value-type="float" office:value="292.695" calcext:value-type="float">
            <text:p>292.69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70.7" calcext:value-type="float">
            <text:p>70.7</text:p>
          </table:table-cell>
          <table:table-cell office:value-type="float" office:value="313.652" calcext:value-type="float">
            <text:p>313.652</text:p>
          </table:table-cell>
          <table:table-cell office:value-type="float" office:value="644.523" calcext:value-type="float">
            <text:p>644.523</text:p>
          </table:table-cell>
          <table:table-cell table:formula="of:=AVERAGE([.A72];[.D72];[.G72])" office:value-type="float" office:value="133.766666666667" calcext:value-type="float">
            <text:p>133.766666666667</text:p>
          </table:table-cell>
          <table:table-cell table:formula="of:=AVERAGE([.B72];[.E72];[.H72])" office:value-type="float" office:value="297.07" calcext:value-type="float">
            <text:p>297.07</text:p>
          </table:table-cell>
          <table:table-cell table:formula="of:=AVERAGE([.C72];[.F72];[.I72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62.4" calcext:value-type="float">
            <text:p>62.4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20.6" calcext:value-type="float">
            <text:p>20.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17.7" calcext:value-type="float">
            <text:p>1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2];[.R72];[.U72])" office:value-type="float" office:value="33.5666666666667" calcext:value-type="float">
            <text:p>33.5666666666667</text:p>
          </table:table-cell>
          <table:table-cell table:formula="of:=AVERAGE([.P72];[.S72];[.V72])" office:value-type="float" office:value="35.145" calcext:value-type="float">
            <text:p>35.145</text:p>
          </table:table-cell>
          <table:table-cell table:formula="of:=AVERAGE([.Q72];[.T72];[.W72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4.9" calcext:value-type="float">
            <text:p>4.9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72];[.AF72];[.AI72])" office:value-type="float" office:value="1.63333333333333" calcext:value-type="float">
            <text:p>1.63333333333333</text:p>
          </table:table-cell>
          <table:table-cell table:formula="of:=AVERAGE([.AD72];[.AG72];[.AJ72])" office:value-type="float" office:value="217.510666666667" calcext:value-type="float">
            <text:p>217.510666666667</text:p>
          </table:table-cell>
          <table:table-cell table:formula="of:=AVERAGE([.AE72];[.AH72];[.AK72])" office:value-type="float" office:value="2599.85066666667" calcext:value-type="float">
            <text:p>2599.85066666667</text:p>
          </table:table-cell>
          <table:table-cell table:number-columns-repeated="2"/>
          <table:table-cell table:formula="of:=[.A72]+[.O72]+[.AC72]" office:value-type="float" office:value="313.4" calcext:value-type="float">
            <text:p>313.4</text:p>
          </table:table-cell>
          <table:table-cell table:formula="of:=[.B72]+[.P72]+[.AD72]" office:value-type="float" office:value="536.969" calcext:value-type="float">
            <text:p>536.969</text:p>
          </table:table-cell>
          <table:table-cell table:formula="of:=[.C72]+[.Q72]+[.AE72]" office:value-type="float" office:value="3296.371" calcext:value-type="float">
            <text:p>3296.371</text:p>
          </table:table-cell>
          <table:table-cell table:formula="of:=[.D72]+[.R72]+[.AF72]" office:value-type="float" office:value="100.2" calcext:value-type="float">
            <text:p>100.2</text:p>
          </table:table-cell>
          <table:table-cell table:formula="of:=[.E72]+[.S72]+[.AG72]" office:value-type="float" office:value="546.641" calcext:value-type="float">
            <text:p>546.641</text:p>
          </table:table-cell>
          <table:table-cell table:formula="of:=[.F72]+[.T72]+[.AH72]" office:value-type="float" office:value="3312.332" calcext:value-type="float">
            <text:p>3312.332</text:p>
          </table:table-cell>
          <table:table-cell table:formula="of:=[.G72]+[.U72]+[.AI72]" office:value-type="float" office:value="93.3" calcext:value-type="float">
            <text:p>93.3</text:p>
          </table:table-cell>
          <table:table-cell table:formula="of:=[.H72]+[.V72]+[.AJ72]" office:value-type="float" office:value="565.567" calcext:value-type="float">
            <text:p>565.567</text:p>
          </table:table-cell>
          <table:table-cell table:formula="of:=[.I72]+[.W72]+[.AK72]" office:value-type="float" office:value="3328.793" calcext:value-type="float">
            <text:p>3328.793</text:p>
          </table:table-cell>
          <table:table-cell table:formula="of:=AVERAGE([.AQ72];[.AT72];[.AW72])" office:value-type="float" office:value="168.966666666667" calcext:value-type="float">
            <text:p>168.966666666667</text:p>
          </table:table-cell>
          <table:table-cell table:formula="of:=AVERAGE([.AR72];[.AU72];[.AX72])" office:value-type="float" office:value="549.725666666667" calcext:value-type="float">
            <text:p>549.725666666667</text:p>
          </table:table-cell>
          <table:table-cell table:formula="of:=AVERAGE([.AS72];[.AV72];[.AY72])" office:value-type="float" office:value="3312.49866666667" calcext:value-type="float">
            <text:p>3312.49866666667</text:p>
          </table:table-cell>
          <table:table-cell table:number-columns-repeated="2"/>
          <table:table-cell table:formula="of:=[.CG72]-[.BS72]" office:value-type="float" office:value="117" calcext:value-type="float">
            <text:p>117</text:p>
          </table:table-cell>
          <table:table-cell table:formula="of:=[.CH72]-[.BT72]" office:value-type="float" office:value="47.602" calcext:value-type="float">
            <text:p>47.602</text:p>
          </table:table-cell>
          <table:table-cell table:formula="of:=[.CI72]-[.BU72]" office:value-type="float" office:value="183.632" calcext:value-type="float">
            <text:p>183.632</text:p>
          </table:table-cell>
          <table:table-cell table:formula="of:=[.CJ72]-[.BV72]" office:value-type="float" office:value="117.6" calcext:value-type="float">
            <text:p>117.6</text:p>
          </table:table-cell>
          <table:table-cell table:formula="of:=[.CK72]-[.BW72]" office:value-type="float" office:value="47.164" calcext:value-type="float">
            <text:p>47.164</text:p>
          </table:table-cell>
          <table:table-cell table:formula="of:=[.CL72]-[.BX72]" office:value-type="float" office:value="183.632" calcext:value-type="float">
            <text:p>183.632</text:p>
          </table:table-cell>
          <table:table-cell table:formula="of:=[.CM72]-[.BY72]" office:value-type="float" office:value="117.6" calcext:value-type="float">
            <text:p>117.6</text:p>
          </table:table-cell>
          <table:table-cell table:formula="of:=[.CN72]-[.BZ72]" office:value-type="float" office:value="47.168" calcext:value-type="float">
            <text:p>47.168</text:p>
          </table:table-cell>
          <table:table-cell table:formula="of:=[.CO72]-[.CA72]" office:value-type="float" office:value="183.632" calcext:value-type="float">
            <text:p>183.632</text:p>
          </table:table-cell>
          <table:table-cell table:formula="of:=AVERAGE([.BE72];[.BH72];[.BK72])" office:value-type="float" office:value="117.4" calcext:value-type="float">
            <text:p>117.4</text:p>
          </table:table-cell>
          <table:table-cell table:formula="of:=AVERAGE([.BF72];[.BI72];[.BL72])" office:value-type="float" office:value="47.3113333333333" calcext:value-type="float">
            <text:p>47.3113333333333</text:p>
          </table:table-cell>
          <table:table-cell table:formula="of:=AVERAGE([.BG72];[.BJ72];[.BM72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2];[.BV72];[.BY72])" office:value-type="float" office:value="0" calcext:value-type="float">
            <text:p>0</text:p>
          </table:table-cell>
          <table:table-cell table:formula="of:=AVERAGE([.BT72];[.BW72];[.BZ72])" office:value-type="float" office:value="67.367" calcext:value-type="float">
            <text:p>67.367</text:p>
          </table:table-cell>
          <table:table-cell table:formula="of:=AVERAGE([.BU72];[.BX72];[.CA7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6" calcext:value-type="float">
            <text:p>117.6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17.6" calcext:value-type="float">
            <text:p>117.6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72];[.CJ72];[.CM72])" office:value-type="float" office:value="117.4" calcext:value-type="float">
            <text:p>117.4</text:p>
          </table:table-cell>
          <table:table-cell table:formula="of:=AVERAGE([.CH72];[.CK72];[.CN72])" office:value-type="float" office:value="114.678333333333" calcext:value-type="float">
            <text:p>114.678333333333</text:p>
          </table:table-cell>
          <table:table-cell table:formula="of:=AVERAGE([.CI72];[.CL72];[.CO72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285.375" calcext:value-type="float">
            <text:p>285.375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22.3" calcext:value-type="float">
            <text:p>22.3</text:p>
          </table:table-cell>
          <table:table-cell office:value-type="float" office:value="292.895" calcext:value-type="float">
            <text:p>292.89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34.9" calcext:value-type="float">
            <text:p>34.9</text:p>
          </table:table-cell>
          <table:table-cell office:value-type="float" office:value="313.652" calcext:value-type="float">
            <text:p>313.652</text:p>
          </table:table-cell>
          <table:table-cell office:value-type="float" office:value="644.523" calcext:value-type="float">
            <text:p>644.523</text:p>
          </table:table-cell>
          <table:table-cell table:formula="of:=AVERAGE([.A73];[.D73];[.G73])" office:value-type="float" office:value="50.1" calcext:value-type="float">
            <text:p>50.1</text:p>
          </table:table-cell>
          <table:table-cell table:formula="of:=AVERAGE([.B73];[.E73];[.H73])" office:value-type="float" office:value="297.307333333333" calcext:value-type="float">
            <text:p>297.307333333333</text:p>
          </table:table-cell>
          <table:table-cell table:formula="of:=AVERAGE([.C73];[.F73];[.I73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17.7" calcext:value-type="float">
            <text:p>17.7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" calcext:value-type="float">
            <text:p>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6" calcext:value-type="float">
            <text:p>6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3];[.R73];[.U73])" office:value-type="float" office:value="9.9" calcext:value-type="float">
            <text:p>9.9</text:p>
          </table:table-cell>
          <table:table-cell table:formula="of:=AVERAGE([.P73];[.S73];[.V73])" office:value-type="float" office:value="35.145" calcext:value-type="float">
            <text:p>35.145</text:p>
          </table:table-cell>
          <table:table-cell table:formula="of:=AVERAGE([.Q73];[.T73];[.W73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73];[.AF73];[.AI73])" office:value-type="float" office:value="0" calcext:value-type="float">
            <text:p>0</text:p>
          </table:table-cell>
          <table:table-cell table:formula="of:=AVERAGE([.AD73];[.AG73];[.AJ73])" office:value-type="float" office:value="217.510666666667" calcext:value-type="float">
            <text:p>217.510666666667</text:p>
          </table:table-cell>
          <table:table-cell table:formula="of:=AVERAGE([.AE73];[.AH73];[.AK73])" office:value-type="float" office:value="2599.85066666667" calcext:value-type="float">
            <text:p>2599.85066666667</text:p>
          </table:table-cell>
          <table:table-cell table:number-columns-repeated="2"/>
          <table:table-cell table:formula="of:=[.A73]+[.O73]+[.AC73]" office:value-type="float" office:value="110.8" calcext:value-type="float">
            <text:p>110.8</text:p>
          </table:table-cell>
          <table:table-cell table:formula="of:=[.B73]+[.P73]+[.AD73]" office:value-type="float" office:value="537.481" calcext:value-type="float">
            <text:p>537.481</text:p>
          </table:table-cell>
          <table:table-cell table:formula="of:=[.C73]+[.Q73]+[.AE73]" office:value-type="float" office:value="3296.371" calcext:value-type="float">
            <text:p>3296.371</text:p>
          </table:table-cell>
          <table:table-cell table:formula="of:=[.D73]+[.R73]+[.AF73]" office:value-type="float" office:value="28.3" calcext:value-type="float">
            <text:p>28.3</text:p>
          </table:table-cell>
          <table:table-cell table:formula="of:=[.E73]+[.S73]+[.AG73]" office:value-type="float" office:value="546.841" calcext:value-type="float">
            <text:p>546.841</text:p>
          </table:table-cell>
          <table:table-cell table:formula="of:=[.F73]+[.T73]+[.AH73]" office:value-type="float" office:value="3312.332" calcext:value-type="float">
            <text:p>3312.332</text:p>
          </table:table-cell>
          <table:table-cell table:formula="of:=[.G73]+[.U73]+[.AI73]" office:value-type="float" office:value="40.9" calcext:value-type="float">
            <text:p>40.9</text:p>
          </table:table-cell>
          <table:table-cell table:formula="of:=[.H73]+[.V73]+[.AJ73]" office:value-type="float" office:value="565.567" calcext:value-type="float">
            <text:p>565.567</text:p>
          </table:table-cell>
          <table:table-cell table:formula="of:=[.I73]+[.W73]+[.AK73]" office:value-type="float" office:value="3328.793" calcext:value-type="float">
            <text:p>3328.793</text:p>
          </table:table-cell>
          <table:table-cell table:formula="of:=AVERAGE([.AQ73];[.AT73];[.AW73])" office:value-type="float" office:value="60" calcext:value-type="float">
            <text:p>60</text:p>
          </table:table-cell>
          <table:table-cell table:formula="of:=AVERAGE([.AR73];[.AU73];[.AX73])" office:value-type="float" office:value="549.963" calcext:value-type="float">
            <text:p>549.963</text:p>
          </table:table-cell>
          <table:table-cell table:formula="of:=AVERAGE([.AS73];[.AV73];[.AY73])" office:value-type="float" office:value="3312.49866666667" calcext:value-type="float">
            <text:p>3312.49866666667</text:p>
          </table:table-cell>
          <table:table-cell table:number-columns-repeated="2"/>
          <table:table-cell table:formula="of:=[.CG73]-[.BS73]" office:value-type="float" office:value="67.6" calcext:value-type="float">
            <text:p>67.6</text:p>
          </table:table-cell>
          <table:table-cell table:formula="of:=[.CH73]-[.BT73]" office:value-type="float" office:value="47.602" calcext:value-type="float">
            <text:p>47.602</text:p>
          </table:table-cell>
          <table:table-cell table:formula="of:=[.CI73]-[.BU73]" office:value-type="float" office:value="183.632" calcext:value-type="float">
            <text:p>183.632</text:p>
          </table:table-cell>
          <table:table-cell table:formula="of:=[.CJ73]-[.BV73]" office:value-type="float" office:value="66.2" calcext:value-type="float">
            <text:p>66.2</text:p>
          </table:table-cell>
          <table:table-cell table:formula="of:=[.CK73]-[.BW73]" office:value-type="float" office:value="47.164" calcext:value-type="float">
            <text:p>47.164</text:p>
          </table:table-cell>
          <table:table-cell table:formula="of:=[.CL73]-[.BX73]" office:value-type="float" office:value="183.632" calcext:value-type="float">
            <text:p>183.632</text:p>
          </table:table-cell>
          <table:table-cell table:formula="of:=[.CM73]-[.BY73]" office:value-type="float" office:value="73.4" calcext:value-type="float">
            <text:p>73.4</text:p>
          </table:table-cell>
          <table:table-cell table:formula="of:=[.CN73]-[.BZ73]" office:value-type="float" office:value="47.168" calcext:value-type="float">
            <text:p>47.168</text:p>
          </table:table-cell>
          <table:table-cell table:formula="of:=[.CO73]-[.CA73]" office:value-type="float" office:value="183.632" calcext:value-type="float">
            <text:p>183.632</text:p>
          </table:table-cell>
          <table:table-cell table:formula="of:=AVERAGE([.BE73];[.BH73];[.BK73])" office:value-type="float" office:value="69.0666666666667" calcext:value-type="float">
            <text:p>69.0666666666667</text:p>
          </table:table-cell>
          <table:table-cell table:formula="of:=AVERAGE([.BF73];[.BI73];[.BL73])" office:value-type="float" office:value="47.3113333333333" calcext:value-type="float">
            <text:p>47.3113333333333</text:p>
          </table:table-cell>
          <table:table-cell table:formula="of:=AVERAGE([.BG73];[.BJ73];[.BM73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3];[.BV73];[.BY73])" office:value-type="float" office:value="0" calcext:value-type="float">
            <text:p>0</text:p>
          </table:table-cell>
          <table:table-cell table:formula="of:=AVERAGE([.BT73];[.BW73];[.BZ73])" office:value-type="float" office:value="67.367" calcext:value-type="float">
            <text:p>67.367</text:p>
          </table:table-cell>
          <table:table-cell table:formula="of:=AVERAGE([.BU73];[.BX73];[.CA73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67.6" calcext:value-type="float">
            <text:p>67.6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66.2" calcext:value-type="float">
            <text:p>66.2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73.4" calcext:value-type="float">
            <text:p>73.4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73];[.CJ73];[.CM73])" office:value-type="float" office:value="69.0666666666667" calcext:value-type="float">
            <text:p>69.0666666666667</text:p>
          </table:table-cell>
          <table:table-cell table:formula="of:=AVERAGE([.CH73];[.CK73];[.CN73])" office:value-type="float" office:value="114.678333333333" calcext:value-type="float">
            <text:p>114.678333333333</text:p>
          </table:table-cell>
          <table:table-cell table:formula="of:=AVERAGE([.CI73];[.CL73];[.CO73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.375" calcext:value-type="float">
            <text:p>285.375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0" calcext:value-type="float">
            <text:p>0</text:p>
          </table:table-cell>
          <table:table-cell office:value-type="float" office:value="292.895" calcext:value-type="float">
            <text:p>292.89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13.652" calcext:value-type="float">
            <text:p>313.652</text:p>
          </table:table-cell>
          <table:table-cell office:value-type="float" office:value="644.523" calcext:value-type="float">
            <text:p>644.523</text:p>
          </table:table-cell>
          <table:table-cell table:formula="of:=AVERAGE([.A74];[.D74];[.G74])" office:value-type="float" office:value="0" calcext:value-type="float">
            <text:p>0</text:p>
          </table:table-cell>
          <table:table-cell table:formula="of:=AVERAGE([.B74];[.E74];[.H74])" office:value-type="float" office:value="297.307333333333" calcext:value-type="float">
            <text:p>297.307333333333</text:p>
          </table:table-cell>
          <table:table-cell table:formula="of:=AVERAGE([.C74];[.F74];[.I74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4];[.R74];[.U74])" office:value-type="float" office:value="0" calcext:value-type="float">
            <text:p>0</text:p>
          </table:table-cell>
          <table:table-cell table:formula="of:=AVERAGE([.P74];[.S74];[.V74])" office:value-type="float" office:value="35.145" calcext:value-type="float">
            <text:p>35.145</text:p>
          </table:table-cell>
          <table:table-cell table:formula="of:=AVERAGE([.Q74];[.T74];[.W74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2.9" calcext:value-type="float">
            <text:p>2.9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74];[.AF74];[.AI74])" office:value-type="float" office:value="0.966666666666667" calcext:value-type="float">
            <text:p>0.966666666666667</text:p>
          </table:table-cell>
          <table:table-cell table:formula="of:=AVERAGE([.AD74];[.AG74];[.AJ74])" office:value-type="float" office:value="217.510666666667" calcext:value-type="float">
            <text:p>217.510666666667</text:p>
          </table:table-cell>
          <table:table-cell table:formula="of:=AVERAGE([.AE74];[.AH74];[.AK74])" office:value-type="float" office:value="2599.85066666667" calcext:value-type="float">
            <text:p>2599.85066666667</text:p>
          </table:table-cell>
          <table:table-cell table:number-columns-repeated="2"/>
          <table:table-cell table:formula="of:=[.A74]+[.O74]+[.AC74]" office:value-type="float" office:value="0" calcext:value-type="float">
            <text:p>0</text:p>
          </table:table-cell>
          <table:table-cell table:formula="of:=[.B74]+[.P74]+[.AD74]" office:value-type="float" office:value="537.481" calcext:value-type="float">
            <text:p>537.481</text:p>
          </table:table-cell>
          <table:table-cell table:formula="of:=[.C74]+[.Q74]+[.AE74]" office:value-type="float" office:value="3296.371" calcext:value-type="float">
            <text:p>3296.371</text:p>
          </table:table-cell>
          <table:table-cell table:formula="of:=[.D74]+[.R74]+[.AF74]" office:value-type="float" office:value="2.9" calcext:value-type="float">
            <text:p>2.9</text:p>
          </table:table-cell>
          <table:table-cell table:formula="of:=[.E74]+[.S74]+[.AG74]" office:value-type="float" office:value="546.841" calcext:value-type="float">
            <text:p>546.841</text:p>
          </table:table-cell>
          <table:table-cell table:formula="of:=[.F74]+[.T74]+[.AH74]" office:value-type="float" office:value="3312.332" calcext:value-type="float">
            <text:p>3312.332</text:p>
          </table:table-cell>
          <table:table-cell table:formula="of:=[.G74]+[.U74]+[.AI74]" office:value-type="float" office:value="0" calcext:value-type="float">
            <text:p>0</text:p>
          </table:table-cell>
          <table:table-cell table:formula="of:=[.H74]+[.V74]+[.AJ74]" office:value-type="float" office:value="565.567" calcext:value-type="float">
            <text:p>565.567</text:p>
          </table:table-cell>
          <table:table-cell table:formula="of:=[.I74]+[.W74]+[.AK74]" office:value-type="float" office:value="3328.793" calcext:value-type="float">
            <text:p>3328.793</text:p>
          </table:table-cell>
          <table:table-cell table:formula="of:=AVERAGE([.AQ74];[.AT74];[.AW74])" office:value-type="float" office:value="0.966666666666667" calcext:value-type="float">
            <text:p>0.966666666666667</text:p>
          </table:table-cell>
          <table:table-cell table:formula="of:=AVERAGE([.AR74];[.AU74];[.AX74])" office:value-type="float" office:value="549.963" calcext:value-type="float">
            <text:p>549.963</text:p>
          </table:table-cell>
          <table:table-cell table:formula="of:=AVERAGE([.AS74];[.AV74];[.AY74])" office:value-type="float" office:value="3312.49866666667" calcext:value-type="float">
            <text:p>3312.49866666667</text:p>
          </table:table-cell>
          <table:table-cell table:number-columns-repeated="2"/>
          <table:table-cell table:formula="of:=[.CG74]-[.BS74]" office:value-type="float" office:value="0" calcext:value-type="float">
            <text:p>0</text:p>
          </table:table-cell>
          <table:table-cell table:formula="of:=[.CH74]-[.BT74]" office:value-type="float" office:value="47.602" calcext:value-type="float">
            <text:p>47.602</text:p>
          </table:table-cell>
          <table:table-cell table:formula="of:=[.CI74]-[.BU74]" office:value-type="float" office:value="183.632" calcext:value-type="float">
            <text:p>183.632</text:p>
          </table:table-cell>
          <table:table-cell table:formula="of:=[.CJ74]-[.BV74]" office:value-type="float" office:value="0" calcext:value-type="float">
            <text:p>0</text:p>
          </table:table-cell>
          <table:table-cell table:formula="of:=[.CK74]-[.BW74]" office:value-type="float" office:value="47.164" calcext:value-type="float">
            <text:p>47.164</text:p>
          </table:table-cell>
          <table:table-cell table:formula="of:=[.CL74]-[.BX74]" office:value-type="float" office:value="183.632" calcext:value-type="float">
            <text:p>183.632</text:p>
          </table:table-cell>
          <table:table-cell table:formula="of:=[.CM74]-[.BY74]" office:value-type="float" office:value="1" calcext:value-type="float">
            <text:p>1</text:p>
          </table:table-cell>
          <table:table-cell table:formula="of:=[.CN74]-[.BZ74]" office:value-type="float" office:value="47.168" calcext:value-type="float">
            <text:p>47.168</text:p>
          </table:table-cell>
          <table:table-cell table:formula="of:=[.CO74]-[.CA74]" office:value-type="float" office:value="183.632" calcext:value-type="float">
            <text:p>183.632</text:p>
          </table:table-cell>
          <table:table-cell table:formula="of:=AVERAGE([.BE74];[.BH74];[.BK74])" office:value-type="float" office:value="0.333333333333333" calcext:value-type="float">
            <text:p>0.333333333333333</text:p>
          </table:table-cell>
          <table:table-cell table:formula="of:=AVERAGE([.BF74];[.BI74];[.BL74])" office:value-type="float" office:value="47.3113333333333" calcext:value-type="float">
            <text:p>47.3113333333333</text:p>
          </table:table-cell>
          <table:table-cell table:formula="of:=AVERAGE([.BG74];[.BJ74];[.BM74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4];[.BV74];[.BY74])" office:value-type="float" office:value="0" calcext:value-type="float">
            <text:p>0</text:p>
          </table:table-cell>
          <table:table-cell table:formula="of:=AVERAGE([.BT74];[.BW74];[.BZ74])" office:value-type="float" office:value="67.367" calcext:value-type="float">
            <text:p>67.367</text:p>
          </table:table-cell>
          <table:table-cell table:formula="of:=AVERAGE([.BU74];[.BX74];[.CA7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" calcext:value-type="float">
            <text:p>1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74];[.CJ74];[.CM74])" office:value-type="float" office:value="0.333333333333333" calcext:value-type="float">
            <text:p>0.333333333333333</text:p>
          </table:table-cell>
          <table:table-cell table:formula="of:=AVERAGE([.CH74];[.CK74];[.CN74])" office:value-type="float" office:value="114.678333333333" calcext:value-type="float">
            <text:p>114.678333333333</text:p>
          </table:table-cell>
          <table:table-cell table:formula="of:=AVERAGE([.CI74];[.CL74];[.CO74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.375" calcext:value-type="float">
            <text:p>285.375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1" calcext:value-type="float">
            <text:p>1</text:p>
          </table:table-cell>
          <table:table-cell office:value-type="float" office:value="292.895" calcext:value-type="float">
            <text:p>292.89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13.652" calcext:value-type="float">
            <text:p>313.652</text:p>
          </table:table-cell>
          <table:table-cell office:value-type="float" office:value="644.523" calcext:value-type="float">
            <text:p>644.523</text:p>
          </table:table-cell>
          <table:table-cell table:formula="of:=AVERAGE([.A75];[.D75];[.G75])" office:value-type="float" office:value="0.333333333333333" calcext:value-type="float">
            <text:p>0.333333333333333</text:p>
          </table:table-cell>
          <table:table-cell table:formula="of:=AVERAGE([.B75];[.E75];[.H75])" office:value-type="float" office:value="297.307333333333" calcext:value-type="float">
            <text:p>297.307333333333</text:p>
          </table:table-cell>
          <table:table-cell table:formula="of:=AVERAGE([.C75];[.F75];[.I75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5];[.R75];[.U75])" office:value-type="float" office:value="0" calcext:value-type="float">
            <text:p>0</text:p>
          </table:table-cell>
          <table:table-cell table:formula="of:=AVERAGE([.P75];[.S75];[.V75])" office:value-type="float" office:value="35.145" calcext:value-type="float">
            <text:p>35.145</text:p>
          </table:table-cell>
          <table:table-cell table:formula="of:=AVERAGE([.Q75];[.T75];[.W75])" office:value-type="float" office:value="85.125" calcext:value-type="float">
            <text:p>85.125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75];[.AF75];[.AI75])" office:value-type="float" office:value="1.96666666666667" calcext:value-type="float">
            <text:p>1.96666666666667</text:p>
          </table:table-cell>
          <table:table-cell table:formula="of:=AVERAGE([.AD75];[.AG75];[.AJ75])" office:value-type="float" office:value="217.510666666667" calcext:value-type="float">
            <text:p>217.510666666667</text:p>
          </table:table-cell>
          <table:table-cell table:formula="of:=AVERAGE([.AE75];[.AH75];[.AK75])" office:value-type="float" office:value="2599.85066666667" calcext:value-type="float">
            <text:p>2599.85066666667</text:p>
          </table:table-cell>
          <table:table-cell table:number-columns-repeated="2"/>
          <table:table-cell table:formula="of:=[.A75]+[.O75]+[.AC75]" office:value-type="float" office:value="5.9" calcext:value-type="float">
            <text:p>5.9</text:p>
          </table:table-cell>
          <table:table-cell table:formula="of:=[.B75]+[.P75]+[.AD75]" office:value-type="float" office:value="537.481" calcext:value-type="float">
            <text:p>537.481</text:p>
          </table:table-cell>
          <table:table-cell table:formula="of:=[.C75]+[.Q75]+[.AE75]" office:value-type="float" office:value="3296.371" calcext:value-type="float">
            <text:p>3296.371</text:p>
          </table:table-cell>
          <table:table-cell table:formula="of:=[.D75]+[.R75]+[.AF75]" office:value-type="float" office:value="1" calcext:value-type="float">
            <text:p>1</text:p>
          </table:table-cell>
          <table:table-cell table:formula="of:=[.E75]+[.S75]+[.AG75]" office:value-type="float" office:value="546.841" calcext:value-type="float">
            <text:p>546.841</text:p>
          </table:table-cell>
          <table:table-cell table:formula="of:=[.F75]+[.T75]+[.AH75]" office:value-type="float" office:value="3312.332" calcext:value-type="float">
            <text:p>3312.332</text:p>
          </table:table-cell>
          <table:table-cell table:formula="of:=[.G75]+[.U75]+[.AI75]" office:value-type="float" office:value="0" calcext:value-type="float">
            <text:p>0</text:p>
          </table:table-cell>
          <table:table-cell table:formula="of:=[.H75]+[.V75]+[.AJ75]" office:value-type="float" office:value="565.567" calcext:value-type="float">
            <text:p>565.567</text:p>
          </table:table-cell>
          <table:table-cell table:formula="of:=[.I75]+[.W75]+[.AK75]" office:value-type="float" office:value="3328.793" calcext:value-type="float">
            <text:p>3328.793</text:p>
          </table:table-cell>
          <table:table-cell table:formula="of:=AVERAGE([.AQ75];[.AT75];[.AW75])" office:value-type="float" office:value="2.3" calcext:value-type="float">
            <text:p>2.3</text:p>
          </table:table-cell>
          <table:table-cell table:formula="of:=AVERAGE([.AR75];[.AU75];[.AX75])" office:value-type="float" office:value="549.963" calcext:value-type="float">
            <text:p>549.963</text:p>
          </table:table-cell>
          <table:table-cell table:formula="of:=AVERAGE([.AS75];[.AV75];[.AY75])" office:value-type="float" office:value="3312.49866666667" calcext:value-type="float">
            <text:p>3312.49866666667</text:p>
          </table:table-cell>
          <table:table-cell table:number-columns-repeated="2"/>
          <table:table-cell table:formula="of:=[.CG75]-[.BS75]" office:value-type="float" office:value="0" calcext:value-type="float">
            <text:p>0</text:p>
          </table:table-cell>
          <table:table-cell table:formula="of:=[.CH75]-[.BT75]" office:value-type="float" office:value="47.602" calcext:value-type="float">
            <text:p>47.602</text:p>
          </table:table-cell>
          <table:table-cell table:formula="of:=[.CI75]-[.BU75]" office:value-type="float" office:value="183.632" calcext:value-type="float">
            <text:p>183.632</text:p>
          </table:table-cell>
          <table:table-cell table:formula="of:=[.CJ75]-[.BV75]" office:value-type="float" office:value="0" calcext:value-type="float">
            <text:p>0</text:p>
          </table:table-cell>
          <table:table-cell table:formula="of:=[.CK75]-[.BW75]" office:value-type="float" office:value="47.164" calcext:value-type="float">
            <text:p>47.164</text:p>
          </table:table-cell>
          <table:table-cell table:formula="of:=[.CL75]-[.BX75]" office:value-type="float" office:value="183.632" calcext:value-type="float">
            <text:p>183.632</text:p>
          </table:table-cell>
          <table:table-cell table:formula="of:=[.CM75]-[.BY75]" office:value-type="float" office:value="0" calcext:value-type="float">
            <text:p>0</text:p>
          </table:table-cell>
          <table:table-cell table:formula="of:=[.CN75]-[.BZ75]" office:value-type="float" office:value="47.168" calcext:value-type="float">
            <text:p>47.168</text:p>
          </table:table-cell>
          <table:table-cell table:formula="of:=[.CO75]-[.CA75]" office:value-type="float" office:value="183.633" calcext:value-type="float">
            <text:p>183.633</text:p>
          </table:table-cell>
          <table:table-cell table:formula="of:=AVERAGE([.BE75];[.BH75];[.BK75])" office:value-type="float" office:value="0" calcext:value-type="float">
            <text:p>0</text:p>
          </table:table-cell>
          <table:table-cell table:formula="of:=AVERAGE([.BF75];[.BI75];[.BL75])" office:value-type="float" office:value="47.3113333333333" calcext:value-type="float">
            <text:p>47.3113333333333</text:p>
          </table:table-cell>
          <table:table-cell table:formula="of:=AVERAGE([.BG75];[.BJ75];[.BM75])" office:value-type="float" office:value="183.632333333333" calcext:value-type="float">
            <text:p>183.632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100.238" calcext:value-type="float">
            <text:p>100.238</text:p>
          </table:table-cell>
          <table:table-cell office:value-type="float" office:value="1929.32" calcext:value-type="float">
            <text:p>1929.32</text:p>
          </table:table-cell>
          <table:table-cell table:formula="of:=AVERAGE([.BS75];[.BV75];[.BY75])" office:value-type="float" office:value="0" calcext:value-type="float">
            <text:p>0</text:p>
          </table:table-cell>
          <table:table-cell table:formula="of:=AVERAGE([.BT75];[.BW75];[.BZ75])" office:value-type="float" office:value="78.3473333333333" calcext:value-type="float">
            <text:p>78.3473333333333</text:p>
          </table:table-cell>
          <table:table-cell table:formula="of:=AVERAGE([.BU75];[.BX75];[.CA75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47.406" calcext:value-type="float">
            <text:p>147.406</text:p>
          </table:table-cell>
          <table:table-cell office:value-type="float" office:value="2112.953" calcext:value-type="float">
            <text:p>2112.953</text:p>
          </table:table-cell>
          <table:table-cell table:formula="of:=AVERAGE([.CG75];[.CJ75];[.CM75])" office:value-type="float" office:value="0" calcext:value-type="float">
            <text:p>0</text:p>
          </table:table-cell>
          <table:table-cell table:formula="of:=AVERAGE([.CH75];[.CK75];[.CN75])" office:value-type="float" office:value="125.658666666667" calcext:value-type="float">
            <text:p>125.658666666667</text:p>
          </table:table-cell>
          <table:table-cell table:formula="of:=AVERAGE([.CI75];[.CL75];[.CO75])" office:value-type="float" office:value="1682.55433333333" calcext:value-type="float">
            <text:p>1682.554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.375" calcext:value-type="float">
            <text:p>285.375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0" calcext:value-type="float">
            <text:p>0</text:p>
          </table:table-cell>
          <table:table-cell office:value-type="float" office:value="292.895" calcext:value-type="float">
            <text:p>292.89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13.652" calcext:value-type="float">
            <text:p>313.652</text:p>
          </table:table-cell>
          <table:table-cell office:value-type="float" office:value="644.523" calcext:value-type="float">
            <text:p>644.523</text:p>
          </table:table-cell>
          <table:table-cell table:formula="of:=AVERAGE([.A76];[.D76];[.G76])" office:value-type="float" office:value="0" calcext:value-type="float">
            <text:p>0</text:p>
          </table:table-cell>
          <table:table-cell table:formula="of:=AVERAGE([.B76];[.E76];[.H76])" office:value-type="float" office:value="297.307333333333" calcext:value-type="float">
            <text:p>297.307333333333</text:p>
          </table:table-cell>
          <table:table-cell table:formula="of:=AVERAGE([.C76];[.F76];[.I76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6];[.R76];[.U76])" office:value-type="float" office:value="0" calcext:value-type="float">
            <text:p>0</text:p>
          </table:table-cell>
          <table:table-cell table:formula="of:=AVERAGE([.P76];[.S76];[.V76])" office:value-type="float" office:value="35.145" calcext:value-type="float">
            <text:p>35.145</text:p>
          </table:table-cell>
          <table:table-cell table:formula="of:=AVERAGE([.Q76];[.T76];[.W76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6.77" calcext:value-type="float">
            <text:p>216.77</text:p>
          </table:table-cell>
          <table:table-cell office:value-type="float" office:value="2599.145" calcext:value-type="float">
            <text:p>2599.145</text:p>
          </table:table-cell>
          <table:table-cell table:formula="of:=AVERAGE([.AC76];[.AF76];[.AI76])" office:value-type="float" office:value="0" calcext:value-type="float">
            <text:p>0</text:p>
          </table:table-cell>
          <table:table-cell table:formula="of:=AVERAGE([.AD76];[.AG76];[.AJ76])" office:value-type="float" office:value="217.510666666667" calcext:value-type="float">
            <text:p>217.510666666667</text:p>
          </table:table-cell>
          <table:table-cell table:formula="of:=AVERAGE([.AE76];[.AH76];[.AK76])" office:value-type="float" office:value="2599.85066666667" calcext:value-type="float">
            <text:p>2599.85066666667</text:p>
          </table:table-cell>
          <table:table-cell table:number-columns-repeated="2"/>
          <table:table-cell table:formula="of:=[.A76]+[.O76]+[.AC76]" office:value-type="float" office:value="0" calcext:value-type="float">
            <text:p>0</text:p>
          </table:table-cell>
          <table:table-cell table:formula="of:=[.B76]+[.P76]+[.AD76]" office:value-type="float" office:value="537.481" calcext:value-type="float">
            <text:p>537.481</text:p>
          </table:table-cell>
          <table:table-cell table:formula="of:=[.C76]+[.Q76]+[.AE76]" office:value-type="float" office:value="3296.371" calcext:value-type="float">
            <text:p>3296.371</text:p>
          </table:table-cell>
          <table:table-cell table:formula="of:=[.D76]+[.R76]+[.AF76]" office:value-type="float" office:value="0" calcext:value-type="float">
            <text:p>0</text:p>
          </table:table-cell>
          <table:table-cell table:formula="of:=[.E76]+[.S76]+[.AG76]" office:value-type="float" office:value="546.841" calcext:value-type="float">
            <text:p>546.841</text:p>
          </table:table-cell>
          <table:table-cell table:formula="of:=[.F76]+[.T76]+[.AH76]" office:value-type="float" office:value="3312.332" calcext:value-type="float">
            <text:p>3312.332</text:p>
          </table:table-cell>
          <table:table-cell table:formula="of:=[.G76]+[.U76]+[.AI76]" office:value-type="float" office:value="0" calcext:value-type="float">
            <text:p>0</text:p>
          </table:table-cell>
          <table:table-cell table:formula="of:=[.H76]+[.V76]+[.AJ76]" office:value-type="float" office:value="565.567" calcext:value-type="float">
            <text:p>565.567</text:p>
          </table:table-cell>
          <table:table-cell table:formula="of:=[.I76]+[.W76]+[.AK76]" office:value-type="float" office:value="3328.793" calcext:value-type="float">
            <text:p>3328.793</text:p>
          </table:table-cell>
          <table:table-cell table:formula="of:=AVERAGE([.AQ76];[.AT76];[.AW76])" office:value-type="float" office:value="0" calcext:value-type="float">
            <text:p>0</text:p>
          </table:table-cell>
          <table:table-cell table:formula="of:=AVERAGE([.AR76];[.AU76];[.AX76])" office:value-type="float" office:value="549.963" calcext:value-type="float">
            <text:p>549.963</text:p>
          </table:table-cell>
          <table:table-cell table:formula="of:=AVERAGE([.AS76];[.AV76];[.AY76])" office:value-type="float" office:value="3312.49866666667" calcext:value-type="float">
            <text:p>3312.49866666667</text:p>
          </table:table-cell>
          <table:table-cell table:number-columns-repeated="2"/>
          <table:table-cell table:formula="of:=[.CG76]-[.BS76]" office:value-type="float" office:value="0" calcext:value-type="float">
            <text:p>0</text:p>
          </table:table-cell>
          <table:table-cell table:formula="of:=[.CH76]-[.BT76]" office:value-type="float" office:value="47.602" calcext:value-type="float">
            <text:p>47.602</text:p>
          </table:table-cell>
          <table:table-cell table:formula="of:=[.CI76]-[.BU76]" office:value-type="float" office:value="183.632" calcext:value-type="float">
            <text:p>183.632</text:p>
          </table:table-cell>
          <table:table-cell table:formula="of:=[.CJ76]-[.BV76]" office:value-type="float" office:value="1" calcext:value-type="float">
            <text:p>1</text:p>
          </table:table-cell>
          <table:table-cell table:formula="of:=[.CK76]-[.BW76]" office:value-type="float" office:value="47.164" calcext:value-type="float">
            <text:p>47.164</text:p>
          </table:table-cell>
          <table:table-cell table:formula="of:=[.CL76]-[.BX76]" office:value-type="float" office:value="183.632" calcext:value-type="float">
            <text:p>183.632</text:p>
          </table:table-cell>
          <table:table-cell table:formula="of:=[.CM76]-[.BY76]" office:value-type="float" office:value="0" calcext:value-type="float">
            <text:p>0</text:p>
          </table:table-cell>
          <table:table-cell table:formula="of:=[.CN76]-[.BZ76]" office:value-type="float" office:value="47.168" calcext:value-type="float">
            <text:p>47.168</text:p>
          </table:table-cell>
          <table:table-cell table:formula="of:=[.CO76]-[.CA76]" office:value-type="float" office:value="183.632" calcext:value-type="float">
            <text:p>183.632</text:p>
          </table:table-cell>
          <table:table-cell table:formula="of:=AVERAGE([.BE76];[.BH76];[.BK76])" office:value-type="float" office:value="0.333333333333333" calcext:value-type="float">
            <text:p>0.333333333333333</text:p>
          </table:table-cell>
          <table:table-cell table:formula="of:=AVERAGE([.BF76];[.BI76];[.BL76])" office:value-type="float" office:value="47.3113333333333" calcext:value-type="float">
            <text:p>47.3113333333333</text:p>
          </table:table-cell>
          <table:table-cell table:formula="of:=AVERAGE([.BG76];[.BJ76];[.BM76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6];[.BV76];[.BY76])" office:value-type="float" office:value="0" calcext:value-type="float">
            <text:p>0</text:p>
          </table:table-cell>
          <table:table-cell table:formula="of:=AVERAGE([.BT76];[.BW76];[.BZ76])" office:value-type="float" office:value="67.367" calcext:value-type="float">
            <text:p>67.367</text:p>
          </table:table-cell>
          <table:table-cell table:formula="of:=AVERAGE([.BU76];[.BX76];[.CA76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" calcext:value-type="float">
            <text:p>1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76];[.CJ76];[.CM76])" office:value-type="float" office:value="0.333333333333333" calcext:value-type="float">
            <text:p>0.333333333333333</text:p>
          </table:table-cell>
          <table:table-cell table:formula="of:=AVERAGE([.CH76];[.CK76];[.CN76])" office:value-type="float" office:value="114.678333333333" calcext:value-type="float">
            <text:p>114.678333333333</text:p>
          </table:table-cell>
          <table:table-cell table:formula="of:=AVERAGE([.CI76];[.CL76];[.CO76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.375" calcext:value-type="float">
            <text:p>285.375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0" calcext:value-type="float">
            <text:p>0</text:p>
          </table:table-cell>
          <table:table-cell office:value-type="float" office:value="292.895" calcext:value-type="float">
            <text:p>292.89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13.805" calcext:value-type="float">
            <text:p>313.805</text:p>
          </table:table-cell>
          <table:table-cell office:value-type="float" office:value="644.523" calcext:value-type="float">
            <text:p>644.523</text:p>
          </table:table-cell>
          <table:table-cell table:formula="of:=AVERAGE([.A77];[.D77];[.G77])" office:value-type="float" office:value="0" calcext:value-type="float">
            <text:p>0</text:p>
          </table:table-cell>
          <table:table-cell table:formula="of:=AVERAGE([.B77];[.E77];[.H77])" office:value-type="float" office:value="297.358333333333" calcext:value-type="float">
            <text:p>297.358333333333</text:p>
          </table:table-cell>
          <table:table-cell table:formula="of:=AVERAGE([.C77];[.F77];[.I77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7];[.R77];[.U77])" office:value-type="float" office:value="0" calcext:value-type="float">
            <text:p>0</text:p>
          </table:table-cell>
          <table:table-cell table:formula="of:=AVERAGE([.P77];[.S77];[.V77])" office:value-type="float" office:value="35.145" calcext:value-type="float">
            <text:p>35.145</text:p>
          </table:table-cell>
          <table:table-cell table:formula="of:=AVERAGE([.Q77];[.T77];[.W77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5.9" calcext:value-type="float">
            <text:p>5.9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77];[.AF77];[.AI77])" office:value-type="float" office:value="1.96666666666667" calcext:value-type="float">
            <text:p>1.96666666666667</text:p>
          </table:table-cell>
          <table:table-cell table:formula="of:=AVERAGE([.AD77];[.AG77];[.AJ77])" office:value-type="float" office:value="218.177333333333" calcext:value-type="float">
            <text:p>218.177333333333</text:p>
          </table:table-cell>
          <table:table-cell table:formula="of:=AVERAGE([.AE77];[.AH77];[.AK77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77]+[.O77]+[.AC77]" office:value-type="float" office:value="0" calcext:value-type="float">
            <text:p>0</text:p>
          </table:table-cell>
          <table:table-cell table:formula="of:=[.B77]+[.P77]+[.AD77]" office:value-type="float" office:value="537.481" calcext:value-type="float">
            <text:p>537.481</text:p>
          </table:table-cell>
          <table:table-cell table:formula="of:=[.C77]+[.Q77]+[.AE77]" office:value-type="float" office:value="3296.371" calcext:value-type="float">
            <text:p>3296.371</text:p>
          </table:table-cell>
          <table:table-cell table:formula="of:=[.D77]+[.R77]+[.AF77]" office:value-type="float" office:value="0" calcext:value-type="float">
            <text:p>0</text:p>
          </table:table-cell>
          <table:table-cell table:formula="of:=[.E77]+[.S77]+[.AG77]" office:value-type="float" office:value="546.841" calcext:value-type="float">
            <text:p>546.841</text:p>
          </table:table-cell>
          <table:table-cell table:formula="of:=[.F77]+[.T77]+[.AH77]" office:value-type="float" office:value="3312.332" calcext:value-type="float">
            <text:p>3312.332</text:p>
          </table:table-cell>
          <table:table-cell table:formula="of:=[.G77]+[.U77]+[.AI77]" office:value-type="float" office:value="5.9" calcext:value-type="float">
            <text:p>5.9</text:p>
          </table:table-cell>
          <table:table-cell table:formula="of:=[.H77]+[.V77]+[.AJ77]" office:value-type="float" office:value="567.72" calcext:value-type="float">
            <text:p>567.72</text:p>
          </table:table-cell>
          <table:table-cell table:formula="of:=[.I77]+[.W77]+[.AK77]" office:value-type="float" office:value="3330.793" calcext:value-type="float">
            <text:p>3330.793</text:p>
          </table:table-cell>
          <table:table-cell table:formula="of:=AVERAGE([.AQ77];[.AT77];[.AW77])" office:value-type="float" office:value="1.96666666666667" calcext:value-type="float">
            <text:p>1.96666666666667</text:p>
          </table:table-cell>
          <table:table-cell table:formula="of:=AVERAGE([.AR77];[.AU77];[.AX77])" office:value-type="float" office:value="550.680666666667" calcext:value-type="float">
            <text:p>550.680666666667</text:p>
          </table:table-cell>
          <table:table-cell table:formula="of:=AVERAGE([.AS77];[.AV77];[.AY77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77]-[.BS77]" office:value-type="float" office:value="0" calcext:value-type="float">
            <text:p>0</text:p>
          </table:table-cell>
          <table:table-cell table:formula="of:=[.CH77]-[.BT77]" office:value-type="float" office:value="47.602" calcext:value-type="float">
            <text:p>47.602</text:p>
          </table:table-cell>
          <table:table-cell table:formula="of:=[.CI77]-[.BU77]" office:value-type="float" office:value="183.632" calcext:value-type="float">
            <text:p>183.632</text:p>
          </table:table-cell>
          <table:table-cell table:formula="of:=[.CJ77]-[.BV77]" office:value-type="float" office:value="0" calcext:value-type="float">
            <text:p>0</text:p>
          </table:table-cell>
          <table:table-cell table:formula="of:=[.CK77]-[.BW77]" office:value-type="float" office:value="47.164" calcext:value-type="float">
            <text:p>47.164</text:p>
          </table:table-cell>
          <table:table-cell table:formula="of:=[.CL77]-[.BX77]" office:value-type="float" office:value="183.632" calcext:value-type="float">
            <text:p>183.632</text:p>
          </table:table-cell>
          <table:table-cell table:formula="of:=[.CM77]-[.BY77]" office:value-type="float" office:value="0" calcext:value-type="float">
            <text:p>0</text:p>
          </table:table-cell>
          <table:table-cell table:formula="of:=[.CN77]-[.BZ77]" office:value-type="float" office:value="47.168" calcext:value-type="float">
            <text:p>47.168</text:p>
          </table:table-cell>
          <table:table-cell table:formula="of:=[.CO77]-[.CA77]" office:value-type="float" office:value="183.632" calcext:value-type="float">
            <text:p>183.632</text:p>
          </table:table-cell>
          <table:table-cell table:formula="of:=AVERAGE([.BE77];[.BH77];[.BK77])" office:value-type="float" office:value="0" calcext:value-type="float">
            <text:p>0</text:p>
          </table:table-cell>
          <table:table-cell table:formula="of:=AVERAGE([.BF77];[.BI77];[.BL77])" office:value-type="float" office:value="47.3113333333333" calcext:value-type="float">
            <text:p>47.3113333333333</text:p>
          </table:table-cell>
          <table:table-cell table:formula="of:=AVERAGE([.BG77];[.BJ77];[.BM77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7];[.BV77];[.BY77])" office:value-type="float" office:value="0" calcext:value-type="float">
            <text:p>0</text:p>
          </table:table-cell>
          <table:table-cell table:formula="of:=AVERAGE([.BT77];[.BW77];[.BZ77])" office:value-type="float" office:value="67.367" calcext:value-type="float">
            <text:p>67.367</text:p>
          </table:table-cell>
          <table:table-cell table:formula="of:=AVERAGE([.BU77];[.BX77];[.CA7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77];[.CJ77];[.CM77])" office:value-type="float" office:value="0" calcext:value-type="float">
            <text:p>0</text:p>
          </table:table-cell>
          <table:table-cell table:formula="of:=AVERAGE([.CH77];[.CK77];[.CN77])" office:value-type="float" office:value="114.678333333333" calcext:value-type="float">
            <text:p>114.678333333333</text:p>
          </table:table-cell>
          <table:table-cell table:formula="of:=AVERAGE([.CI77];[.CL77];[.CO77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.375" calcext:value-type="float">
            <text:p>285.375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0" calcext:value-type="float">
            <text:p>0</text:p>
          </table:table-cell>
          <table:table-cell office:value-type="float" office:value="292.895" calcext:value-type="float">
            <text:p>292.895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13.805" calcext:value-type="float">
            <text:p>313.805</text:p>
          </table:table-cell>
          <table:table-cell office:value-type="float" office:value="644.523" calcext:value-type="float">
            <text:p>644.523</text:p>
          </table:table-cell>
          <table:table-cell table:formula="of:=AVERAGE([.A78];[.D78];[.G78])" office:value-type="float" office:value="0" calcext:value-type="float">
            <text:p>0</text:p>
          </table:table-cell>
          <table:table-cell table:formula="of:=AVERAGE([.B78];[.E78];[.H78])" office:value-type="float" office:value="297.358333333333" calcext:value-type="float">
            <text:p>297.358333333333</text:p>
          </table:table-cell>
          <table:table-cell table:formula="of:=AVERAGE([.C78];[.F78];[.I78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8];[.R78];[.U78])" office:value-type="float" office:value="0" calcext:value-type="float">
            <text:p>0</text:p>
          </table:table-cell>
          <table:table-cell table:formula="of:=AVERAGE([.P78];[.S78];[.V78])" office:value-type="float" office:value="35.145" calcext:value-type="float">
            <text:p>35.145</text:p>
          </table:table-cell>
          <table:table-cell table:formula="of:=AVERAGE([.Q78];[.T78];[.W78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2.9" calcext:value-type="float">
            <text:p>2.9</text:p>
          </table:table-cell>
          <table:table-cell office:value-type="float" office:value="219.055" calcext:value-type="float">
            <text:p>219.055</text:p>
          </table:table-cell>
          <table:table-cell office:value-type="float" office:value="2601.699" calcext:value-type="float">
            <text:p>2601.699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78];[.AF78];[.AI78])" office:value-type="float" office:value="0.966666666666667" calcext:value-type="float">
            <text:p>0.966666666666667</text:p>
          </table:table-cell>
          <table:table-cell table:formula="of:=AVERAGE([.AD78];[.AG78];[.AJ78])" office:value-type="float" office:value="218.262" calcext:value-type="float">
            <text:p>218.262</text:p>
          </table:table-cell>
          <table:table-cell table:formula="of:=AVERAGE([.AE78];[.AH78];[.AK78])" office:value-type="float" office:value="2600.689" calcext:value-type="float">
            <text:p>2600.689</text:p>
          </table:table-cell>
          <table:table-cell table:number-columns-repeated="2"/>
          <table:table-cell table:formula="of:=[.A78]+[.O78]+[.AC78]" office:value-type="float" office:value="0" calcext:value-type="float">
            <text:p>0</text:p>
          </table:table-cell>
          <table:table-cell table:formula="of:=[.B78]+[.P78]+[.AD78]" office:value-type="float" office:value="537.481" calcext:value-type="float">
            <text:p>537.481</text:p>
          </table:table-cell>
          <table:table-cell table:formula="of:=[.C78]+[.Q78]+[.AE78]" office:value-type="float" office:value="3296.371" calcext:value-type="float">
            <text:p>3296.371</text:p>
          </table:table-cell>
          <table:table-cell table:formula="of:=[.D78]+[.R78]+[.AF78]" office:value-type="float" office:value="2.9" calcext:value-type="float">
            <text:p>2.9</text:p>
          </table:table-cell>
          <table:table-cell table:formula="of:=[.E78]+[.S78]+[.AG78]" office:value-type="float" office:value="547.095" calcext:value-type="float">
            <text:p>547.095</text:p>
          </table:table-cell>
          <table:table-cell table:formula="of:=[.F78]+[.T78]+[.AH78]" office:value-type="float" office:value="3312.847" calcext:value-type="float">
            <text:p>3312.847</text:p>
          </table:table-cell>
          <table:table-cell table:formula="of:=[.G78]+[.U78]+[.AI78]" office:value-type="float" office:value="0" calcext:value-type="float">
            <text:p>0</text:p>
          </table:table-cell>
          <table:table-cell table:formula="of:=[.H78]+[.V78]+[.AJ78]" office:value-type="float" office:value="567.72" calcext:value-type="float">
            <text:p>567.72</text:p>
          </table:table-cell>
          <table:table-cell table:formula="of:=[.I78]+[.W78]+[.AK78]" office:value-type="float" office:value="3330.793" calcext:value-type="float">
            <text:p>3330.793</text:p>
          </table:table-cell>
          <table:table-cell table:formula="of:=AVERAGE([.AQ78];[.AT78];[.AW78])" office:value-type="float" office:value="0.966666666666667" calcext:value-type="float">
            <text:p>0.966666666666667</text:p>
          </table:table-cell>
          <table:table-cell table:formula="of:=AVERAGE([.AR78];[.AU78];[.AX78])" office:value-type="float" office:value="550.765333333333" calcext:value-type="float">
            <text:p>550.765333333333</text:p>
          </table:table-cell>
          <table:table-cell table:formula="of:=AVERAGE([.AS78];[.AV78];[.AY78])" office:value-type="float" office:value="3313.337" calcext:value-type="float">
            <text:p>3313.337</text:p>
          </table:table-cell>
          <table:table-cell table:number-columns-repeated="2"/>
          <table:table-cell table:formula="of:=[.CG78]-[.BS78]" office:value-type="float" office:value="0" calcext:value-type="float">
            <text:p>0</text:p>
          </table:table-cell>
          <table:table-cell table:formula="of:=[.CH78]-[.BT78]" office:value-type="float" office:value="47.602" calcext:value-type="float">
            <text:p>47.602</text:p>
          </table:table-cell>
          <table:table-cell table:formula="of:=[.CI78]-[.BU78]" office:value-type="float" office:value="183.632" calcext:value-type="float">
            <text:p>183.632</text:p>
          </table:table-cell>
          <table:table-cell table:formula="of:=[.CJ78]-[.BV78]" office:value-type="float" office:value="0" calcext:value-type="float">
            <text:p>0</text:p>
          </table:table-cell>
          <table:table-cell table:formula="of:=[.CK78]-[.BW78]" office:value-type="float" office:value="47.164" calcext:value-type="float">
            <text:p>47.164</text:p>
          </table:table-cell>
          <table:table-cell table:formula="of:=[.CL78]-[.BX78]" office:value-type="float" office:value="183.632" calcext:value-type="float">
            <text:p>183.632</text:p>
          </table:table-cell>
          <table:table-cell table:formula="of:=[.CM78]-[.BY78]" office:value-type="float" office:value="0" calcext:value-type="float">
            <text:p>0</text:p>
          </table:table-cell>
          <table:table-cell table:formula="of:=[.CN78]-[.BZ78]" office:value-type="float" office:value="47.168" calcext:value-type="float">
            <text:p>47.168</text:p>
          </table:table-cell>
          <table:table-cell table:formula="of:=[.CO78]-[.CA78]" office:value-type="float" office:value="183.632" calcext:value-type="float">
            <text:p>183.632</text:p>
          </table:table-cell>
          <table:table-cell table:formula="of:=AVERAGE([.BE78];[.BH78];[.BK78])" office:value-type="float" office:value="0" calcext:value-type="float">
            <text:p>0</text:p>
          </table:table-cell>
          <table:table-cell table:formula="of:=AVERAGE([.BF78];[.BI78];[.BL78])" office:value-type="float" office:value="47.3113333333333" calcext:value-type="float">
            <text:p>47.3113333333333</text:p>
          </table:table-cell>
          <table:table-cell table:formula="of:=AVERAGE([.BG78];[.BJ78];[.BM78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8];[.BV78];[.BY78])" office:value-type="float" office:value="0.333333333333333" calcext:value-type="float">
            <text:p>0.333333333333333</text:p>
          </table:table-cell>
          <table:table-cell table:formula="of:=AVERAGE([.BT78];[.BW78];[.BZ78])" office:value-type="float" office:value="67.367" calcext:value-type="float">
            <text:p>67.367</text:p>
          </table:table-cell>
          <table:table-cell table:formula="of:=AVERAGE([.BU78];[.BX78];[.CA7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78];[.CJ78];[.CM78])" office:value-type="float" office:value="0.333333333333333" calcext:value-type="float">
            <text:p>0.333333333333333</text:p>
          </table:table-cell>
          <table:table-cell table:formula="of:=AVERAGE([.CH78];[.CK78];[.CN78])" office:value-type="float" office:value="114.678333333333" calcext:value-type="float">
            <text:p>114.678333333333</text:p>
          </table:table-cell>
          <table:table-cell table:formula="of:=AVERAGE([.CI78];[.CL78];[.CO78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.375" calcext:value-type="float">
            <text:p>285.375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0" calcext:value-type="float">
            <text:p>0</text:p>
          </table:table-cell>
          <table:table-cell office:value-type="float" office:value="292.371" calcext:value-type="float">
            <text:p>292.37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1" calcext:value-type="float">
            <text:p>1</text:p>
          </table:table-cell>
          <table:table-cell office:value-type="float" office:value="313.805" calcext:value-type="float">
            <text:p>313.805</text:p>
          </table:table-cell>
          <table:table-cell office:value-type="float" office:value="644.523" calcext:value-type="float">
            <text:p>644.523</text:p>
          </table:table-cell>
          <table:table-cell table:formula="of:=AVERAGE([.A79];[.D79];[.G79])" office:value-type="float" office:value="0.333333333333333" calcext:value-type="float">
            <text:p>0.333333333333333</text:p>
          </table:table-cell>
          <table:table-cell table:formula="of:=AVERAGE([.B79];[.E79];[.H79])" office:value-type="float" office:value="297.183666666667" calcext:value-type="float">
            <text:p>297.183666666667</text:p>
          </table:table-cell>
          <table:table-cell table:formula="of:=AVERAGE([.C79];[.F79];[.I79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79];[.R79];[.U79])" office:value-type="float" office:value="0" calcext:value-type="float">
            <text:p>0</text:p>
          </table:table-cell>
          <table:table-cell table:formula="of:=AVERAGE([.P79];[.S79];[.V79])" office:value-type="float" office:value="35.145" calcext:value-type="float">
            <text:p>35.145</text:p>
          </table:table-cell>
          <table:table-cell table:formula="of:=AVERAGE([.Q79];[.T79];[.W79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2.9" calcext:value-type="float">
            <text:p>2.9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79];[.AF79];[.AI79])" office:value-type="float" office:value="0.966666666666667" calcext:value-type="float">
            <text:p>0.966666666666667</text:p>
          </table:table-cell>
          <table:table-cell table:formula="of:=AVERAGE([.AD79];[.AG79];[.AJ79])" office:value-type="float" office:value="218.177333333333" calcext:value-type="float">
            <text:p>218.177333333333</text:p>
          </table:table-cell>
          <table:table-cell table:formula="of:=AVERAGE([.AE79];[.AH79];[.AK79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79]+[.O79]+[.AC79]" office:value-type="float" office:value="0" calcext:value-type="float">
            <text:p>0</text:p>
          </table:table-cell>
          <table:table-cell table:formula="of:=[.B79]+[.P79]+[.AD79]" office:value-type="float" office:value="537.481" calcext:value-type="float">
            <text:p>537.481</text:p>
          </table:table-cell>
          <table:table-cell table:formula="of:=[.C79]+[.Q79]+[.AE79]" office:value-type="float" office:value="3296.371" calcext:value-type="float">
            <text:p>3296.371</text:p>
          </table:table-cell>
          <table:table-cell table:formula="of:=[.D79]+[.R79]+[.AF79]" office:value-type="float" office:value="2.9" calcext:value-type="float">
            <text:p>2.9</text:p>
          </table:table-cell>
          <table:table-cell table:formula="of:=[.E79]+[.S79]+[.AG79]" office:value-type="float" office:value="546.317" calcext:value-type="float">
            <text:p>546.317</text:p>
          </table:table-cell>
          <table:table-cell table:formula="of:=[.F79]+[.T79]+[.AH79]" office:value-type="float" office:value="3312.332" calcext:value-type="float">
            <text:p>3312.332</text:p>
          </table:table-cell>
          <table:table-cell table:formula="of:=[.G79]+[.U79]+[.AI79]" office:value-type="float" office:value="1" calcext:value-type="float">
            <text:p>1</text:p>
          </table:table-cell>
          <table:table-cell table:formula="of:=[.H79]+[.V79]+[.AJ79]" office:value-type="float" office:value="567.72" calcext:value-type="float">
            <text:p>567.72</text:p>
          </table:table-cell>
          <table:table-cell table:formula="of:=[.I79]+[.W79]+[.AK79]" office:value-type="float" office:value="3330.793" calcext:value-type="float">
            <text:p>3330.793</text:p>
          </table:table-cell>
          <table:table-cell table:formula="of:=AVERAGE([.AQ79];[.AT79];[.AW79])" office:value-type="float" office:value="1.3" calcext:value-type="float">
            <text:p>1.3</text:p>
          </table:table-cell>
          <table:table-cell table:formula="of:=AVERAGE([.AR79];[.AU79];[.AX79])" office:value-type="float" office:value="550.506" calcext:value-type="float">
            <text:p>550.506</text:p>
          </table:table-cell>
          <table:table-cell table:formula="of:=AVERAGE([.AS79];[.AV79];[.AY79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79]-[.BS79]" office:value-type="float" office:value="0" calcext:value-type="float">
            <text:p>0</text:p>
          </table:table-cell>
          <table:table-cell table:formula="of:=[.CH79]-[.BT79]" office:value-type="float" office:value="47.602" calcext:value-type="float">
            <text:p>47.602</text:p>
          </table:table-cell>
          <table:table-cell table:formula="of:=[.CI79]-[.BU79]" office:value-type="float" office:value="183.632" calcext:value-type="float">
            <text:p>183.632</text:p>
          </table:table-cell>
          <table:table-cell table:formula="of:=[.CJ79]-[.BV79]" office:value-type="float" office:value="0" calcext:value-type="float">
            <text:p>0</text:p>
          </table:table-cell>
          <table:table-cell table:formula="of:=[.CK79]-[.BW79]" office:value-type="float" office:value="47.164" calcext:value-type="float">
            <text:p>47.164</text:p>
          </table:table-cell>
          <table:table-cell table:formula="of:=[.CL79]-[.BX79]" office:value-type="float" office:value="183.632" calcext:value-type="float">
            <text:p>183.632</text:p>
          </table:table-cell>
          <table:table-cell table:formula="of:=[.CM79]-[.BY79]" office:value-type="float" office:value="0" calcext:value-type="float">
            <text:p>0</text:p>
          </table:table-cell>
          <table:table-cell table:formula="of:=[.CN79]-[.BZ79]" office:value-type="float" office:value="47.168" calcext:value-type="float">
            <text:p>47.168</text:p>
          </table:table-cell>
          <table:table-cell table:formula="of:=[.CO79]-[.CA79]" office:value-type="float" office:value="183.632" calcext:value-type="float">
            <text:p>183.632</text:p>
          </table:table-cell>
          <table:table-cell table:formula="of:=AVERAGE([.BE79];[.BH79];[.BK79])" office:value-type="float" office:value="0" calcext:value-type="float">
            <text:p>0</text:p>
          </table:table-cell>
          <table:table-cell table:formula="of:=AVERAGE([.BF79];[.BI79];[.BL79])" office:value-type="float" office:value="47.3113333333333" calcext:value-type="float">
            <text:p>47.3113333333333</text:p>
          </table:table-cell>
          <table:table-cell table:formula="of:=AVERAGE([.BG79];[.BJ79];[.BM79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79];[.BV79];[.BY79])" office:value-type="float" office:value="0" calcext:value-type="float">
            <text:p>0</text:p>
          </table:table-cell>
          <table:table-cell table:formula="of:=AVERAGE([.BT79];[.BW79];[.BZ79])" office:value-type="float" office:value="67.367" calcext:value-type="float">
            <text:p>67.367</text:p>
          </table:table-cell>
          <table:table-cell table:formula="of:=AVERAGE([.BU79];[.BX79];[.CA7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79];[.CJ79];[.CM79])" office:value-type="float" office:value="0" calcext:value-type="float">
            <text:p>0</text:p>
          </table:table-cell>
          <table:table-cell table:formula="of:=AVERAGE([.CH79];[.CK79];[.CN79])" office:value-type="float" office:value="114.678333333333" calcext:value-type="float">
            <text:p>114.678333333333</text:p>
          </table:table-cell>
          <table:table-cell table:formula="of:=AVERAGE([.CI79];[.CL79];[.CO79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.375" calcext:value-type="float">
            <text:p>285.375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0" calcext:value-type="float">
            <text:p>0</text:p>
          </table:table-cell>
          <table:table-cell office:value-type="float" office:value="292.371" calcext:value-type="float">
            <text:p>292.37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13.805" calcext:value-type="float">
            <text:p>313.805</text:p>
          </table:table-cell>
          <table:table-cell office:value-type="float" office:value="644.523" calcext:value-type="float">
            <text:p>644.523</text:p>
          </table:table-cell>
          <table:table-cell table:formula="of:=AVERAGE([.A80];[.D80];[.G80])" office:value-type="float" office:value="0" calcext:value-type="float">
            <text:p>0</text:p>
          </table:table-cell>
          <table:table-cell table:formula="of:=AVERAGE([.B80];[.E80];[.H80])" office:value-type="float" office:value="297.183666666667" calcext:value-type="float">
            <text:p>297.183666666667</text:p>
          </table:table-cell>
          <table:table-cell table:formula="of:=AVERAGE([.C80];[.F80];[.I80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80];[.R80];[.U80])" office:value-type="float" office:value="0" calcext:value-type="float">
            <text:p>0</text:p>
          </table:table-cell>
          <table:table-cell table:formula="of:=AVERAGE([.P80];[.S80];[.V80])" office:value-type="float" office:value="35.145" calcext:value-type="float">
            <text:p>35.145</text:p>
          </table:table-cell>
          <table:table-cell table:formula="of:=AVERAGE([.Q80];[.T80];[.W80])" office:value-type="float" office:value="85.125" calcext:value-type="float">
            <text:p>85.125</text:p>
          </table:table-cell>
          <table:table-cell table:number-columns-repeated="2"/>
          <table:table-cell office:value-type="float" office:value="5.9" calcext:value-type="float">
            <text:p>5.9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80];[.AF80];[.AI80])" office:value-type="float" office:value="1.96666666666667" calcext:value-type="float">
            <text:p>1.96666666666667</text:p>
          </table:table-cell>
          <table:table-cell table:formula="of:=AVERAGE([.AD80];[.AG80];[.AJ80])" office:value-type="float" office:value="218.177333333333" calcext:value-type="float">
            <text:p>218.177333333333</text:p>
          </table:table-cell>
          <table:table-cell table:formula="of:=AVERAGE([.AE80];[.AH80];[.AK80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80]+[.O80]+[.AC80]" office:value-type="float" office:value="5.9" calcext:value-type="float">
            <text:p>5.9</text:p>
          </table:table-cell>
          <table:table-cell table:formula="of:=[.B80]+[.P80]+[.AD80]" office:value-type="float" office:value="537.481" calcext:value-type="float">
            <text:p>537.481</text:p>
          </table:table-cell>
          <table:table-cell table:formula="of:=[.C80]+[.Q80]+[.AE80]" office:value-type="float" office:value="3296.371" calcext:value-type="float">
            <text:p>3296.371</text:p>
          </table:table-cell>
          <table:table-cell table:formula="of:=[.D80]+[.R80]+[.AF80]" office:value-type="float" office:value="0" calcext:value-type="float">
            <text:p>0</text:p>
          </table:table-cell>
          <table:table-cell table:formula="of:=[.E80]+[.S80]+[.AG80]" office:value-type="float" office:value="546.317" calcext:value-type="float">
            <text:p>546.317</text:p>
          </table:table-cell>
          <table:table-cell table:formula="of:=[.F80]+[.T80]+[.AH80]" office:value-type="float" office:value="3312.332" calcext:value-type="float">
            <text:p>3312.332</text:p>
          </table:table-cell>
          <table:table-cell table:formula="of:=[.G80]+[.U80]+[.AI80]" office:value-type="float" office:value="0" calcext:value-type="float">
            <text:p>0</text:p>
          </table:table-cell>
          <table:table-cell table:formula="of:=[.H80]+[.V80]+[.AJ80]" office:value-type="float" office:value="567.72" calcext:value-type="float">
            <text:p>567.72</text:p>
          </table:table-cell>
          <table:table-cell table:formula="of:=[.I80]+[.W80]+[.AK80]" office:value-type="float" office:value="3330.793" calcext:value-type="float">
            <text:p>3330.793</text:p>
          </table:table-cell>
          <table:table-cell table:formula="of:=AVERAGE([.AQ80];[.AT80];[.AW80])" office:value-type="float" office:value="1.96666666666667" calcext:value-type="float">
            <text:p>1.96666666666667</text:p>
          </table:table-cell>
          <table:table-cell table:formula="of:=AVERAGE([.AR80];[.AU80];[.AX80])" office:value-type="float" office:value="550.506" calcext:value-type="float">
            <text:p>550.506</text:p>
          </table:table-cell>
          <table:table-cell table:formula="of:=AVERAGE([.AS80];[.AV80];[.AY80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80]-[.BS80]" office:value-type="float" office:value="0" calcext:value-type="float">
            <text:p>0</text:p>
          </table:table-cell>
          <table:table-cell table:formula="of:=[.CH80]-[.BT80]" office:value-type="float" office:value="47.602" calcext:value-type="float">
            <text:p>47.602</text:p>
          </table:table-cell>
          <table:table-cell table:formula="of:=[.CI80]-[.BU80]" office:value-type="float" office:value="183.632" calcext:value-type="float">
            <text:p>183.632</text:p>
          </table:table-cell>
          <table:table-cell table:formula="of:=[.CJ80]-[.BV80]" office:value-type="float" office:value="0" calcext:value-type="float">
            <text:p>0</text:p>
          </table:table-cell>
          <table:table-cell table:formula="of:=[.CK80]-[.BW80]" office:value-type="float" office:value="47.164" calcext:value-type="float">
            <text:p>47.164</text:p>
          </table:table-cell>
          <table:table-cell table:formula="of:=[.CL80]-[.BX80]" office:value-type="float" office:value="183.633" calcext:value-type="float">
            <text:p>183.633</text:p>
          </table:table-cell>
          <table:table-cell table:formula="of:=[.CM80]-[.BY80]" office:value-type="float" office:value="0" calcext:value-type="float">
            <text:p>0</text:p>
          </table:table-cell>
          <table:table-cell table:formula="of:=[.CN80]-[.BZ80]" office:value-type="float" office:value="47.168" calcext:value-type="float">
            <text:p>47.168</text:p>
          </table:table-cell>
          <table:table-cell table:formula="of:=[.CO80]-[.CA80]" office:value-type="float" office:value="183.632" calcext:value-type="float">
            <text:p>183.632</text:p>
          </table:table-cell>
          <table:table-cell table:formula="of:=AVERAGE([.BE80];[.BH80];[.BK80])" office:value-type="float" office:value="0" calcext:value-type="float">
            <text:p>0</text:p>
          </table:table-cell>
          <table:table-cell table:formula="of:=AVERAGE([.BF80];[.BI80];[.BL80])" office:value-type="float" office:value="47.3113333333333" calcext:value-type="float">
            <text:p>47.3113333333333</text:p>
          </table:table-cell>
          <table:table-cell table:formula="of:=AVERAGE([.BG80];[.BJ80];[.BM80])" office:value-type="float" office:value="183.632333333333" calcext:value-type="float">
            <text:p>183.632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8.25" calcext:value-type="float">
            <text:p>98.25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80];[.BV80];[.BY80])" office:value-type="float" office:value="0" calcext:value-type="float">
            <text:p>0</text:p>
          </table:table-cell>
          <table:table-cell table:formula="of:=AVERAGE([.BT80];[.BW80];[.BZ80])" office:value-type="float" office:value="77.6913333333333" calcext:value-type="float">
            <text:p>77.6913333333333</text:p>
          </table:table-cell>
          <table:table-cell table:formula="of:=AVERAGE([.BU80];[.BX80];[.CA80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45.414" calcext:value-type="float">
            <text:p>145.414</text:p>
          </table:table-cell>
          <table:table-cell office:value-type="float" office:value="2112.953" calcext:value-type="float">
            <text:p>2112.953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80];[.CJ80];[.CM80])" office:value-type="float" office:value="0" calcext:value-type="float">
            <text:p>0</text:p>
          </table:table-cell>
          <table:table-cell table:formula="of:=AVERAGE([.CH80];[.CK80];[.CN80])" office:value-type="float" office:value="125.002666666667" calcext:value-type="float">
            <text:p>125.002666666667</text:p>
          </table:table-cell>
          <table:table-cell table:formula="of:=AVERAGE([.CI80];[.CL80];[.CO80])" office:value-type="float" office:value="1682.55433333333" calcext:value-type="float">
            <text:p>1682.554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.375" calcext:value-type="float">
            <text:p>285.375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0" calcext:value-type="float">
            <text:p>0</text:p>
          </table:table-cell>
          <table:table-cell office:value-type="float" office:value="292.371" calcext:value-type="float">
            <text:p>292.37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13.805" calcext:value-type="float">
            <text:p>313.805</text:p>
          </table:table-cell>
          <table:table-cell office:value-type="float" office:value="644.523" calcext:value-type="float">
            <text:p>644.523</text:p>
          </table:table-cell>
          <table:table-cell table:formula="of:=AVERAGE([.A81];[.D81];[.G81])" office:value-type="float" office:value="0" calcext:value-type="float">
            <text:p>0</text:p>
          </table:table-cell>
          <table:table-cell table:formula="of:=AVERAGE([.B81];[.E81];[.H81])" office:value-type="float" office:value="297.183666666667" calcext:value-type="float">
            <text:p>297.183666666667</text:p>
          </table:table-cell>
          <table:table-cell table:formula="of:=AVERAGE([.C81];[.F81];[.I81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81];[.R81];[.U81])" office:value-type="float" office:value="0" calcext:value-type="float">
            <text:p>0</text:p>
          </table:table-cell>
          <table:table-cell table:formula="of:=AVERAGE([.P81];[.S81];[.V81])" office:value-type="float" office:value="35.145" calcext:value-type="float">
            <text:p>35.145</text:p>
          </table:table-cell>
          <table:table-cell table:formula="of:=AVERAGE([.Q81];[.T81];[.W81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0" calcext:value-type="float">
            <text:p>0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81];[.AF81];[.AI81])" office:value-type="float" office:value="0" calcext:value-type="float">
            <text:p>0</text:p>
          </table:table-cell>
          <table:table-cell table:formula="of:=AVERAGE([.AD81];[.AG81];[.AJ81])" office:value-type="float" office:value="218.177333333333" calcext:value-type="float">
            <text:p>218.177333333333</text:p>
          </table:table-cell>
          <table:table-cell table:formula="of:=AVERAGE([.AE81];[.AH81];[.AK81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81]+[.O81]+[.AC81]" office:value-type="float" office:value="0" calcext:value-type="float">
            <text:p>0</text:p>
          </table:table-cell>
          <table:table-cell table:formula="of:=[.B81]+[.P81]+[.AD81]" office:value-type="float" office:value="537.481" calcext:value-type="float">
            <text:p>537.481</text:p>
          </table:table-cell>
          <table:table-cell table:formula="of:=[.C81]+[.Q81]+[.AE81]" office:value-type="float" office:value="3296.371" calcext:value-type="float">
            <text:p>3296.371</text:p>
          </table:table-cell>
          <table:table-cell table:formula="of:=[.D81]+[.R81]+[.AF81]" office:value-type="float" office:value="0" calcext:value-type="float">
            <text:p>0</text:p>
          </table:table-cell>
          <table:table-cell table:formula="of:=[.E81]+[.S81]+[.AG81]" office:value-type="float" office:value="546.317" calcext:value-type="float">
            <text:p>546.317</text:p>
          </table:table-cell>
          <table:table-cell table:formula="of:=[.F81]+[.T81]+[.AH81]" office:value-type="float" office:value="3312.332" calcext:value-type="float">
            <text:p>3312.332</text:p>
          </table:table-cell>
          <table:table-cell table:formula="of:=[.G81]+[.U81]+[.AI81]" office:value-type="float" office:value="0" calcext:value-type="float">
            <text:p>0</text:p>
          </table:table-cell>
          <table:table-cell table:formula="of:=[.H81]+[.V81]+[.AJ81]" office:value-type="float" office:value="567.72" calcext:value-type="float">
            <text:p>567.72</text:p>
          </table:table-cell>
          <table:table-cell table:formula="of:=[.I81]+[.W81]+[.AK81]" office:value-type="float" office:value="3330.793" calcext:value-type="float">
            <text:p>3330.793</text:p>
          </table:table-cell>
          <table:table-cell table:formula="of:=AVERAGE([.AQ81];[.AT81];[.AW81])" office:value-type="float" office:value="0" calcext:value-type="float">
            <text:p>0</text:p>
          </table:table-cell>
          <table:table-cell table:formula="of:=AVERAGE([.AR81];[.AU81];[.AX81])" office:value-type="float" office:value="550.506" calcext:value-type="float">
            <text:p>550.506</text:p>
          </table:table-cell>
          <table:table-cell table:formula="of:=AVERAGE([.AS81];[.AV81];[.AY81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81]-[.BS81]" office:value-type="float" office:value="0" calcext:value-type="float">
            <text:p>0</text:p>
          </table:table-cell>
          <table:table-cell table:formula="of:=[.CH81]-[.BT81]" office:value-type="float" office:value="47.602" calcext:value-type="float">
            <text:p>47.602</text:p>
          </table:table-cell>
          <table:table-cell table:formula="of:=[.CI81]-[.BU81]" office:value-type="float" office:value="183.632" calcext:value-type="float">
            <text:p>183.632</text:p>
          </table:table-cell>
          <table:table-cell table:formula="of:=[.CJ81]-[.BV81]" office:value-type="float" office:value="0" calcext:value-type="float">
            <text:p>0</text:p>
          </table:table-cell>
          <table:table-cell table:formula="of:=[.CK81]-[.BW81]" office:value-type="float" office:value="47.164" calcext:value-type="float">
            <text:p>47.164</text:p>
          </table:table-cell>
          <table:table-cell table:formula="of:=[.CL81]-[.BX81]" office:value-type="float" office:value="183.632" calcext:value-type="float">
            <text:p>183.632</text:p>
          </table:table-cell>
          <table:table-cell table:formula="of:=[.CM81]-[.BY81]" office:value-type="float" office:value="0" calcext:value-type="float">
            <text:p>0</text:p>
          </table:table-cell>
          <table:table-cell table:formula="of:=[.CN81]-[.BZ81]" office:value-type="float" office:value="47.168" calcext:value-type="float">
            <text:p>47.168</text:p>
          </table:table-cell>
          <table:table-cell table:formula="of:=[.CO81]-[.CA81]" office:value-type="float" office:value="183.632" calcext:value-type="float">
            <text:p>183.632</text:p>
          </table:table-cell>
          <table:table-cell table:formula="of:=AVERAGE([.BE81];[.BH81];[.BK81])" office:value-type="float" office:value="0" calcext:value-type="float">
            <text:p>0</text:p>
          </table:table-cell>
          <table:table-cell table:formula="of:=AVERAGE([.BF81];[.BI81];[.BL81])" office:value-type="float" office:value="47.3113333333333" calcext:value-type="float">
            <text:p>47.3113333333333</text:p>
          </table:table-cell>
          <table:table-cell table:formula="of:=AVERAGE([.BG81];[.BJ81];[.BM81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81];[.BV81];[.BY81])" office:value-type="float" office:value="0" calcext:value-type="float">
            <text:p>0</text:p>
          </table:table-cell>
          <table:table-cell table:formula="of:=AVERAGE([.BT81];[.BW81];[.BZ81])" office:value-type="float" office:value="67.367" calcext:value-type="float">
            <text:p>67.367</text:p>
          </table:table-cell>
          <table:table-cell table:formula="of:=AVERAGE([.BU81];[.BX81];[.CA81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81];[.CJ81];[.CM81])" office:value-type="float" office:value="0" calcext:value-type="float">
            <text:p>0</text:p>
          </table:table-cell>
          <table:table-cell table:formula="of:=AVERAGE([.CH81];[.CK81];[.CN81])" office:value-type="float" office:value="114.678333333333" calcext:value-type="float">
            <text:p>114.678333333333</text:p>
          </table:table-cell>
          <table:table-cell table:formula="of:=AVERAGE([.CI81];[.CL81];[.CO81])" office:value-type="float" office:value="1467.355" calcext:value-type="float">
            <text:p>1467.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.375" calcext:value-type="float">
            <text:p>285.375</text:p>
          </table:table-cell>
          <table:table-cell office:value-type="float" office:value="612.023" calcext:value-type="float">
            <text:p>612.023</text:p>
          </table:table-cell>
          <table:table-cell office:value-type="float" office:value="0" calcext:value-type="float">
            <text:p>0</text:p>
          </table:table-cell>
          <table:table-cell office:value-type="float" office:value="292.371" calcext:value-type="float">
            <text:p>292.371</text:p>
          </table:table-cell>
          <table:table-cell office:value-type="float" office:value="626.023" calcext:value-type="float">
            <text:p>626.023</text:p>
          </table:table-cell>
          <table:table-cell office:value-type="float" office:value="0" calcext:value-type="float">
            <text:p>0</text:p>
          </table:table-cell>
          <table:table-cell office:value-type="float" office:value="313.805" calcext:value-type="float">
            <text:p>313.805</text:p>
          </table:table-cell>
          <table:table-cell office:value-type="float" office:value="644.523" calcext:value-type="float">
            <text:p>644.523</text:p>
          </table:table-cell>
          <table:table-cell table:formula="of:=AVERAGE([.A82];[.D82];[.G82])" office:value-type="float" office:value="0" calcext:value-type="float">
            <text:p>0</text:p>
          </table:table-cell>
          <table:table-cell table:formula="of:=AVERAGE([.B82];[.E82];[.H82])" office:value-type="float" office:value="297.183666666667" calcext:value-type="float">
            <text:p>297.183666666667</text:p>
          </table:table-cell>
          <table:table-cell table:formula="of:=AVERAGE([.C82];[.F82];[.I82])" office:value-type="float" office:value="627.523" calcext:value-type="float">
            <text:p>627.5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office:value-type="float" office:value="0" calcext:value-type="float">
            <text:p>0</text:p>
          </table:table-cell>
          <table:table-cell office:value-type="float" office:value="35.145" calcext:value-type="float">
            <text:p>35.145</text:p>
          </table:table-cell>
          <table:table-cell office:value-type="float" office:value="85.125" calcext:value-type="float">
            <text:p>85.125</text:p>
          </table:table-cell>
          <table:table-cell table:formula="of:=AVERAGE([.O82];[.R82];[.U82])" office:value-type="float" office:value="0" calcext:value-type="float">
            <text:p>0</text:p>
          </table:table-cell>
          <table:table-cell table:formula="of:=AVERAGE([.P82];[.S82];[.V82])" office:value-type="float" office:value="35.145" calcext:value-type="float">
            <text:p>35.145</text:p>
          </table:table-cell>
          <table:table-cell table:formula="of:=AVERAGE([.Q82];[.T82];[.W82])" office:value-type="float" office:value="85.125" calcext:value-type="float">
            <text:p>85.1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6.961" calcext:value-type="float">
            <text:p>216.961</text:p>
          </table:table-cell>
          <table:table-cell office:value-type="float" office:value="2599.223" calcext:value-type="float">
            <text:p>2599.223</text:p>
          </table:table-cell>
          <table:table-cell office:value-type="float" office:value="0" calcext:value-type="float">
            <text:p>0</text:p>
          </table:table-cell>
          <table:table-cell office:value-type="float" office:value="218.801" calcext:value-type="float">
            <text:p>218.801</text:p>
          </table:table-cell>
          <table:table-cell office:value-type="float" office:value="2601.184" calcext:value-type="float">
            <text:p>2601.184</text:p>
          </table:table-cell>
          <table:table-cell office:value-type="float" office:value="4.9" calcext:value-type="float">
            <text:p>4.9</text:p>
          </table:table-cell>
          <table:table-cell office:value-type="float" office:value="218.77" calcext:value-type="float">
            <text:p>218.77</text:p>
          </table:table-cell>
          <table:table-cell office:value-type="float" office:value="2601.145" calcext:value-type="float">
            <text:p>2601.145</text:p>
          </table:table-cell>
          <table:table-cell table:formula="of:=AVERAGE([.AC82];[.AF82];[.AI82])" office:value-type="float" office:value="1.63333333333333" calcext:value-type="float">
            <text:p>1.63333333333333</text:p>
          </table:table-cell>
          <table:table-cell table:formula="of:=AVERAGE([.AD82];[.AG82];[.AJ82])" office:value-type="float" office:value="218.177333333333" calcext:value-type="float">
            <text:p>218.177333333333</text:p>
          </table:table-cell>
          <table:table-cell table:formula="of:=AVERAGE([.AE82];[.AH82];[.AK82])" office:value-type="float" office:value="2600.51733333333" calcext:value-type="float">
            <text:p>2600.51733333333</text:p>
          </table:table-cell>
          <table:table-cell table:number-columns-repeated="2"/>
          <table:table-cell table:formula="of:=[.A82]+[.O82]+[.AC82]" office:value-type="float" office:value="0" calcext:value-type="float">
            <text:p>0</text:p>
          </table:table-cell>
          <table:table-cell table:formula="of:=[.B82]+[.P82]+[.AD82]" office:value-type="float" office:value="537.481" calcext:value-type="float">
            <text:p>537.481</text:p>
          </table:table-cell>
          <table:table-cell table:formula="of:=[.C82]+[.Q82]+[.AE82]" office:value-type="float" office:value="3296.371" calcext:value-type="float">
            <text:p>3296.371</text:p>
          </table:table-cell>
          <table:table-cell table:formula="of:=[.D82]+[.R82]+[.AF82]" office:value-type="float" office:value="0" calcext:value-type="float">
            <text:p>0</text:p>
          </table:table-cell>
          <table:table-cell table:formula="of:=[.E82]+[.S82]+[.AG82]" office:value-type="float" office:value="546.317" calcext:value-type="float">
            <text:p>546.317</text:p>
          </table:table-cell>
          <table:table-cell table:formula="of:=[.F82]+[.T82]+[.AH82]" office:value-type="float" office:value="3312.332" calcext:value-type="float">
            <text:p>3312.332</text:p>
          </table:table-cell>
          <table:table-cell table:formula="of:=[.G82]+[.U82]+[.AI82]" office:value-type="float" office:value="4.9" calcext:value-type="float">
            <text:p>4.9</text:p>
          </table:table-cell>
          <table:table-cell table:formula="of:=[.H82]+[.V82]+[.AJ82]" office:value-type="float" office:value="567.72" calcext:value-type="float">
            <text:p>567.72</text:p>
          </table:table-cell>
          <table:table-cell table:formula="of:=[.I82]+[.W82]+[.AK82]" office:value-type="float" office:value="3330.793" calcext:value-type="float">
            <text:p>3330.793</text:p>
          </table:table-cell>
          <table:table-cell table:formula="of:=AVERAGE([.AQ82];[.AT82];[.AW82])" office:value-type="float" office:value="1.63333333333333" calcext:value-type="float">
            <text:p>1.63333333333333</text:p>
          </table:table-cell>
          <table:table-cell table:formula="of:=AVERAGE([.AR82];[.AU82];[.AX82])" office:value-type="float" office:value="550.506" calcext:value-type="float">
            <text:p>550.506</text:p>
          </table:table-cell>
          <table:table-cell table:formula="of:=AVERAGE([.AS82];[.AV82];[.AY82])" office:value-type="float" office:value="3313.16533333333" calcext:value-type="float">
            <text:p>3313.16533333333</text:p>
          </table:table-cell>
          <table:table-cell table:number-columns-repeated="2"/>
          <table:table-cell table:formula="of:=[.CG82]-[.BS82]" office:value-type="float" office:value="1" calcext:value-type="float">
            <text:p>1</text:p>
          </table:table-cell>
          <table:table-cell table:formula="of:=[.CH82]-[.BT82]" office:value-type="float" office:value="47.602" calcext:value-type="float">
            <text:p>47.602</text:p>
          </table:table-cell>
          <table:table-cell table:formula="of:=[.CI82]-[.BU82]" office:value-type="float" office:value="183.632" calcext:value-type="float">
            <text:p>183.632</text:p>
          </table:table-cell>
          <table:table-cell table:formula="of:=[.CJ82]-[.BV82]" office:value-type="float" office:value="0" calcext:value-type="float">
            <text:p>0</text:p>
          </table:table-cell>
          <table:table-cell table:formula="of:=[.CK82]-[.BW82]" office:value-type="float" office:value="47.164" calcext:value-type="float">
            <text:p>47.164</text:p>
          </table:table-cell>
          <table:table-cell table:formula="of:=[.CL82]-[.BX82]" office:value-type="float" office:value="183.632" calcext:value-type="float">
            <text:p>183.632</text:p>
          </table:table-cell>
          <table:table-cell table:formula="of:=[.CM82]-[.BY82]" office:value-type="float" office:value="0" calcext:value-type="float">
            <text:p>0</text:p>
          </table:table-cell>
          <table:table-cell table:formula="of:=[.CN82]-[.BZ82]" office:value-type="float" office:value="47.168" calcext:value-type="float">
            <text:p>47.168</text:p>
          </table:table-cell>
          <table:table-cell table:formula="of:=[.CO82]-[.CA82]" office:value-type="float" office:value="183.632" calcext:value-type="float">
            <text:p>183.632</text:p>
          </table:table-cell>
          <table:table-cell table:formula="of:=AVERAGE([.BE82];[.BH82];[.BK82])" office:value-type="float" office:value="0.333333333333333" calcext:value-type="float">
            <text:p>0.333333333333333</text:p>
          </table:table-cell>
          <table:table-cell table:formula="of:=AVERAGE([.BF82];[.BI82];[.BL82])" office:value-type="float" office:value="47.3113333333333" calcext:value-type="float">
            <text:p>47.3113333333333</text:p>
          </table:table-cell>
          <table:table-cell table:formula="of:=AVERAGE([.BG82];[.BJ82];[.BM82])" office:value-type="float" office:value="183.632" calcext:value-type="float">
            <text:p>183.6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527" calcext:value-type="float">
            <text:p>67.52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277" calcext:value-type="float">
            <text:p>67.27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1" calcext:value-type="float">
            <text:p>1</text:p>
          </table:table-cell>
          <table:table-cell office:value-type="float" office:value="67.297" calcext:value-type="float">
            <text:p>67.297</text:p>
          </table:table-cell>
          <table:table-cell office:value-type="float" office:value="1283.723" calcext:value-type="float">
            <text:p>1283.723</text:p>
          </table:table-cell>
          <table:table-cell table:formula="of:=AVERAGE([.BS82];[.BV82];[.BY82])" office:value-type="float" office:value="0.333333333333333" calcext:value-type="float">
            <text:p>0.333333333333333</text:p>
          </table:table-cell>
          <table:table-cell table:formula="of:=AVERAGE([.BT82];[.BW82];[.BZ82])" office:value-type="float" office:value="67.367" calcext:value-type="float">
            <text:p>67.367</text:p>
          </table:table-cell>
          <table:table-cell table:formula="of:=AVERAGE([.BU82];[.BX82];[.CA8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5.129" calcext:value-type="float">
            <text:p>115.129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0" calcext:value-type="float">
            <text:p>0</text:p>
          </table:table-cell>
          <table:table-cell office:value-type="float" office:value="114.441" calcext:value-type="float">
            <text:p>114.441</text:p>
          </table:table-cell>
          <table:table-cell office:value-type="float" office:value="1467.355" calcext:value-type="float">
            <text:p>1467.355</text:p>
          </table:table-cell>
          <table:table-cell office:value-type="float" office:value="1" calcext:value-type="float">
            <text:p>1</text:p>
          </table:table-cell>
          <table:table-cell office:value-type="float" office:value="114.465" calcext:value-type="float">
            <text:p>114.465</text:p>
          </table:table-cell>
          <table:table-cell office:value-type="float" office:value="1467.355" calcext:value-type="float">
            <text:p>1467.355</text:p>
          </table:table-cell>
          <table:table-cell table:formula="of:=AVERAGE([.CG82];[.CJ82];[.CM82])" office:value-type="float" office:value="0.666666666666667" calcext:value-type="float">
            <text:p>0.666666666666667</text:p>
          </table:table-cell>
          <table:table-cell table:formula="of:=AVERAGE([.CH82];[.CK82];[.CN82])" office:value-type="float" office:value="114.678333333333" calcext:value-type="float">
            <text:p>114.678333333333</text:p>
          </table:table-cell>
          <table:table-cell table:formula="of:=AVERAGE([.CI82];[.CL82];[.CO82])" office:value-type="float" office:value="1467.355" calcext:value-type="float">
            <text:p>1467.3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5:40:05.015581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ke Devolder</meta:initial-creator>
    <meta:creation-date>2020-06-09T16:54:14.652144934</meta:creation-date>
    <dc:date>2020-06-19T11:34:13.601958491</dc:date>
    <dc:creator>Ike Devolder</dc:creator>
    <meta:editing-duration>PT20H59M18S</meta:editing-duration>
    <meta:editing-cycles>76</meta:editing-cycles>
    <meta:generator>LibreOffice/6.4.4.2$Linux_X86_64 LibreOffice_project/40$Build-2</meta:generator>
    <meta:document-statistic meta:table-count="1" meta:cell-count="6755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795cm" svg:y="0.536cm" chart:style-name="ch2">
          <text:p>webserver cpu usage (in %)</text:p>
        </chart:title>
        <chart:legend chart:legend-position="end" svg:x="36.355cm" svg:y="9.203cm" style:legend-expansion="high" chart:style-name="ch3"/>
        <chart:plot-area chart:style-name="ch4" table:cell-range-address="'memory - cpu'.J3:'memory - cpu'.J82 'memory - cpu'.X3:'memory - cpu'.X82 'memory - cpu'.BN3:'memory - cpu'.BN82" chart:data-source-has-labels="row" svg:x="0.8cm" svg:y="1.741cm" svg:width="34.755cm" svg:height="17.86cm">
          <chartooo:coordinate-region svg:x="1.686cm" svg:y="1.94cm" svg:width="33.656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J4:'memory - cpu'.J82" chart:label-cell-address="'memory - cpu'.J3:'memory - cpu'.J3" chart:class="chart:line">
            <chart:data-point chart:repeated="79"/>
          </chart:series>
          <chart:series chart:style-name="ch8" chart:values-cell-range-address="'memory - cpu'.X4:'memory - cpu'.X82" chart:label-cell-address="'memory - cpu'.X3:'memory - cpu'.X3" chart:class="chart:line">
            <chart:data-point chart:repeated="79"/>
          </chart:series>
          <chart:series chart:style-name="ch9" chart:values-cell-range-address="'memory - cpu'.BN4:'memory - cpu'.BN82" chart:label-cell-address="'memory - cpu'.BN3:'memory - cpu'.BN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cpu</text:p>
                <draw:g>
                  <svg:desc>'memory - cpu'.J3:'memory - cpu'.J3</svg:desc>
                </draw:g>
              </table:table-cell>
              <table:table-cell office:value-type="string">
                <text:p>Nginx cpu</text:p>
                <draw:g>
                  <svg:desc>'memory - cpu'.X3:'memory - cpu'.X3</svg:desc>
                </draw:g>
              </table:table-cell>
              <table:table-cell office:value-type="string">
                <text:p>litespeed cpu</text:p>
                <draw:g>
                  <svg:desc>'memory - cpu'.BN3:'memory - cpu'.B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J4:'memory - cpu'.J82</svg:desc>
                </draw:g>
              </table:table-cell>
              <table:table-cell office:value-type="float" office:value="0">
                <text:p>0</text:p>
                <draw:g>
                  <svg:desc>'memory - cpu'.X4:'memory - cpu'.X82</svg:desc>
                </draw:g>
              </table:table-cell>
              <table:table-cell office:value-type="float" office:value="0">
                <text:p>0</text:p>
                <draw:g>
                  <svg:desc>'memory - cpu'.BN4:'memory - cpu'.BN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.1">
                <text:p>64.1</text:p>
              </table:table-cell>
              <table:table-cell office:value-type="float" office:value="14.0333333333333">
                <text:p>14.033333333333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5.733333333333">
                <text:p>265.733333333333</text:p>
              </table:table-cell>
              <table:table-cell office:value-type="float" office:value="63.7">
                <text:p>63.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4.6">
                <text:p>264.6</text:p>
              </table:table-cell>
              <table:table-cell office:value-type="float" office:value="63.1">
                <text:p>63.1</text:p>
              </table:table-cell>
              <table:table-cell office:value-type="float" office:value="116.833333333333">
                <text:p>116.8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4.766666666667">
                <text:p>254.766666666667</text:p>
              </table:table-cell>
              <table:table-cell office:value-type="float" office:value="61.3666666666667">
                <text:p>61.3666666666667</text:p>
              </table:table-cell>
              <table:table-cell office:value-type="float" office:value="116.533333333333">
                <text:p>116.5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3.666666666667">
                <text:p>263.666666666667</text:p>
              </table:table-cell>
              <table:table-cell office:value-type="float" office:value="63.8333333333333">
                <text:p>63.8333333333333</text:p>
              </table:table-cell>
              <table:table-cell office:value-type="float" office:value="117.066666666667">
                <text:p>117.0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9.6">
                <text:p>269.6</text:p>
              </table:table-cell>
              <table:table-cell office:value-type="float" office:value="64.9666666666667">
                <text:p>64.9666666666667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7.066666666667">
                <text:p>267.066666666667</text:p>
              </table:table-cell>
              <table:table-cell office:value-type="float" office:value="64.7333333333333">
                <text:p>64.7333333333333</text:p>
              </table:table-cell>
              <table:table-cell office:value-type="float" office:value="115.533333333333">
                <text:p>115.5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7.233333333333">
                <text:p>267.233333333333</text:p>
              </table:table-cell>
              <table:table-cell office:value-type="float" office:value="65">
                <text:p>65</text:p>
              </table:table-cell>
              <table:table-cell office:value-type="float" office:value="116.066666666667">
                <text:p>116.0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8.7">
                <text:p>258.7</text:p>
              </table:table-cell>
              <table:table-cell office:value-type="float" office:value="64.0333333333333">
                <text:p>64.0333333333333</text:p>
              </table:table-cell>
              <table:table-cell office:value-type="float" office:value="116.266666666667">
                <text:p>116.2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3.7">
                <text:p>253.7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117.166666666667">
                <text:p>117.1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9.533333333333">
                <text:p>259.533333333333</text:p>
              </table:table-cell>
              <table:table-cell office:value-type="float" office:value="63.8666666666667">
                <text:p>63.8666666666667</text:p>
              </table:table-cell>
              <table:table-cell office:value-type="float" office:value="116.233333333333">
                <text:p>116.2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9.133333333333">
                <text:p>259.133333333333</text:p>
              </table:table-cell>
              <table:table-cell office:value-type="float" office:value="63.9666666666667">
                <text:p>63.9666666666667</text:p>
              </table:table-cell>
              <table:table-cell office:value-type="float" office:value="115.866666666667">
                <text:p>115.8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2.866666666667">
                <text:p>252.866666666667</text:p>
              </table:table-cell>
              <table:table-cell office:value-type="float" office:value="61.3666666666667">
                <text:p>61.3666666666667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3.266666666667">
                <text:p>253.266666666667</text:p>
              </table:table-cell>
              <table:table-cell office:value-type="float" office:value="60.4333333333333">
                <text:p>60.4333333333333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.666666666667">
                <text:p>260.666666666667</text:p>
              </table:table-cell>
              <table:table-cell office:value-type="float" office:value="65.5">
                <text:p>65.5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2">
                <text:p>250.2</text:p>
              </table:table-cell>
              <table:table-cell office:value-type="float" office:value="61.0666666666667">
                <text:p>61.0666666666667</text:p>
              </table:table-cell>
              <table:table-cell office:value-type="float" office:value="117.433333333333">
                <text:p>117.4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1.966666666667">
                <text:p>251.966666666667</text:p>
              </table:table-cell>
              <table:table-cell office:value-type="float" office:value="61.2333333333333">
                <text:p>61.2333333333333</text:p>
              </table:table-cell>
              <table:table-cell office:value-type="float" office:value="116.366666666667">
                <text:p>116.3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2.1">
                <text:p>262.1</text:p>
              </table:table-cell>
              <table:table-cell office:value-type="float" office:value="63.6">
                <text:p>63.6</text:p>
              </table:table-cell>
              <table:table-cell office:value-type="float" office:value="115.1">
                <text:p>115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6.8">
                <text:p>256.8</text:p>
              </table:table-cell>
              <table:table-cell office:value-type="float" office:value="61.8666666666667">
                <text:p>61.8666666666667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4.8">
                <text:p>264.8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116.666666666667">
                <text:p>116.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4.4">
                <text:p>264.4</text:p>
              </table:table-cell>
              <table:table-cell office:value-type="float" office:value="63.9666666666667">
                <text:p>63.9666666666667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1.5">
                <text:p>261.5</text:p>
              </table:table-cell>
              <table:table-cell office:value-type="float" office:value="64.1">
                <text:p>64.1</text:p>
              </table:table-cell>
              <table:table-cell office:value-type="float" office:value="115.333333333333">
                <text:p>115.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7">
                <text:p>257</text:p>
              </table:table-cell>
              <table:table-cell office:value-type="float" office:value="63.9">
                <text:p>63.9</text:p>
              </table:table-cell>
              <table:table-cell office:value-type="float" office:value="115.633333333333">
                <text:p>115.6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0.233333333333">
                <text:p>250.233333333333</text:p>
              </table:table-cell>
              <table:table-cell office:value-type="float" office:value="59.1">
                <text:p>59.1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5.033333333333">
                <text:p>265.033333333333</text:p>
              </table:table-cell>
              <table:table-cell office:value-type="float" office:value="65.3">
                <text:p>65.3</text:p>
              </table:table-cell>
              <table:table-cell office:value-type="float" office:value="115.166666666667">
                <text:p>115.1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5.7">
                <text:p>265.7</text:p>
              </table:table-cell>
              <table:table-cell office:value-type="float" office:value="64.1">
                <text:p>64.1</text:p>
              </table:table-cell>
              <table:table-cell office:value-type="float" office:value="116.633333333333">
                <text:p>116.6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6.133333333333">
                <text:p>266.133333333333</text:p>
              </table:table-cell>
              <table:table-cell office:value-type="float" office:value="65.2">
                <text:p>65.2</text:p>
              </table:table-cell>
              <table:table-cell office:value-type="float" office:value="116.733333333333">
                <text:p>116.7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3.166666666667">
                <text:p>263.166666666667</text:p>
              </table:table-cell>
              <table:table-cell office:value-type="float" office:value="64.7">
                <text:p>64.7</text:p>
              </table:table-cell>
              <table:table-cell office:value-type="float" office:value="111.6">
                <text:p>111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.633333333333">
                <text:p>254.633333333333</text:p>
              </table:table-cell>
              <table:table-cell office:value-type="float" office:value="61.1666666666667">
                <text:p>61.1666666666667</text:p>
              </table:table-cell>
              <table:table-cell office:value-type="float" office:value="115.333333333333">
                <text:p>115.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8.433333333333">
                <text:p>268.433333333333</text:p>
              </table:table-cell>
              <table:table-cell office:value-type="float" office:value="64.6">
                <text:p>64.6</text:p>
              </table:table-cell>
              <table:table-cell office:value-type="float" office:value="116.033333333333">
                <text:p>116.0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9.566666666667">
                <text:p>259.566666666667</text:p>
              </table:table-cell>
              <table:table-cell office:value-type="float" office:value="64.4666666666667">
                <text:p>64.4666666666667</text:p>
              </table:table-cell>
              <table:table-cell office:value-type="float" office:value="116.333333333333">
                <text:p>116.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4.033333333333">
                <text:p>264.033333333333</text:p>
              </table:table-cell>
              <table:table-cell office:value-type="float" office:value="63.4333333333333">
                <text:p>63.43333333333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4.133333333333">
                <text:p>254.133333333333</text:p>
              </table:table-cell>
              <table:table-cell office:value-type="float" office:value="61.5666666666667">
                <text:p>61.5666666666667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6.433333333333">
                <text:p>256.433333333333</text:p>
              </table:table-cell>
              <table:table-cell office:value-type="float" office:value="61.1">
                <text:p>61.1</text:p>
              </table:table-cell>
              <table:table-cell office:value-type="float" office:value="116.066666666667">
                <text:p>116.0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1.7">
                <text:p>261.7</text:p>
              </table:table-cell>
              <table:table-cell office:value-type="float" office:value="62.9666666666667">
                <text:p>62.9666666666667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4.433333333333">
                <text:p>264.433333333333</text:p>
              </table:table-cell>
              <table:table-cell office:value-type="float" office:value="64.8333333333333">
                <text:p>64.83333333333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3.533333333333">
                <text:p>253.533333333333</text:p>
              </table:table-cell>
              <table:table-cell office:value-type="float" office:value="62.2">
                <text:p>62.2</text:p>
              </table:table-cell>
              <table:table-cell office:value-type="float" office:value="116.466666666667">
                <text:p>116.4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5.266666666667">
                <text:p>255.266666666667</text:p>
              </table:table-cell>
              <table:table-cell office:value-type="float" office:value="62.4">
                <text:p>62.4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1.133333333333">
                <text:p>251.133333333333</text:p>
              </table:table-cell>
              <table:table-cell office:value-type="float" office:value="61.4333333333333">
                <text:p>61.4333333333333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6.066666666667">
                <text:p>266.066666666667</text:p>
              </table:table-cell>
              <table:table-cell office:value-type="float" office:value="63.8333333333333">
                <text:p>63.8333333333333</text:p>
              </table:table-cell>
              <table:table-cell office:value-type="float" office:value="116.8">
                <text:p>116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4.133333333333">
                <text:p>264.133333333333</text:p>
              </table:table-cell>
              <table:table-cell office:value-type="float" office:value="64.4666666666667">
                <text:p>64.4666666666667</text:p>
              </table:table-cell>
              <table:table-cell office:value-type="float" office:value="116.333333333333">
                <text:p>116.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7.8">
                <text:p>267.8</text:p>
              </table:table-cell>
              <table:table-cell office:value-type="float" office:value="65.2">
                <text:p>65.2</text:p>
              </table:table-cell>
              <table:table-cell office:value-type="float" office:value="116.8">
                <text:p>116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3.433333333333">
                <text:p>263.433333333333</text:p>
              </table:table-cell>
              <table:table-cell office:value-type="float" office:value="63.5333333333333">
                <text:p>63.5333333333333</text:p>
              </table:table-cell>
              <table:table-cell office:value-type="float" office:value="114.833333333333">
                <text:p>114.8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7.933333333333">
                <text:p>247.933333333333</text:p>
              </table:table-cell>
              <table:table-cell office:value-type="float" office:value="60.5">
                <text:p>60.5</text:p>
              </table:table-cell>
              <table:table-cell office:value-type="float" office:value="115.666666666667">
                <text:p>115.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9.966666666667">
                <text:p>259.966666666667</text:p>
              </table:table-cell>
              <table:table-cell office:value-type="float" office:value="63.7666666666667">
                <text:p>63.76666666666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2.866666666667">
                <text:p>262.866666666667</text:p>
              </table:table-cell>
              <table:table-cell office:value-type="float" office:value="64.4">
                <text:p>64.4</text:p>
              </table:table-cell>
              <table:table-cell office:value-type="float" office:value="116.866666666667">
                <text:p>116.8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2.133333333333">
                <text:p>252.133333333333</text:p>
              </table:table-cell>
              <table:table-cell office:value-type="float" office:value="61.1666666666667">
                <text:p>61.1666666666667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3.033333333333">
                <text:p>253.033333333333</text:p>
              </table:table-cell>
              <table:table-cell office:value-type="float" office:value="61.5333333333333">
                <text:p>61.5333333333333</text:p>
              </table:table-cell>
              <table:table-cell office:value-type="float" office:value="116.733333333333">
                <text:p>116.7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3.4">
                <text:p>263.4</text:p>
              </table:table-cell>
              <table:table-cell office:value-type="float" office:value="63.1333333333333">
                <text:p>63.13333333333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7.833333333333">
                <text:p>267.833333333333</text:p>
              </table:table-cell>
              <table:table-cell office:value-type="float" office:value="65.0333333333333">
                <text:p>65.0333333333333</text:p>
              </table:table-cell>
              <table:table-cell office:value-type="float" office:value="116.933333333333">
                <text:p>116.9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4.666666666667">
                <text:p>264.666666666667</text:p>
              </table:table-cell>
              <table:table-cell office:value-type="float" office:value="63.5666666666667">
                <text:p>63.5666666666667</text:p>
              </table:table-cell>
              <table:table-cell office:value-type="float" office:value="115.733333333333">
                <text:p>115.7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3.333333333333">
                <text:p>263.333333333333</text:p>
              </table:table-cell>
              <table:table-cell office:value-type="float" office:value="65.3">
                <text:p>65.3</text:p>
              </table:table-cell>
              <table:table-cell office:value-type="float" office:value="116.666666666667">
                <text:p>116.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.766666666667">
                <text:p>255.766666666667</text:p>
              </table:table-cell>
              <table:table-cell office:value-type="float" office:value="61.2333333333333">
                <text:p>61.2333333333333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3.033333333333">
                <text:p>253.033333333333</text:p>
              </table:table-cell>
              <table:table-cell office:value-type="float" office:value="61.8333333333333">
                <text:p>61.8333333333333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1.4">
                <text:p>251.4</text:p>
              </table:table-cell>
              <table:table-cell office:value-type="float" office:value="60.6">
                <text:p>60.6</text:p>
              </table:table-cell>
              <table:table-cell office:value-type="float" office:value="116.533333333333">
                <text:p>116.5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3.9">
                <text:p>203.9</text:p>
              </table:table-cell>
              <table:table-cell office:value-type="float" office:value="49.2">
                <text:p>49.2</text:p>
              </table:table-cell>
              <table:table-cell office:value-type="float" office:value="117.133333333333">
                <text:p>117.1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6.033333333333">
                <text:p>196.033333333333</text:p>
              </table:table-cell>
              <table:table-cell office:value-type="float" office:value="47.9">
                <text:p>47.9</text:p>
              </table:table-cell>
              <table:table-cell office:value-type="float" office:value="116.566666666667">
                <text:p>116.5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2.066666666667">
                <text:p>162.066666666667</text:p>
              </table:table-cell>
              <table:table-cell office:value-type="float" office:value="38.8">
                <text:p>38.8</text:p>
              </table:table-cell>
              <table:table-cell office:value-type="float" office:value="116.366666666667">
                <text:p>116.3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3.766666666667">
                <text:p>133.766666666667</text:p>
              </table:table-cell>
              <table:table-cell office:value-type="float" office:value="33.5666666666667">
                <text:p>33.5666666666667</text:p>
              </table:table-cell>
              <table:table-cell office:value-type="float" office:value="117.4">
                <text:p>117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.1">
                <text:p>50.1</text:p>
              </table:table-cell>
              <table:table-cell office:value-type="float" office:value="9.9">
                <text:p>9.9</text:p>
              </table:table-cell>
              <table:table-cell office:value-type="float" office:value="69.0666666666667">
                <text:p>69.0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723cm" svg:y="0.536cm" chart:style-name="ch2">
          <text:p>webserver rss memory usage (in MB)</text:p>
        </chart:title>
        <chart:legend chart:legend-position="end" svg:x="36.461cm" svg:y="9.203cm" style:legend-expansion="high" chart:style-name="ch3"/>
        <chart:plot-area chart:style-name="ch4" table:cell-range-address="'memory - cpu'.K3:'memory - cpu'.K82 'memory - cpu'.Y3:'memory - cpu'.Y82 'memory - cpu'.BO3:'memory - cpu'.BO82" chart:data-source-has-labels="row" svg:x="0.8cm" svg:y="1.741cm" svg:width="34.861cm" svg:height="17.86cm">
          <chartooo:coordinate-region svg:x="1.686cm" svg:y="1.94cm" svg:width="33.762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K4:'memory - cpu'.K82" chart:label-cell-address="'memory - cpu'.K3:'memory - cpu'.K3" chart:class="chart:line">
            <chart:data-point chart:repeated="79"/>
          </chart:series>
          <chart:series chart:style-name="ch8" chart:values-cell-range-address="'memory - cpu'.Y4:'memory - cpu'.Y82" chart:label-cell-address="'memory - cpu'.Y3:'memory - cpu'.Y3" chart:class="chart:line">
            <chart:data-point chart:repeated="79"/>
          </chart:series>
          <chart:series chart:style-name="ch9" chart:values-cell-range-address="'memory - cpu'.BO4:'memory - cpu'.BO82" chart:label-cell-address="'memory - cpu'.BO3:'memory - cpu'.BO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rss</text:p>
                <draw:g>
                  <svg:desc>'memory - cpu'.K3:'memory - cpu'.K3</svg:desc>
                </draw:g>
              </table:table-cell>
              <table:table-cell office:value-type="string">
                <text:p>Nginx rss</text:p>
                <draw:g>
                  <svg:desc>'memory - cpu'.Y3:'memory - cpu'.Y3</svg:desc>
                </draw:g>
              </table:table-cell>
              <table:table-cell office:value-type="string">
                <text:p>litespeed rss</text:p>
                <draw:g>
                  <svg:desc>'memory - cpu'.BO3:'memory - cpu'.B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1.19">
                <text:p>341.19</text:p>
                <draw:g>
                  <svg:desc>'memory - cpu'.K4:'memory - cpu'.K82</svg:desc>
                </draw:g>
              </table:table-cell>
              <table:table-cell office:value-type="float" office:value="35.145">
                <text:p>35.145</text:p>
                <draw:g>
                  <svg:desc>'memory - cpu'.Y4:'memory - cpu'.Y82</svg:desc>
                </draw:g>
              </table:table-cell>
              <table:table-cell office:value-type="float" office:value="48.288">
                <text:p>48.288</text:p>
                <draw:g>
                  <svg:desc>'memory - cpu'.BO4:'memory - cpu'.B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1.19">
                <text:p>341.19</text:p>
              </table:table-cell>
              <table:table-cell office:value-type="float" office:value="35.145">
                <text:p>35.145</text:p>
              </table:table-cell>
              <table:table-cell office:value-type="float" office:value="48.288">
                <text:p>48.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1.19">
                <text:p>341.19</text:p>
              </table:table-cell>
              <table:table-cell office:value-type="float" office:value="35.145">
                <text:p>35.145</text:p>
              </table:table-cell>
              <table:table-cell office:value-type="float" office:value="48.288">
                <text:p>48.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1.19">
                <text:p>341.19</text:p>
              </table:table-cell>
              <table:table-cell office:value-type="float" office:value="35.145">
                <text:p>35.145</text:p>
              </table:table-cell>
              <table:table-cell office:value-type="float" office:value="48.288">
                <text:p>48.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1.19">
                <text:p>341.19</text:p>
              </table:table-cell>
              <table:table-cell office:value-type="float" office:value="35.145">
                <text:p>35.145</text:p>
              </table:table-cell>
              <table:table-cell office:value-type="float" office:value="48.288">
                <text:p>48.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1.19">
                <text:p>341.19</text:p>
              </table:table-cell>
              <table:table-cell office:value-type="float" office:value="35.145">
                <text:p>35.145</text:p>
              </table:table-cell>
              <table:table-cell office:value-type="float" office:value="48.288">
                <text:p>48.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1.19">
                <text:p>341.19</text:p>
              </table:table-cell>
              <table:table-cell office:value-type="float" office:value="35.145">
                <text:p>35.145</text:p>
              </table:table-cell>
              <table:table-cell office:value-type="float" office:value="48.288">
                <text:p>48.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1.19">
                <text:p>341.19</text:p>
              </table:table-cell>
              <table:table-cell office:value-type="float" office:value="35.145">
                <text:p>35.145</text:p>
              </table:table-cell>
              <table:table-cell office:value-type="float" office:value="48.288">
                <text:p>48.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1.19">
                <text:p>341.19</text:p>
              </table:table-cell>
              <table:table-cell office:value-type="float" office:value="35.145">
                <text:p>35.145</text:p>
              </table:table-cell>
              <table:table-cell office:value-type="float" office:value="48.2876666666667">
                <text:p>48.287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1.19">
                <text:p>341.19</text:p>
              </table:table-cell>
              <table:table-cell office:value-type="float" office:value="35.145">
                <text:p>35.145</text:p>
              </table:table-cell>
              <table:table-cell office:value-type="float" office:value="48.2876666666667">
                <text:p>48.287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1.678666666667">
                <text:p>341.678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8.2876666666667">
                <text:p>48.287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0.519333333333">
                <text:p>340.519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8.2876666666667">
                <text:p>48.287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9.774666666667">
                <text:p>339.774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8.2876666666667">
                <text:p>48.287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8.429333333333">
                <text:p>338.429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8.2876666666667">
                <text:p>48.287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5.628666666667">
                <text:p>335.628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8.2876666666667">
                <text:p>48.287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2.284">
                <text:p>332.284</text:p>
              </table:table-cell>
              <table:table-cell office:value-type="float" office:value="35.145">
                <text:p>35.145</text:p>
              </table:table-cell>
              <table:table-cell office:value-type="float" office:value="48.2876666666667">
                <text:p>48.287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0.373333333333">
                <text:p>330.373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8.2876666666667">
                <text:p>48.287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8.769666666667">
                <text:p>328.769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8.9596666666667">
                <text:p>48.959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5.208666666667">
                <text:p>325.208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8.2876666666667">
                <text:p>48.287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3.040333333333">
                <text:p>323.040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8.2876666666667">
                <text:p>48.287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2.263">
                <text:p>322.263</text:p>
              </table:table-cell>
              <table:table-cell office:value-type="float" office:value="35.145">
                <text:p>35.145</text:p>
              </table:table-cell>
              <table:table-cell office:value-type="float" office:value="48.2876666666667">
                <text:p>48.287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9.358">
                <text:p>319.358</text:p>
              </table:table-cell>
              <table:table-cell office:value-type="float" office:value="35.145">
                <text:p>35.145</text:p>
              </table:table-cell>
              <table:table-cell office:value-type="float" office:value="48.2876666666667">
                <text:p>48.287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.606666666667">
                <text:p>316.606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8.2876666666667">
                <text:p>48.287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5.371">
                <text:p>315.371</text:p>
              </table:table-cell>
              <table:table-cell office:value-type="float" office:value="35.145">
                <text:p>35.145</text:p>
              </table:table-cell>
              <table:table-cell office:value-type="float" office:value="47.311">
                <text:p>47.3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3.234333333333">
                <text:p>313.234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">
                <text:p>47.3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2.770666666667">
                <text:p>312.770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311">
                <text:p>47.3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.549333333333">
                <text:p>310.549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">
                <text:p>47.3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.352666666667">
                <text:p>310.352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311">
                <text:p>47.3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9.253">
                <text:p>309.253</text:p>
              </table:table-cell>
              <table:table-cell office:value-type="float" office:value="35.145">
                <text:p>35.145</text:p>
              </table:table-cell>
              <table:table-cell office:value-type="float" office:value="47.311">
                <text:p>47.3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7.490666666667">
                <text:p>307.490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311">
                <text:p>47.3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5.409">
                <text:p>305.409</text:p>
              </table:table-cell>
              <table:table-cell office:value-type="float" office:value="35.145">
                <text:p>35.145</text:p>
              </table:table-cell>
              <table:table-cell office:value-type="float" office:value="47.311">
                <text:p>47.3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4.001333333333">
                <text:p>304.001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">
                <text:p>47.3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3.114666666667">
                <text:p>303.114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311">
                <text:p>47.3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1.874">
                <text:p>301.874</text:p>
              </table:table-cell>
              <table:table-cell office:value-type="float" office:value="35.145">
                <text:p>35.145</text:p>
              </table:table-cell>
              <table:table-cell office:value-type="float" office:value="47.311">
                <text:p>47.3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2.833333333333">
                <text:p>302.833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">
                <text:p>47.3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2.72">
                <text:p>302.72</text:p>
              </table:table-cell>
              <table:table-cell office:value-type="float" office:value="35.145">
                <text:p>35.145</text:p>
              </table:table-cell>
              <table:table-cell office:value-type="float" office:value="47.311">
                <text:p>47.3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1.201666666667">
                <text:p>301.201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311">
                <text:p>47.3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1.009333333333">
                <text:p>301.009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9.958333333333">
                <text:p>299.958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9.631666666667">
                <text:p>299.631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9.842333333333">
                <text:p>299.842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9.871333333333">
                <text:p>299.871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1">
                <text:p>301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.682333333333">
                <text:p>300.682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0.804666666667">
                <text:p>300.804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1.485666666667">
                <text:p>301.485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9.724">
                <text:p>299.724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9.011666666667">
                <text:p>299.011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9.173">
                <text:p>299.173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9.28">
                <text:p>299.28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9.371">
                <text:p>299.371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9.673333333333">
                <text:p>299.673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8.105666666667">
                <text:p>298.105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8.484333333333">
                <text:p>298.484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8.173333333333">
                <text:p>298.173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8.561333333333">
                <text:p>298.561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9.418">
                <text:p>299.418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9.167666666667">
                <text:p>299.167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9.264333333333">
                <text:p>299.264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9.819">
                <text:p>299.819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8.939">
                <text:p>298.939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8.688666666667">
                <text:p>298.688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7.683666666667">
                <text:p>297.683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7.607">
                <text:p>297.607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7.88">
                <text:p>297.88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7.972666666667">
                <text:p>297.972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7.831">
                <text:p>297.831</text:p>
              </table:table-cell>
              <table:table-cell office:value-type="float" office:value="35.145">
                <text:p>35.145</text:p>
              </table:table-cell>
              <table:table-cell office:value-type="float" office:value="48.6443333333333">
                <text:p>48.644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7.381333333333">
                <text:p>297.381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7.07">
                <text:p>297.07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7.307333333333">
                <text:p>297.307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7.307333333333">
                <text:p>297.307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7.307333333333">
                <text:p>297.307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7.307333333333">
                <text:p>297.307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7.358333333333">
                <text:p>297.358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7.358333333333">
                <text:p>297.358333333333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7.183666666667">
                <text:p>297.183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7.183666666667">
                <text:p>297.183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7.183666666667">
                <text:p>297.183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7.183666666667">
                <text:p>297.183666666667</text:p>
              </table:table-cell>
              <table:table-cell office:value-type="float" office:value="35.145">
                <text:p>35.145</text:p>
              </table:table-cell>
              <table:table-cell office:value-type="float" office:value="47.3113333333333">
                <text:p>47.311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683cm" svg:y="0.536cm" chart:style-name="ch2">
          <text:p>webserver vsz memory usage (in MB)</text:p>
        </chart:title>
        <chart:legend chart:legend-position="end" svg:x="36.382cm" svg:y="9.203cm" style:legend-expansion="high" chart:style-name="ch3"/>
        <chart:plot-area chart:style-name="ch4" table:cell-range-address="'memory - cpu'.L3:'memory - cpu'.L82 'memory - cpu'.Z3:'memory - cpu'.Z82 'memory - cpu'.BP3:'memory - cpu'.BP82" chart:data-source-has-labels="row" svg:x="0.8cm" svg:y="1.741cm" svg:width="34.782cm" svg:height="17.86cm">
          <chartooo:coordinate-region svg:x="1.686cm" svg:y="1.94cm" svg:width="33.683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L4:'memory - cpu'.L82" chart:label-cell-address="'memory - cpu'.L3:'memory - cpu'.L3" chart:class="chart:line">
            <chart:data-point chart:repeated="79"/>
          </chart:series>
          <chart:series chart:style-name="ch8" chart:values-cell-range-address="'memory - cpu'.Z4:'memory - cpu'.Z82" chart:label-cell-address="'memory - cpu'.Z3:'memory - cpu'.Z3" chart:class="chart:line">
            <chart:data-point chart:repeated="79"/>
          </chart:series>
          <chart:series chart:style-name="ch9" chart:values-cell-range-address="'memory - cpu'.BP4:'memory - cpu'.BP82" chart:label-cell-address="'memory - cpu'.BP3:'memory - cpu'.BP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vsz</text:p>
                <draw:g>
                  <svg:desc>'memory - cpu'.L3:'memory - cpu'.L3</svg:desc>
                </draw:g>
              </table:table-cell>
              <table:table-cell office:value-type="string">
                <text:p>Nginx vsz</text:p>
                <draw:g>
                  <svg:desc>'memory - cpu'.Z3:'memory - cpu'.Z3</svg:desc>
                </draw:g>
              </table:table-cell>
              <table:table-cell office:value-type="string">
                <text:p>litespeed vsz</text:p>
                <draw:g>
                  <svg:desc>'memory - cpu'.BP3:'memory - cpu'.B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4.023">
                <text:p>624.023</text:p>
                <draw:g>
                  <svg:desc>'memory - cpu'.L4:'memory - cpu'.L82</svg:desc>
                </draw:g>
              </table:table-cell>
              <table:table-cell office:value-type="float" office:value="85.125">
                <text:p>85.125</text:p>
                <draw:g>
                  <svg:desc>'memory - cpu'.Z4:'memory - cpu'.Z82</svg:desc>
                </draw:g>
              </table:table-cell>
              <table:table-cell office:value-type="float" office:value="184.317666666667">
                <text:p>184.317666666667</text:p>
                <draw:g>
                  <svg:desc>'memory - cpu'.BP4:'memory - cpu'.BP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4.023">
                <text:p>624.023</text:p>
              </table:table-cell>
              <table:table-cell office:value-type="float" office:value="85.125">
                <text:p>85.125</text:p>
              </table:table-cell>
              <table:table-cell office:value-type="float" office:value="184.317666666667">
                <text:p>184.317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4.023">
                <text:p>624.023</text:p>
              </table:table-cell>
              <table:table-cell office:value-type="float" office:value="85.125">
                <text:p>85.125</text:p>
              </table:table-cell>
              <table:table-cell office:value-type="float" office:value="184.317666666667">
                <text:p>184.317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4.023">
                <text:p>624.023</text:p>
              </table:table-cell>
              <table:table-cell office:value-type="float" office:value="85.125">
                <text:p>85.125</text:p>
              </table:table-cell>
              <table:table-cell office:value-type="float" office:value="184.317666666667">
                <text:p>184.317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4.023">
                <text:p>624.023</text:p>
              </table:table-cell>
              <table:table-cell office:value-type="float" office:value="85.125">
                <text:p>85.125</text:p>
              </table:table-cell>
              <table:table-cell office:value-type="float" office:value="184.317666666667">
                <text:p>184.317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4.023">
                <text:p>624.023</text:p>
              </table:table-cell>
              <table:table-cell office:value-type="float" office:value="85.125">
                <text:p>85.125</text:p>
              </table:table-cell>
              <table:table-cell office:value-type="float" office:value="184.317666666667">
                <text:p>184.317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4.023">
                <text:p>624.023</text:p>
              </table:table-cell>
              <table:table-cell office:value-type="float" office:value="85.125">
                <text:p>85.125</text:p>
              </table:table-cell>
              <table:table-cell office:value-type="float" office:value="184.317666666667">
                <text:p>184.317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4.023">
                <text:p>624.023</text:p>
              </table:table-cell>
              <table:table-cell office:value-type="float" office:value="85.125">
                <text:p>85.125</text:p>
              </table:table-cell>
              <table:table-cell office:value-type="float" office:value="184.317666666667">
                <text:p>184.317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4.023">
                <text:p>624.023</text:p>
              </table:table-cell>
              <table:table-cell office:value-type="float" office:value="85.125">
                <text:p>85.125</text:p>
              </table:table-cell>
              <table:table-cell office:value-type="float" office:value="184.318">
                <text:p>184.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4.023">
                <text:p>624.023</text:p>
              </table:table-cell>
              <table:table-cell office:value-type="float" office:value="85.125">
                <text:p>85.125</text:p>
              </table:table-cell>
              <table:table-cell office:value-type="float" office:value="184.318">
                <text:p>184.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4.023">
                <text:p>624.023</text:p>
              </table:table-cell>
              <table:table-cell office:value-type="float" office:value="85.125">
                <text:p>85.125</text:p>
              </table:table-cell>
              <table:table-cell office:value-type="float" office:value="184.755">
                <text:p>184.7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4.023">
                <text:p>624.023</text:p>
              </table:table-cell>
              <table:table-cell office:value-type="float" office:value="85.125">
                <text:p>85.125</text:p>
              </table:table-cell>
              <table:table-cell office:value-type="float" office:value="184.755">
                <text:p>184.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5.023">
                <text:p>625.023</text:p>
              </table:table-cell>
              <table:table-cell office:value-type="float" office:value="85.125">
                <text:p>85.125</text:p>
              </table:table-cell>
              <table:table-cell office:value-type="float" office:value="184.755333333333">
                <text:p>184.755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5.023">
                <text:p>625.023</text:p>
              </table:table-cell>
              <table:table-cell office:value-type="float" office:value="85.125">
                <text:p>85.125</text:p>
              </table:table-cell>
              <table:table-cell office:value-type="float" office:value="184.755">
                <text:p>184.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5.023">
                <text:p>625.023</text:p>
              </table:table-cell>
              <table:table-cell office:value-type="float" office:value="85.125">
                <text:p>85.125</text:p>
              </table:table-cell>
              <table:table-cell office:value-type="float" office:value="184.755">
                <text:p>184.7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5.023">
                <text:p>625.023</text:p>
              </table:table-cell>
              <table:table-cell office:value-type="float" office:value="85.125">
                <text:p>85.125</text:p>
              </table:table-cell>
              <table:table-cell office:value-type="float" office:value="184.755">
                <text:p>184.7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5.023">
                <text:p>625.023</text:p>
              </table:table-cell>
              <table:table-cell office:value-type="float" office:value="85.125">
                <text:p>85.125</text:p>
              </table:table-cell>
              <table:table-cell office:value-type="float" office:value="184.755">
                <text:p>184.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5.023">
                <text:p>625.023</text:p>
              </table:table-cell>
              <table:table-cell office:value-type="float" office:value="85.125">
                <text:p>85.125</text:p>
              </table:table-cell>
              <table:table-cell office:value-type="float" office:value="184.765333333333">
                <text:p>184.765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5.023">
                <text:p>625.023</text:p>
              </table:table-cell>
              <table:table-cell office:value-type="float" office:value="85.125">
                <text:p>85.125</text:p>
              </table:table-cell>
              <table:table-cell office:value-type="float" office:value="184.754666666667">
                <text:p>184.754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5.023">
                <text:p>625.023</text:p>
              </table:table-cell>
              <table:table-cell office:value-type="float" office:value="85.125">
                <text:p>85.125</text:p>
              </table:table-cell>
              <table:table-cell office:value-type="float" office:value="184.754666666667">
                <text:p>184.754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5.023">
                <text:p>625.023</text:p>
              </table:table-cell>
              <table:table-cell office:value-type="float" office:value="85.125">
                <text:p>85.125</text:p>
              </table:table-cell>
              <table:table-cell office:value-type="float" office:value="184.754666666667">
                <text:p>184.754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5.023">
                <text:p>625.023</text:p>
              </table:table-cell>
              <table:table-cell office:value-type="float" office:value="85.125">
                <text:p>85.125</text:p>
              </table:table-cell>
              <table:table-cell office:value-type="float" office:value="184.754666666667">
                <text:p>184.754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5.023">
                <text:p>625.023</text:p>
              </table:table-cell>
              <table:table-cell office:value-type="float" office:value="85.125">
                <text:p>85.125</text:p>
              </table:table-cell>
              <table:table-cell office:value-type="float" office:value="184.754666666667">
                <text:p>184.754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5.023">
                <text:p>625.0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333333333">
                <text:p>183.632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.023">
                <text:p>625.0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333333333">
                <text:p>183.632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5.856333333333">
                <text:p>625.856333333333</text:p>
              </table:table-cell>
              <table:table-cell office:value-type="float" office:value="85.125">
                <text:p>85.125</text:p>
              </table:table-cell>
              <table:table-cell office:value-type="float" office:value="183.632333333333">
                <text:p>183.632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6.689666666667">
                <text:p>626.689666666667</text:p>
              </table:table-cell>
              <table:table-cell office:value-type="float" office:value="85.125">
                <text:p>85.125</text:p>
              </table:table-cell>
              <table:table-cell office:value-type="float" office:value="183.632333333333">
                <text:p>183.632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6.689666666667">
                <text:p>626.689666666667</text:p>
              </table:table-cell>
              <table:table-cell office:value-type="float" office:value="85.125">
                <text:p>85.125</text:p>
              </table:table-cell>
              <table:table-cell office:value-type="float" office:value="183.632666666667">
                <text:p>183.632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6.689666666667">
                <text:p>626.689666666667</text:p>
              </table:table-cell>
              <table:table-cell office:value-type="float" office:value="85.125">
                <text:p>85.125</text:p>
              </table:table-cell>
              <table:table-cell office:value-type="float" office:value="183.632333333333">
                <text:p>183.632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6.689666666667">
                <text:p>626.689666666667</text:p>
              </table:table-cell>
              <table:table-cell office:value-type="float" office:value="85.125">
                <text:p>85.125</text:p>
              </table:table-cell>
              <table:table-cell office:value-type="float" office:value="183.632333333333">
                <text:p>183.632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6.689666666667">
                <text:p>626.689666666667</text:p>
              </table:table-cell>
              <table:table-cell office:value-type="float" office:value="85.125">
                <text:p>85.125</text:p>
              </table:table-cell>
              <table:table-cell office:value-type="float" office:value="183.632333333333">
                <text:p>183.632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6.689666666667">
                <text:p>626.689666666667</text:p>
              </table:table-cell>
              <table:table-cell office:value-type="float" office:value="85.125">
                <text:p>85.125</text:p>
              </table:table-cell>
              <table:table-cell office:value-type="float" office:value="183.632333333333">
                <text:p>183.632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6.689666666667">
                <text:p>626.689666666667</text:p>
              </table:table-cell>
              <table:table-cell office:value-type="float" office:value="85.125">
                <text:p>85.125</text:p>
              </table:table-cell>
              <table:table-cell office:value-type="float" office:value="183.632666666667">
                <text:p>183.632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6.689666666667">
                <text:p>626.689666666667</text:p>
              </table:table-cell>
              <table:table-cell office:value-type="float" office:value="85.125">
                <text:p>85.125</text:p>
              </table:table-cell>
              <table:table-cell office:value-type="float" office:value="183.632333333333">
                <text:p>183.632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26.689666666667">
                <text:p>626.689666666667</text:p>
              </table:table-cell>
              <table:table-cell office:value-type="float" office:value="85.125">
                <text:p>85.125</text:p>
              </table:table-cell>
              <table:table-cell office:value-type="float" office:value="183.632333333333">
                <text:p>183.632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6.689666666667">
                <text:p>626.689666666667</text:p>
              </table:table-cell>
              <table:table-cell office:value-type="float" office:value="85.125">
                <text:p>85.125</text:p>
              </table:table-cell>
              <table:table-cell office:value-type="float" office:value="183.632333333333">
                <text:p>183.632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6.689666666667">
                <text:p>626.689666666667</text:p>
              </table:table-cell>
              <table:table-cell office:value-type="float" office:value="85.125">
                <text:p>85.125</text:p>
              </table:table-cell>
              <table:table-cell office:value-type="float" office:value="183.632333333333">
                <text:p>183.632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333333333">
                <text:p>183.632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333333333">
                <text:p>183.632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4.965666666667">
                <text:p>184.965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333333333">
                <text:p>183.632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333333333">
                <text:p>183.632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7.523">
                <text:p>627.523</text:p>
              </table:table-cell>
              <table:table-cell office:value-type="float" office:value="85.125">
                <text:p>85.125</text:p>
              </table:table-cell>
              <table:table-cell office:value-type="float" office:value="183.632">
                <text:p>183.6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7.522cm" svg:y="0.536cm" chart:style-name="ch2">
          <text:p>php cpu usage (in %)</text:p>
        </chart:title>
        <chart:legend chart:legend-position="end" svg:x="36.487cm" svg:y="9.452cm" style:legend-expansion="high" chart:style-name="ch3"/>
        <chart:plot-area chart:style-name="ch4" table:cell-range-address="'memory - cpu'.AL3:'memory - cpu'.AL82 'memory - cpu'.CB3:'memory - cpu'.CB82" chart:data-source-has-labels="row" svg:x="0.8cm" svg:y="1.741cm" svg:width="34.887cm" svg:height="17.86cm">
          <chartooo:coordinate-region svg:x="1.58cm" svg:y="1.94cm" svg:width="33.894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L4:'memory - cpu'.AL82" chart:label-cell-address="'memory - cpu'.AL3:'memory - cpu'.AL3" chart:class="chart:line">
            <chart:data-point chart:repeated="79"/>
          </chart:series>
          <chart:series chart:style-name="ch8" chart:values-cell-range-address="'memory - cpu'.CB4:'memory - cpu'.CB82" chart:label-cell-address="'memory - cpu'.CB3:'memory - cpu'.CB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cpu</text:p>
                <draw:g>
                  <svg:desc>'memory - cpu'.AL3:'memory - cpu'.AL3</svg:desc>
                </draw:g>
              </table:table-cell>
              <table:table-cell office:value-type="string">
                <text:p>lsphp cpu</text:p>
                <draw:g>
                  <svg:desc>'memory - cpu'.CB3:'memory - cpu'.C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AL4:'memory - cpu'.AL82</svg:desc>
                </draw:g>
              </table:table-cell>
              <table:table-cell office:value-type="float" office:value="0">
                <text:p>0</text:p>
                <draw:g>
                  <svg:desc>'memory - cpu'.CB4:'memory - cpu'.CB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6666666666667">
                <text:p>2.2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451cm" svg:y="0.536cm" chart:style-name="ch2">
          <text:p>php rss memory usage (in MB)</text:p>
        </chart:title>
        <chart:legend chart:legend-position="end" svg:x="36.593cm" svg:y="9.452cm" style:legend-expansion="high" chart:style-name="ch3"/>
        <chart:plot-area chart:style-name="ch4" table:cell-range-address="'memory - cpu'.AM3:'memory - cpu'.AM82 'memory - cpu'.CC3:'memory - cpu'.CC82" chart:data-source-has-labels="row" svg:x="0.8cm" svg:y="1.741cm" svg:width="34.993cm" svg:height="17.86cm">
          <chartooo:coordinate-region svg:x="1.686cm" svg:y="1.94cm" svg:width="33.894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M4:'memory - cpu'.AM82" chart:label-cell-address="'memory - cpu'.AM3:'memory - cpu'.AM3" chart:class="chart:line">
            <chart:data-point chart:repeated="79"/>
          </chart:series>
          <chart:series chart:style-name="ch8" chart:values-cell-range-address="'memory - cpu'.CC4:'memory - cpu'.CC82" chart:label-cell-address="'memory - cpu'.CC3:'memory - cpu'.CC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rss</text:p>
                <draw:g>
                  <svg:desc>'memory - cpu'.AM3:'memory - cpu'.AM3</svg:desc>
                </draw:g>
              </table:table-cell>
              <table:table-cell office:value-type="string">
                <text:p>lsphp rss</text:p>
                <draw:g>
                  <svg:desc>'memory - cpu'.CC3:'memory - cpu'.C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8.844">
                <text:p>218.844</text:p>
                <draw:g>
                  <svg:desc>'memory - cpu'.AM4:'memory - cpu'.AM82</svg:desc>
                </draw:g>
              </table:table-cell>
              <table:table-cell office:value-type="float" office:value="56.3906666666667">
                <text:p>56.3906666666667</text:p>
                <draw:g>
                  <svg:desc>'memory - cpu'.CC4:'memory - cpu'.C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8.844">
                <text:p>218.844</text:p>
              </table:table-cell>
              <table:table-cell office:value-type="float" office:value="56.3906666666667">
                <text:p>56.390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8.844">
                <text:p>218.844</text:p>
              </table:table-cell>
              <table:table-cell office:value-type="float" office:value="56.3906666666667">
                <text:p>56.390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8.844">
                <text:p>218.844</text:p>
              </table:table-cell>
              <table:table-cell office:value-type="float" office:value="56.3906666666667">
                <text:p>56.390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8.844">
                <text:p>218.844</text:p>
              </table:table-cell>
              <table:table-cell office:value-type="float" office:value="56.3906666666667">
                <text:p>56.390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8.844">
                <text:p>218.844</text:p>
              </table:table-cell>
              <table:table-cell office:value-type="float" office:value="56.3906666666667">
                <text:p>56.390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8.844">
                <text:p>218.844</text:p>
              </table:table-cell>
              <table:table-cell office:value-type="float" office:value="56.3906666666667">
                <text:p>56.390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8.844">
                <text:p>218.844</text:p>
              </table:table-cell>
              <table:table-cell office:value-type="float" office:value="56.3906666666667">
                <text:p>56.390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.844">
                <text:p>218.844</text:p>
              </table:table-cell>
              <table:table-cell office:value-type="float" office:value="45.4846666666667">
                <text:p>45.484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.844">
                <text:p>218.844</text:p>
              </table:table-cell>
              <table:table-cell office:value-type="float" office:value="45.4846666666667">
                <text:p>45.484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8.844">
                <text:p>218.844</text:p>
              </table:table-cell>
              <table:table-cell office:value-type="float" office:value="45.4846666666667">
                <text:p>45.484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8.844">
                <text:p>218.844</text:p>
              </table:table-cell>
              <table:table-cell office:value-type="float" office:value="45.4846666666667">
                <text:p>45.484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8.844">
                <text:p>218.844</text:p>
              </table:table-cell>
              <table:table-cell office:value-type="float" office:value="57.7983333333333">
                <text:p>57.798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8.844">
                <text:p>218.844</text:p>
              </table:table-cell>
              <table:table-cell office:value-type="float" office:value="45.4846666666667">
                <text:p>45.484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8.844">
                <text:p>218.844</text:p>
              </table:table-cell>
              <table:table-cell office:value-type="float" office:value="45.4846666666667">
                <text:p>45.484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8.844">
                <text:p>218.844</text:p>
              </table:table-cell>
              <table:table-cell office:value-type="float" office:value="45.4846666666667">
                <text:p>45.484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8.844">
                <text:p>218.844</text:p>
              </table:table-cell>
              <table:table-cell office:value-type="float" office:value="45.4846666666667">
                <text:p>45.484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8.844">
                <text:p>218.844</text:p>
              </table:table-cell>
              <table:table-cell office:value-type="float" office:value="65.1003333333333">
                <text:p>65.100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8.844">
                <text:p>218.844</text:p>
              </table:table-cell>
              <table:table-cell office:value-type="float" office:value="56.4206666666667">
                <text:p>56.420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8.844">
                <text:p>218.844</text:p>
              </table:table-cell>
              <table:table-cell office:value-type="float" office:value="56.4206666666667">
                <text:p>56.420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8.844">
                <text:p>218.844</text:p>
              </table:table-cell>
              <table:table-cell office:value-type="float" office:value="56.4206666666667">
                <text:p>56.420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8.844">
                <text:p>218.844</text:p>
              </table:table-cell>
              <table:table-cell office:value-type="float" office:value="56.4206666666667">
                <text:p>56.420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8.844">
                <text:p>218.844</text:p>
              </table:table-cell>
              <table:table-cell office:value-type="float" office:value="67.5493333333333">
                <text:p>67.549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8.844">
                <text:p>218.844</text:p>
              </table:table-cell>
              <table:table-cell office:value-type="float" office:value="56.4206666666667">
                <text:p>56.420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8.844">
                <text:p>218.844</text:p>
              </table:table-cell>
              <table:table-cell office:value-type="float" office:value="56.4206666666667">
                <text:p>56.420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8.844">
                <text:p>218.844</text:p>
              </table:table-cell>
              <table:table-cell office:value-type="float" office:value="56.4206666666667">
                <text:p>56.420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8.844">
                <text:p>218.844</text:p>
              </table:table-cell>
              <table:table-cell office:value-type="float" office:value="56.4206666666667">
                <text:p>56.420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8.844">
                <text:p>218.844</text:p>
              </table:table-cell>
              <table:table-cell office:value-type="float" office:value="67.4583333333333">
                <text:p>67.458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.844">
                <text:p>218.844</text:p>
              </table:table-cell>
              <table:table-cell office:value-type="float" office:value="56.4206666666667">
                <text:p>56.420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8.844">
                <text:p>218.844</text:p>
              </table:table-cell>
              <table:table-cell office:value-type="float" office:value="56.4206666666667">
                <text:p>56.420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.844">
                <text:p>218.844</text:p>
              </table:table-cell>
              <table:table-cell office:value-type="float" office:value="56.4206666666667">
                <text:p>56.420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8.844">
                <text:p>218.844</text:p>
              </table:table-cell>
              <table:table-cell office:value-type="float" office:value="56.4206666666667">
                <text:p>56.420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8.844">
                <text:p>218.844</text:p>
              </table:table-cell>
              <table:table-cell office:value-type="float" office:value="67.4586666666667">
                <text:p>67.458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9.510666666667">
                <text:p>219.510666666667</text:p>
              </table:table-cell>
              <table:table-cell office:value-type="float" office:value="56.4206666666667">
                <text:p>56.420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8.844">
                <text:p>218.844</text:p>
              </table:table-cell>
              <table:table-cell office:value-type="float" office:value="56.4206666666667">
                <text:p>56.420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8.844">
                <text:p>218.844</text:p>
              </table:table-cell>
              <table:table-cell office:value-type="float" office:value="56.4206666666667">
                <text:p>56.420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8.844">
                <text:p>218.844</text:p>
              </table:table-cell>
              <table:table-cell office:value-type="float" office:value="56.4206666666667">
                <text:p>56.420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8.844">
                <text:p>218.844</text:p>
              </table:table-cell>
              <table:table-cell office:value-type="float" office:value="78.5453333333333">
                <text:p>78.545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8.844">
                <text:p>218.844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8.844">
                <text:p>218.844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8.844">
                <text:p>218.844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8.924666666667">
                <text:p>218.924666666667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8.844">
                <text:p>218.844</text:p>
              </table:table-cell>
              <table:table-cell office:value-type="float" office:value="78.3473333333333">
                <text:p>78.347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8.844">
                <text:p>218.844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8.844">
                <text:p>218.844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7.510666666667">
                <text:p>217.510666666667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7.510666666667">
                <text:p>217.510666666667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7.510666666667">
                <text:p>217.510666666667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7.510666666667">
                <text:p>217.510666666667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7.510666666667">
                <text:p>217.510666666667</text:p>
              </table:table-cell>
              <table:table-cell office:value-type="float" office:value="77.7486666666667">
                <text:p>77.748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7.510666666667">
                <text:p>217.510666666667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7.510666666667">
                <text:p>217.510666666667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7.510666666667">
                <text:p>217.510666666667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7.510666666667">
                <text:p>217.510666666667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7.510666666667">
                <text:p>217.510666666667</text:p>
              </table:table-cell>
              <table:table-cell office:value-type="float" office:value="78.3473333333333">
                <text:p>78.347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7.510666666667">
                <text:p>217.510666666667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8.262">
                <text:p>218.262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77.6913333333333">
                <text:p>77.691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8.177333333333">
                <text:p>218.177333333333</text:p>
              </table:table-cell>
              <table:table-cell office:value-type="float" office:value="67.367">
                <text:p>67.3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411cm" svg:y="0.536cm" chart:style-name="ch2">
          <text:p>php vsz memory usage (in MB)</text:p>
        </chart:title>
        <chart:legend chart:legend-position="end" svg:x="36.514cm" svg:y="9.452cm" style:legend-expansion="high" chart:style-name="ch3"/>
        <chart:plot-area chart:style-name="ch4" table:cell-range-address="'memory - cpu'.AN3:'memory - cpu'.AN82 'memory - cpu'.CD3:'memory - cpu'.CD82" chart:data-source-has-labels="row" svg:x="0.8cm" svg:y="1.741cm" svg:width="34.914cm" svg:height="17.86cm">
          <chartooo:coordinate-region svg:x="1.898cm" svg:y="1.94cm" svg:width="33.603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N4:'memory - cpu'.AN82" chart:label-cell-address="'memory - cpu'.AN3:'memory - cpu'.AN3" chart:class="chart:line">
            <chart:data-point chart:repeated="79"/>
          </chart:series>
          <chart:series chart:style-name="ch8" chart:values-cell-range-address="'memory - cpu'.CD4:'memory - cpu'.CD82" chart:label-cell-address="'memory - cpu'.CD3:'memory - cpu'.CD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vsz</text:p>
                <draw:g>
                  <svg:desc>'memory - cpu'.AN3:'memory - cpu'.AN3</svg:desc>
                </draw:g>
              </table:table-cell>
              <table:table-cell office:value-type="string">
                <text:p>lphp vsz</text:p>
                <draw:g>
                  <svg:desc>'memory - cpu'.CD3:'memory - cpu'.C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01.184">
                <text:p>2601.184</text:p>
                <draw:g>
                  <svg:desc>'memory - cpu'.AN4:'memory - cpu'.AN82</svg:desc>
                </draw:g>
              </table:table-cell>
              <table:table-cell office:value-type="float" office:value="1070.17066666667">
                <text:p>1070.17066666667</text:p>
                <draw:g>
                  <svg:desc>'memory - cpu'.CD4:'memory - cpu'.CD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1.184">
                <text:p>2601.184</text:p>
              </table:table-cell>
              <table:table-cell office:value-type="float" office:value="856.618333333333">
                <text:p>856.618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01.184">
                <text:p>2601.184</text:p>
              </table:table-cell>
              <table:table-cell office:value-type="float" office:value="856.618333333333">
                <text:p>856.618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01.184">
                <text:p>2601.184</text:p>
              </table:table-cell>
              <table:table-cell office:value-type="float" office:value="856.618333333333">
                <text:p>856.618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1.184">
                <text:p>2601.184</text:p>
              </table:table-cell>
              <table:table-cell office:value-type="float" office:value="856.618333333333">
                <text:p>856.618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1.184">
                <text:p>2601.184</text:p>
              </table:table-cell>
              <table:table-cell office:value-type="float" office:value="1073.15066666667">
                <text:p>1073.150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1.184">
                <text:p>2601.184</text:p>
              </table:table-cell>
              <table:table-cell office:value-type="float" office:value="856.618333333333">
                <text:p>856.618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01.184">
                <text:p>2601.184</text:p>
              </table:table-cell>
              <table:table-cell office:value-type="float" office:value="856.618333333333">
                <text:p>856.618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01.184">
                <text:p>2601.184</text:p>
              </table:table-cell>
              <table:table-cell office:value-type="float" office:value="856.618333333333">
                <text:p>856.618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1.184">
                <text:p>2601.184</text:p>
              </table:table-cell>
              <table:table-cell office:value-type="float" office:value="856.618333333333">
                <text:p>856.618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1.184">
                <text:p>2601.184</text:p>
              </table:table-cell>
              <table:table-cell office:value-type="float" office:value="1284.905">
                <text:p>1284.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1.184">
                <text:p>2601.184</text:p>
              </table:table-cell>
              <table:table-cell office:value-type="float" office:value="1285.37">
                <text:p>1285.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01.184">
                <text:p>2601.184</text:p>
              </table:table-cell>
              <table:table-cell office:value-type="float" office:value="1285.36966666667">
                <text:p>1285.369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01.184">
                <text:p>2601.184</text:p>
              </table:table-cell>
              <table:table-cell office:value-type="float" office:value="1285.36966666667">
                <text:p>1285.369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01.85066666667">
                <text:p>2601.850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01.184">
                <text:p>2601.184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01.184">
                <text:p>2601.184</text:p>
              </table:table-cell>
              <table:table-cell office:value-type="float" office:value="1498.978">
                <text:p>1498.9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01.184">
                <text:p>2601.184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01.184">
                <text:p>2601.184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01.184">
                <text:p>2601.184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01.35566666667">
                <text:p>2601.355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01.184">
                <text:p>2601.184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01.184">
                <text:p>2601.184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1.184">
                <text:p>2601.184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99.85066666667">
                <text:p>2599.850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99.85066666667">
                <text:p>2599.850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99.85066666667">
                <text:p>2599.850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99.85066666667">
                <text:p>2599.850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99.85066666667">
                <text:p>2599.85066666667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99.85066666667">
                <text:p>2599.850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99.85066666667">
                <text:p>2599.850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99.85066666667">
                <text:p>2599.850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99.85066666667">
                <text:p>2599.850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99.85066666667">
                <text:p>2599.85066666667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99.85066666667">
                <text:p>2599.850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00.689">
                <text:p>2600.689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00.51733333333">
                <text:p>2600.51733333333</text:p>
              </table:table-cell>
              <table:table-cell office:value-type="float" office:value="1283.723">
                <text:p>1283.7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848cm" svg:y="0.536cm" chart:style-name="ch2">
          <text:p>combined cpu usage (in %)</text:p>
        </chart:title>
        <chart:legend chart:legend-position="end" svg:x="34cm" svg:y="9.452cm" style:legend-expansion="high" chart:style-name="ch3"/>
        <chart:plot-area chart:style-name="ch4" table:cell-range-address="'memory - cpu'.AZ3:'memory - cpu'.AZ82 'memory - cpu'.CP3:'memory - cpu'.CP82" chart:data-source-has-labels="row" svg:x="0.8cm" svg:y="1.741cm" svg:width="32.4cm" svg:height="17.86cm">
          <chartooo:coordinate-region svg:x="1.686cm" svg:y="1.94cm" svg:width="31.373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Z4:'memory - cpu'.AZ82" chart:label-cell-address="'memory - cpu'.AZ3:'memory - cpu'.AZ3" chart:class="chart:line">
            <chart:data-point chart:repeated="79"/>
          </chart:series>
          <chart:series chart:style-name="ch8" chart:values-cell-range-address="'memory - cpu'.CP4:'memory - cpu'.CP82" chart:label-cell-address="'memory - cpu'.CP3:'memory - cpu'.CP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cpu</text:p>
                <draw:g>
                  <svg:desc>'memory - cpu'.AZ3:'memory - cpu'.AZ3</svg:desc>
                </draw:g>
              </table:table-cell>
              <table:table-cell office:value-type="string">
                <text:p>Combined litespeed cpu</text:p>
                <draw:g>
                  <svg:desc>'memory - cpu'.CP3:'memory - cpu'.C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AZ4:'memory - cpu'.AZ82</svg:desc>
                </draw:g>
              </table:table-cell>
              <table:table-cell office:value-type="float" office:value="0">
                <text:p>0</text:p>
                <draw:g>
                  <svg:desc>'memory - cpu'.CP4:'memory - cpu'.CP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.7666666666667">
                <text:p>79.766666666666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9.433333333333">
                <text:p>329.4333333333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9.333333333333">
                <text:p>329.333333333333</text:p>
              </table:table-cell>
              <table:table-cell office:value-type="float" office:value="116.833333333333">
                <text:p>116.8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7.433333333333">
                <text:p>317.433333333333</text:p>
              </table:table-cell>
              <table:table-cell office:value-type="float" office:value="116.533333333333">
                <text:p>116.5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.5">
                <text:p>327.5</text:p>
              </table:table-cell>
              <table:table-cell office:value-type="float" office:value="117.066666666667">
                <text:p>117.0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6.2">
                <text:p>336.2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1.8">
                <text:p>331.8</text:p>
              </table:table-cell>
              <table:table-cell office:value-type="float" office:value="115.533333333333">
                <text:p>115.5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3.866666666667">
                <text:p>333.866666666667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4.366666666667">
                <text:p>324.366666666667</text:p>
              </table:table-cell>
              <table:table-cell office:value-type="float" office:value="116.266666666667">
                <text:p>116.2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5.366666666667">
                <text:p>315.366666666667</text:p>
              </table:table-cell>
              <table:table-cell office:value-type="float" office:value="117.166666666667">
                <text:p>117.1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4.7">
                <text:p>324.7</text:p>
              </table:table-cell>
              <table:table-cell office:value-type="float" office:value="116.233333333333">
                <text:p>116.2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3.1">
                <text:p>323.1</text:p>
              </table:table-cell>
              <table:table-cell office:value-type="float" office:value="115.866666666667">
                <text:p>115.8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.866666666667">
                <text:p>315.866666666667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5.333333333333">
                <text:p>315.333333333333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6.166666666667">
                <text:p>326.166666666667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2.566666666667">
                <text:p>312.566666666667</text:p>
              </table:table-cell>
              <table:table-cell office:value-type="float" office:value="117.433333333333">
                <text:p>117.4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3.2">
                <text:p>313.2</text:p>
              </table:table-cell>
              <table:table-cell office:value-type="float" office:value="116.366666666667">
                <text:p>116.3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7.666666666667">
                <text:p>327.666666666667</text:p>
              </table:table-cell>
              <table:table-cell office:value-type="float" office:value="115.1">
                <text:p>115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0.3">
                <text:p>320.3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9.133333333333">
                <text:p>329.133333333333</text:p>
              </table:table-cell>
              <table:table-cell office:value-type="float" office:value="116.666666666667">
                <text:p>116.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0.3">
                <text:p>330.3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5.6">
                <text:p>325.6</text:p>
              </table:table-cell>
              <table:table-cell office:value-type="float" office:value="115.333333333333">
                <text:p>115.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2.2">
                <text:p>322.2</text:p>
              </table:table-cell>
              <table:table-cell office:value-type="float" office:value="115.633333333333">
                <text:p>115.6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0.633333333333">
                <text:p>310.633333333333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0.333333333333">
                <text:p>330.333333333333</text:p>
              </table:table-cell>
              <table:table-cell office:value-type="float" office:value="115.166666666667">
                <text:p>115.1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1.766666666667">
                <text:p>331.766666666667</text:p>
              </table:table-cell>
              <table:table-cell office:value-type="float" office:value="116.633333333333">
                <text:p>116.6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1.333333333333">
                <text:p>331.333333333333</text:p>
              </table:table-cell>
              <table:table-cell office:value-type="float" office:value="116.733333333333">
                <text:p>116.7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9.5">
                <text:p>329.5</text:p>
              </table:table-cell>
              <table:table-cell office:value-type="float" office:value="111.6">
                <text:p>111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7.1">
                <text:p>317.1</text:p>
              </table:table-cell>
              <table:table-cell office:value-type="float" office:value="115.333333333333">
                <text:p>115.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3.033333333333">
                <text:p>333.033333333333</text:p>
              </table:table-cell>
              <table:table-cell office:value-type="float" office:value="116.033333333333">
                <text:p>116.0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5.666666666667">
                <text:p>325.666666666667</text:p>
              </table:table-cell>
              <table:table-cell office:value-type="float" office:value="116.333333333333">
                <text:p>116.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8.133333333333">
                <text:p>328.1333333333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7">
                <text:p>317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9.5">
                <text:p>319.5</text:p>
              </table:table-cell>
              <table:table-cell office:value-type="float" office:value="116.066666666667">
                <text:p>116.0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4.666666666667">
                <text:p>324.666666666667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0.566666666667">
                <text:p>330.5666666666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7.366666666667">
                <text:p>317.366666666667</text:p>
              </table:table-cell>
              <table:table-cell office:value-type="float" office:value="116.466666666667">
                <text:p>116.4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7.666666666667">
                <text:p>317.666666666667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4.2">
                <text:p>314.2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9.9">
                <text:p>329.9</text:p>
              </table:table-cell>
              <table:table-cell office:value-type="float" office:value="116.8">
                <text:p>116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0.233333333333">
                <text:p>330.233333333333</text:p>
              </table:table-cell>
              <table:table-cell office:value-type="float" office:value="116.333333333333">
                <text:p>116.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4.966666666667">
                <text:p>334.966666666667</text:p>
              </table:table-cell>
              <table:table-cell office:value-type="float" office:value="116.8">
                <text:p>116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.966666666667">
                <text:p>326.966666666667</text:p>
              </table:table-cell>
              <table:table-cell office:value-type="float" office:value="114.833333333333">
                <text:p>114.8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9.733333333333">
                <text:p>309.733333333333</text:p>
              </table:table-cell>
              <table:table-cell office:value-type="float" office:value="115.666666666667">
                <text:p>115.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3.733333333333">
                <text:p>323.7333333333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.9">
                <text:p>328.9</text:p>
              </table:table-cell>
              <table:table-cell office:value-type="float" office:value="116.866666666667">
                <text:p>116.8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4.933333333333">
                <text:p>314.933333333333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4.566666666667">
                <text:p>314.566666666667</text:p>
              </table:table-cell>
              <table:table-cell office:value-type="float" office:value="116.733333333333">
                <text:p>116.7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8.166666666667">
                <text:p>328.1666666666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2.866666666667">
                <text:p>332.866666666667</text:p>
              </table:table-cell>
              <table:table-cell office:value-type="float" office:value="116.933333333333">
                <text:p>116.9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9.866666666667">
                <text:p>329.866666666667</text:p>
              </table:table-cell>
              <table:table-cell office:value-type="float" office:value="115.733333333333">
                <text:p>115.7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0.6">
                <text:p>330.6</text:p>
              </table:table-cell>
              <table:table-cell office:value-type="float" office:value="116.666666666667">
                <text:p>116.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7">
                <text:p>317</text:p>
              </table:table-cell>
              <table:table-cell office:value-type="float" office:value="116.733333333333">
                <text:p>116.7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6.833333333333">
                <text:p>316.833333333333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2">
                <text:p>312</text:p>
              </table:table-cell>
              <table:table-cell office:value-type="float" office:value="116.533333333333">
                <text:p>116.5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.066666666667">
                <text:p>255.066666666667</text:p>
              </table:table-cell>
              <table:table-cell office:value-type="float" office:value="117.133333333333">
                <text:p>117.1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5.866666666667">
                <text:p>245.866666666667</text:p>
              </table:table-cell>
              <table:table-cell office:value-type="float" office:value="116.566666666667">
                <text:p>116.5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0.866666666667">
                <text:p>200.866666666667</text:p>
              </table:table-cell>
              <table:table-cell office:value-type="float" office:value="116.366666666667">
                <text:p>116.3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8.966666666667">
                <text:p>168.966666666667</text:p>
              </table:table-cell>
              <table:table-cell office:value-type="float" office:value="117.4">
                <text:p>117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69.0666666666667">
                <text:p>69.0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776cm" svg:y="0.536cm" chart:style-name="ch2">
          <text:p>combined rss memory usage (in MB)</text:p>
        </chart:title>
        <chart:legend chart:legend-position="end" svg:x="34.106cm" svg:y="9.452cm" style:legend-expansion="high" chart:style-name="ch3"/>
        <chart:plot-area chart:style-name="ch4" table:cell-range-address="'memory - cpu'.BA3:'memory - cpu'.BA82 'memory - cpu'.CQ3:'memory - cpu'.CQ82" chart:data-source-has-labels="row" svg:x="0.8cm" svg:y="1.741cm" svg:width="32.506cm" svg:height="17.86cm">
          <chartooo:coordinate-region svg:x="1.686cm" svg:y="1.94cm" svg:width="31.479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BA4:'memory - cpu'.BA82" chart:label-cell-address="'memory - cpu'.BA3:'memory - cpu'.BA3" chart:class="chart:line">
            <chart:data-point chart:repeated="79"/>
          </chart:series>
          <chart:series chart:style-name="ch8" chart:values-cell-range-address="'memory - cpu'.CQ4:'memory - cpu'.CQ82" chart:label-cell-address="'memory - cpu'.CQ3:'memory - cpu'.CQ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rss</text:p>
                <draw:g>
                  <svg:desc>'memory - cpu'.BA3:'memory - cpu'.BA3</svg:desc>
                </draw:g>
              </table:table-cell>
              <table:table-cell office:value-type="string">
                <text:p>Combined litespeed rss</text:p>
                <draw:g>
                  <svg:desc>'memory - cpu'.CQ3:'memory - cpu'.C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5.179">
                <text:p>595.179</text:p>
                <draw:g>
                  <svg:desc>'memory - cpu'.BA4:'memory - cpu'.BA82</svg:desc>
                </draw:g>
              </table:table-cell>
              <table:table-cell office:value-type="float" office:value="104.678666666667">
                <text:p>104.678666666667</text:p>
                <draw:g>
                  <svg:desc>'memory - cpu'.CQ4:'memory - cpu'.CQ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5.179">
                <text:p>595.179</text:p>
              </table:table-cell>
              <table:table-cell office:value-type="float" office:value="104.678666666667">
                <text:p>104.678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5.179">
                <text:p>595.179</text:p>
              </table:table-cell>
              <table:table-cell office:value-type="float" office:value="104.678666666667">
                <text:p>104.678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5.179">
                <text:p>595.179</text:p>
              </table:table-cell>
              <table:table-cell office:value-type="float" office:value="104.678666666667">
                <text:p>104.678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5.179">
                <text:p>595.179</text:p>
              </table:table-cell>
              <table:table-cell office:value-type="float" office:value="104.678666666667">
                <text:p>104.678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5.179">
                <text:p>595.179</text:p>
              </table:table-cell>
              <table:table-cell office:value-type="float" office:value="104.678666666667">
                <text:p>104.678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5.179">
                <text:p>595.179</text:p>
              </table:table-cell>
              <table:table-cell office:value-type="float" office:value="104.678666666667">
                <text:p>104.678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5.179">
                <text:p>595.179</text:p>
              </table:table-cell>
              <table:table-cell office:value-type="float" office:value="104.678666666667">
                <text:p>104.678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5.179">
                <text:p>595.179</text:p>
              </table:table-cell>
              <table:table-cell office:value-type="float" office:value="93.7723333333333">
                <text:p>93.772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5.179">
                <text:p>595.179</text:p>
              </table:table-cell>
              <table:table-cell office:value-type="float" office:value="93.7723333333333">
                <text:p>93.772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5.667666666667">
                <text:p>595.667666666667</text:p>
              </table:table-cell>
              <table:table-cell office:value-type="float" office:value="93.7723333333333">
                <text:p>93.772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4.508333333333">
                <text:p>594.508333333333</text:p>
              </table:table-cell>
              <table:table-cell office:value-type="float" office:value="93.7723333333333">
                <text:p>93.772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3.763666666667">
                <text:p>593.763666666667</text:p>
              </table:table-cell>
              <table:table-cell office:value-type="float" office:value="106.086">
                <text:p>106.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2.418333333333">
                <text:p>592.418333333333</text:p>
              </table:table-cell>
              <table:table-cell office:value-type="float" office:value="93.7723333333333">
                <text:p>93.772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9.617666666667">
                <text:p>589.617666666667</text:p>
              </table:table-cell>
              <table:table-cell office:value-type="float" office:value="93.7723333333333">
                <text:p>93.772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6.273">
                <text:p>586.273</text:p>
              </table:table-cell>
              <table:table-cell office:value-type="float" office:value="93.7723333333333">
                <text:p>93.772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4.362333333333">
                <text:p>584.362333333333</text:p>
              </table:table-cell>
              <table:table-cell office:value-type="float" office:value="93.7723333333333">
                <text:p>93.772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2.758666666667">
                <text:p>582.758666666667</text:p>
              </table:table-cell>
              <table:table-cell office:value-type="float" office:value="114.06">
                <text:p>114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9.197666666667">
                <text:p>579.197666666667</text:p>
              </table:table-cell>
              <table:table-cell office:value-type="float" office:value="104.708333333333">
                <text:p>104.708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7.029333333333">
                <text:p>577.029333333333</text:p>
              </table:table-cell>
              <table:table-cell office:value-type="float" office:value="104.708333333333">
                <text:p>104.708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6.252">
                <text:p>576.252</text:p>
              </table:table-cell>
              <table:table-cell office:value-type="float" office:value="104.708333333333">
                <text:p>104.708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3.347">
                <text:p>573.347</text:p>
              </table:table-cell>
              <table:table-cell office:value-type="float" office:value="104.708333333333">
                <text:p>104.708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0.595666666667">
                <text:p>570.595666666667</text:p>
              </table:table-cell>
              <table:table-cell office:value-type="float" office:value="115.837">
                <text:p>115.8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9.36">
                <text:p>569.36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7.223333333333">
                <text:p>567.223333333333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6.759666666667">
                <text:p>566.759666666667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4.538333333333">
                <text:p>564.538333333333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4.341666666667">
                <text:p>564.341666666667</text:p>
              </table:table-cell>
              <table:table-cell office:value-type="float" office:value="114.769333333333">
                <text:p>114.769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3.242">
                <text:p>563.242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1.479666666667">
                <text:p>561.479666666667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9.398">
                <text:p>559.398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7.990333333333">
                <text:p>557.990333333333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7.103666666667">
                <text:p>557.103666666667</text:p>
              </table:table-cell>
              <table:table-cell office:value-type="float" office:value="114.769666666667">
                <text:p>114.769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6.529666666667">
                <text:p>556.529666666667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6.822333333333">
                <text:p>556.822333333333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6.709">
                <text:p>556.709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5.190666666667">
                <text:p>555.190666666667</text:p>
              </table:table-cell>
              <table:table-cell office:value-type="float" office:value="103.731666666667">
                <text:p>103.731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54.998333333333">
                <text:p>554.998333333333</text:p>
              </table:table-cell>
              <table:table-cell office:value-type="float" office:value="125.856666666667">
                <text:p>125.85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3.947333333333">
                <text:p>553.947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3.620666666667">
                <text:p>553.620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3.831333333333">
                <text:p>553.831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3.941">
                <text:p>553.941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4.989">
                <text:p>554.989</text:p>
              </table:table-cell>
              <table:table-cell office:value-type="float" office:value="125.658666666667">
                <text:p>125.658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4.671333333333">
                <text:p>554.671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4.127">
                <text:p>554.12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4.808">
                <text:p>554.808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3.046333333333">
                <text:p>553.046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.334">
                <text:p>552.334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2.495333333333">
                <text:p>552.495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2.602333333333">
                <text:p>552.602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2.693333333333">
                <text:p>552.693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3.662333333333">
                <text:p>553.662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1.428">
                <text:p>551.428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1.806666666667">
                <text:p>551.806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1.495666666667">
                <text:p>551.495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1.883666666667">
                <text:p>551.883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2.740333333333">
                <text:p>552.740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2.49">
                <text:p>552.49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2.586666666667">
                <text:p>552.586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3.141333333333">
                <text:p>553.141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52.261333333333">
                <text:p>552.261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2.011">
                <text:p>552.011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0.339333333333">
                <text:p>550.339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0.262666666667">
                <text:p>550.262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0.535666666667">
                <text:p>550.535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0.628333333333">
                <text:p>550.628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0.486666666667">
                <text:p>550.486666666667</text:p>
              </table:table-cell>
              <table:table-cell office:value-type="float" office:value="126.393">
                <text:p>126.3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50.037">
                <text:p>550.03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9.725666666667">
                <text:p>549.725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9.963">
                <text:p>549.96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9.963">
                <text:p>549.96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9.963">
                <text:p>549.963</text:p>
              </table:table-cell>
              <table:table-cell office:value-type="float" office:value="125.658666666667">
                <text:p>125.658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9.963">
                <text:p>549.96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0.680666666667">
                <text:p>550.680666666667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0.765333333333">
                <text:p>550.765333333333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0.506">
                <text:p>550.506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0.506">
                <text:p>550.506</text:p>
              </table:table-cell>
              <table:table-cell office:value-type="float" office:value="125.002666666667">
                <text:p>125.002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0.506">
                <text:p>550.506</text:p>
              </table:table-cell>
              <table:table-cell office:value-type="float" office:value="114.678333333333">
                <text:p>114.678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50.506">
                <text:p>550.506</text:p>
              </table:table-cell>
              <table:table-cell office:value-type="float" office:value="114.678333333333">
                <text:p>114.678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683cm" svg:y="0.536cm" chart:style-name="ch2">
          <text:p>webserver vsz memory usage (in MB)</text:p>
        </chart:title>
        <chart:legend chart:legend-position="end" svg:x="34.027cm" svg:y="9.452cm" style:legend-expansion="high" chart:style-name="ch3"/>
        <chart:plot-area chart:style-name="ch4" table:cell-range-address="'memory - cpu'.BB3:'memory - cpu'.BB82 'memory - cpu'.CR3:'memory - cpu'.CR82" chart:data-source-has-labels="row" svg:x="0.8cm" svg:y="1.741cm" svg:width="32.427cm" svg:height="17.86cm">
          <chartooo:coordinate-region svg:x="1.898cm" svg:y="1.94cm" svg:width="31.188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BB4:'memory - cpu'.BB82" chart:label-cell-address="'memory - cpu'.BB3:'memory - cpu'.BB3" chart:class="chart:line">
            <chart:data-point chart:repeated="79"/>
          </chart:series>
          <chart:series chart:style-name="ch8" chart:values-cell-range-address="'memory - cpu'.CR4:'memory - cpu'.CR82" chart:label-cell-address="'memory - cpu'.CR3:'memory - cpu'.CR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vsz</text:p>
                <draw:g>
                  <svg:desc>'memory - cpu'.BB3:'memory - cpu'.BB3</svg:desc>
                </draw:g>
              </table:table-cell>
              <table:table-cell office:value-type="string">
                <text:p>Combined litespeed vsz</text:p>
                <draw:g>
                  <svg:desc>'memory - cpu'.CR3:'memory - cpu'.C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10.332">
                <text:p>3310.332</text:p>
                <draw:g>
                  <svg:desc>'memory - cpu'.BB4:'memory - cpu'.BB82</svg:desc>
                </draw:g>
              </table:table-cell>
              <table:table-cell office:value-type="float" office:value="1254.48833333333">
                <text:p>1254.48833333333</text:p>
                <draw:g>
                  <svg:desc>'memory - cpu'.CR4:'memory - cpu'.CR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10.332">
                <text:p>3310.332</text:p>
              </table:table-cell>
              <table:table-cell office:value-type="float" office:value="1254.48833333333">
                <text:p>1254.488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10.332">
                <text:p>3310.332</text:p>
              </table:table-cell>
              <table:table-cell office:value-type="float" office:value="1254.48833333333">
                <text:p>1254.488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10.332">
                <text:p>3310.332</text:p>
              </table:table-cell>
              <table:table-cell office:value-type="float" office:value="1254.48833333333">
                <text:p>1254.488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10.332">
                <text:p>3310.332</text:p>
              </table:table-cell>
              <table:table-cell office:value-type="float" office:value="1254.48833333333">
                <text:p>1254.488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10.332">
                <text:p>3310.332</text:p>
              </table:table-cell>
              <table:table-cell office:value-type="float" office:value="1254.48833333333">
                <text:p>1254.488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10.332">
                <text:p>3310.332</text:p>
              </table:table-cell>
              <table:table-cell office:value-type="float" office:value="1254.48833333333">
                <text:p>1254.488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10.332">
                <text:p>3310.332</text:p>
              </table:table-cell>
              <table:table-cell office:value-type="float" office:value="1254.48833333333">
                <text:p>1254.488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10.332">
                <text:p>3310.332</text:p>
              </table:table-cell>
              <table:table-cell office:value-type="float" office:value="1040.93633333333">
                <text:p>1040.936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10.332">
                <text:p>3310.332</text:p>
              </table:table-cell>
              <table:table-cell office:value-type="float" office:value="1040.93633333333">
                <text:p>1040.936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10.332">
                <text:p>3310.332</text:p>
              </table:table-cell>
              <table:table-cell office:value-type="float" office:value="1041.37333333333">
                <text:p>1041.37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10.332">
                <text:p>3310.332</text:p>
              </table:table-cell>
              <table:table-cell office:value-type="float" office:value="1041.37333333333">
                <text:p>1041.37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11.332">
                <text:p>3311.332</text:p>
              </table:table-cell>
              <table:table-cell office:value-type="float" office:value="1257.906">
                <text:p>1257.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11.332">
                <text:p>3311.332</text:p>
              </table:table-cell>
              <table:table-cell office:value-type="float" office:value="1041.37333333333">
                <text:p>1041.37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11.332">
                <text:p>3311.332</text:p>
              </table:table-cell>
              <table:table-cell office:value-type="float" office:value="1041.37333333333">
                <text:p>1041.37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11.332">
                <text:p>3311.332</text:p>
              </table:table-cell>
              <table:table-cell office:value-type="float" office:value="1041.37333333333">
                <text:p>1041.37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11.332">
                <text:p>3311.332</text:p>
              </table:table-cell>
              <table:table-cell office:value-type="float" office:value="1041.37333333333">
                <text:p>1041.37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11.332">
                <text:p>3311.332</text:p>
              </table:table-cell>
              <table:table-cell office:value-type="float" office:value="1469.67033333333">
                <text:p>1469.670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11.332">
                <text:p>3311.332</text:p>
              </table:table-cell>
              <table:table-cell office:value-type="float" office:value="1254.92533333333">
                <text:p>1254.925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11.332">
                <text:p>3311.332</text:p>
              </table:table-cell>
              <table:table-cell office:value-type="float" office:value="1254.92533333333">
                <text:p>1254.925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11.332">
                <text:p>3311.332</text:p>
              </table:table-cell>
              <table:table-cell office:value-type="float" office:value="1254.92533333333">
                <text:p>1254.925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11.332">
                <text:p>3311.332</text:p>
              </table:table-cell>
              <table:table-cell office:value-type="float" office:value="1254.92533333333">
                <text:p>1254.925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11.332">
                <text:p>3311.332</text:p>
              </table:table-cell>
              <table:table-cell office:value-type="float" office:value="1470.12466666667">
                <text:p>1470.124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11.332">
                <text:p>3311.332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11.332">
                <text:p>3311.332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12.16533333333">
                <text:p>3312.16533333333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12.99866666667">
                <text:p>3312.99866666667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12.99866666667">
                <text:p>3312.99866666667</text:p>
              </table:table-cell>
              <table:table-cell office:value-type="float" office:value="1469.00233333333">
                <text:p>1469.002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12.99866666667">
                <text:p>3312.99866666667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12.99866666667">
                <text:p>3312.99866666667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12.99866666667">
                <text:p>3312.99866666667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12.99866666667">
                <text:p>3312.99866666667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12.99866666667">
                <text:p>3312.99866666667</text:p>
              </table:table-cell>
              <table:table-cell office:value-type="float" office:value="1469.00233333333">
                <text:p>1469.002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13.66533333333">
                <text:p>3313.66533333333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12.99866666667">
                <text:p>3312.99866666667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12.99866666667">
                <text:p>3312.99866666667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12.99866666667">
                <text:p>3312.99866666667</text:p>
              </table:table-cell>
              <table:table-cell office:value-type="float" office:value="1253.803">
                <text:p>1253.8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13.832">
                <text:p>3313.832</text:p>
              </table:table-cell>
              <table:table-cell office:value-type="float" office:value="1682.61033333333">
                <text:p>1682.610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13.832">
                <text:p>3313.832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13.832">
                <text:p>3313.832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13.832">
                <text:p>3313.832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14.00366666667">
                <text:p>3314.0036666666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13.832">
                <text:p>3313.832</text:p>
              </table:table-cell>
              <table:table-cell office:value-type="float" office:value="1682.55433333333">
                <text:p>1682.554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13.832">
                <text:p>3313.832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13.832">
                <text:p>3313.832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12.49866666667">
                <text:p>3312.4986666666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12.49866666667">
                <text:p>3312.4986666666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12.49866666667">
                <text:p>3312.4986666666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12.49866666667">
                <text:p>3312.4986666666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12.49866666667">
                <text:p>3312.49866666667</text:p>
              </table:table-cell>
              <table:table-cell office:value-type="float" office:value="1683.88766666667">
                <text:p>1683.887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12.49866666667">
                <text:p>3312.4986666666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12.49866666667">
                <text:p>3312.4986666666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12.49866666667">
                <text:p>3312.4986666666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12.49866666667">
                <text:p>3312.4986666666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12.49866666667">
                <text:p>3312.49866666667</text:p>
              </table:table-cell>
              <table:table-cell office:value-type="float" office:value="1682.55433333333">
                <text:p>1682.554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12.49866666667">
                <text:p>3312.4986666666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13.337">
                <text:p>3313.337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682.55433333333">
                <text:p>1682.554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13.16533333333">
                <text:p>3313.16533333333</text:p>
              </table:table-cell>
              <table:table-cell office:value-type="float" office:value="1467.355">
                <text:p>1467.3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